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4602in"/>
    </style:style>
    <style:style style:name="co8" style:family="table-column">
      <style:table-column-properties fo:break-before="auto" style:column-width="0.8374in"/>
    </style:style>
    <style:style style:name="co9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60">
      <style:text-properties style:text-position=""/>
    </style:style>
    <style:style style:name="ce3" style:family="table-cell" style:parent-style-name="Default">
      <style:table-cell-properties fo:background-color="#ff950e" fo:border="0.06pt solid #000000"/>
    </style:style>
    <style:style style:name="ce4" style:family="table-cell" style:parent-style-name="Default">
      <style:table-cell-properties fo:background-color="#cc0000" fo:border="0.06pt solid #000000"/>
    </style:style>
    <style:style style:name="ce5" style:family="table-cell" style:parent-style-name="Default">
      <style:table-cell-properties fo:background-color="#00cc00" fo:border="0.06pt solid #000000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9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28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13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14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/>
    <style:style style:name="ce23" style:family="table-cell" style:parent-style-name="Default" style:data-style-name="N122">
      <style:table-cell-properties fo:background-color="#ff950e" fo:border="0.06pt solid #000000"/>
    </style:style>
    <style:style style:name="ce24" style:family="table-cell" style:parent-style-name="Default" style:data-style-name="N122">
      <style:table-cell-properties fo:background-color="#cc0000" fo:border="0.06pt solid #000000"/>
    </style:style>
    <style:style style:name="ce25" style:family="table-cell" style:parent-style-name="Default">
      <style:text-properties style:font-name="Liberation Sans" style:font-name-asian="WenQuanYi Zen Hei Sharp" style:font-name-complex="Lohit Devanagari"/>
    </style:style>
    <style:style style:name="ce27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28" style:family="table-cell" style:parent-style-name="Default" style:data-style-name="N124">
      <style:text-properties style:font-name="Liberation Sans" style:font-name-asian="WenQuanYi Zen Hei Sharp" style:font-name-complex="Lohit Devanagari"/>
    </style:style>
    <style:style style:name="ce29" style:family="table-cell" style:parent-style-name="Default">
      <style:table-cell-properties fo:background-color="#00cc00" fo:border="0.06pt solid #000000"/>
      <style:text-properties style:font-name="Liberation Sans" style:font-name-asian="WenQuanYi Zen Hei Sharp" style:font-name-complex="Lohit Devanagari"/>
    </style:style>
    <style:style style:name="ce30" style:family="table-cell" style:parent-style-name="Default" style:data-style-name="N60"/>
    <style:style style:name="ce31" style:family="table-cell" style:parent-style-name="Default" style:data-style-name="N60">
      <style:table-cell-properties fo:background-color="#ff950e" fo:border="0.06pt solid #000000"/>
    </style:style>
    <style:style style:name="ce32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 Sharp" style:font-name-complex="Lohit Devanagari"/>
    </style:style>
    <style:style style:name="ce35" style:family="table-cell" style:parent-style-name="Default" style:data-style-name="N122">
      <style:table-cell-properties fo:background-color="transparent" fo:border="0.06pt solid #000000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fo:background-color="#ffff00" fo:border="0.06pt solid #000000"/>
    </style:style>
    <style:style style:name="ce40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2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43" style:family="table-cell" style:parent-style-name="Default" style:data-style-name="N0">
      <style:table-cell-properties fo:border="0.06pt solid #000000"/>
    </style:style>
    <style:style style:name="ce44" style:family="table-cell" style:parent-style-name="Default" style:data-style-name="N0"/>
    <style:style style:name="ce45" style:family="table-cell" style:parent-style-name="Default" style:data-style-name="N125"/>
    <style:style style:name="ce4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00cc00"/>
    </style:style>
    <style:style style:name="ce48" style:family="table-cell" style:parent-style-name="Default">
      <style:table-cell-properties fo:background-color="#cc0000"/>
    </style:style>
    <style:style style:name="ce49" style:family="table-cell" style:parent-style-name="Default">
      <style:table-cell-properties fo:background-color="#ffff00"/>
    </style:style>
    <style:style style:name="T1" style:family="text">
      <style:text-properties fo:color="#008000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style:font-name-asian="WenQuanYi Zen Hei Sharp" style:font-name-complex="Lohit Devanagari"/>
    </style:style>
    <style:style style:name="T6" style:family="text">
      <style:text-properties style:font-name-asian="WenQuanYi Zen Hei Sharp" style:font-name-complex="Lohit Devanagari" fo:color="#ff0000"/>
    </style:style>
    <style:style style:name="T7" style:family="text">
      <style:text-properties style:font-name-asian="WenQuanYi Zen Hei Sharp" style:font-name-complex="Lohit Devanagari" fo:color="#ff00ff"/>
    </style:style>
    <style:style style:name="T8" style:family="text">
      <style:text-properties style:font-name-asian="WenQuanYi Zen Hei Sharp" style:font-name-complex="Lohit Devanagari" fo:color="#008000"/>
    </style:style>
    <style:style style:name="T9" style:family="text">
      <style:text-properties style:font-name-asian="WenQuanYi Zen Hei Sharp" style:font-name-complex="Lohit Devanagari" fo:color="#0000ff"/>
    </style:style>
    <style:style style:name="T10" style:family="text">
      <style:text-properties fo:color="#ff0000"/>
    </style:style>
    <style:style style:name="T11" style:family="text">
      <style:text-properties fo:color="#808000"/>
    </style:style>
    <style:style style:name="T12" style:family="text">
      <style:text-properties fo:color="#ff0000" style:font-name-asian="WenQuanYi Zen Hei Sharp" style:font-name-complex="Lohit Devanagari"/>
    </style:style>
    <style:style style:name="T13" style:family="text">
      <style:text-properties style:font-name-asian="WenQuanYi Zen Hei Sharp" style:font-name-complex="Lohit Devanagari" fo:color="#000080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15"/>
        <table:table-column table:style-name="co5" table:default-cell-style-name="ce22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2]" office:value-type="float" office:value="847.070009034006" calcext:value-type="float">
            <text:p>847.070009034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.070009034006" calcext:value-type="float">
            <text:p>8.470700E+002</text:p>
          </table:table-cell>
          <table:table-cell/>
          <table:table-cell table:style-name="ce21" office:value-type="float" office:value="847.070009119135" calcext:value-type="float">
            <text:p>847.0700091191</text:p>
          </table:table-cell>
          <table:table-cell/>
          <table:table-cell table:formula="of:=[.F1]/[.H1]" office:value-type="float" office:value="0.999999999899501" calcext:value-type="float">
            <text:p>0.9999999999</text:p>
          </table:table-cell>
          <table:table-cell table:formula="of:=[.H1]-[.F1]" office:value-type="float" office:value="0.0000000851293862069724" calcext:value-type="float">
            <text:p>8.51293862069724E-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3]" office:value-type="float" office:value="3054.60392660919" calcext:value-type="float">
            <text:p>3054.6039266092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4.60392660919" calcext:value-type="float">
            <text:p>3.054604E+003</text:p>
          </table:table-cell>
          <table:table-cell/>
          <table:table-cell table:style-name="ce21" office:value-type="float" office:value="3054.60392691611" calcext:value-type="float">
            <text:p>3054.6039269161</text:p>
          </table:table-cell>
          <table:table-cell/>
          <table:table-cell table:formula="of:=[.F2]/[.H2]" office:value-type="float" office:value="0.999999999899521" calcext:value-type="float">
            <text:p>0.9999999999</text:p>
          </table:table-cell>
          <table:table-cell table:formula="of:=[.H2]-[.F2]" office:value-type="float" office:value="0.000000306923993775854" calcext:value-type="float">
            <text:p>3.06923993775854E-007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4]" office:value-type="float" office:value="1216.80253588611" calcext:value-type="float">
            <text:p>1216.8025358861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.80253588611" calcext:value-type="float">
            <text:p>1.216803E+003</text:p>
          </table:table-cell>
          <table:table-cell/>
          <table:table-cell table:style-name="ce21" office:value-type="float" office:value="1216.80253588611" calcext:value-type="float">
            <text:p>1216.8025358861</text:p>
          </table:table-cell>
          <table:table-cell/>
          <table:table-cell table:formula="of:=[.F3]/[.H3]" office:value-type="float" office:value="1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0]" office:value-type="float" office:value="-0.216510326318059" calcext:value-type="float">
            <text:p>-0.2165103263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0.216510326318059" calcext:value-type="float">
            <text:p>-2.165103E-001</text:p>
          </table:table-cell>
          <table:table-cell/>
          <table:table-cell table:style-name="ce21" office:value-type="float" office:value="-0.216509475164696" calcext:value-type="float">
            <text:p>-0.2165094752</text:p>
          </table:table-cell>
          <table:table-cell/>
          <table:table-cell table:formula="of:=[.F4]/[.H4]" office:value-type="float" office:value="1.00000393125226" calcext:value-type="float">
            <text:p>1.0000039313</text:p>
          </table:table-cell>
          <table:table-cell table:formula="of:=[.H4]-[.F4]" office:value-type="float" office:value="0.000000851153363012891" calcext:value-type="float">
            <text:p>8.51153363012891E-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11976343584" calcext:value-type="float">
            <text:p>-4.1721197634</text:p>
          </table:table-cell>
          <table:table-cell table:number-columns-repeated="2"/>
          <table:table-cell table:formula="of:=[.O4]" office:value-type="float" office:value="-4.17211976343584" calcext:value-type="float">
            <text:p>-4.17211976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81]" office:value-type="float" office:value="0.0600403222403303" calcext:value-type="float">
            <text:p>0.0600403222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0600403222403303" calcext:value-type="float">
            <text:p>6.004032E-002</text:p>
          </table:table-cell>
          <table:table-cell/>
          <table:table-cell table:style-name="ce21" office:value-type="float" office:value="0.0600433914846842" calcext:value-type="float">
            <text:p>0.0600433915</text:p>
          </table:table-cell>
          <table:table-cell/>
          <table:table-cell table:formula="of:=[.F5]/[.H5]" office:value-type="float" office:value="0.999948882894886" calcext:value-type="float">
            <text:p>0.9999488829</text:p>
          </table:table-cell>
          <table:table-cell table:formula="of:=[.H5]-[.F5]" office:value-type="float" office:value="0.00000306924435391348" calcext:value-type="float">
            <text:p>3.06924435391348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179484326282" calcext:value-type="float">
            <text:p>-0.0961794843</text:p>
          </table:table-cell>
          <table:table-cell table:formula="of:=[.D31]" office:value-type="float" office:value="-0.599999999999909" calcext:value-type="float">
            <text:p>-0.6</text:p>
          </table:table-cell>
          <table:table-cell table:formula="of:=[.P5]" office:value-type="float" office:value="-0.599999999999909" calcext:value-type="float">
            <text:p>-0.6</text:p>
          </table:table-cell>
          <table:table-cell table:formula="of:=[.O5]*[.P5]" office:value-type="float" office:value="0.0577076905957605" calcext:value-type="float">
            <text:p>0.05770769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0" office:value-type="float" office:value="0.001413771036602" calcext:value-type="float">
            <text:p>1.41E-003</text:p>
          </table:table-cell>
          <table:table-cell table:formula="of:=[.P5]*[.Q6]" office:value-type="float" office:value="0.359999999999891" calcext:value-type="float">
            <text:p>0.36</text:p>
          </table:table-cell>
          <table:table-cell table:formula="of:=[.Q5]" office:value-type="float" office:value="-0.599999999999909" calcext:value-type="float">
            <text:p>-0.6</text:p>
          </table:table-cell>
          <table:table-cell table:formula="of:=[.O6]*[.P6]" office:value-type="float" office:value="0.000508957573176566" calcext:value-type="float">
            <text:p>0.00050895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21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0" office:value-type="float" office:value="-0.0000960350453694029" calcext:value-type="float">
            <text:p>-9.60E-005</text:p>
          </table:table-cell>
          <table:table-cell table:formula="of:=[.P6]*[.Q7]" office:value-type="float" office:value="-0.215999999999902" calcext:value-type="float">
            <text:p>-0.216</text:p>
          </table:table-cell>
          <table:table-cell table:formula="of:=[.Q6]" office:value-type="float" office:value="-0.599999999999909" calcext:value-type="float">
            <text:p>-0.6</text:p>
          </table:table-cell>
          <table:table-cell table:formula="of:=[.O7]*[.P7]" office:value-type="float" office:value="0.0000207435697997816" calcext:value-type="float">
            <text:p>2.07435697997816E-0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28741.16" calcext:value-type="float">
            <text:p>11528741.16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28741.16" calcext:value-type="float">
            <text:p>1.152874E+007</text:p>
          </table:table-cell>
          <table:table-cell/>
          <table:table-cell table:style-name="ce21" office:value-type="float" office:value="11528741.1620193" calcext:value-type="float">
            <text:p>11528741.1620193</text:p>
          </table:table-cell>
          <table:table-cell/>
          <table:table-cell table:formula="of:=[.F8]/[.H8]" office:value-type="float" office:value="0.999999999824847" calcext:value-type="float">
            <text:p>0.9999999998</text:p>
          </table:table-cell>
          <table:table-cell table:formula="of:=[.H8]-[.F8]" office:value-type="float" office:value="0.00201929733157158" calcext:value-type="float">
            <text:p>0.00201929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0" office:value-type="float" office:value="0.00000227292317746556" calcext:value-type="float">
            <text:p>2.27E-006</text:p>
          </table:table-cell>
          <table:table-cell table:formula="of:=[.P7]*[.Q8]" office:value-type="float" office:value="0.129599999999921" calcext:value-type="float">
            <text:p>0.1296</text:p>
          </table:table-cell>
          <table:table-cell table:formula="of:=[.Q7]" office:value-type="float" office:value="-0.599999999999909" calcext:value-type="float">
            <text:p>-0.6</text:p>
          </table:table-cell>
          <table:table-cell table:formula="of:=[.O8]*[.P8]" office:value-type="float" office:value="0.000000294570843799358" calcext:value-type="float">
            <text:p>2.94570843799358E-0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9144687734.664" calcext:value-type="float">
            <text:p>39144687734.664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9144687734.664" calcext:value-type="float">
            <text:p>3.914469E+010</text:p>
          </table:table-cell>
          <table:table-cell/>
          <table:table-cell table:style-name="ce21" office:value-type="float" office:value="39144687744.9483" calcext:value-type="float">
            <text:p>39144687744.9483</text:p>
          </table:table-cell>
          <table:table-cell/>
          <table:table-cell table:formula="of:=[.F9]/[.H9]" office:value-type="float" office:value="0.999999999737275" calcext:value-type="float">
            <text:p>0.9999999997</text:p>
          </table:table-cell>
          <table:table-cell table:formula="of:=[.H9]-[.F9]" office:value-type="float" office:value="10.284294128418" calcext:value-type="float">
            <text:p>10.284294128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0" office:value-type="float" office:value="-0.0000000288377581462215" calcext:value-type="float">
            <text:p>-2.88E-008</text:p>
          </table:table-cell>
          <table:table-cell table:formula="of:=[.P8]*[.Q9]" office:value-type="float" office:value="-0.0777599999999411" calcext:value-type="float">
            <text:p>-0.07776</text:p>
          </table:table-cell>
          <table:table-cell table:formula="of:=[.Q8]" office:value-type="float" office:value="-0.599999999999909" calcext:value-type="float">
            <text:p>-0.6</text:p>
          </table:table-cell>
          <table:table-cell table:formula="of:=[.O9]*[.P9]" office:value-type="float" office:value="0.00000000224242407344848" calcext:value-type="float">
            <text:p>2.24242407344848E-0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6]*[.I55]" office:value-type="float" office:value="0.000014176" calcext:value-type="float">
            <text:p>0.000014176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.000014176" calcext:value-type="float">
            <text:p>1.417600E-005</text:p>
          </table:table-cell>
          <table:table-cell/>
          <table:table-cell table:style-name="ce21" office:value-type="float" office:value="0.000014176" calcext:value-type="float">
            <text:p>0.000014176</text:p>
          </table:table-cell>
          <table:table-cell/>
          <table:table-cell table:formula="of:=[.F10]/[.H10]" office:value-type="float" office:value="1" calcext:value-type="float">
            <text:p>1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0" office:value-type="float" office:value="0.000000000214591217724771" calcext:value-type="float">
            <text:p>2.15E-010</text:p>
          </table:table-cell>
          <table:table-cell table:formula="of:=[.P9]*[.Q10]" office:value-type="float" office:value="0.0466559999999576" calcext:value-type="float">
            <text:p>0.046656</text:p>
          </table:table-cell>
          <table:table-cell table:formula="of:=[.Q9]" office:value-type="float" office:value="-0.599999999999909" calcext:value-type="float">
            <text:p>-0.6</text:p>
          </table:table-cell>
          <table:table-cell table:formula="of:=[.O10]*[.P10]" office:value-type="float" office:value="0.0000000000100119678541578" calcext:value-type="float">
            <text:p>1.00119678541578E-0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21" office:value-type="float" office:value="1.30027029273577" calcext:value-type="float">
            <text:p>1.3002702927</text:p>
          </table:table-cell>
          <table:table-cell/>
          <table:table-cell table:formula="of:=[.F11]/[.H11]" office:value-type="float" office:value="1.00000000000001" calcext:value-type="float">
            <text:p>1</text:p>
          </table:table-cell>
          <table:table-cell table:formula="of:=[.H11]-[.F11]" office:value-type="float" office:value="-9.76996261670138E-015" calcext:value-type="float">
            <text:p>-9.76996261670138E-0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0" office:value-type="float" office:value="-0.000000000000962025850440953" calcext:value-type="float">
            <text:p>-9.62E-013</text:p>
          </table:table-cell>
          <table:table-cell table:formula="of:=[.P10]*[.Q11]" office:value-type="float" office:value="-0.0279935999999703" calcext:value-type="float">
            <text:p>-0.0279936</text:p>
          </table:table-cell>
          <table:table-cell table:formula="of:=[.Q10]" office:value-type="float" office:value="-0.599999999999909" calcext:value-type="float">
            <text:p>-0.6</text:p>
          </table:table-cell>
          <table:table-cell table:formula="of:=[.O11]*[.P11]" office:value-type="float" office:value="0.0000000000000269305668468753" calcext:value-type="float">
            <text:p>2.69305668468753E-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21" office:value-type="float" office:value="0.366519142885192" calcext:value-type="float">
            <text:p>0.3665191429</text:p>
          </table:table-cell>
          <table:table-cell/>
          <table:table-cell table:formula="of:=[.F12]/[.H12]" office:value-type="float" office:value="1.00000000009172" calcext:value-type="float">
            <text:p>1.0000000001</text:p>
          </table:table-cell>
          <table:table-cell table:formula="of:=[.H12]-[.F12]" office:value-type="float" office:value="-0.0000000000336169980741374" calcext:value-type="float">
            <text:p>-3.36169980741374E-0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0" office:value-type="float" office:value="2.55880921611952E-015" calcext:value-type="float">
            <text:p>2.56E-015</text:p>
          </table:table-cell>
          <table:table-cell table:formula="of:=[.P11]*[.Q12]" office:value-type="float" office:value="0.0167961599999796" calcext:value-type="float">
            <text:p>0.01679616</text:p>
          </table:table-cell>
          <table:table-cell table:formula="of:=[.Q11]" office:value-type="float" office:value="-0.599999999999909" calcext:value-type="float">
            <text:p>-0.6</text:p>
          </table:table-cell>
          <table:table-cell table:formula="of:=[.O12]*[.P12]" office:value-type="float" office:value="4.29781690033659E-017" calcext:value-type="float">
            <text:p>4.29781690033659E-017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7" table:formula="of:=[.L13]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23" table:formula="of:=[.D13]" office:value-type="float" office:value="0" calcext:value-type="float">
            <text:p>0.000000E+000</text:p>
          </table:table-cell>
          <table:table-cell table:style-name="ce3"/>
          <table:table-cell table:style-name="ce21" office:value-type="float" office:value="3.14159265358979" calcext:value-type="float">
            <text:p>3.1415926536</text:p>
          </table:table-cell>
          <table:table-cell table:style-name="ce3"/>
          <table:table-cell table:style-name="ce3" table:formula="of:=[.F13]/[.H13]" office:value-type="float" office:value="0" calcext:value-type="float">
            <text:p>0</text:p>
          </table:table-cell>
          <table:table-cell table:style-name="ce3" table:formula="of:=[.H13]-[.F13]" office:value-type="float" office:value="3.14159265358979" calcext:value-type="float">
            <text:p>3.1415926536</text:p>
          </table:table-cell>
          <table:table-cell table:style-name="ce27" table:formula="of:=ATAN2([.D24];[.D48])" office:value-type="float" office:value="0" calcext:value-type="float">
            <text:p>0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1" office:value-type="float" office:value="-3.72411889342565E-018" calcext:value-type="float">
            <text:p>-3.72E-018</text:p>
          </table:table-cell>
          <table:table-cell table:style-name="ce3" table:formula="of:=[.P12]*[.Q13]" office:value-type="float" office:value="-0.0100776959999863" calcext:value-type="float">
            <text:p>-0.010077696</text:p>
          </table:table-cell>
          <table:table-cell table:style-name="ce3" table:formula="of:=[.Q12]" office:value-type="float" office:value="-0.599999999999909" calcext:value-type="float">
            <text:p>-0.6</text:p>
          </table:table-cell>
          <table:table-cell table:style-name="ce3" table:formula="of:=[.O13]*[.P13]" office:value-type="float" office:value="3.75305380757489E-020" calcext:value-type="float">
            <text:p>3.75305380757489E-020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L14]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21" office:value-type="string" calcext:value-type="string">
            <text:p>nan</text:p>
          </table:table-cell>
          <table:table-cell/>
          <table:table-cell table:formula="of:=[.F14]/[.H14]" office:value-type="string" office:string-value="" calcext:value-type="error">
            <text:p>#VALUE!</text:p>
          </table:table-cell>
          <table:table-cell table:formula="of:=[.H14]-[.F14]" office:value-type="string" office:string-value="" calcext:value-type="error">
            <text:p>#VALUE!</text:p>
          </table:table-cell>
          <table:table-cell table:style-name="ce25" table:formula="of:=ASIN([.D23])" office:value-type="float" office:value="1.5707963267949" calcext:value-type="float">
            <text:p>1.570796326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0" office:value-type="float" office:value="2.28744710937326E-021" calcext:value-type="float">
            <text:p>2.29E-021</text:p>
          </table:table-cell>
          <table:table-cell table:formula="of:=[.P13]*[.Q14]" office:value-type="float" office:value="0.00604661759999083" calcext:value-type="float">
            <text:p>0.0060466176</text:p>
          </table:table-cell>
          <table:table-cell table:formula="of:=[.Q13]" office:value-type="float" office:value="-0.599999999999909" calcext:value-type="float">
            <text:p>-0.6</text:p>
          </table:table-cell>
          <table:table-cell table:formula="of:=[.O14]*[.P14]" office:value-type="float" office:value="1.38313179505845E-023" calcext:value-type="float">
            <text:p>1.38313179505845E-0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8" table:formula="of:=[.I68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21" office:value-type="float" office:value="0.00000297352615617858" calcext:value-type="float">
            <text:p>2.97352615617858E-006</text:p>
          </table:table-cell>
          <table:table-cell/>
          <table:table-cell table:formula="of:=[.F15]/[.H15]" office:value-type="float" office:value="0" calcext:value-type="float">
            <text:p>0</text:p>
          </table:table-cell>
          <table:table-cell table:formula="of:=[.H15]-[.F15]" office:value-type="float" office:value="0.00000297352615617858" calcext:value-type="float">
            <text:p>2.97352615617858E-006</text:p>
          </table:table-cell>
          <table:table-cell table:style-name="ce25" table:formula="of:=[.I68]" office:value-type="float" office:value="0" calcext:value-type="float">
            <text:p>0</text:p>
          </table:table-cell>
          <table:table-cell table:number-columns-repeated="5"/>
          <table:table-cell table:formula="of:=SUM([.R4:.R14])" office:value-type="float" office:value="-4.1138820748738" calcext:value-type="float">
            <text:p>-4.11388207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6.12323399573677E-017" calcext:value-type="float">
            <text:p>6.123234E-017</text:p>
          </table:table-cell>
          <table:table-cell/>
          <table:table-cell table:style-name="ce21" office:value-type="string" calcext:value-type="string">
            <text:p>nan</text:p>
          </table:table-cell>
          <table:table-cell/>
          <table:table-cell table:formula="of:=[.F16]/[.H16]" office:value-type="string" office:string-value="" calcext:value-type="error">
            <text:p>#VALUE!</text:p>
          </table:table-cell>
          <table:table-cell table:formula="of:=[.H16]-[.F16]" office:value-type="string" office:string-value="" calcext:value-type="error">
            <text:p>#VALUE!</text:p>
          </table:table-cell>
          <table:table-cell table:style-name="ce25" table:formula="of:=COS([.D14])" office:value-type="float" office:value="6.12323399573677E-017" calcext:value-type="float">
            <text:p>6.12323399573677E-017</text:p>
          </table:table-cell>
          <table:table-cell table:number-columns-repeated="1012"/>
        </table:table-row>
        <table:table-row table:style-name="ro1" table:visibility="collapse">
          <table:table-cell table:style-name="ce4" office:value-type="string" calcext:value-type="string">
            <text:p>x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9" table:formula="of:=[.D16]*[.D15]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24" table:formula="of:=[.D17]" office:value-type="float" office:value="0" calcext:value-type="float">
            <text:p>0.000000E+000</text:p>
          </table:table-cell>
          <table:table-cell table:style-name="ce4"/>
          <table:table-cell table:style-name="ce21" office:value-type="float" office:value="0" calcext:value-type="float">
            <text:p>0</text:p>
          </table:table-cell>
          <table:table-cell table:style-name="ce4"/>
          <table:table-cell table:style-name="ce4" table:formula="of:=[.F17]/[.H17]" office:value-type="string" office:string-value="" calcext:value-type="error">
            <text:p>#DIV/0!</text:p>
          </table:table-cell>
          <table:table-cell table:style-name="ce4" table:formula="of:=[.H17]-[.F17]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 table:visibility="collapse">
          <table:table-cell table:style-name="ce4" office:value-type="string" calcext:value-type="string">
            <text:p>x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9" table:formula="of:=[.D20]*[.D24]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4" table:formula="of:=[.D18]" office:value-type="float" office:value="0" calcext:value-type="float">
            <text:p>0.000000E+000</text:p>
          </table:table-cell>
          <table:table-cell table:style-name="ce4"/>
          <table:table-cell table:style-name="ce21" office:value-type="float" office:value="0" calcext:value-type="float">
            <text:p>0</text:p>
          </table:table-cell>
          <table:table-cell table:style-name="ce4"/>
          <table:table-cell table:style-name="ce4" table:formula="of:=[.F18]/[.H18]" office:value-type="string" office:string-value="" calcext:value-type="error">
            <text:p>#DIV/0!</text:p>
          </table:table-cell>
          <table:table-cell table:style-name="ce4" table:formula="of:=[.H18]-[.F18]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8" table:formula="of:=[.D1]^2+[.D2]^2" office:value-type="float" office:value="10048132.7486611" calcext:value-type="float">
            <text:p>10048132.7486611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48132.7486611" calcext:value-type="float">
            <text:p>1.004813E+007</text:p>
          </table:table-cell>
          <table:table-cell/>
          <table:table-cell table:style-name="ce21" office:value-type="float" office:value="10048132.7506804" calcext:value-type="float">
            <text:p>10048132.7506804</text:p>
          </table:table-cell>
          <table:table-cell/>
          <table:table-cell table:formula="of:=[.F19]/[.H19]" office:value-type="float" office:value="0.99999999979904" calcext:value-type="float">
            <text:p>0.9999999998</text:p>
          </table:table-cell>
          <table:table-cell table:formula="of:=[.H19]-[.F19]" office:value-type="float" office:value="0.00201927125453949" calcext:value-type="float">
            <text:p>0.0020192713</text:p>
          </table:table-cell>
          <table:table-cell table:style-name="ce25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0" table:formula="of:=SQRT([.D8])" office:value-type="float" office:value="3395.4" calcext:value-type="float">
            <text:p>3395.40000000000000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.4" calcext:value-type="float">
            <text:p>3.395400E+003</text:p>
          </table:table-cell>
          <table:table-cell/>
          <table:table-cell table:style-name="ce21" office:value-type="float" office:value="3395.40000029735" calcext:value-type="float">
            <text:p>3395.4000002974</text:p>
          </table:table-cell>
          <table:table-cell/>
          <table:table-cell table:formula="of:=[.F20]/[.H20]" office:value-type="float" office:value="0.999999999912426" calcext:value-type="float">
            <text:p>0.9999999999</text:p>
          </table:table-cell>
          <table:table-cell table:formula="of:=[.H20]-[.F20]" office:value-type="float" office:value="0.00000029734974305029" calcext:value-type="float">
            <text:p>2.9734974305029E-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0.0504815616970751" calcext:value-type="float">
            <text:p>0.0504815617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0.0504815616970751" calcext:value-type="float">
            <text:p>5.048156E-002</text:p>
          </table:table-cell>
          <table:table-cell/>
          <table:table-cell table:style-name="ce21" office:value-type="float" office:value="0.0504815616970751" calcext:value-type="float">
            <text:p>0.0504815617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/>
          <table:table-cell table:formula="of:=[.D21]-50481.5616970752" office:value-type="float" office:value="-50481.5112155135" calcext:value-type="float">
            <text:p>-50481.5112155135</text:p>
          </table:table-cell>
          <table:table-cell table:formula="of:=[.H21]-50481.5616970752" office:value-type="float" office:value="-50481.5112155135" calcext:value-type="float">
            <text:p>-50481.5112155135</text:p>
          </table:table-cell>
          <table:table-cell table:number-columns-repeated="1010"/>
        </table:table-row>
        <table:table-row table:style-name="ro1" table:visibility="collapse">
          <table:table-cell table:style-name="ce4" office:value-type="string" calcext:value-type="string">
            <text:p>x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9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24" table:formula="of:=[.D22]" office:value-type="float" office:value="1" calcext:value-type="float">
            <text:p>1.000000E+000</text:p>
          </table:table-cell>
          <table:table-cell table:style-name="ce4"/>
          <table:table-cell table:style-name="ce21" office:value-type="float" office:value="0" calcext:value-type="float">
            <text:p>0</text:p>
          </table:table-cell>
          <table:table-cell table:style-name="ce4"/>
          <table:table-cell table:style-name="ce4" table:formula="of:=[.F22]/[.H22]" office:value-type="string" office:string-value="" calcext:value-type="error">
            <text:p>#DIV/0!</text:p>
          </table:table-cell>
          <table:table-cell table:style-name="ce4" table:formula="of:=[.H22]-[.F22]" office:value-type="float" office:value="-1" calcext:value-type="float">
            <text:p>-1</text:p>
          </table:table-cell>
          <table:table-cell table:style-name="ce4" office:value-type="string" calcext:value-type="string">
            <text:p>klopt</text:p>
          </table:table-cell>
          <table:table-cell table:style-name="ce4" table:formula="of:=[.D18]/[.D17]" office:value-type="string" office:string-value="" calcext:value-type="error">
            <text:p>#DIV/0!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21" office:value-type="float" office:value="1.00000016123125" calcext:value-type="float">
            <text:p>1.0000001612</text:p>
          </table:table-cell>
          <table:table-cell/>
          <table:table-cell table:formula="of:=[.F23]/[.H23]" office:value-type="float" office:value="0.999999838768776" calcext:value-type="float">
            <text:p>0.9999998388</text:p>
          </table:table-cell>
          <table:table-cell table:formula="of:=[.H23]-[.F23]" office:value-type="float" office:value="0.000000161231249906635" calcext:value-type="float">
            <text:p>1.61231249906635E-007</text:p>
          </table:table-cell>
          <table:table-cell/>
          <table:table-cell table:formula="of:=[.D25]/[.D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21" office:value-type="float" office:value="-0.000000000336169503567638" calcext:value-type="float">
            <text:p>-3.36169503567638E-010</text:p>
          </table:table-cell>
          <table:table-cell/>
          <table:table-cell table:formula="of:=[.F24]/[.H24]" office:value-type="float" office:value="-0" calcext:value-type="float">
            <text:p>0</text:p>
          </table:table-cell>
          <table:table-cell table:formula="of:=[.H24]-[.F24]" office:value-type="float" office:value="-0.000000000336169503567638" calcext:value-type="float">
            <text:p>-3.36169503567638E-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21" office:value-type="float" office:value="0.00000297352663560393" calcext:value-type="float">
            <text:p>2.97352663560393E-006</text:p>
          </table:table-cell>
          <table:table-cell/>
          <table:table-cell table:formula="of:=[.F25]/[.H25]" office:value-type="float" office:value="0" calcext:value-type="float">
            <text:p>0</text:p>
          </table:table-cell>
          <table:table-cell table:formula="of:=[.H25]-[.F25]" office:value-type="float" office:value="0.00000297352663560393" calcext:value-type="float">
            <text:p>2.97352663560393E-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1" table:formula="of:=[.L26]" office:value-type="float" office:value="0" calcext:value-type="float">
            <text:p>0.00000000000000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21" office:value-type="float" office:value="0.0201926246788275" calcext:value-type="float">
            <text:p>0.0201926247</text:p>
          </table:table-cell>
          <table:table-cell/>
          <table:table-cell table:formula="of:=[.F26]/[.H26]" office:value-type="float" office:value="0" calcext:value-type="float">
            <text:p>0</text:p>
          </table:table-cell>
          <table:table-cell table:formula="of:=[.H26]-[.F26]" office:value-type="float" office:value="0.0201926246788275" calcext:value-type="float">
            <text:p>0.0201926247</text:p>
          </table:table-cell>
          <table:table-cell table:style-name="ce28" table:formula="of:=2*([.D1]*[.D4]+[.D2]*[.D5]+[.D3]*[.D6])" office:value-type="float" office:value="0" calcext:value-type="float">
            <text:p>0.0000000000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.E86]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4"/>
          <table:table-cell table:formula="of:=[.D21]-[.D36]*[.D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6344201793962" calcext:value-type="float">
            <text:p>0.0163442018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6344201793962" calcext:value-type="float">
            <text:p>1.634420E-002</text:p>
          </table:table-cell>
          <table:table-cell/>
          <table:table-cell table:style-name="ce21" office:value-type="float" office:value="0.0163442013177728" calcext:value-type="float">
            <text:p>0.0163442013</text:p>
          </table:table-cell>
          <table:table-cell/>
          <table:table-cell table:formula="of:=[.F28]/[.H28]" office:value-type="float" office:value="1.00000002913506" calcext:value-type="float">
            <text:p>1.0000000291</text:p>
          </table:table-cell>
          <table:table-cell table:formula="of:=[.H28]-[.F28]" office:value-type="float" office:value="-0.000000000476189233877822" calcext:value-type="float">
            <text:p>-4.76189233877822E-010</text:p>
          </table:table-cell>
          <table:table-cell table:number-columns-repeated="2"/>
          <table:table-cell table:formula="of:=[.D8]*SQRT(1-([.D3]/[.D20])^2)" office:value-type="float" office:value="10763007.0891286" calcext:value-type="float">
            <text:p>10763007.0891286</text:p>
          </table:table-cell>
          <table:table-cell table:formula="of:=[w.H12]-[.N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21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3"/>
          <table:table-cell table:formula="of:=[.N28]-[w.H123]" office:value-type="float" office:value="0.0000000465661287307739" calcext:value-type="float">
            <text:p>4.65661287307739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138820748738" calcext:value-type="float">
            <text:p>-4.1138820749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138820748738" calcext:value-type="float">
            <text:p>-4.113882E+000</text:p>
          </table:table-cell>
          <table:table-cell/>
          <table:table-cell table:style-name="ce21" office:value-type="float" office:value="-4.11388210400886" calcext:value-type="float">
            <text:p>-4.113882104</text:p>
          </table:table-cell>
          <table:table-cell/>
          <table:table-cell table:formula="of:=[.F30]/[.H30]" office:value-type="float" office:value="0.999999992917866" calcext:value-type="float">
            <text:p>0.9999999929</text:p>
          </table:table-cell>
          <table:table-cell table:formula="of:=[.H30]-[.F30]" office:value-type="float" office:value="-0.000000029135062362684" calcext:value-type="float">
            <text:p>-2.9135062362684E-008</text:p>
          </table:table-cell>
          <table:table-cell table:style-name="ce25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I67]" office:value-type="float" office:value="-0.599999999999909" calcext:value-type="float">
            <text:p>-0.6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599999999999909" calcext:value-type="float">
            <text:p>-6.000000E-001</text:p>
          </table:table-cell>
          <table:table-cell/>
          <table:table-cell table:style-name="ce21" office:value-type="float" office:value="-0.599999702647892" calcext:value-type="float">
            <text:p>-0.5999997026</text:p>
          </table:table-cell>
          <table:table-cell/>
          <table:table-cell table:formula="of:=[.F31]/[.H31]" office:value-type="float" office:value="1.00000049558694" calcext:value-type="float">
            <text:p>1.0000004956</text:p>
          </table:table-cell>
          <table:table-cell table:formula="of:=[.H31]-[.F31]" office:value-type="float" office:value="0.000000297352017009089" calcext:value-type="float">
            <text:p>2.97352017009089E-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21" office:value-type="float" office:value="0.00000421551268238993" calcext:value-type="float">
            <text:p>4.21551268238993E-006</text:p>
          </table:table-cell>
          <table:table-cell/>
          <table:table-cell table:formula="of:=[.F32]/[.H32]" office:value-type="float" office:value="0" calcext:value-type="float">
            <text:p>0</text:p>
          </table:table-cell>
          <table:table-cell table:formula="of:=[.H32]-[.F32]" office:value-type="float" office:value="0.00000421551268238993" calcext:value-type="float">
            <text:p>4.21551268238993E-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[.E90]*[.D34])" office:value-type="float" office:value="0.705377108872554" calcext:value-type="float">
            <text:p>0.7053771089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0.705377108872554" calcext:value-type="float">
            <text:p>7.053771E-001</text:p>
          </table:table-cell>
          <table:table-cell/>
          <table:table-cell table:style-name="ce21" office:value-type="float" office:value="0.705377110736809" calcext:value-type="float">
            <text:p>0.7053771107</text:p>
          </table:table-cell>
          <table:table-cell/>
          <table:table-cell table:formula="of:=[.F33]/[.H33]" office:value-type="float" office:value="0.99999999735708" calcext:value-type="float">
            <text:p>0.9999999974</text:p>
          </table:table-cell>
          <table:table-cell table:formula="of:=[.H33]-[.F33]" office:value-type="float" office:value="0.00000000186425508363897" calcext:value-type="float">
            <text:p>1.86425508363897E-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12650292103*[.D31]+194.165203432532" office:value-type="float" office:value="192.11612753078" calcext:value-type="float">
            <text:p>192.1161275308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92.11612753078" calcext:value-type="float">
            <text:p>1.921161E+002</text:p>
          </table:table-cell>
          <table:table-cell/>
          <table:table-cell table:style-name="ce21" office:value-type="float" office:value="192.116128546275" calcext:value-type="float">
            <text:p>192.1161285463</text:p>
          </table:table-cell>
          <table:table-cell/>
          <table:table-cell table:formula="of:=[.F34]/[.H34]" office:value-type="float" office:value="0.999999994714159" calcext:value-type="float">
            <text:p>0.9999999947</text:p>
          </table:table-cell>
          <table:table-cell table:formula="of:=[.H34]-[.F34]" office:value-type="float" office:value="0.00000101549531450473" calcext:value-type="float">
            <text:p>1.01549531450473E-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76]*[.D20]*COS([.D12])" office:value-type="float" office:value="0.224681022111515" calcext:value-type="float">
            <text:p>0.2246810221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0.224681022111515" calcext:value-type="float">
            <text:p>2.246810E-001</text:p>
          </table:table-cell>
          <table:table-cell/>
          <table:table-cell table:style-name="ce21" office:value-type="float" office:value="0.224681022134091" calcext:value-type="float">
            <text:p>0.2246810221</text:p>
          </table:table-cell>
          <table:table-cell/>
          <table:table-cell table:formula="of:=[.F35]/[.H35]" office:value-type="float" office:value="0.99999999989952" calcext:value-type="float">
            <text:p>0.9999999999</text:p>
          </table:table-cell>
          <table:table-cell table:formula="of:=[.H35]-[.F35]" office:value-type="float" office:value="0.0000000000225758856053915" calcext:value-type="float">
            <text:p>2.25758856053915E-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0.224681022111515" calcext:value-type="float">
            <text:p>0.2246810221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0.224681022111515" calcext:value-type="float">
            <text:p>2.246810E-001</text:p>
          </table:table-cell>
          <table:table-cell/>
          <table:table-cell table:style-name="ce21" office:value-type="float" office:value="0.224681022111515" calcext:value-type="float">
            <text:p>0.2246810221</text:p>
          </table:table-cell>
          <table:table-cell/>
          <table:table-cell table:formula="of:=[.F36]/[.H36]" office:value-type="float" office:value="1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21" office:value-type="float" office:value="0.0000132344361248637" calcext:value-type="float">
            <text:p>1.32344361248637E-005</text:p>
          </table:table-cell>
          <table:table-cell/>
          <table:table-cell table:formula="of:=[.F37]/[.H37]" office:value-type="float" office:value="0" calcext:value-type="float">
            <text:p>0</text:p>
          </table:table-cell>
          <table:table-cell table:formula="of:=[.H37]-[.F37]" office:value-type="float" office:value="0.0000132344361248637" calcext:value-type="float">
            <text:p>1.32344361248637E-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21" office:value-type="float" office:value="0.00001323443612525" calcext:value-type="float">
            <text:p>1.323443612525E-005</text:p>
          </table:table-cell>
          <table:table-cell/>
          <table:table-cell table:formula="of:=[.F38]/[.H38]" office:value-type="float" office:value="0" calcext:value-type="float">
            <text:p>0</text:p>
          </table:table-cell>
          <table:table-cell table:formula="of:=[.H38]-[.F38]" office:value-type="float" office:value="0.00001323443612525" calcext:value-type="float">
            <text:p>1.323443612525E-005</text:p>
          </table:table-cell>
          <table:table-cell table:number-columns-repeated="1013"/>
        </table:table-row>
        <table:table-row table:style-name="ro1" table:visibility="collapse">
          <table:table-cell table:style-name="ce4" office:value-type="string" calcext:value-type="string">
            <text:p>x</text:p>
          </table:table-cell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9" table:formula="of:=[.D18]/[.D44]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24" table:formula="of:=[.D39]" office:value-type="float" office:value="0" calcext:value-type="float">
            <text:p>0.000000E+000</text:p>
          </table:table-cell>
          <table:table-cell table:style-name="ce4"/>
          <table:table-cell table:style-name="ce21" office:value-type="float" office:value="0" calcext:value-type="float">
            <text:p>0</text:p>
          </table:table-cell>
          <table:table-cell table:style-name="ce4"/>
          <table:table-cell table:style-name="ce4" table:formula="of:=[.F39]/[.H39]" office:value-type="string" office:string-value="" calcext:value-type="error">
            <text:p>#DIV/0!</text:p>
          </table:table-cell>
          <table:table-cell table:style-name="ce4" table:formula="of:=[.H39]-[.F39]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7" table:formula="of:=ATAN2([.D24];[.D47])" office:value-type="float" office:value="1.5707963267949" calcext:value-type="float">
            <text:p>1.5707963268</text:p>
          </table:table-cell>
          <table:table-cell table:style-name="ce16" office:value-type="float" office:value="8" calcext:value-type="float">
            <text:p>8</text:p>
          </table:table-cell>
          <table:table-cell table:style-name="ce23" table:formula="of:=[.D40]" office:value-type="float" office:value="1.5707963267949" calcext:value-type="float">
            <text:p>1.570796E+000</text:p>
          </table:table-cell>
          <table:table-cell table:style-name="ce3"/>
          <table:table-cell table:style-name="ce21" office:value-type="float" office:value="1.57080140701895" calcext:value-type="float">
            <text:p>1.570801407</text:p>
          </table:table-cell>
          <table:table-cell table:style-name="ce3"/>
          <table:table-cell table:style-name="ce3" table:formula="of:=[.F40]/[.H40]" office:value-type="float" office:value="0.999996765839379" calcext:value-type="float">
            <text:p>0.9999967658</text:p>
          </table:table-cell>
          <table:table-cell table:style-name="ce3" table:formula="of:=[.H40]-[.F40]" office:value-type="float" office:value="0.00000508022405343311" calcext:value-type="float">
            <text:p>5.08022405343311E-006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0.0504815616970751" calcext:value-type="float">
            <text:p>0.0504815617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0.0504815616970751" calcext:value-type="float">
            <text:p>5.048156E-002</text:p>
          </table:table-cell>
          <table:table-cell/>
          <table:table-cell table:style-name="ce21" office:value-type="float" office:value="0.0504815617021475" calcext:value-type="float">
            <text:p>0.0504815617</text:p>
          </table:table-cell>
          <table:table-cell/>
          <table:table-cell table:formula="of:=[.F41]/[.H41]" office:value-type="float" office:value="0.99999999989952" calcext:value-type="float">
            <text:p>0.9999999999</text:p>
          </table:table-cell>
          <table:table-cell table:formula="of:=[.H41]-[.F41]" office:value-type="float" office:value="0.00000000000507237307711961" calcext:value-type="float">
            <text:p>5.07237307711961E-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8" table:formula="of:=[.L42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21" office:value-type="float" office:value="0.999999999912425" calcext:value-type="float">
            <text:p>0.9999999999</text:p>
          </table:table-cell>
          <table:table-cell/>
          <table:table-cell table:formula="of:=[.F42]/[.H42]" office:value-type="float" office:value="1.00000000008758" calcext:value-type="float">
            <text:p>1.0000000001</text:p>
          </table:table-cell>
          <table:table-cell table:formula="of:=[.H42]-[.F42]" office:value-type="float" office:value="-0.0000000000875749472939447" calcext:value-type="float">
            <text:p>-8.75749472939447E-011</text:p>
          </table:table-cell>
          <table:table-cell table:style-name="ce25" table:formula="of:=COS([.D38])*SIN([.D40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0.0504815616970751" calcext:value-type="float">
            <text:p>0.0504815617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0.0504815616970751" calcext:value-type="float">
            <text:p>5.048156E-002</text:p>
          </table:table-cell>
          <table:table-cell/>
          <table:table-cell table:style-name="ce21" office:value-type="float" office:value="0.0504815616977266" calcext:value-type="float">
            <text:p>0.0504815617</text:p>
          </table:table-cell>
          <table:table-cell/>
          <table:table-cell table:formula="of:=[.F43]/[.H43]" office:value-type="float" office:value="0.999999999987095" calcext:value-type="float">
            <text:p>1</text:p>
          </table:table-cell>
          <table:table-cell table:formula="of:=[.H43]-[.F43]" office:value-type="float" office:value="0.000000000000651471931956138" calcext:value-type="float">
            <text:p>6.51471931956138E-013</text:p>
          </table:table-cell>
          <table:table-cell table:number-columns-repeated="1013"/>
        </table:table-row>
        <table:table-row table:style-name="ro1" table:visibility="collapse">
          <table:table-cell table:style-name="ce4" office:value-type="string" calcext:value-type="string">
            <text:p>x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9" table:formula="of:=[.D36]*COS([.D38])" office:value-type="float" office:value="0.224681022111515" calcext:value-type="float">
            <text:p>0.2246810221</text:p>
          </table:table-cell>
          <table:table-cell table:style-name="ce17" office:value-type="float" office:value="6" calcext:value-type="float">
            <text:p>6</text:p>
          </table:table-cell>
          <table:table-cell table:style-name="ce24" table:formula="of:=[.D44]" office:value-type="float" office:value="0.224681022111515" calcext:value-type="float">
            <text:p>2.246810E-001</text:p>
          </table:table-cell>
          <table:table-cell table:style-name="ce4"/>
          <table:table-cell table:style-name="ce21" office:value-type="float" office:value="0" calcext:value-type="float">
            <text:p>0</text:p>
          </table:table-cell>
          <table:table-cell table:style-name="ce4"/>
          <table:table-cell table:style-name="ce4" table:formula="of:=[.F44]/[.H44]" office:value-type="string" office:string-value="" calcext:value-type="error">
            <text:p>#DIV/0!</text:p>
          </table:table-cell>
          <table:table-cell table:style-name="ce4" table:formula="of:=[.H44]-[.F44]" office:value-type="float" office:value="-0.224681022111515" calcext:value-type="float">
            <text:p>-0.2246810221</text:p>
          </table:table-cell>
          <table:table-cell table:style-name="ce4" table:number-columns-repeated="1013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float" office:value="45" calcext:value-type="float">
            <text:p>45</text:p>
          </table:table-cell>
          <table:table-cell table:style-name="ce5"/>
          <table:table-cell table:style-name="ce12" table:formula="of:=([.D1]*[.D5]-[.D2]*[.D4])/[.D19]" office:value-type="float" office:value="0.00007088" calcext:value-type="float">
            <text:p>0.00007088000000000000</text:p>
          </table:table-cell>
          <table:table-cell table:style-name="ce19"/>
          <table:table-cell table:formula="of:=[.D45]" office:value-type="float" office:value="0.00007088" calcext:value-type="float">
            <text:p>7.088000E-005</text:p>
          </table:table-cell>
          <table:table-cell table:style-name="ce5"/>
          <table:table-cell table:style-name="ce21" office:value-type="float" office:value="0.000070879999985756" calcext:value-type="float">
            <text:p>0.00007088</text:p>
          </table:table-cell>
          <table:table-cell table:style-name="ce5"/>
          <table:table-cell table:formula="of:=[.F45]/[.H45]" office:value-type="float" office:value="1.00000000020096" calcext:value-type="float">
            <text:p>1.0000000002</text:p>
          </table:table-cell>
          <table:table-cell table:formula="of:=[.H45]-[.F45]" office:value-type="float" office:value="-0.0000000000000142439635390443" calcext:value-type="float">
            <text:p>-1.42439635390443E-014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float" office:value="46" calcext:value-type="float">
            <text:p>46</text:p>
          </table:table-cell>
          <table:table-cell table:style-name="ce5"/>
          <table:table-cell table:style-name="ce13" table:formula="of:=[.L46]" office:value-type="float" office:value="0" calcext:value-type="float">
            <text:p>0</text:p>
          </table:table-cell>
          <table:table-cell table:style-name="ce19"/>
          <table:table-cell table:formula="of:=[.D46]" office:value-type="float" office:value="0" calcext:value-type="float">
            <text:p>0.000000E+000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5"/>
          <table:table-cell table:formula="of:=[.F46]/[.H46]" office:value-type="string" office:string-value="" calcext:value-type="error">
            <text:p>#DIV/0!</text:p>
          </table:table-cell>
          <table:table-cell table:formula="of:=[.H46]-[.F46]" office:value-type="float" office:value="0" calcext:value-type="float">
            <text:p>0</text:p>
          </table:table-cell>
          <table:table-cell table:style-name="ce29" table:formula="of:=[.D45]-[.E76]" office:value-type="float" office:value="0" calcext:value-type="float">
            <text:p>0</text:p>
          </table:table-cell>
          <table:table-cell table:style-name="ce5" table:number-columns-repeated="1012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float" office:value="47" calcext:value-type="float">
            <text:p>47</text:p>
          </table:table-cell>
          <table:table-cell table:style-name="ce5"/>
          <table:table-cell table:style-name="ce13" table:formula="of:=[.D45]*COS([.D12])" office:value-type="float" office:value="0.0000661721806301216" calcext:value-type="float">
            <text:p>6.61721806301216E-005</text:p>
          </table:table-cell>
          <table:table-cell table:style-name="ce19"/>
          <table:table-cell table:formula="of:=[.D47]" office:value-type="float" office:value="0.0000661721806301216" calcext:value-type="float">
            <text:p>6.617218E-005</text:p>
          </table:table-cell>
          <table:table-cell table:style-name="ce5"/>
          <table:table-cell table:style-name="ce21" office:value-type="float" office:value="0.0000661721806176777" calcext:value-type="float">
            <text:p>6.61721806176777E-005</text:p>
          </table:table-cell>
          <table:table-cell table:style-name="ce5"/>
          <table:table-cell table:formula="of:=[.F47]/[.H47]" office:value-type="float" office:value="1.00000000018805" calcext:value-type="float">
            <text:p>1.0000000002</text:p>
          </table:table-cell>
          <table:table-cell table:formula="of:=[.H47]-[.F47]" office:value-type="float" office:value="-0.0000000000000124439304347024" calcext:value-type="float">
            <text:p>-1.24439304347024E-014</text:p>
          </table:table-cell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13" table:formula="of:=[.D46]*COS([.D12])" office:value-type="float" office:value="0" calcext:value-type="float">
            <text:p>0</text:p>
          </table:table-cell>
          <table:table-cell table:style-name="ce19"/>
          <table:table-cell table:formula="of:=[.D48]" office:value-type="float" office:value="0" calcext:value-type="float">
            <text:p>0.000000E+000</text:p>
          </table:table-cell>
          <table:table-cell table:style-name="ce5"/>
          <table:table-cell table:style-name="ce21" office:value-type="float" office:value="0" calcext:value-type="float">
            <text:p>0</text:p>
          </table:table-cell>
          <table:table-cell table:style-name="ce5"/>
          <table:table-cell table:formula="of:=[.F48]/[.H48]" office:value-type="string" office:string-value="" calcext:value-type="error">
            <text:p>#DIV/0!</text:p>
          </table:table-cell>
          <table:table-cell table:formula="of:=[.H48]-[.F48]" office:value-type="float" office:value="0" calcext:value-type="float">
            <text:p>0</text:p>
          </table:table-cell>
          <table:table-cell table:style-name="ce5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[.E91]/[.D7]-[.D27]/[.D7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0" calcext:value-type="float">
            <text:p>0.000000E+0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/>
          <table:table-cell table:formula="of:=[.F49]/[.H49]" office:value-type="string" office:string-value="" calcext:value-type="error">
            <text:p>#DIV/0!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u.D61]" office:value-type="string" office:string-value="mu Mars" calcext:value-type="string">
            <text:p>mu Mars</text:p>
          </table:table-cell>
          <table:table-cell table:style-name="ce14" table:formula="of:=[u.E61]" office:value-type="float" office:value="42828314000000" calcext:value-type="float">
            <text:p>4.28E+013</text:p>
          </table:table-cell>
          <table:table-cell/>
          <table:table-cell table:formula="of:=([.D1]*[.D5]-[.D2]*[.D4])" office:value-type="float" office:value="712.2116492251" calcext:value-type="float">
            <text:p>712.211649225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20" office:value-type="float" office:value="0.00007088" calcext:value-type="float">
            <text:p>7.09E-005</text:p>
          </table:table-cell>
          <table:table-cell table:style-name="ce15" office:value-type="string" calcext:value-type="string">
            <text:p>rad/s</text:p>
          </table:table-cell>
          <table:table-cell table:style-name="ce2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Current time = 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x_R</text:p>
          </table:table-cell>
          <table:table-cell table:formula="of:=[.E70]*COS([.E67])*COS([.E68])" office:value-type="float" office:value="847.113311014155" calcext:value-type="float">
            <text:p>847.1133110142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y_R</text:p>
          </table:table-cell>
          <table:table-cell table:formula="of:=[.E70]*COS([.E67])*SIN([.E68])" office:value-type="float" office:value="3054.59191823781" calcext:value-type="float">
            <text:p>3054.591918237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_R</text:p>
          </table:table-cell>
          <table:table-cell table:formula="of:=[.E70]*SIN([.E67])" office:value-type="float" office:value="1216.80253588611" calcext:value-type="float">
            <text:p>1216.8025358861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ambda = </text:p>
          </table:table-cell>
          <table:table-cell table:formula="of:=[.D11]+[.D10]" office:value-type="float" office:value="1.30028446873578" calcext:value-type="float">
            <text:p>1.300284468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20" office:value-type="float" office:value="-0.6" calcext:value-type="float">
            <text:p>-6.00E-0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31</text:p>
          </table:table-cell>
          <table:table-cell table:style-name="ce25" table:formula="of:=([.D20]-[.E87])" office:value-type="float" office:value="-0.599999999999909" calcext:value-type="float">
            <text:p>-0.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/>
          <table:table-cell office:value-type="string" calcext:value-type="string">
            <text:p>Real </text:p>
          </table:table-cell>
          <table:table-cell office:value-type="string" calcext:value-type="string">
            <text:p>x15</text:p>
          </table:table-cell>
          <table:table-cell table:style-name="ce25" table:formula="of:=SQRT([.D35]*[.D35]+[.D21]-2*[.D4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29</text:p>
          </table:table-cell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[.E87]+[.E63]" office:value-type="float" office:value="3395.4" calcext:value-type="float">
            <text:p>3395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55]*COS([.E52]*[.I55])-[.E56]*SIN([.E52]*[.I55])" office:value-type="float" office:value="847.070009034006" calcext:value-type="float">
            <text:p>847.070009034</text:p>
          </table:table-cell>
          <table:table-cell table:formula="of:=[.E70]*COS([.E67])*COS([.E68])-847113.311014168" office:value-type="float" office:value="-846266.197703154" calcext:value-type="float">
            <text:p>-8.462662E+0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56]*COS([.E52]*[.I55])+[.E55]*SIN([.E52]*[.I55])" office:value-type="float" office:value="3054.60392660919" calcext:value-type="float">
            <text:p>3054.603926609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57]" office:value-type="float" office:value="1216.80253588611" calcext:value-type="float">
            <text:p>1216.802535886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20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0.224681022111515" calcext:value-type="float">
            <text:p>0.22468102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+[.E52]*[.I55])*[.E78]" office:value-type="float" office:value="-0.216510326318059" calcext:value-type="float">
            <text:p>-0.2165103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+[.E52]*[.I55])*[.E78]" office:value-type="float" office:value="0.0600403222403303" calcext:value-type="float">
            <text:p>0.060040322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table:style-name="ce20" office:value-type="float" office:value="0.00980665" calcext:value-type="float">
            <text:p>9.81E-0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20" office:value-type="float" office:value="0" calcext:value-type="float">
            <text:p>0.00E+000</text:p>
          </table:table-cell>
          <table:table-cell table:style-name="ce20" office:value-type="float" office:value="0.000000091" calcext:value-type="float">
            <text:p>9.10E-0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LA radius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r mass of Mars atmosphere</text:p>
          </table:table-cell>
          <table:table-cell table:formula="of:=0.004334" office:value-type="float" office:value="0.004334" calcext:value-type="float">
            <text:p>0.004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asConstant</text:p>
          </table:table-cell>
          <table:table-cell table:style-name="ce20" office:value-type="float" office:value="0.0000083144598" calcext:value-type="float">
            <text:p>8.31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GasConstant Mars</text:p>
          </table:table-cell>
          <table:table-cell table:formula="of:=[.E89]/[.E88]" office:value-type="float" office:value="0.00191842634979234" calcext:value-type="float">
            <text:p>0.0019184263</text:p>
          </table:table-cell>
          <table:table-cell/>
          <table:table-cell table:style-name="ce22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hrust</text:p>
          </table:table-cell>
          <table:table-cell office:value-type="float" office:value="0" calcext:value-type="float">
            <text:p>0</text:p>
          </table:table-cell>
          <table:table-cell table:style-name="ce15" table:formula="of:=[.H91]/1000" office:value-type="float" office:value="5.3" calcext:value-type="float">
            <text:p>5.3</text:p>
          </table:table-cell>
          <table:table-cell table:style-name="ce22" office:value-type="string" calcext:value-type="string">
            <text:p>kN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ecific impulse</text:p>
          </table:table-cell>
          <table:table-cell office:value-type="float" office:value="328.6" calcext:value-type="float">
            <text:p>328.6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formula="of:=[.D1]*[.D5]-[.D2]*[.D4]" office:value-type="float" office:value="712.2116492251" calcext:value-type="float">
            <text:p>712.211649225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4]/[.D19]" office:value-type="float" office:value="0.00007088" calcext:value-type="float">
            <text:p>0.00007088</text:p>
          </table:table-cell>
          <table:table-cell table:formula="of:=[.E105]-0.00007088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1" office:value-type="float" office:value="1.35525271560688E-020" calcext:value-type="float">
            <text:p>1.35525271560688E-0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7]*2" office:value-type="float" office:value="2.71050543121376E-020" calcext:value-type="float">
            <text:p>2.71050543121376E-020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ight = </text:p>
          </table:table-cell>
          <table:table-cell/>
          <table:table-cell table:formula="of:=[.D31]" office:value-type="float" office:value="-0.599999999999909" calcext:value-type="float">
            <text:p>-0.6</text:p>
          </table:table-cell>
          <table:table-cell office:value-type="string" calcext:value-type="string">
            <text:p>k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-0.0000005388*(49.4^6)+0.0001785*(49.4^5)-0.0243*(49.4^4)+1.733*(49.4^3)-68.294*(49.4^2)+1407*49.4-11670" office:value-type="float" office:value="61.6341582158202" calcext:value-type="float">
            <text:p>61.634158215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-0.0000005388" calcext:value-type="float">
            <text:p>-5.388E-007</text:p>
          </table:table-cell>
          <table:table-cell table:formula="of:=[.D124]*([.$D$31]^[.B124])" office:value-type="float" office:value="-0.0000000251382527999771" calcext:value-type="float">
            <text:p>-2.51382527999771E-0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.0001785" calcext:value-type="float">
            <text:p>1.79E-004</text:p>
          </table:table-cell>
          <table:table-cell table:formula="of:=[.D125]*([.$D$31]^[.B125])" office:value-type="float" office:value="-0.0000138801599999895" calcext:value-type="float">
            <text:p>-1.38801599999895E-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3" calcext:value-type="float">
            <text:p>-0.0243</text:p>
          </table:table-cell>
          <table:table-cell table:formula="of:=[.D126]*([.$D$31]^[.B126])" office:value-type="float" office:value="-0.00314927999999809" calcext:value-type="float">
            <text:p>-0.003149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3" calcext:value-type="float">
            <text:p>1.733</text:p>
          </table:table-cell>
          <table:table-cell table:formula="of:=[.D127]*([.$D$31]^[.B127])" office:value-type="float" office:value="-0.37432799999983" calcext:value-type="float">
            <text:p>-0.3743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4" calcext:value-type="float">
            <text:p>-68.294</text:p>
          </table:table-cell>
          <table:table-cell table:formula="of:=[.D128]*([.$D$31]^[.B128])" office:value-type="float" office:value="-24.5858399999925" calcext:value-type="float">
            <text:p>-24.585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407" calcext:value-type="float">
            <text:p>1.41E+003</text:p>
          </table:table-cell>
          <table:table-cell table:formula="of:=[.D129]*([.$D$31]^[.B129])" office:value-type="float" office:value="-844.199999999872" calcext:value-type="float">
            <text:p>-844.1999999999</text:p>
          </table:table-cell>
          <table:table-cell table:formula="of:=[.D129]*[.D31]" office:value-type="float" office:value="-844.199999999872" calcext:value-type="float">
            <text:p>-8.442000E+0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4" office:value-type="float" office:value="-11670" calcext:value-type="float">
            <text:p>-1.17E+004</text:p>
          </table:table-cell>
          <table:table-cell table:formula="of:=[.D130]*([.$D$31]^[.B130])" office:value-type="float" office:value="-11670" calcext:value-type="float">
            <text:p>-1167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24:.E130])" office:value-type="float" office:value="-12539.1633311852" calcext:value-type="float">
            <text:p>-12539.163331185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4" office:value-type="float" office:value="-0.000000538821110587692" calcext:value-type="float">
            <text:p>-5.39E-007</text:p>
          </table:table-cell>
          <table:table-cell table:formula="of:=[.D134]*([.$D$31]^[.B134])" office:value-type="float" office:value="-0.0000000251392377355565" calcext:value-type="float">
            <text:p>-2.51392377355565E-0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0.000178541483518391" calcext:value-type="float">
            <text:p>1.79E-004</text:p>
          </table:table-cell>
          <table:table-cell table:formula="of:=[.D135]*([.$D$31]^[.B135])" office:value-type="float" office:value="-0.0000138833857583796" calcext:value-type="float">
            <text:p>-1.38833857583796E-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282109172326" calcext:value-type="float">
            <text:p>-0.0242821092</text:p>
          </table:table-cell>
          <table:table-cell table:formula="of:=[.D136]*([.$D$31]^[.B136])" office:value-type="float" office:value="-0.00314696134873154" calcext:value-type="float">
            <text:p>-0.00314696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260433685245" calcext:value-type="float">
            <text:p>1.7326043369</text:p>
          </table:table-cell>
          <table:table-cell table:formula="of:=[.D137]*([.$D$31]^[.B137])" office:value-type="float" office:value="-0.374242536759959" calcext:value-type="float">
            <text:p>-0.37424253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34902897739" calcext:value-type="float">
            <text:p>-68.2934902898</text:p>
          </table:table-cell>
          <table:table-cell table:formula="of:=[.D138]*([.$D$31]^[.B138])" office:value-type="float" office:value="-24.5856565043111" calcext:value-type="float">
            <text:p>-24.5856565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407.0338248814" calcext:value-type="float">
            <text:p>1.41E+003</text:p>
          </table:table-cell>
          <table:table-cell table:formula="of:=[.D139]*([.$D$31]^[.B139])" office:value-type="float" office:value="-844.220294928712" calcext:value-type="float">
            <text:p>-844.22029492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4" office:value-type="float" office:value="-11667.0002435697" calcext:value-type="float">
            <text:p>-1.17E+004</text:p>
          </table:table-cell>
          <table:table-cell table:formula="of:=[.D140]*([.$D$31]^[.B140])" office:value-type="float" office:value="-11667.0002435697" calcext:value-type="float">
            <text:p>-11667.000243569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34:.E140])" office:value-type="float" office:value="-12536.1835984094" calcext:value-type="float">
            <text:p>-12536.1835984094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6"/>
        <table:table-column table:style-name="co1" table:default-cell-style-name="ce15"/>
        <table:table-column table:style-name="co5" table:visibility="collapse" table:default-cell-style-name="ce15"/>
        <table:table-column table:style-name="co5" table:default-cell-style-name="ce22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0.216510326318059" calcext:value-type="float">
            <text:p>-0.2165103263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0.216510326318059" calcext:value-type="float">
            <text:p>-2.165103E-001</text:p>
          </table:table-cell>
          <table:table-cell/>
          <table:table-cell table:style-name="ce21" office:value-type="float" office:value="-0.215395984382357" calcext:value-type="float">
            <text:p>-0.2153959844</text:p>
          </table:table-cell>
          <table:table-cell/>
          <table:table-cell table:formula="of:=[.G1]/[.I1]" office:value-type="float" office:value="1.00517345733672" calcext:value-type="float">
            <text:p>1.0051734573</text:p>
          </table:table-cell>
          <table:table-cell table:formula="of:=[.I1]-[.G1]" office:value-type="float" office:value="0.00111434193570201" calcext:value-type="float">
            <text:p>0.00111434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0.0600403222403303" calcext:value-type="float">
            <text:p>0.0600403222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0.0600403222403303" calcext:value-type="float">
            <text:p>6.004032E-002</text:p>
          </table:table-cell>
          <table:table-cell/>
          <table:table-cell table:style-name="ce21" office:value-type="float" office:value="0.064058481074928" calcext:value-type="float">
            <text:p>0.0640584811</text:p>
          </table:table-cell>
          <table:table-cell/>
          <table:table-cell table:formula="of:=[.G2]/[.I2]" office:value-type="float" office:value="0.937273585524175" calcext:value-type="float">
            <text:p>0.9372735855</text:p>
          </table:table-cell>
          <table:table-cell table:formula="of:=[.I2]-[.G2]" office:value-type="float" office:value="0.00401815883459773" calcext:value-type="float">
            <text:p>0.0040181588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21" office:value-type="float" office:value="0.00159941943115913" calcext:value-type="float">
            <text:p>0.0015994194</text:p>
          </table:table-cell>
          <table:table-cell/>
          <table:table-cell table:formula="of:=[.G3]/[.I3]" office:value-type="float" office:value="0" calcext:value-type="float">
            <text:p>0</text:p>
          </table:table-cell>
          <table:table-cell table:formula="of:=[.I3]-[.G3]" office:value-type="float" office:value="0.00159941943115913" calcext:value-type="float">
            <text:p>0.0015994194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2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-0.000926781702099651" calcext:value-type="float">
            <text:p>-0.0009267817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-0.000926781702099651" calcext:value-type="float">
            <text:p>-9.267817E-004</text:p>
          </table:table-cell>
          <table:table-cell/>
          <table:table-cell table:style-name="ce21" office:value-type="float" office:value="0.00490652057929205" calcext:value-type="float">
            <text:p>0.0049065206</text:p>
          </table:table-cell>
          <table:table-cell/>
          <table:table-cell table:formula="of:=[.G4]/[.I4]" office:value-type="float" office:value="-0.188887764174704" calcext:value-type="float">
            <text:p>-0.1888877642</text:p>
          </table:table-cell>
          <table:table-cell table:formula="of:=[.I4]-[.G4]" office:value-type="float" office:value="0.0058333022813917" calcext:value-type="float">
            <text:p>0.0058333023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table:formula="of:=[x.O4]" office:value-type="float" office:value="-4.17211976343584" calcext:value-type="float">
            <text:p>-4.17211976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2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-0.00334205082950763" calcext:value-type="float">
            <text:p>-0.0033420508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-0.00334205082950763" calcext:value-type="float">
            <text:p>-3.342051E-003</text:p>
          </table:table-cell>
          <table:table-cell/>
          <table:table-cell table:style-name="ce21" office:value-type="float" office:value="0.0176931656780416" calcext:value-type="float">
            <text:p>0.0176931657</text:p>
          </table:table-cell>
          <table:table-cell/>
          <table:table-cell table:formula="of:=[.G5]/[.I5]" office:value-type="float" office:value="-0.18888936498545" calcext:value-type="float">
            <text:p>-0.188889365</text:p>
          </table:table-cell>
          <table:table-cell table:formula="of:=[.I5]-[.G5]" office:value-type="float" office:value="0.0210352165075492" calcext:value-type="float">
            <text:p>0.0210352165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table:formula="of:=[x.O5]" office:value-type="float" office:value="-0.096179484326282" calcext:value-type="float">
            <text:p>-0.0961794843</text:p>
          </table:table-cell>
          <table:table-cell table:formula="of:=[x.D31]" office:value-type="float" office:value="-0.599999999999909" calcext:value-type="float">
            <text:p>-0.6</text:p>
          </table:table-cell>
          <table:table-cell table:formula="of:=[.Q5]" office:value-type="float" office:value="-0.599999999999909" calcext:value-type="float">
            <text:p>-0.6</text:p>
          </table:table-cell>
          <table:table-cell table:formula="of:=[.P5]" office:value-type="float" office:value="-0.096179484326282" calcext:value-type="float">
            <text:p>-0.09617948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 table:formula="of:=-[.E62]*([x.D3]/[x.D9])+[x.D49]*(COS([x.D12])*COS([x.D13])*COS([x.D14])+SIN([x.D12])*SIN([x.D14]))-[.Q20]*SIN([x.D12])*SIN([x.D13])+[.Q21]*(COS([x.D12])*COS([x.D13])*SIN([x.D14])-SIN([x.D12])*COS([x.D14]))" office:value-type="float" office:value="-0.0013313071095667" calcext:value-type="float">
            <text:p>-0.001331307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0.0013313071095667" calcext:value-type="float">
            <text:p>-1.331307E-003</text:p>
          </table:table-cell>
          <table:table-cell/>
          <table:table-cell table:style-name="ce21" office:value-type="float" office:value="0.00704756714860518" calcext:value-type="float">
            <text:p>0.0070475671</text:p>
          </table:table-cell>
          <table:table-cell/>
          <table:table-cell table:formula="of:=[.G6]/[.I6]" office:value-type="float" office:value="-0.1889030755571" calcext:value-type="float">
            <text:p>-0.1889030756</text:p>
          </table:table-cell>
          <table:table-cell table:formula="of:=[.I6]-[.G6]" office:value-type="float" office:value="0.00837887425817188" calcext:value-type="float">
            <text:p>0.0083788743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30" table:formula="of:=[x.O6]" office:value-type="float" office:value="0.001413771036602" calcext:value-type="float">
            <text:p>1.41E-003</text:p>
          </table:table-cell>
          <table:table-cell table:formula="of:=[.Q5]*[.R6]" office:value-type="float" office:value="0.359999999999891" calcext:value-type="float">
            <text:p>0.36</text:p>
          </table:table-cell>
          <table:table-cell table:formula="of:=[.R5]" office:value-type="float" office:value="-0.599999999999909" calcext:value-type="float">
            <text:p>-0.6</text:p>
          </table:table-cell>
          <table:table-cell table:formula="of:=[.P6]*[.Q5]*[.O6]" office:value-type="float" office:value="-0.00169652524392214" calcext:value-type="float">
            <text:p>-0.00169652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[x.E91]/([x.E85]*[x.E92])" office:value-type="float" office:value="-0" calcext:value-type="float">
            <text:p>0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0" calcext:value-type="float">
            <text:p>-0.000000E+000</text:p>
          </table:table-cell>
          <table:table-cell/>
          <table:table-cell table:style-name="ce21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0" calcext:value-type="float">
            <text:p>0</text:p>
          </table:table-cell>
          <table:table-cell table:formula="of:=[.I7]-[.G7]" office:value-type="float" office:value="-1.64470356931924" calcext:value-type="float">
            <text:p>-1.64470356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0" table:formula="of:=[x.O7]" office:value-type="float" office:value="-0.0000960350453694029" calcext:value-type="float">
            <text:p>-9.60E-005</text:p>
          </table:table-cell>
          <table:table-cell table:formula="of:=[.Q6]*[.R7]" office:value-type="float" office:value="-0.215999999999902" calcext:value-type="float">
            <text:p>-0.216</text:p>
          </table:table-cell>
          <table:table-cell table:formula="of:=[.R6]" office:value-type="float" office:value="-0.599999999999909" calcext:value-type="float">
            <text:p>-0.6</text:p>
          </table:table-cell>
          <table:table-cell table:formula="of:=[.P7]*[.Q6]*[.O7]" office:value-type="float" office:value="-0.000103717848998924" calcext:value-type="float">
            <text:p>-0.00010371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style-name="ce11" table:formula="of:=[x.D26]" office:value-type="float" office:value="0" calcext:value-type="float">
            <text:p>0.00000000000000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21" office:value-type="float" office:value="30.3279778291199" calcext:value-type="float">
            <text:p>30.3279778291</text:p>
          </table:table-cell>
          <table:table-cell/>
          <table:table-cell table:formula="of:=[.G8]/[.I8]" office:value-type="float" office:value="0" calcext:value-type="float">
            <text:p>0</text:p>
          </table:table-cell>
          <table:table-cell table:formula="of:=[.I8]-[.G8]" office:value-type="float" office:value="30.3279778291199" calcext:value-type="float">
            <text:p>30.327977829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0" table:formula="of:=[x.O8]" office:value-type="float" office:value="0.00000227292317746556" calcext:value-type="float">
            <text:p>2.27E-006</text:p>
          </table:table-cell>
          <table:table-cell table:formula="of:=[.Q7]*[.R8]" office:value-type="float" office:value="0.129599999999921" calcext:value-type="float">
            <text:p>0.1296</text:p>
          </table:table-cell>
          <table:table-cell table:formula="of:=[.R7]" office:value-type="float" office:value="-0.599999999999909" calcext:value-type="float">
            <text:p>-0.6</text:p>
          </table:table-cell>
          <table:table-cell table:formula="of:=[.P8]*[.Q7]*[.O8]" office:value-type="float" office:value="-0.00000196380562532935" calcext:value-type="float">
            <text:p>-1.96380562532935E-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21" office:value-type="float" office:value="154463.443324022" calcext:value-type="float">
            <text:p>154463.443324022</text:p>
          </table:table-cell>
          <table:table-cell/>
          <table:table-cell table:formula="of:=[.G9]/[.I9]" office:value-type="float" office:value="0" calcext:value-type="float">
            <text:p>0</text:p>
          </table:table-cell>
          <table:table-cell table:formula="of:=[.I9]-[.G9]" office:value-type="float" office:value="154463.443324022" calcext:value-type="float">
            <text:p>154463.4433240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0" table:formula="of:=[x.O9]" office:value-type="float" office:value="-0.0000000288377581462215" calcext:value-type="float">
            <text:p>-2.88E-008</text:p>
          </table:table-cell>
          <table:table-cell table:formula="of:=[.Q8]*[.R9]" office:value-type="float" office:value="-0.0777599999999411" calcext:value-type="float">
            <text:p>-0.07776</text:p>
          </table:table-cell>
          <table:table-cell table:formula="of:=[.R8]" office:value-type="float" office:value="-0.599999999999909" calcext:value-type="float">
            <text:p>-0.6</text:p>
          </table:table-cell>
          <table:table-cell table:formula="of:=[.P9]*[.Q8]*[.O9]" office:value-type="float" office:value="-0.0000000186868672787402" calcext:value-type="float">
            <text:p>-1.86868672787402E-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0" table:formula="of:=[x.O10]" office:value-type="float" office:value="0.000000000214591217724771" calcext:value-type="float">
            <text:p>2.15E-010</text:p>
          </table:table-cell>
          <table:table-cell table:formula="of:=[.Q9]*[.R10]" office:value-type="float" office:value="0.0466559999999576" calcext:value-type="float">
            <text:p>0.046656</text:p>
          </table:table-cell>
          <table:table-cell table:formula="of:=[.R9]" office:value-type="float" office:value="-0.599999999999909" calcext:value-type="float">
            <text:p>-0.6</text:p>
          </table:table-cell>
          <table:table-cell table:formula="of:=[.P10]*[.Q9]*[.O10]" office:value-type="float" office:value="-0.000000000100119678541593" calcext:value-type="float">
            <text:p>-1.00119678541593E-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0" calcext:value-type="float">
            <text:p>0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" calcext:value-type="float">
            <text:p>0.000000E+000</text:p>
          </table:table-cell>
          <table:table-cell/>
          <table:table-cell table:style-name="ce21" office:value-type="float" office:value="-0.0000000000299626095961146" calcext:value-type="float">
            <text:p>-2.99626095961146E-011</text:p>
          </table:table-cell>
          <table:table-cell/>
          <table:table-cell table:formula="of:=[.G11]/[.I11]" office:value-type="float" office:value="-0" calcext:value-type="float">
            <text:p>0</text:p>
          </table:table-cell>
          <table:table-cell table:formula="of:=[.I11]-[.G11]" office:value-type="float" office:value="-0.0000000000299626095961146" calcext:value-type="float">
            <text:p>-2.99626095961146E-011</text:p>
          </table:table-cell>
          <table:table-cell office:value-type="string" calcext:value-type="string">
            <text:p>---</text:p>
          </table:table-cell>
          <table:table-cell/>
          <table:table-cell office:value-type="float" office:value="7" calcext:value-type="float">
            <text:p>7</text:p>
          </table:table-cell>
          <table:table-cell table:style-name="ce30" table:formula="of:=[x.O11]" office:value-type="float" office:value="-0.000000000000962025850440953" calcext:value-type="float">
            <text:p>-9.62E-013</text:p>
          </table:table-cell>
          <table:table-cell table:formula="of:=[.Q10]*[.R11]" office:value-type="float" office:value="-0.0279935999999703" calcext:value-type="float">
            <text:p>-0.0279936</text:p>
          </table:table-cell>
          <table:table-cell table:formula="of:=[.R10]" office:value-type="float" office:value="-0.599999999999909" calcext:value-type="float">
            <text:p>-0.6</text:p>
          </table:table-cell>
          <table:table-cell table:formula="of:=[.P11]*[.Q10]*[.O11]" office:value-type="float" office:value="-0.000000000000314189946546926" calcext:value-type="float">
            <text:p>-3.14189946546926E-0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21" office:value-type="float" office:value="-0.000000000336169315695291" calcext:value-type="float">
            <text:p>-3.36169315695291E-010</text:p>
          </table:table-cell>
          <table:table-cell/>
          <table:table-cell table:formula="of:=[.G12]/[.I12]" office:value-type="float" office:value="-0" calcext:value-type="float">
            <text:p>0</text:p>
          </table:table-cell>
          <table:table-cell table:formula="of:=[.I12]-[.G12]" office:value-type="float" office:value="-0.000000000336169315695291" calcext:value-type="float">
            <text:p>-3.36169315695291E-0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0" table:formula="of:=[x.O12]" office:value-type="float" office:value="2.55880921611952E-015" calcext:value-type="float">
            <text:p>2.56E-015</text:p>
          </table:table-cell>
          <table:table-cell table:formula="of:=[.Q11]*[.R12]" office:value-type="float" office:value="0.0167961599999796" calcext:value-type="float">
            <text:p>0.01679616</text:p>
          </table:table-cell>
          <table:table-cell table:formula="of:=[.R11]" office:value-type="float" office:value="-0.599999999999909" calcext:value-type="float">
            <text:p>-0.6</text:p>
          </table:table-cell>
          <table:table-cell table:formula="of:=[.P12]*[.Q11]*[.O12]" office:value-type="float" office:value="-5.73042253378299E-016" calcext:value-type="float">
            <text:p>-5.73042253378299E-016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2" table:formula="of:=([x.D24]*[.D48]-[x.D48]*[.D24])/([x.D48]*[x.D48]+[x.D24]*[x.D24])" office:value-type="string" office:string-value="" calcext:value-type="error">
            <text:p>#DIV/0!</text:p>
          </table:table-cell>
          <table:table-cell table:style-name="ce16" table:formula="of:=[.F13]-17" office:value-type="float" office:value="24" calcext:value-type="float">
            <text:p>24</text:p>
          </table:table-cell>
          <table:table-cell table:style-name="ce16" office:value-type="float" office:value="41" calcext:value-type="float">
            <text:p>41</text:p>
          </table:table-cell>
          <table:table-cell table:style-name="ce23" table:formula="of:=[.D13]" office:value-type="string" office:string-value="" calcext:value-type="error">
            <text:p>#DIV/0!</text:p>
          </table:table-cell>
          <table:table-cell table:style-name="ce3"/>
          <table:table-cell table:style-name="ce21" office:value-type="float" office:value="0.101122957801094" calcext:value-type="float">
            <text:p>0.1011229578</text:p>
          </table:table-cell>
          <table:table-cell table:style-name="ce3"/>
          <table:table-cell table:style-name="ce3" table:formula="of:=[.G13]/[.I13]" office:value-type="string" office:string-value="" calcext:value-type="error">
            <text:p>#DIV/0!</text:p>
          </table:table-cell>
          <table:table-cell table:style-name="ce3" table:formula="of:=[.I13]-[.G13]" office:value-type="string" office:string-value="" calcext:value-type="error">
            <text:p>#DIV/0!</text:p>
          </table:table-cell>
          <table:table-cell table:style-name="ce3" office:value-type="string" calcext:value-type="string">
            <text:p>klopt</text:p>
          </table:table-cell>
          <table:table-cell table:style-name="ce27" table:formula="of:=([x.D24]*[.D48]-[x.D48]*[.D24])/([x.D48]^2+[x.D24]^2)" office:value-type="string" office:string-value="" calcext:value-type="error">
            <text:p>#DIV/0!</text:p>
          </table:table-cell>
          <table:table-cell table:style-name="ce3" office:value-type="float" office:value="9" calcext:value-type="float">
            <text:p>9</text:p>
          </table:table-cell>
          <table:table-cell table:style-name="ce30" table:formula="of:=[x.O13]" office:value-type="float" office:value="-3.72411889342565E-018" calcext:value-type="float">
            <text:p>-3.72E-018</text:p>
          </table:table-cell>
          <table:table-cell table:style-name="ce3" table:formula="of:=[.Q12]*[.R13]" office:value-type="float" office:value="-0.0100776959999863" calcext:value-type="float">
            <text:p>-0.010077696</text:p>
          </table:table-cell>
          <table:table-cell table:style-name="ce3" table:formula="of:=[.R12]" office:value-type="float" office:value="-0.599999999999909" calcext:value-type="float">
            <text:p>-0.6</text:p>
          </table:table-cell>
          <table:table-cell table:style-name="ce3" table:formula="of:=[.P13]*[.Q12]*[.O13]" office:value-type="float" office:value="-5.62958071136319E-019" calcext:value-type="float">
            <text:p>-5.62958071136319E-019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23]/SQRT(1-[x.D23]*[x.D23])" office:value-type="string" office:string-value="" calcext:value-type="error">
            <text:p>#DIV/0!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string" office:string-value="" calcext:value-type="error">
            <text:p>#DIV/0!</text:p>
          </table:table-cell>
          <table:table-cell/>
          <table:table-cell table:style-name="ce21" office:value-type="float" office:value="-0.0171888204182281" calcext:value-type="float">
            <text:p>-0.0171888204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string" office:string-value="" calcext:value-type="error">
            <text:p>#DIV/0!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30" table:formula="of:=[x.O14]" office:value-type="float" office:value="2.28744710937326E-021" calcext:value-type="float">
            <text:p>2.29E-021</text:p>
          </table:table-cell>
          <table:table-cell table:formula="of:=[.Q13]*[.R14]" office:value-type="float" office:value="0.00604661759999083" calcext:value-type="float">
            <text:p>0.0060466176</text:p>
          </table:table-cell>
          <table:table-cell table:formula="of:=[.R13]" office:value-type="float" office:value="-0.599999999999909" calcext:value-type="float">
            <text:p>-0.6</text:p>
          </table:table-cell>
          <table:table-cell table:formula="of:=[.P14]*[.Q13]*[.O14]" office:value-type="float" office:value="-2.3052196584311E-022" calcext:value-type="float">
            <text:p>-2.3052196584311E-0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2*[x.D35]*[.D35]+[.D21]-2*[.D43])/(2*[x.D15])" office:value-type="string" office:string-value="" calcext:value-type="error">
            <text:p>#DIV/0!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string" office:string-value="" calcext:value-type="error">
            <text:p>#DIV/0!</text:p>
          </table:table-cell>
          <table:table-cell/>
          <table:table-cell table:style-name="ce21" office:value-type="float" office:value="0.0196818531808662" calcext:value-type="float">
            <text:p>0.0196818532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string" office:string-value="" calcext:value-type="error">
            <text:p>#DIV/0!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979817100121301" calcext:value-type="float">
            <text:p>-0.097981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string" office:string-value="" calcext:value-type="error">
            <text:p>#DIV/0!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string" office:string-value="" calcext:value-type="error">
            <text:p>#DIV/0!</text:p>
          </table:table-cell>
          <table:table-cell/>
          <table:table-cell table:style-name="ce21" office:value-type="float" office:value="0.0171888204145574" calcext:value-type="float">
            <text:p>0.0171888204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 table:visibility="collapse">
          <table:table-cell table:style-name="ce4" office:value-type="string" calcext:value-type="string">
            <text:p>u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9" table:formula="of:=[x.D16]*[.D15]+[x.D15]*[.D16]" office:value-type="string" office:string-value="" calcext:value-type="error">
            <text:p>#DIV/0!</text:p>
          </table:table-cell>
          <table:table-cell table:style-name="ce17" table:formula="of:=[.F17]-17" office:value-type="float" office:value="22" calcext:value-type="float">
            <text:p>22</text:p>
          </table:table-cell>
          <table:table-cell table:style-name="ce17" office:value-type="float" office:value="39" calcext:value-type="float">
            <text:p>39</text:p>
          </table:table-cell>
          <table:table-cell table:style-name="ce24" table:formula="of:=[.D17]" office:value-type="string" office:string-value="" calcext:value-type="error">
            <text:p>#DIV/0!</text:p>
          </table:table-cell>
          <table:table-cell table:style-name="ce4"/>
          <table:table-cell table:style-name="ce21" office:value-type="float" office:value="0" calcext:value-type="float">
            <text:p>0</text:p>
          </table:table-cell>
          <table:table-cell table:style-name="ce4"/>
          <table:table-cell table:style-name="ce4" table:formula="of:=[.G17]/[.I17]" office:value-type="string" office:string-value="" calcext:value-type="error">
            <text:p>#DIV/0!</text:p>
          </table:table-cell>
          <table:table-cell table:style-name="ce4" table:formula="of:=[.I17]-[.G17]" office:value-type="string" office:string-value="" calcext:value-type="error">
            <text:p>#DIV/0!</text:p>
          </table:table-cell>
          <table:table-cell table:style-name="ce4" table:number-columns-repeated="1012"/>
        </table:table-row>
        <table:table-row table:style-name="ro1" table:visibility="collapse">
          <table:table-cell table:style-name="ce4" office:value-type="string" calcext:value-type="string">
            <text:p>u</text:p>
          </table:table-cell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9" table:formula="of:=[x.D20]*[.D24]+[x.D24]*[x.D25]" office:value-type="float" office:value="-0.00000570714966364139" calcext:value-type="float">
            <text:p>-5.70714966364139E-006</text:p>
          </table:table-cell>
          <table:table-cell table:style-name="ce17" table:formula="of:=[.F18]-17" office:value-type="float" office:value="12" calcext:value-type="float">
            <text:p>12</text:p>
          </table:table-cell>
          <table:table-cell table:style-name="ce17" office:value-type="float" office:value="29" calcext:value-type="float">
            <text:p>29</text:p>
          </table:table-cell>
          <table:table-cell table:style-name="ce24" table:formula="of:=[.D18]" office:value-type="float" office:value="-0.00000570714966364139" calcext:value-type="float">
            <text:p>-5.707150E-006</text:p>
          </table:table-cell>
          <table:table-cell table:style-name="ce4"/>
          <table:table-cell table:style-name="ce21" office:value-type="float" office:value="0" calcext:value-type="float">
            <text:p>0</text:p>
          </table:table-cell>
          <table:table-cell table:style-name="ce4"/>
          <table:table-cell table:style-name="ce4" table:formula="of:=[.G18]/[.I18]" office:value-type="string" office:string-value="" calcext:value-type="error">
            <text:p>#DIV/0!</text:p>
          </table:table-cell>
          <table:table-cell table:style-name="ce4" table:formula="of:=[.I18]-[.G18]" office:value-type="float" office:value="0.00000570714966364139" calcext:value-type="float">
            <text:p>5.70714966364139E-006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8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21" office:value-type="float" office:value="26.4356220999646" calcext:value-type="float">
            <text:p>26.4356221</text:p>
          </table:table-cell>
          <table:table-cell/>
          <table:table-cell table:formula="of:=[.G19]/[.I19]" office:value-type="float" office:value="0" calcext:value-type="float">
            <text:p>0</text:p>
          </table:table-cell>
          <table:table-cell table:formula="of:=[.I19]-[.G19]" office:value-type="float" office:value="26.4356220999646" calcext:value-type="float">
            <text:p>26.43562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21" office:value-type="float" office:value="0.0044660384655261" calcext:value-type="float">
            <text:p>0.0044660385</text:p>
          </table:table-cell>
          <table:table-cell/>
          <table:table-cell table:formula="of:=[.G20]/[.I20]" office:value-type="float" office:value="0" calcext:value-type="float">
            <text:p>0</text:p>
          </table:table-cell>
          <table:table-cell table:formula="of:=[.I20]-[.G20]" office:value-type="float" office:value="0.0044660384655261" calcext:value-type="float">
            <text:p>0.0044660385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21" office:value-type="float" office:value="0.000175649009026729" calcext:value-type="float">
            <text:p>0.000175649</text:p>
          </table:table-cell>
          <table:table-cell/>
          <table:table-cell table:formula="of:=[.G21]/[.I21]" office:value-type="float" office:value="0" calcext:value-type="float">
            <text:p>0</text:p>
          </table:table-cell>
          <table:table-cell table:formula="of:=[.I21]-[.G21]" office:value-type="float" office:value="0.000175649009026729" calcext:value-type="float">
            <text:p>0.000175649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4" office:value-type="string" calcext:value-type="string">
            <text:p>u</text:p>
          </table:table-cell>
          <table:table-cell table:style-name="ce4" office:value-type="float" office:value="22" calcext:value-type="float">
            <text:p>22</text:p>
          </table:table-cell>
          <table:table-cell table:style-name="ce4"/>
          <table:table-cell table:style-name="ce9" office:value-type="float" office:value="0" calcext:value-type="float">
            <text:p>0</text:p>
          </table:table-cell>
          <table:table-cell table:style-name="ce17" table:formula="of:=[.F22]-17" office:value-type="float" office:value="23" calcext:value-type="float">
            <text:p>23</text:p>
          </table:table-cell>
          <table:table-cell table:style-name="ce17" office:value-type="float" office:value="40" calcext:value-type="float">
            <text:p>40</text:p>
          </table:table-cell>
          <table:table-cell table:style-name="ce24" table:formula="of:=[.D22]" office:value-type="float" office:value="0" calcext:value-type="float">
            <text:p>0.000000E+000</text:p>
          </table:table-cell>
          <table:table-cell table:style-name="ce4"/>
          <table:table-cell table:style-name="ce21" office:value-type="float" office:value="0" calcext:value-type="float">
            <text:p>0</text:p>
          </table:table-cell>
          <table:table-cell table:style-name="ce4"/>
          <table:table-cell table:style-name="ce4" table:formula="of:=[.G22]/[.I22]" office:value-type="string" office:string-value="" calcext:value-type="error">
            <text:p>#DIV/0!</text:p>
          </table:table-cell>
          <table:table-cell table:style-name="ce4" table:formula="of:=[.I22]-[.G22]" office:value-type="float" office:value="0" calcext:value-type="float">
            <text:p>0</text:p>
          </table:table-cell>
          <table:table-cell table:style-name="ce4" office:value-type="string" calcext:value-type="string">
            <text:p>klopt</text:p>
          </table:table-cell>
          <table:table-cell table:style-name="ce4" table:formula="of:=([x.D17]*[.D18]-[x.D18]*[.D17])/([x.D17]^2)" office:value-type="string" office:string-value="" calcext:value-type="error">
            <text:p>#DIV/0!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8" table:formula="of:=([x.D15]*[.D25]-[x.D25]*[.D15])/([x.D15]*[x.D15])" office:value-type="string" office:string-value="" calcext:value-type="error">
            <text:p>#DIV/0!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string" office:string-value="" calcext:value-type="error">
            <text:p>#DIV/0!</text:p>
          </table:table-cell>
          <table:table-cell/>
          <table:table-cell table:style-name="ce21" office:value-type="float" office:value="-0.000000355229671513993" calcext:value-type="float">
            <text:p>-3.55229671513993E-007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string" office:string-value="" calcext:value-type="error">
            <text:p>#DIV/0!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000168084751830164" calcext:value-type="float">
            <text:p>-1.68084751830164E-009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000168084751830164" calcext:value-type="float">
            <text:p>-1.680848E-009</text:p>
          </table:table-cell>
          <table:table-cell/>
          <table:table-cell table:style-name="ce21" office:value-type="float" office:value="-0.00000000182267026963714" calcext:value-type="float">
            <text:p>-1.82267026963714E-009</text:p>
          </table:table-cell>
          <table:table-cell/>
          <table:table-cell table:formula="of:=[.G24]/[.I24]" office:value-type="float" office:value="0.922189573342997" calcext:value-type="float">
            <text:p>0.9221895733</text:p>
          </table:table-cell>
          <table:table-cell table:formula="of:=[.I24]-[.G24]" office:value-type="float" office:value="-0.000000000141822751335501" calcext:value-type="float">
            <text:p>-1.41822751335501E-0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1" table:formula="of:=(2*[x.D8]*[.D26]-[x.D26]^2)/(4*[x.D9])" office:value-type="float" office:value="-0.00370004914789966" calcext:value-type="float">
            <text:p>-0.003700049147900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-0.00370004914789966" calcext:value-type="float">
            <text:p>-3.700049E-003</text:p>
          </table:table-cell>
          <table:table-cell/>
          <table:table-cell table:style-name="ce21" office:value-type="float" office:value="0.0196818515901938" calcext:value-type="float">
            <text:p>0.0196818516</text:p>
          </table:table-cell>
          <table:table-cell/>
          <table:table-cell table:formula="of:=[.G25]/[.I25]" office:value-type="float" office:value="-0.187992940143048" calcext:value-type="float">
            <text:p>-0.1879929401</text:p>
          </table:table-cell>
          <table:table-cell table:formula="of:=[.I25]-[.G25]" office:value-type="float" office:value="0.0233819007380935" calcext:value-type="float">
            <text:p>0.02338190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-25.126293753557" calcext:value-type="float">
            <text:p>-25.1262937536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-25.126293753557" calcext:value-type="float">
            <text:p>-2.512629E+001</text:p>
          </table:table-cell>
          <table:table-cell/>
          <table:table-cell table:style-name="ce21" office:value-type="float" office:value="133.655574493098" calcext:value-type="float">
            <text:p>133.6555744931</text:p>
          </table:table-cell>
          <table:table-cell/>
          <table:table-cell table:formula="of:=[.G26]/[.I26]" office:value-type="float" office:value="-0.187992860371526" calcext:value-type="float">
            <text:p>-0.1879928604</text:p>
          </table:table-cell>
          <table:table-cell table:formula="of:=[.I26]-[.D26]" office:value-type="float" office:value="158.781868246655" calcext:value-type="float">
            <text:p>158.7818682467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x.E86]*[x.D15]*([x.D15]*([x.D29]*[.D28]+[x.D28]*[.D29])+2*[x.D28]*[x.D29]*[.D15])" office:value-type="string" office:string-value="" calcext:value-type="error">
            <text:p>#DIV/0!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string" office:string-value="" calcext:value-type="error">
            <text:p>#DIV/0!</text:p>
          </table:table-cell>
          <table:table-cell/>
          <table:table-cell table:style-name="ce21" office:value-type="float" office:value="0.0000000000000261447084289373" calcext:value-type="float">
            <text:p>2.61447084289373E-014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0.000200657808747202" calcext:value-type="float">
            <text:p>0.0002006578</text:p>
          </table:table-cell>
          <table:table-cell table:style-name="ce21" office:value-type="float" office:value="-1060.50600304257" calcext:value-type="float">
            <text:p>-1060.5060030426</text:p>
          </table:table-cell>
          <table:table-cell table:formula="of:=[.O27]/[.P27]" office:value-type="float" office:value="-0.00000018920949826924" calcext:value-type="float">
            <text:p>-1.8920949826924E-007</text:p>
          </table:table-cell>
          <table:table-cell table:formula="of:=[.P27]-[.O27]" office:value-type="float" office:value="-1060.50620370038" calcext:value-type="float">
            <text:p>-1060.50620370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21" office:value-type="float" office:value="-0.0000071516618794704" calcext:value-type="float">
            <text:p>-7.1516618794704E-006</text:p>
          </table:table-cell>
          <table:table-cell/>
          <table:table-cell table:formula="of:=[.G28]/[.I28]" office:value-type="float" office:value="0" calcext:value-type="float">
            <text:p>0</text:p>
          </table:table-cell>
          <table:table-cell table:formula="of:=[.I28]-[.G28]" office:value-type="float" office:value="-0.0000071516618794704" calcext:value-type="float">
            <text:p>-7.1516618794704E-006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-0.000200657808747202" calcext:value-type="float">
            <text:p>-0.0002006578</text:p>
          </table:table-cell>
          <table:table-cell table:style-name="ce21" office:value-type="float" office:value="1060.50600304257" calcext:value-type="float">
            <text:p>1060.5060030426</text:p>
          </table:table-cell>
          <table:table-cell table:formula="of:=[.O28]/[.P28]" office:value-type="float" office:value="-0.00000018920949826924" calcext:value-type="float">
            <text:p>-1.8920949826924E-007</text:p>
          </table:table-cell>
          <table:table-cell table:formula="of:=[.P28]-[.O28]" office:value-type="float" office:value="1060.50620370038" calcext:value-type="float">
            <text:p>1060.50620370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21" office:value-type="float" office:value="-0.000437584010242554" calcext:value-type="float">
            <text:p>-0.000437584</text:p>
          </table:table-cell>
          <table:table-cell/>
          <table:table-cell table:formula="of:=[.G30]/[.I30]" office:value-type="float" office:value="0" calcext:value-type="float">
            <text:p>0</text:p>
          </table:table-cell>
          <table:table-cell table:formula="of:=[.I30]-[.G30]" office:value-type="float" office:value="-0.000437584010242554" calcext:value-type="float">
            <text:p>-0.000437584</text:p>
          </table:table-cell>
          <table:table-cell table:number-columns-repeated="3"/>
          <table:table-cell table:style-name="ce21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21" office:value-type="float" office:value="0.0044660384655261" calcext:value-type="float">
            <text:p>0.0044660385</text:p>
          </table:table-cell>
          <table:table-cell/>
          <table:table-cell table:formula="of:=[.G31]/[.I31]" office:value-type="float" office:value="0" calcext:value-type="float">
            <text:p>0</text:p>
          </table:table-cell>
          <table:table-cell table:formula="of:=[.I31]-[.G31]" office:value-type="float" office:value="0.0044660384655261" calcext:value-type="float">
            <text:p>0.0044660385</text:p>
          </table:table-cell>
          <table:table-cell table:number-columns-repeated="3"/>
          <table:table-cell table:style-name="ce21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string" office:string-value="" calcext:value-type="error">
            <text:p>#DIV/0!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string" office:string-value="" calcext:value-type="error">
            <text:p>#DIV/0!</text:p>
          </table:table-cell>
          <table:table-cell/>
          <table:table-cell table:style-name="ce21" office:value-type="float" office:value="0.0279022396555319" calcext:value-type="float">
            <text:p>0.0279022397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u25 split</text:p>
          </table:table-cell>
          <table:table-cell table:style-name="ce25" table:formula="of:=(2*[x.D8]*[.D26]-[x.D26]^2)/(4*[x.D9])" office:value-type="float" office:value="-0.00370004914789966" calcext:value-type="float">
            <text:p>-0.0037000491</text:p>
          </table:table-cell>
          <table:table-cell table:style-name="ce21" table:formula="of:=[.I25]" office:value-type="float" office:value="0.0196818515901938" calcext:value-type="float">
            <text:p>0.0196818516</text:p>
          </table:table-cell>
          <table:table-cell table:formula="of:=[.O32]/[.P32]" office:value-type="float" office:value="-0.187992940143048" calcext:value-type="float">
            <text:p>-0.1879929401</text:p>
          </table:table-cell>
          <table:table-cell table:formula="of:=[.P32]-[.O32]" office:value-type="float" office:value="0.0233819007380935" calcext:value-type="float">
            <text:p>0.02338190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[x.E90]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21" office:value-type="float" office:value="0.0000279998140397133" calcext:value-type="float">
            <text:p>2.79998140397133E-005</text:p>
          </table:table-cell>
          <table:table-cell/>
          <table:table-cell table:formula="of:=[.G33]/[.I33]" office:value-type="float" office:value="0" calcext:value-type="float">
            <text:p>0</text:p>
          </table:table-cell>
          <table:table-cell table:formula="of:=[.I33]-[.G33]" office:value-type="float" office:value="0.0000279998140397133" calcext:value-type="float">
            <text:p>2.79998140397133E-005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-289674536.994884" calcext:value-type="float">
            <text:p>-289674536.994884</text:p>
          </table:table-cell>
          <table:table-cell table:style-name="ce21" office:value-type="float" office:value="6.91910231861319E+020" calcext:value-type="float">
            <text:p>691910231861319000000</text:p>
          </table:table-cell>
          <table:table-cell table:formula="of:=[.O33]/[.P33]" office:value-type="float" office:value="-0.000000000000418659131858226" calcext:value-type="float">
            <text:p>-4.18659131858226E-013</text:p>
          </table:table-cell>
          <table:table-cell table:formula="of:=[.P33]-[.O33]" office:value-type="float" office:value="6.91910231861609E+020" calcext:value-type="float">
            <text:p>691910231861609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12650292103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21" office:value-type="float" office:value="0.0152520863266829" calcext:value-type="float">
            <text:p>0.0152520863</text:p>
          </table:table-cell>
          <table:table-cell/>
          <table:table-cell table:formula="of:=[.G34]/[.I34]" office:value-type="float" office:value="0" calcext:value-type="float">
            <text:p>0</text:p>
          </table:table-cell>
          <table:table-cell table:formula="of:=[.I34]-[.G34]" office:value-type="float" office:value="0.0152520863266829" calcext:value-type="float">
            <text:p>0.0152520863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x.E76]*(COS([x.D12])*[x.D25]-[x.D20]*[x.D24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21" office:value-type="float" office:value="0.000000295556497632107" calcext:value-type="float">
            <text:p>2.95556497632107E-007</text:p>
          </table:table-cell>
          <table:table-cell/>
          <table:table-cell table:formula="of:=[.G35]/[.I35]" office:value-type="float" office:value="0" calcext:value-type="float">
            <text:p>0</text:p>
          </table:table-cell>
          <table:table-cell table:formula="of:=[.I35]-[.G35]" office:value-type="float" office:value="0.000000295556497632107" calcext:value-type="float">
            <text:p>2.95556497632107E-007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9144687734.664" calcext:value-type="float">
            <text:p>39144687734.664</text:p>
          </table:table-cell>
          <table:table-cell table:style-name="ce21" office:value-type="float" office:value="3.9144687734664E+019" calcext:value-type="float">
            <text:p>39144687734664000000</text:p>
          </table:table-cell>
          <table:table-cell table:formula="of:=[.O35]/[.P35]" office:value-type="float" office:value="0.000000001" calcext:value-type="float">
            <text:p>0.000000001</text:p>
          </table:table-cell>
          <table:table-cell table:formula="of:=[.P35]-[.O35]" office:value-type="float" office:value="3.91446876955193E+019" calcext:value-type="float">
            <text:p>391446876955193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21" office:value-type="float" office:value="0.000390808199758092" calcext:value-type="float">
            <text:p>0.0003908082</text:p>
          </table:table-cell>
          <table:table-cell/>
          <table:table-cell table:formula="of:=[.G36]/[.I36]" office:value-type="float" office:value="0" calcext:value-type="float">
            <text:p>0</text:p>
          </table:table-cell>
          <table:table-cell table:formula="of:=[.I36]-[.G36]" office:value-type="float" office:value="0.000390808199758092" calcext:value-type="float">
            <text:p>0.0003908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-0.0164680092387297" calcext:value-type="float">
            <text:p>-0.0164680092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-0.0164680092387297" calcext:value-type="float">
            <text:p>-1.646801E-002</text:p>
          </table:table-cell>
          <table:table-cell/>
          <table:table-cell table:style-name="ce21" office:value-type="float" office:value="0.0875472484304174" calcext:value-type="float">
            <text:p>0.0875472484</text:p>
          </table:table-cell>
          <table:table-cell/>
          <table:table-cell table:formula="of:=[.G37]/[.I37]" office:value-type="float" office:value="-0.188104246952073" calcext:value-type="float">
            <text:p>-0.188104247</text:p>
          </table:table-cell>
          <table:table-cell table:formula="of:=[.I37]-[.G37]" office:value-type="float" office:value="0.104015257669147" calcext:value-type="float">
            <text:p>0.1040152577</text:p>
          </table:table-cell>
          <table:table-cell table:number-columns-repeated="2"/>
          <table:table-cell table:formula="of:=[.O33]" office:value-type="float" office:value="-289674536.994884" calcext:value-type="float">
            <text:p>-289674536.994884</text:p>
          </table:table-cell>
          <table:table-cell table:formula="of:=[x.H8]*[.I26]" office:value-type="float" office:value="1540880523.19192" calcext:value-type="float">
            <text:p>1540880523.19192</text:p>
          </table:table-cell>
          <table:table-cell table:formula="of:=[.O37]/[.P37]" office:value-type="float" office:value="-0.187992860338598" calcext:value-type="float">
            <text:p>-0.1879928603</text:p>
          </table:table-cell>
          <table:table-cell table:formula="of:=[.P37]-[.O37]" office:value-type="float" office:value="1830555060.1868" calcext:value-type="float">
            <text:p>1830555060.18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-0.0164680092387297" calcext:value-type="float">
            <text:p>-0.0164680092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-0.0164680092387297" calcext:value-type="float">
            <text:p>-1.646801E-002</text:p>
          </table:table-cell>
          <table:table-cell/>
          <table:table-cell table:style-name="ce21" office:value-type="float" office:value="0.0875645418949801" calcext:value-type="float">
            <text:p>0.0875645419</text:p>
          </table:table-cell>
          <table:table-cell/>
          <table:table-cell table:formula="of:=[.G38]/[.I38]" office:value-type="float" office:value="-0.188067097507122" calcext:value-type="float">
            <text:p>-0.1880670975</text:p>
          </table:table-cell>
          <table:table-cell table:formula="of:=[.I38]-[.G38]" office:value-type="float" office:value="0.10403255113371" calcext:value-type="float">
            <text:p>0.1040325511</text:p>
          </table:table-cell>
          <table:table-cell table:number-columns-repeated="1012"/>
        </table:table-row>
        <table:table-row table:style-name="ro1" table:visibility="collapse">
          <table:table-cell table:style-name="ce4" office:value-type="string" calcext:value-type="string">
            <text:p>u</text:p>
          </table:table-cell>
          <table:table-cell table:style-name="ce4" office:value-type="float" office:value="39" calcext:value-type="float">
            <text:p>39</text:p>
          </table:table-cell>
          <table:table-cell table:style-name="ce4"/>
          <table:table-cell table:style-name="ce9" table:formula="of:=([x.D44]*[.D18]-[x.D18]*[.D44])/([x.D44]^2)" office:value-type="float" office:value="-0.0000254011202637701" calcext:value-type="float">
            <text:p>-2.54011202637701E-005</text:p>
          </table:table-cell>
          <table:table-cell table:style-name="ce17" table:formula="of:=[.F39]-17" office:value-type="float" office:value="14" calcext:value-type="float">
            <text:p>14</text:p>
          </table:table-cell>
          <table:table-cell table:style-name="ce17" office:value-type="float" office:value="31" calcext:value-type="float">
            <text:p>31</text:p>
          </table:table-cell>
          <table:table-cell table:style-name="ce24" table:formula="of:=[.D39]" office:value-type="float" office:value="-0.0000254011202637701" calcext:value-type="float">
            <text:p>-2.540112E-005</text:p>
          </table:table-cell>
          <table:table-cell table:style-name="ce4"/>
          <table:table-cell table:style-name="ce21" office:value-type="float" office:value="0" calcext:value-type="float">
            <text:p>0</text:p>
          </table:table-cell>
          <table:table-cell table:style-name="ce4"/>
          <table:table-cell table:style-name="ce4" table:formula="of:=[.G39]/[.I39]" office:value-type="string" office:string-value="" calcext:value-type="error">
            <text:p>#DIV/0!</text:p>
          </table:table-cell>
          <table:table-cell table:style-name="ce4" table:formula="of:=[.I39]-[.G39]" office:value-type="float" office:value="0.0000254011202637701" calcext:value-type="float">
            <text:p>2.54011202637701E-005</text:p>
          </table:table-cell>
          <table:table-cell table:style-name="ce4" table:number-columns-repeated="1012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7" table:formula="of:=([x.D24]*[.D47]-[x.D47]*[.D24])/([x.D47]^2+[x.D24]^2)" office:value-type="float" office:value="0.0000254011202637701" calcext:value-type="float">
            <text:p>2.54011202637701E-005</text:p>
          </table:table-cell>
          <table:table-cell table:style-name="ce16" table:formula="of:=[.F40]-17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23" table:formula="of:=[.D40]" office:value-type="float" office:value="0.0000254011202637701" calcext:value-type="float">
            <text:p>2.540112E-005</text:p>
          </table:table-cell>
          <table:table-cell table:style-name="ce3"/>
          <table:table-cell table:style-name="ce21" office:value-type="float" office:value="0.0000275443844684045" calcext:value-type="float">
            <text:p>2.75443844684045E-005</text:p>
          </table:table-cell>
          <table:table-cell table:style-name="ce3"/>
          <table:table-cell table:style-name="ce3" table:formula="of:=[.G40]/[.I40]" office:value-type="float" office:value="0.922188705756236" calcext:value-type="float">
            <text:p>0.9221887058</text:p>
          </table:table-cell>
          <table:table-cell table:style-name="ce3" table:formula="of:=[.I40]-[.G40]" office:value-type="float" office:value="0.00000214326420463438" calcext:value-type="float">
            <text:p>2.14326420463438E-006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21" office:value-type="float" office:value="0.0000878736158583818" calcext:value-type="float">
            <text:p>8.78736158583818E-005</text:p>
          </table:table-cell>
          <table:table-cell/>
          <table:table-cell table:formula="of:=[.G41]/[.I41]" office:value-type="float" office:value="0" calcext:value-type="float">
            <text:p>0</text:p>
          </table:table-cell>
          <table:table-cell table:formula="of:=[.I41]-[.G41]" office:value-type="float" office:value="0.0000878736158583818" calcext:value-type="float">
            <text:p>8.78736158583818E-0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1.55537003128915E-021" calcext:value-type="float">
            <text:p>1.55537003128915E-021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1.55537003128915E-021" calcext:value-type="float">
            <text:p>1.555370E-021</text:p>
          </table:table-cell>
          <table:table-cell/>
          <table:table-cell table:style-name="ce21" office:value-type="float" office:value="-0.00174019827242764" calcext:value-type="float">
            <text:p>-0.0017401983</text:p>
          </table:table-cell>
          <table:table-cell/>
          <table:table-cell table:formula="of:=[.G42]/[.I42]" office:value-type="float" office:value="-8.93788975620206E-019" calcext:value-type="float">
            <text:p>-8.93788975620206E-019</text:p>
          </table:table-cell>
          <table:table-cell table:formula="of:=[.I42]-[.G42]" office:value-type="float" office:value="-0.00174019827242764" calcext:value-type="float">
            <text:p>-0.00174019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7.8517508196305E-023" calcext:value-type="float">
            <text:p>7.8517508196305E-02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7.8517508196305E-023" calcext:value-type="float">
            <text:p>7.851751E-023</text:p>
          </table:table-cell>
          <table:table-cell/>
          <table:table-cell table:style-name="ce21" office:value-type="float" office:value="-0.00000000900293965321996" calcext:value-type="float">
            <text:p>-0.000000009</text:p>
          </table:table-cell>
          <table:table-cell/>
          <table:table-cell table:formula="of:=[.G43]/[.I43]" office:value-type="float" office:value="-8.72131894921929E-015" calcext:value-type="float">
            <text:p>-8.72131894921929E-015</text:p>
          </table:table-cell>
          <table:table-cell table:formula="of:=[.I43]-[.G43]" office:value-type="float" office:value="-0.00000000900293965322004" calcext:value-type="float">
            <text:p>-0.000000009</text:p>
          </table:table-cell>
          <table:table-cell table:number-columns-repeated="1012"/>
        </table:table-row>
        <table:table-row table:style-name="ro1" table:visibility="collapse">
          <table:table-cell table:style-name="ce4" office:value-type="string" calcext:value-type="string">
            <text:p>u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9" table:formula="of:=[.D36]*COS([x.D38])-[x.D36]*[.D38]*SIN([x.D38])" office:value-type="float" office:value="0" calcext:value-type="float">
            <text:p>0</text:p>
          </table:table-cell>
          <table:table-cell table:style-name="ce17" table:formula="of:=[.F44]-17" office:value-type="float" office:value="13" calcext:value-type="float">
            <text:p>13</text:p>
          </table:table-cell>
          <table:table-cell table:style-name="ce17" office:value-type="float" office:value="30" calcext:value-type="float">
            <text:p>30</text:p>
          </table:table-cell>
          <table:table-cell table:style-name="ce24" table:formula="of:=[.D44]" office:value-type="float" office:value="0" calcext:value-type="float">
            <text:p>0.000000E+000</text:p>
          </table:table-cell>
          <table:table-cell table:style-name="ce4"/>
          <table:table-cell table:style-name="ce21" office:value-type="float" office:value="0" calcext:value-type="float">
            <text:p>0</text:p>
          </table:table-cell>
          <table:table-cell table:style-name="ce4"/>
          <table:table-cell table:style-name="ce4" table:formula="of:=[.G44]/[.I44]" office:value-type="string" office:string-value="" calcext:value-type="error">
            <text:p>#DIV/0!</text:p>
          </table:table-cell>
          <table:table-cell table:style-name="ce4" table:formula="of:=[.I44]-[.G44]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0" calcext:value-type="float">
            <text:p>0</text:p>
          </table:table-cell>
          <table:table-cell table:number-columns-repeated="2"/>
          <table:table-cell table:style-name="ce35" table:formula="of:=[.D45]" office:value-type="float" office:value="0" calcext:value-type="float">
            <text:p>0.000000E+000</text:p>
          </table:table-cell>
          <table:table-cell/>
          <table:table-cell table:style-name="ce21" office:value-type="float" office:value="-0.000000000199118812186832" calcext:value-type="float">
            <text:p>-1.99118812186832E-010</text:p>
          </table:table-cell>
          <table:table-cell/>
          <table:table-cell table:style-name="ce36" table:formula="of:=[.G45]/[.I45]" office:value-type="float" office:value="-0" calcext:value-type="float">
            <text:p>0</text:p>
          </table:table-cell>
          <table:table-cell table:style-name="ce36" table:formula="of:=[.I45]-[.G45]" office:value-type="float" office:value="-0.000000000199118812186832" calcext:value-type="float">
            <text:p>-1.99118812186832E-010</text:p>
          </table:table-cell>
          <table:table-cell/>
          <table:table-cell office:value-type="string" calcext:value-type="string">
            <text:p><text:span text:style-name="T10">x.D1</text:span>*<text:span text:style-name="T4">x.D5</text:span>-<text:span text:style-name="T1">x.D2</text:span>*<text:span text:style-name="T11">x.D4</text:span></text:p>
          </table:table-cell>
          <table:table-cell table:formula="of:=[x.D1]*[x.D5]-[x.D2]*[x.D4]" office:value-type="float" office:value="712.2116492251" calcext:value-type="float">
            <text:p>712.2116492251</text:p>
          </table:table-cell>
          <table:table-cell/>
          <table:table-cell office:value-type="string" calcext:value-type="string">
            <text:p>x.H1*x.H5-x.H2*x.H4</text:p>
          </table:table-cell>
          <table:table-cell table:formula="of:=[x.H1]*[x.H5]-[x.H2]*[x.H4]" office:value-type="float" office:value="712.211649225102" calcext:value-type="float">
            <text:p>712.21164922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style-name="ce35" table:formula="of:=[.D46]" office:value-type="float" office:value="0" calcext:value-type="float">
            <text:p>0.000000E+000</text:p>
          </table:table-cell>
          <table:table-cell/>
          <table:table-cell table:style-name="ce21" office:value-type="float" office:value="-0.000000000199118812186832" calcext:value-type="float">
            <text:p>-1.99118812186832E-010</text:p>
          </table:table-cell>
          <table:table-cell/>
          <table:table-cell table:style-name="ce36" table:formula="of:=[.G46]/[.I46]" office:value-type="float" office:value="-0" calcext:value-type="float">
            <text:p>0</text:p>
          </table:table-cell>
          <table:table-cell table:style-name="ce36" table:formula="of:=[.I46]-[.G46]" office:value-type="float" office:value="-0.000000000199118812186832" calcext:value-type="float">
            <text:p>-1.99118812186832E-010</text:p>
          </table:table-cell>
          <table:table-cell/>
          <table:table-cell table:style-name="ce25" office:value-type="string" calcext:value-type="string">
            <text:p><text:span text:style-name="T12">x.D1</text:span><text:span text:style-name="T5">*</text:span><text:span text:style-name="T7">D5</text:span><text:span text:style-name="T5">-</text:span><text:span text:style-name="T8">x.D2</text:span><text:span text:style-name="T5">*</text:span><text:span text:style-name="T13">D4</text:span></text:p>
          </table:table-cell>
          <table:table-cell table:formula="of:=[x.D1]*[.D5]-[x.D2]*[.D4]" office:value-type="float" office:value="0" calcext:value-type="float">
            <text:p>0</text:p>
          </table:table-cell>
          <table:table-cell/>
          <table:table-cell office:value-type="string" calcext:value-type="string">
            <text:p>x.H1*I5-x.H2*I4</text:p>
          </table:table-cell>
          <table:table-cell table:formula="of:=[x.H1]*[.I5]-[x.H2]*[.I4]" office:value-type="float" office:value="-0.000127016755142151" calcext:value-type="float">
            <text:p>-0.00012701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0" calcext:value-type="float">
            <text:p>0</text:p>
          </table:table-cell>
          <table:table-cell table:number-columns-repeated="2"/>
          <table:table-cell table:style-name="ce35" table:formula="of:=[.D47]" office:value-type="float" office:value="0" calcext:value-type="float">
            <text:p>0.000000E+000</text:p>
          </table:table-cell>
          <table:table-cell/>
          <table:table-cell table:style-name="ce21" office:value-type="float" office:value="-0.000000000185884886533791" calcext:value-type="float">
            <text:p>-1.85884886533791E-010</text:p>
          </table:table-cell>
          <table:table-cell/>
          <table:table-cell table:style-name="ce36" table:formula="of:=[.G47]/[.I47]" office:value-type="float" office:value="-0" calcext:value-type="float">
            <text:p>0</text:p>
          </table:table-cell>
          <table:table-cell table:style-name="ce36" table:formula="of:=[.I47]-[.G47]" office:value-type="float" office:value="-0.000000000185884886533791" calcext:value-type="float">
            <text:p>-1.85884886533791E-0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0" calcext:value-type="float">
            <text:p>0</text:p>
          </table:table-cell>
          <table:table-cell table:number-columns-repeated="2"/>
          <table:table-cell table:style-name="ce35" table:formula="of:=[.D48]" office:value-type="float" office:value="0" calcext:value-type="float">
            <text:p>0.000000E+000</text:p>
          </table:table-cell>
          <table:table-cell/>
          <table:table-cell table:style-name="ce21" office:value-type="float" office:value="-0.000000000185893425611007" calcext:value-type="float">
            <text:p>-1.85893425611007E-010</text:p>
          </table:table-cell>
          <table:table-cell/>
          <table:table-cell table:style-name="ce36" table:formula="of:=[.G48]/[.I48]" office:value-type="float" office:value="-0" calcext:value-type="float">
            <text:p>0</text:p>
          </table:table-cell>
          <table:table-cell table:style-name="ce36" table:formula="of:=[.I48]-[.G48]" office:value-type="float" office:value="-0.000000000185893425611007" calcext:value-type="float">
            <text:p>-1.85893425611007E-0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0.000200657808747202" calcext:value-type="float">
            <text:p>0.0002006578</text:p>
          </table:table-cell>
          <table:table-cell table:number-columns-repeated="2"/>
          <table:table-cell table:formula="of:=[.D50]" office:value-type="float" office:value="0.000200657808747202" calcext:value-type="float">
            <text:p>2.006578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-0.000200657808747202" calcext:value-type="float">
            <text:p>-0.0002006578</text:p>
          </table:table-cell>
          <table:table-cell table:number-columns-repeated="2"/>
          <table:table-cell table:formula="of:=[.D51]" office:value-type="float" office:value="-0.000200657808747202" calcext:value-type="float">
            <text:p>-2.006578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-2.83095102634314" calcext:value-type="float">
            <text:p>-2.83095102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-2.83095102634314" calcext:value-type="float">
            <text:p>-2.83095102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6"/>
          <table:table-cell table:style-name="ce37" table:formula="of:=[.N53]-14961992.1422484" office:value-type="float" office:value="-14961994.9731994" calcext:value-type="float">
            <text:p>-14961994.97319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6"/>
          <table:table-cell table:formula="of:=[.N54]-14961992.1422484" office:value-type="float" office:value="-14961994.9731994" calcext:value-type="float">
            <text:p>-14961994.9731994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847.070009034006" calcext:value-type="float">
            <text:p>847.070009034</text:p>
          </table:table-cell>
          <table:table-cell table:formula="of:=[.N57]-847113.311014168" office:value-type="float" office:value="-846266.241005134" calcext:value-type="float">
            <text:p>-846266.241005134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-0.00334205082950763" calcext:value-type="float">
            <text:p>-0.0033420508</text:p>
          </table:table-cell>
          <table:table-cell table:formula="of:=[.N58]-17.6623268076567" office:value-type="float" office:value="-17.6656688584862" calcext:value-type="float">
            <text:p>-17.6656688585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054.60392660919" calcext:value-type="float">
            <text:p>3054.6039266092</text:p>
          </table:table-cell>
          <table:table-cell table:formula="of:=[.N59]-3054591.91823781" office:value-type="float" office:value="-3051537.3143112" calcext:value-type="float">
            <text:p>-3051537.314311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20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-0.000926781702099651" calcext:value-type="float">
            <text:p>-0.0009267817</text:p>
          </table:table-cell>
          <table:table-cell table:formula="of:=[.N60]-4.89819672896927" office:value-type="float" office:value="-4.89912351067137" calcext:value-type="float">
            <text:p>-4.899123510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20" office:value-type="float" office:value="42828314000000" calcext:value-type="float">
            <text:p>4.28E+013</text:p>
          </table:table-cell>
          <table:table-cell/>
          <table:table-cell office:value-type="string" calcext:value-type="string">
            <text:p>m^3/s^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formula="of:=42828.314" office:value-type="float" office:value="42828.314" calcext:value-type="float">
            <text:p>42828.314</text:p>
          </table:table-cell>
          <table:table-cell/>
          <table:table-cell office:value-type="string" calcext:value-type="string">
            <text:p>km^3/s^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EST u6!</text:p>
          </table:table-cell>
          <table:table-cell table:style-name="ce33" office:value-type="string" calcext:value-type="string">
            <text:p>From state derivative function</text:p>
          </table:table-cell>
          <table:table-cell table:number-columns-repeated="2"/>
          <table:table-cell office:value-type="string" calcext:value-type="string">
            <text:p>Differences: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8" table:formula="of:=-[.E62]*([x.D3]/[x.D9])+[x.D49]*(COS([x.D12])*COS([x.D13])*COS([x.D14])-COS([x.D12])*SIN([x.D14]))-[.Q20]*SIN([x.D12])*SIN([x.D13])+[.Q21]*(COS([x.D12])*COS([x.D13])*SIN([x.D14])-SIN([x.D12])*COS([x.D14]))" office:value-type="float" office:value="-0.0013313071095667" calcext:value-type="float">
            <text:p>-0.0013313071</text:p>
          </table:table-cell>
          <table:table-cell table:style-name="ce21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6" table:formula="of:=[.E67]/[.D67]" office:value-type="float" office:value="-5.28493691704288" calcext:value-type="float">
            <text:p>-5.284936917</text:p>
          </table:table-cell>
          <table:table-cell table:style-name="ce36" table:formula="of:=[.E67]-[.D67]" office:value-type="float" office:value="0.00836718120083741" calcext:value-type="float">
            <text:p>0.008367181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" table:formula="of:=-[.E62]*([x.D3]/[x.D9])+[x.D49]*(COS([x.D12])*COS([x.D13])*COS([x.D14])-COS([x.D12])*SIN([x.D14]))" office:value-type="float" office:value="-0.0013313071095667" calcext:value-type="float">
            <text:p>-0.0013313071</text:p>
          </table:table-cell>
          <table:table-cell table:style-name="ce21" office:value-type="float" office:value="0.00703587409127071" calcext:value-type="float">
            <text:p>0.0070358741</text:p>
          </table:table-cell>
          <table:table-cell table:number-columns-repeated="2"/>
          <table:table-cell table:style-name="ce36" table:formula="of:=[.E68]/[.D68]" office:value-type="float" office:value="-5.28493691704288" calcext:value-type="float">
            <text:p>-5.284936917</text:p>
          </table:table-cell>
          <table:table-cell table:style-name="ce36" table:formula="of:=[.E68]-[.D68]" office:value-type="float" office:value="0.00836718120083741" calcext:value-type="float">
            <text:p>0.00836718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*z/r^3</text:p>
          </table:table-cell>
          <table:table-cell/>
          <table:table-cell table:style-name="ce8" table:formula="of:=-[.E62]*([x.D3]/[x.D9])" office:value-type="float" office:value="-0.0013313071095667" calcext:value-type="float">
            <text:p>-0.0013313071</text:p>
          </table:table-cell>
          <table:table-cell table:style-name="ce21" office:value-type="float" office:value="-0.0013313071095667" calcext:value-type="float">
            <text:p>-0.0013313071</text:p>
          </table:table-cell>
          <table:table-cell table:number-columns-repeated="2"/>
          <table:table-cell table:style-name="ce36" table:formula="of:=[.E69]/[.D69]" office:value-type="float" office:value="0.999999999999999" calcext:value-type="float">
            <text:p>1</text:p>
          </table:table-cell>
          <table:table-cell table:style-name="ce36" table:formula="of:=[.E69]-[.D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x.D49</text:span>*(COS(<text:span text:style-name="T2">x.D12</text:span>)*COS(<text:span text:style-name="T3">x.D13</text:span>)*COS(<text:span text:style-name="T4">x.D14</text:span>)-COS(<text:span text:style-name="T2">x.D12</text:span>)*SIN(<text:span text:style-name="T4">x.D14</text:span>))</text:p>
          </table:table-cell>
          <table:table-cell/>
          <table:table-cell table:formula="of:=[x.D49]*(COS([x.D12])*COS([x.D13])*COS([x.D14])-COS([x.D12])*SIN([x.D14]))" office:value-type="float" office:value="-0" calcext:value-type="float">
            <text:p>0</text:p>
          </table:table-cell>
          <table:table-cell table:style-name="ce21" office:value-type="float" office:value="0.00836718120083742" calcext:value-type="float">
            <text:p>0.0083671812</text:p>
          </table:table-cell>
          <table:table-cell table:number-columns-repeated="2"/>
          <table:table-cell table:style-name="ce36" table:formula="of:=[.E70]/[.D70]" office:value-type="string" office:string-value="" calcext:value-type="error">
            <text:p>#DIV/0!</text:p>
          </table:table-cell>
          <table:table-cell table:style-name="ce36" table:formula="of:=[.E70]-[.D70]" office:value-type="float" office:value="0.00836718120083742" calcext:value-type="float">
            <text:p>0.008367181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6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ust/mass</text:p>
          </table:table-cell>
          <table:table-cell/>
          <table:table-cell table:formula="of:=[x.E91]/[x.D7]" office:value-type="float" office:value="0" calcext:value-type="float">
            <text:p>0</text:p>
          </table:table-cell>
          <table:table-cell table:style-name="ce21" office:value-type="float" office:value="0.0233480176211454" calcext:value-type="float">
            <text:p>0.0233480176</text:p>
          </table:table-cell>
          <table:table-cell table:number-columns-repeated="2"/>
          <table:table-cell table:style-name="ce36" table:formula="of:=[.E72]/[.D72]" office:value-type="string" office:string-value="" calcext:value-type="error">
            <text:p>#DIV/0!</text:p>
          </table:table-cell>
          <table:table-cell table:style-name="ce36" table:formula="of:=[.E72]-[.D72]" office:value-type="float" office:value="0.0233480176211454" calcext:value-type="float">
            <text:p>0.02334801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Drag/mass</text:p>
          </table:table-cell>
          <table:table-cell/>
          <table:table-cell table:formula="of:=-[x.D27]/[x.D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6" table:formula="of:=[.E73]/[.D73]" office:value-type="string" office:string-value="" calcext:value-type="error">
            <text:p>#DIV/0!</text:p>
          </table:table-cell>
          <table:table-cell table:style-name="ce36" table:formula="of:=[.E73]-[.D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5" office:value-type="string" calcext:value-type="string">
            <text:p><text:span text:style-name="T5">(COS(</text:span><text:span text:style-name="T6">x.D12</text:span><text:span text:style-name="T5">)*COS(</text:span><text:span text:style-name="T7">x.D13</text:span><text:span text:style-name="T5">)*COS(</text:span><text:span text:style-name="T8">x.D14</text:span><text:span text:style-name="T5">)-COS(</text:span><text:span text:style-name="T6">x.D12</text:span><text:span text:style-name="T5">)*SIN(</text:span><text:span text:style-name="T8">x.D14</text:span><text:span text:style-name="T5">))</text:span></text:p>
          </table:table-cell>
          <table:table-cell/>
          <table:table-cell table:formula="of:=(COS([x.D12])*COS([x.D13])*COS([x.D14])-COS([x.D12])*SIN([x.D14]))" office:value-type="float" office:value="-0.933580426497202" calcext:value-type="float">
            <text:p>-0.9335804265</text:p>
          </table:table-cell>
          <table:table-cell table:formula="of:=[.E70]/[.E72]" office:value-type="float" office:value="0.3583679495453" calcext:value-type="float">
            <text:p>0.3583679495</text:p>
          </table:table-cell>
          <table:table-cell table:number-columns-repeated="2"/>
          <table:table-cell table:style-name="ce36" table:formula="of:=[.E74]/[.D74]" office:value-type="float" office:value="-0.383864035035416" calcext:value-type="float">
            <text:p>-0.383864035</text:p>
          </table:table-cell>
          <table:table-cell table:style-name="ce36" table:formula="of:=[.E74]-[.D74]" office:value-type="float" office:value="1.2919483760425" calcext:value-type="float">
            <text:p>1.2919483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<text:span text:style-name="T5">(COS(</text:span><text:span text:style-name="T9">x.D12</text:span><text:span text:style-name="T5">)*COS(</text:span><text:span text:style-name="T6">x.D13</text:span><text:span text:style-name="T5">)*COS(</text:span><text:span text:style-name="T7">x.D14</text:span><text:span text:style-name="T5">)+SIN(</text:span><text:span text:style-name="T9">x.D12</text:span><text:span text:style-name="T5">)*SIN(</text:span><text:span text:style-name="T7">x.D14</text:span><text:span text:style-name="T5">))</text:span></text:p>
          </table:table-cell>
          <table:table-cell/>
          <table:table-cell table:style-name="ce8" table:formula="of:=(COS([x.D12])*COS([x.D13])*COS([x.D14])+SIN([x.D12])*SIN([x.D14]))" office:value-type="float" office:value="0.3583679495453" calcext:value-type="float">
            <text:p>0.3583679495</text:p>
          </table:table-cell>
          <table:table-cell table:style-name="ce34" table:formula="of:=[.E70]/[.E72]" office:value-type="float" office:value="0.3583679495453" calcext:value-type="float">
            <text:p>0.3583679495</text:p>
          </table:table-cell>
          <table:table-cell table:formula="of:=[.F72]/[.F74]" office:value-type="string" office:string-value="" calcext:value-type="error">
            <text:p>#DIV/0!</text:p>
          </table:table-cell>
          <table:table-cell/>
          <table:table-cell table:style-name="ce36" table:formula="of:=[.E76]/[.D76]" office:value-type="float" office:value="1" calcext:value-type="float">
            <text:p>1</text:p>
          </table:table-cell>
          <table:table-cell table:style-name="ce36" table:formula="of:=[.E76]-[.D76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w u6</text:p>
          </table:table-cell>
          <table:table-cell/>
          <table:table-cell table:number-columns-repeated="2" table:style-name="ce21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6" table:formula="of:=[.E79]/[.D79]" office:value-type="float" office:value="1" calcext:value-type="float">
            <text:p>1</text:p>
          </table:table-cell>
          <table:table-cell table:style-name="ce36" table:formula="of:=[.E79]-[.D79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ce6"/>
        <table:table-column table:style-name="co1" table:default-cell-style-name="ce15"/>
        <table:table-column table:style-name="co5" table:default-cell-style-name="ce15"/>
        <table:table-column table:style-name="co5" table:default-cell-style-name="ce22"/>
        <table:table-column table:style-name="co9" table:default-cell-style-name="Default"/>
        <table:table-column table:style-name="co1" table:number-columns-repeated="1016" table:default-cell-style-name="Default"/>
        <table:table-row table:style-name="ro1">
          <table:table-cell table:style-name="ce38" office:value-type="string" calcext:value-type="string">
            <text:p>w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/>
          <table:table-cell table:style-name="ce38" office:value-type="string" calcext:value-type="string">
            <text:p>u</text:p>
          </table:table-cell>
          <table:table-cell table:style-name="ce38" table:number-columns-repeated="2"/>
          <table:table-cell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0/[.C123]" office:value-type="string" office:string-value="" calcext:value-type="error">
            <text:p>#DIV/0!</text:p>
          </table:table-cell>
          <table:table-cell table:style-name="ce38" table:formula="of:=0/[.D123]" office:value-type="string" office:string-value="" calcext:value-type="error">
            <text:p>#DIV/0!</text:p>
          </table:table-cell>
          <table:table-cell table:style-name="ce38" table:formula="of:=0/[.E123]" office:value-type="float" office:value="0" calcext:value-type="float">
            <text:p>0</text:p>
          </table:table-cell>
          <table:table-cell table:style-name="ce38" table:formula="of:=0/[.F123]" office:value-type="float" office:value="0" calcext:value-type="float">
            <text:p>0</text:p>
          </table:table-cell>
          <table:table-cell table:style-name="ce38" table:formula="of:=0/[.G123]" office:value-type="float" office:value="0" calcext:value-type="float">
            <text:p>0</text:p>
          </table:table-cell>
          <table:table-cell table:style-name="ce38" table:formula="of:=0/[.H123]" office:value-type="float" office:value="0" calcext:value-type="float">
            <text:p>0</text:p>
          </table:table-cell>
          <table:table-cell table:style-name="ce38" table:formula="of:=0/[.I123]" office:value-type="string" office:string-value="" calcext:value-type="error">
            <text:p>#DIV/0!</text:p>
          </table:table-cell>
          <table:table-cell table:style-name="ce38" table:formula="of:=0/[.J123]" office:value-type="string" office:string-value="" calcext:value-type="error">
            <text:p>#DIV/0!</text:p>
          </table:table-cell>
          <table:table-cell table:style-name="ce38" table:formula="of:=0/[.K123]" office:value-type="string" office:string-value="" calcext:value-type="error">
            <text:p>#DIV/0!</text:p>
          </table:table-cell>
          <table:table-cell table:style-name="ce38" table:formula="of:=0/[.L123]" office:value-type="string" office:string-value="" calcext:value-type="error">
            <text:p>#DIV/0!</text:p>
          </table:table-cell>
          <table:table-cell table:style-name="ce38" table:formula="of:=0/[.M123]" office:value-type="string" office:string-value="" calcext:value-type="error">
            <text:p>#DIV/0!</text:p>
          </table:table-cell>
          <table:table-cell table:style-name="ce38" table:formula="of:=0/[.N123]" office:value-type="string" office:string-value="" calcext:value-type="error">
            <text:p>#DIV/0!</text:p>
          </table:table-cell>
          <table:table-cell table:style-name="ce38" table:formula="of:=0/[.O123]" office:value-type="string" office:string-value="" calcext:value-type="error">
            <text:p>#DIV/0!</text:p>
          </table:table-cell>
          <table:table-cell table:style-name="ce38" table:formula="of:=0/[.P123]" office:value-type="string" office:string-value="" calcext:value-type="error">
            <text:p>#DIV/0!</text:p>
          </table:table-cell>
          <table:table-cell table:style-name="ce38" table:formula="of:=0/[.Q123]" office:value-type="string" office:string-value="" calcext:value-type="error">
            <text:p>#DIV/0!</text:p>
          </table:table-cell>
          <table:table-cell table:style-name="ce38" table:formula="of:=0/[.R123]" office:value-type="string" office:string-value="" calcext:value-type="error">
            <text:p>#DIV/0!</text:p>
          </table:table-cell>
          <table:table-cell table:style-name="ce38" table:formula="of:=0/[.S123]" office:value-type="string" office:string-value="" calcext:value-type="error">
            <text:p>#DIV/0!</text:p>
          </table:table-cell>
          <table:table-cell table:style-name="ce38" table:formula="of:=0/[.T123]" office:value-type="string" office:string-value="" calcext:value-type="error">
            <text:p>#DIV/0!</text:p>
          </table:table-cell>
          <table:table-cell table:style-name="ce38" table:formula="of:=0/[.U123]" office:value-type="string" office:string-value="" calcext:value-type="error">
            <text:p>#DIV/0!</text:p>
          </table:table-cell>
          <table:table-cell table:style-name="ce38" table:formula="of:=0/[.V123]" office:value-type="string" office:string-value="" calcext:value-type="error">
            <text:p>#DIV/0!</text:p>
          </table:table-cell>
          <table:table-cell table:style-name="ce38" table:formula="of:=0/[.W123]" office:value-type="string" office:string-value="" calcext:value-type="error">
            <text:p>#DIV/0!</text:p>
          </table:table-cell>
          <table:table-cell table:style-name="ce38" table:formula="of:=0/[.X123]" office:value-type="string" office:string-value="" calcext:value-type="error">
            <text:p>#DIV/0!</text:p>
          </table:table-cell>
          <table:table-cell table:style-name="ce38" table:formula="of:=0/[.Y123]" office:value-type="string" office:string-value="" calcext:value-type="error">
            <text:p>#DIV/0!</text:p>
          </table:table-cell>
          <table:table-cell table:style-name="ce38" table:formula="of:=0/[.Z123]" office:value-type="string" office:string-value="" calcext:value-type="error">
            <text:p>#DIV/0!</text:p>
          </table:table-cell>
          <table:table-cell table:style-name="ce38" table:number-columns-repeated="4"/>
          <table:table-cell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0/[.C124]" office:value-type="string" office:string-value="" calcext:value-type="error">
            <text:p>#DIV/0!</text:p>
          </table:table-cell>
          <table:table-cell table:style-name="ce38" table:formula="of:=0/[.D124]" office:value-type="string" office:string-value="" calcext:value-type="error">
            <text:p>#DIV/0!</text:p>
          </table:table-cell>
          <table:table-cell table:style-name="ce38" table:formula="of:=0/[.E124]" office:value-type="string" office:string-value="" calcext:value-type="error">
            <text:p>#DIV/0!</text:p>
          </table:table-cell>
          <table:table-cell table:style-name="ce38" table:formula="of:=0/[.F124]" office:value-type="string" office:string-value="" calcext:value-type="error">
            <text:p>#DIV/0!</text:p>
          </table:table-cell>
          <table:table-cell table:style-name="ce38" table:formula="of:=0/[.G124]" office:value-type="string" office:string-value="" calcext:value-type="error">
            <text:p>#DIV/0!</text:p>
          </table:table-cell>
          <table:table-cell table:style-name="ce38" table:formula="of:=0/[.H124]" office:value-type="string" office:string-value="" calcext:value-type="error">
            <text:p>#DIV/0!</text:p>
          </table:table-cell>
          <table:table-cell table:style-name="ce38" table:formula="of:=0/[.I124]" office:value-type="string" office:string-value="" calcext:value-type="error">
            <text:p>#DIV/0!</text:p>
          </table:table-cell>
          <table:table-cell table:style-name="ce38" table:formula="of:=0/[.J124]" office:value-type="string" office:string-value="" calcext:value-type="error">
            <text:p>#DIV/0!</text:p>
          </table:table-cell>
          <table:table-cell table:style-name="ce38" table:formula="of:=0/[.K124]" office:value-type="string" office:string-value="" calcext:value-type="error">
            <text:p>#DIV/0!</text:p>
          </table:table-cell>
          <table:table-cell table:style-name="ce38" table:formula="of:=0/[.L124]" office:value-type="string" office:string-value="" calcext:value-type="error">
            <text:p>#DIV/0!</text:p>
          </table:table-cell>
          <table:table-cell table:style-name="ce38" table:formula="of:=0/[.M124]" office:value-type="string" office:string-value="" calcext:value-type="error">
            <text:p>#DIV/0!</text:p>
          </table:table-cell>
          <table:table-cell table:style-name="ce38" table:formula="of:=0/[.N124]" office:value-type="string" office:string-value="" calcext:value-type="error">
            <text:p>#DIV/0!</text:p>
          </table:table-cell>
          <table:table-cell table:style-name="ce38" table:formula="of:=0/[.O124]" office:value-type="string" office:string-value="" calcext:value-type="error">
            <text:p>#DIV/0!</text:p>
          </table:table-cell>
          <table:table-cell table:style-name="ce38" table:formula="of:=0/[.P124]" office:value-type="string" office:string-value="" calcext:value-type="error">
            <text:p>#DIV/0!</text:p>
          </table:table-cell>
          <table:table-cell table:style-name="ce38" table:formula="of:=0/[.Q124]" office:value-type="string" office:string-value="" calcext:value-type="error">
            <text:p>#DIV/0!</text:p>
          </table:table-cell>
          <table:table-cell table:style-name="ce38" table:formula="of:=0/[.R124]" office:value-type="string" office:string-value="" calcext:value-type="error">
            <text:p>#DIV/0!</text:p>
          </table:table-cell>
          <table:table-cell table:style-name="ce38" table:formula="of:=0/[.S124]" office:value-type="string" office:string-value="" calcext:value-type="error">
            <text:p>#DIV/0!</text:p>
          </table:table-cell>
          <table:table-cell table:style-name="ce38" table:formula="of:=0/[.T124]" office:value-type="string" office:string-value="" calcext:value-type="error">
            <text:p>#DIV/0!</text:p>
          </table:table-cell>
          <table:table-cell table:style-name="ce38" table:formula="of:=0/[.U124]" office:value-type="string" office:string-value="" calcext:value-type="error">
            <text:p>#DIV/0!</text:p>
          </table:table-cell>
          <table:table-cell table:style-name="ce38" table:formula="of:=0/[.V124]" office:value-type="string" office:string-value="" calcext:value-type="error">
            <text:p>#DIV/0!</text:p>
          </table:table-cell>
          <table:table-cell table:style-name="ce38" table:formula="of:=0/[.W124]" office:value-type="string" office:string-value="" calcext:value-type="error">
            <text:p>#DIV/0!</text:p>
          </table:table-cell>
          <table:table-cell table:style-name="ce38" table:formula="of:=0/[.X124]" office:value-type="string" office:string-value="" calcext:value-type="error">
            <text:p>#DIV/0!</text:p>
          </table:table-cell>
          <table:table-cell table:style-name="ce38" table:formula="of:=0/[.Y124]" office:value-type="string" office:string-value="" calcext:value-type="error">
            <text:p>#DIV/0!</text:p>
          </table:table-cell>
          <table:table-cell table:style-name="ce38" table:formula="of:=0/[.Z124]" office:value-type="string" office:string-value="" calcext:value-type="error">
            <text:p>#DIV/0!</text:p>
          </table:table-cell>
          <table:table-cell table:style-name="ce38" table:number-columns-repeated="4"/>
          <table:table-cell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formula="of:=[x.D1]/[x.D9]" office:value-type="float" office:value="0.0000000216394626718122" calcext:value-type="float">
            <text:p>2.16394626718122E-008</text:p>
          </table:table-cell>
          <table:table-cell table:style-name="ce39" table:formula="of:=[x.D49]" office:value-type="float" office:value="0" calcext:value-type="float">
            <text:p>0</text:p>
          </table:table-cell>
          <table:table-cell table:style-name="ce39" table:formula="of:=COS([x.D10]+[x.D11])" office:value-type="float" office:value="0.267224715626096" calcext:value-type="float">
            <text:p>0.2672247156</text:p>
          </table:table-cell>
          <table:table-cell table:style-name="ce39" table:formula="of:=SIN([x.D12])" office:value-type="float" office:value="0.3583679495453" calcext:value-type="float">
            <text:p>0.3583679495</text:p>
          </table:table-cell>
          <table:table-cell table:style-name="ce39" table:formula="of:=COS([x.D13])" office:value-type="float" office:value="1" calcext:value-type="float">
            <text:p>1</text:p>
          </table:table-cell>
          <table:table-cell table:style-name="ce39" table:formula="of:=COS([x.D12])" office:value-type="float" office:value="0.933580426497202" calcext:value-type="float">
            <text:p>0.9335804265</text:p>
          </table:table-cell>
          <table:table-cell table:style-name="ce39" table:formula="of:=SIN([x.D14])" office:value-type="float" office:value="1" calcext:value-type="float">
            <text:p>1</text:p>
          </table:table-cell>
          <table:table-cell table:style-name="ce39" table:formula="of:=SIN([x.D10]+[x.D11])" office:value-type="float" office:value="0.963634241483018" calcext:value-type="float">
            <text:p>0.9636342415</text:p>
          </table:table-cell>
          <table:table-cell table:style-name="ce39" table:formula="of:=SIN([x.D13])" office:value-type="float" office:value="0" calcext:value-type="float">
            <text:p>0</text:p>
          </table:table-cell>
          <table:table-cell table:style-name="ce39" table:formula="of:=[.F4]*[.G4]" office:value-type="float" office:value="0.3583679495453" calcext:value-type="float">
            <text:p>0.3583679495</text:p>
          </table:table-cell>
          <table:table-cell table:style-name="ce39" table:formula="of:=[.H4]*[.I4]" office:value-type="float" office:value="0.933580426497202" calcext:value-type="float">
            <text:p>0.9335804265</text:p>
          </table:table-cell>
          <table:table-cell table:style-name="ce39" table:formula="of:=[.K4]*[x.D16]" office:value-type="float" office:value="0" calcext:value-type="float">
            <text:p>0</text:p>
          </table:table-cell>
          <table:table-cell table:style-name="ce39" table:formula="of:=[.F4]*[.K4]" office:value-type="float" office:value="0" calcext:value-type="float">
            <text:p>0</text:p>
          </table:table-cell>
          <table:table-cell table:style-name="ce39" table:formula="of:=[.G4]*[.J4]" office:value-type="float" office:value="0.963634241483018" calcext:value-type="float">
            <text:p>0.9636342415</text:p>
          </table:table-cell>
          <table:table-cell table:style-name="ce39" table:formula="of:=[.H4]*[x.D16]" office:value-type="float" office:value="5.7165314052821E-017" calcext:value-type="float">
            <text:p>5.7165314052821E-017</text:p>
          </table:table-cell>
          <table:table-cell table:style-name="ce39" table:formula="of:=[.I4]*[.K4]" office:value-type="float" office:value="0" calcext:value-type="float">
            <text:p>0</text:p>
          </table:table-cell>
          <table:table-cell table:style-name="ce39" table:formula="of:=[.L4]*[x.D16]" office:value-type="float" office:value="2.19437081163826E-017" calcext:value-type="float">
            <text:p>2.19437081163826E-017</text:p>
          </table:table-cell>
          <table:table-cell table:style-name="ce39" table:formula="of:=[.J4]*[.N4]" office:value-type="float" office:value="0" calcext:value-type="float">
            <text:p>0</text:p>
          </table:table-cell>
          <table:table-cell table:style-name="ce39" table:formula="of:=[.E4]*[.O4]" office:value-type="float" office:value="0" calcext:value-type="float">
            <text:p>0</text:p>
          </table:table-cell>
          <table:table-cell table:style-name="ce39" table:formula="of:=[.I4]*[.L4]" office:value-type="float" office:value="0.3583679495453" calcext:value-type="float">
            <text:p>0.3583679495</text:p>
          </table:table-cell>
          <table:table-cell table:style-name="ce39" table:formula="of:=[.J4]*[.R4]" office:value-type="float" office:value="0" calcext:value-type="float">
            <text:p>0</text:p>
          </table:table-cell>
          <table:table-cell table:style-name="ce39" table:formula="of:=[.E4]*([.M4]-[.T4])" office:value-type="float" office:value="0.249475763984805" calcext:value-type="float">
            <text:p>0.249475764</text:p>
          </table:table-cell>
          <table:table-cell table:style-name="ce39" table:formula="of:=[.E4]*(-[.V4]-[.Q4])" office:value-type="float" office:value="-0.0957647734067501" calcext:value-type="float">
            <text:p>-0.0957647734</text:p>
          </table:table-cell>
          <table:table-cell table:style-name="ce39" table:formula="of:=[.D4]*([.X4]-[.T4])" office:value-type="float" office:value="0" calcext:value-type="float">
            <text:p>0</text:p>
          </table:table-cell>
          <table:table-cell table:style-name="ce39"/>
          <table:table-cell table:style-name="ce39" table:formula="of:=-42830000000000*[.C4]+[.Z4]+[.G195]*([.U4]-[.P4])+[.G196]*([.Y4]-[.W4])" office:value-type="float" office:value="-926818.186233715" calcext:value-type="float">
            <text:p>-926818.186233715</text:p>
          </table:table-cell>
          <table:table-cell table:style-name="ce39" table:formula="of:=[.AB4]-[u.D4]" office:value-type="float" office:value="-926818.185306934" calcext:value-type="float">
            <text:p>-926818.185306934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[x.D2]/[x.D9]" office:value-type="float" office:value="0.0000000780336771955962" calcext:value-type="float">
            <text:p>0.000000078</text:p>
          </table:table-cell>
          <table:table-cell table:style-name="ce39" table:formula="of:=[.J4]*([.M4]-[.S4])" office:value-type="float" office:value="0.899630066151024" calcext:value-type="float">
            <text:p>0.8996300662</text:p>
          </table:table-cell>
          <table:table-cell table:style-name="ce39" table:formula="of:=[.E4]*[.N4]" office:value-type="float" office:value="0" calcext:value-type="float">
            <text:p>0</text:p>
          </table:table-cell>
          <table:table-cell table:style-name="ce39" table:formula="of:=[.J4]*[.O4]" office:value-type="float" office:value="0" calcext:value-type="float">
            <text:p>0</text:p>
          </table:table-cell>
          <table:table-cell table:style-name="ce39" table:formula="of:=[.E4]*[.G4]" office:value-type="float" office:value="0.267224715626096" calcext:value-type="float">
            <text:p>0.2672247156</text:p>
          </table:table-cell>
          <table:table-cell table:style-name="ce39" table:formula="of:=[.J4]*(-[.V4]-[.M4])" office:value-type="float" office:value="-1.24496569338293" calcext:value-type="float">
            <text:p>-1.2449656934</text:p>
          </table:table-cell>
          <table:table-cell table:style-name="ce39" table:formula="of:=[.E4]*[.R4]" office:value-type="float" office:value="0" calcext:value-type="float">
            <text:p>0</text:p>
          </table:table-cell>
          <table:table-cell table:style-name="ce39" table:formula="of:=[.D4]*([.D5]+[.E5])" office:value-type="float" office:value="0" calcext:value-type="float">
            <text:p>0</text:p>
          </table:table-cell>
          <table:table-cell table:style-name="ce39" table:formula="of:=0/[.K126]" office:value-type="string" office:string-value="" calcext:value-type="error">
            <text:p>#DIV/0!</text:p>
          </table:table-cell>
          <table:table-cell table:style-name="ce39" table:formula="of:=0/[.L126]" office:value-type="string" office:string-value="" calcext:value-type="error">
            <text:p>#DIV/0!</text:p>
          </table:table-cell>
          <table:table-cell table:style-name="ce39" table:formula="of:=0/[.M126]" office:value-type="string" office:string-value="" calcext:value-type="error">
            <text:p>#DIV/0!</text:p>
          </table:table-cell>
          <table:table-cell table:style-name="ce39" table:formula="of:=0/[.N126]" office:value-type="string" office:string-value="" calcext:value-type="error">
            <text:p>#DIV/0!</text:p>
          </table:table-cell>
          <table:table-cell table:style-name="ce39" table:formula="of:=0/[.O126]" office:value-type="string" office:string-value="" calcext:value-type="error">
            <text:p>#DIV/0!</text:p>
          </table:table-cell>
          <table:table-cell table:style-name="ce39" table:formula="of:=0/[.P126]" office:value-type="string" office:string-value="" calcext:value-type="error">
            <text:p>#DIV/0!</text:p>
          </table:table-cell>
          <table:table-cell table:style-name="ce39" table:formula="of:=0/[.Q126]" office:value-type="string" office:string-value="" calcext:value-type="error">
            <text:p>#DIV/0!</text:p>
          </table:table-cell>
          <table:table-cell table:style-name="ce39" table:formula="of:=0/[.R126]" office:value-type="string" office:string-value="" calcext:value-type="error">
            <text:p>#DIV/0!</text:p>
          </table:table-cell>
          <table:table-cell table:style-name="ce39" table:formula="of:=0/[.S126]" office:value-type="string" office:string-value="" calcext:value-type="error">
            <text:p>#DIV/0!</text:p>
          </table:table-cell>
          <table:table-cell table:style-name="ce39" table:formula="of:=0/[.T126]" office:value-type="string" office:string-value="" calcext:value-type="error">
            <text:p>#DIV/0!</text:p>
          </table:table-cell>
          <table:table-cell table:style-name="ce39" table:formula="of:=0/[.U126]" office:value-type="string" office:string-value="" calcext:value-type="error">
            <text:p>#DIV/0!</text:p>
          </table:table-cell>
          <table:table-cell table:style-name="ce39" table:formula="of:=0/[.V126]" office:value-type="string" office:string-value="" calcext:value-type="error">
            <text:p>#DIV/0!</text:p>
          </table:table-cell>
          <table:table-cell table:style-name="ce39" table:formula="of:=0/[.W126]" office:value-type="string" office:string-value="" calcext:value-type="error">
            <text:p>#DIV/0!</text:p>
          </table:table-cell>
          <table:table-cell table:style-name="ce39" table:formula="of:=0/[.X126]" office:value-type="string" office:string-value="" calcext:value-type="error">
            <text:p>#DIV/0!</text:p>
          </table:table-cell>
          <table:table-cell table:style-name="ce39" table:formula="of:=0/[.Y126]" office:value-type="string" office:string-value="" calcext:value-type="error">
            <text:p>#DIV/0!</text:p>
          </table:table-cell>
          <table:table-cell table:style-name="ce39" table:formula="of:=0/[.Z126]" office:value-type="string" office:string-value="" calcext:value-type="error">
            <text:p>#DIV/0!</text:p>
          </table:table-cell>
          <table:table-cell table:style-name="ce39"/>
          <table:table-cell table:style-name="ce39" table:formula="of:=-42830000000000*[.C5]+[.J5]+[.G195]*([.F5]+[.G5])+[.G196]*([.H5]+[.I5])" office:value-type="float" office:value="-3342182.39428739" calcext:value-type="float">
            <text:p>-3342182.39428739</text:p>
          </table:table-cell>
          <table:table-cell table:style-name="ce39" table:formula="of:=[.AB5]-[u.D5]" office:value-type="float" office:value="-3342182.39094534" calcext:value-type="float">
            <text:p>-3342182.39094534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formula="of:=[x.D3]/[x.D9]" office:value-type="float" office:value="0.0000000310847424338652" calcext:value-type="float">
            <text:p>3.10847424338652E-008</text:p>
          </table:table-cell>
          <table:table-cell table:style-name="ce39" table:formula="of:=[.G4]*[.Q4]" office:value-type="float" office:value="5.7165314052821E-017" calcext:value-type="float">
            <text:p>5.7165314052821E-017</text:p>
          </table:table-cell>
          <table:table-cell table:style-name="ce39" table:formula="of:=[.H4]*[.K4]" office:value-type="float" office:value="0" calcext:value-type="float">
            <text:p>0</text:p>
          </table:table-cell>
          <table:table-cell table:style-name="ce39" table:formula="of:=[.G4]*[.M4]" office:value-type="float" office:value="0.933580426497202" calcext:value-type="float">
            <text:p>0.9335804265</text:p>
          </table:table-cell>
          <table:table-cell table:style-name="ce39" table:formula="of:=[.F4]*[x.D16]" office:value-type="float" office:value="2.19437081163826E-017" calcext:value-type="float">
            <text:p>2.19437081163826E-017</text:p>
          </table:table-cell>
          <table:table-cell table:style-name="ce39" table:formula="of:=[.D4]*([.D6]-[.M4])" office:value-type="float" office:value="-0" calcext:value-type="float">
            <text:p>0</text:p>
          </table:table-cell>
          <table:table-cell table:style-name="ce39" table:formula="of:=0/[.I127]" office:value-type="string" office:string-value="" calcext:value-type="error">
            <text:p>#DIV/0!</text:p>
          </table:table-cell>
          <table:table-cell table:style-name="ce39" table:formula="of:=0/[.J127]" office:value-type="string" office:string-value="" calcext:value-type="error">
            <text:p>#DIV/0!</text:p>
          </table:table-cell>
          <table:table-cell table:style-name="ce39" table:formula="of:=0/[.K127]" office:value-type="string" office:string-value="" calcext:value-type="error">
            <text:p>#DIV/0!</text:p>
          </table:table-cell>
          <table:table-cell table:style-name="ce39" table:formula="of:=0/[.L127]" office:value-type="string" office:string-value="" calcext:value-type="error">
            <text:p>#DIV/0!</text:p>
          </table:table-cell>
          <table:table-cell table:style-name="ce39" table:formula="of:=0/[.M127]" office:value-type="string" office:string-value="" calcext:value-type="error">
            <text:p>#DIV/0!</text:p>
          </table:table-cell>
          <table:table-cell table:style-name="ce39" table:formula="of:=0/[.N127]" office:value-type="string" office:string-value="" calcext:value-type="error">
            <text:p>#DIV/0!</text:p>
          </table:table-cell>
          <table:table-cell table:style-name="ce39" table:formula="of:=0/[.O127]" office:value-type="string" office:string-value="" calcext:value-type="error">
            <text:p>#DIV/0!</text:p>
          </table:table-cell>
          <table:table-cell table:style-name="ce39" table:formula="of:=0/[.P127]" office:value-type="string" office:string-value="" calcext:value-type="error">
            <text:p>#DIV/0!</text:p>
          </table:table-cell>
          <table:table-cell table:style-name="ce39" table:formula="of:=0/[.Q127]" office:value-type="string" office:string-value="" calcext:value-type="error">
            <text:p>#DIV/0!</text:p>
          </table:table-cell>
          <table:table-cell table:style-name="ce39" table:formula="of:=0/[.R127]" office:value-type="string" office:string-value="" calcext:value-type="error">
            <text:p>#DIV/0!</text:p>
          </table:table-cell>
          <table:table-cell table:style-name="ce39" table:formula="of:=0/[.S127]" office:value-type="string" office:string-value="" calcext:value-type="error">
            <text:p>#DIV/0!</text:p>
          </table:table-cell>
          <table:table-cell table:style-name="ce39" table:formula="of:=0/[.T127]" office:value-type="string" office:string-value="" calcext:value-type="error">
            <text:p>#DIV/0!</text:p>
          </table:table-cell>
          <table:table-cell table:style-name="ce39" table:formula="of:=0/[.U127]" office:value-type="string" office:string-value="" calcext:value-type="error">
            <text:p>#DIV/0!</text:p>
          </table:table-cell>
          <table:table-cell table:style-name="ce39" table:formula="of:=0/[.V127]" office:value-type="string" office:string-value="" calcext:value-type="error">
            <text:p>#DIV/0!</text:p>
          </table:table-cell>
          <table:table-cell table:style-name="ce39" table:formula="of:=0/[.W127]" office:value-type="string" office:string-value="" calcext:value-type="error">
            <text:p>#DIV/0!</text:p>
          </table:table-cell>
          <table:table-cell table:style-name="ce39" table:formula="of:=0/[.X127]" office:value-type="string" office:string-value="" calcext:value-type="error">
            <text:p>#DIV/0!</text:p>
          </table:table-cell>
          <table:table-cell table:style-name="ce39" table:formula="of:=0/[.Y127]" office:value-type="string" office:string-value="" calcext:value-type="error">
            <text:p>#DIV/0!</text:p>
          </table:table-cell>
          <table:table-cell table:style-name="ce39" table:formula="of:=0/[.Z127]" office:value-type="string" office:string-value="" calcext:value-type="error">
            <text:p>#DIV/0!</text:p>
          </table:table-cell>
          <table:table-cell table:style-name="ce39"/>
          <table:table-cell table:style-name="ce39" table:formula="of:=-42830000000000*[.C6]+[.H6]-[.G195]*[.E6]+[.G196]*([.F6]-[.G6])" office:value-type="float" office:value="-1331359.51844245" calcext:value-type="float">
            <text:p>-1331359.51844245</text:p>
          </table:table-cell>
          <table:table-cell table:style-name="ce39" table:formula="of:=[.AB6]-[u.D6]" office:value-type="float" office:value="-1331359.51711114" calcext:value-type="float">
            <text:p>-1331359.51711114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formula="of:=0/[.C128]" office:value-type="string" office:string-value="" calcext:value-type="error">
            <text:p>#DIV/0!</text:p>
          </table:table-cell>
          <table:table-cell table:style-name="ce38" table:formula="of:=0/[.D128]" office:value-type="string" office:string-value="" calcext:value-type="error">
            <text:p>#DIV/0!</text:p>
          </table:table-cell>
          <table:table-cell table:style-name="ce38" table:formula="of:=0/[.E128]" office:value-type="string" office:string-value="" calcext:value-type="error">
            <text:p>#DIV/0!</text:p>
          </table:table-cell>
          <table:table-cell table:style-name="ce38" table:formula="of:=0/[.F128]" office:value-type="string" office:string-value="" calcext:value-type="error">
            <text:p>#DIV/0!</text:p>
          </table:table-cell>
          <table:table-cell table:style-name="ce38" table:formula="of:=0/[.G128]" office:value-type="string" office:string-value="" calcext:value-type="error">
            <text:p>#DIV/0!</text:p>
          </table:table-cell>
          <table:table-cell table:style-name="ce38" table:formula="of:=0/[.H128]" office:value-type="string" office:string-value="" calcext:value-type="error">
            <text:p>#DIV/0!</text:p>
          </table:table-cell>
          <table:table-cell table:style-name="ce38" table:formula="of:=0/[.I128]" office:value-type="string" office:string-value="" calcext:value-type="error">
            <text:p>#DIV/0!</text:p>
          </table:table-cell>
          <table:table-cell table:style-name="ce38" table:formula="of:=0/[.J128]" office:value-type="string" office:string-value="" calcext:value-type="error">
            <text:p>#DIV/0!</text:p>
          </table:table-cell>
          <table:table-cell table:style-name="ce38" table:formula="of:=0/[.K128]" office:value-type="string" office:string-value="" calcext:value-type="error">
            <text:p>#DIV/0!</text:p>
          </table:table-cell>
          <table:table-cell table:style-name="ce38" table:formula="of:=0/[.L128]" office:value-type="string" office:string-value="" calcext:value-type="error">
            <text:p>#DIV/0!</text:p>
          </table:table-cell>
          <table:table-cell table:style-name="ce38" table:formula="of:=0/[.M128]" office:value-type="string" office:string-value="" calcext:value-type="error">
            <text:p>#DIV/0!</text:p>
          </table:table-cell>
          <table:table-cell table:style-name="ce38" table:formula="of:=0/[.N128]" office:value-type="string" office:string-value="" calcext:value-type="error">
            <text:p>#DIV/0!</text:p>
          </table:table-cell>
          <table:table-cell table:style-name="ce38" table:formula="of:=0/[.O128]" office:value-type="string" office:string-value="" calcext:value-type="error">
            <text:p>#DIV/0!</text:p>
          </table:table-cell>
          <table:table-cell table:style-name="ce38" table:formula="of:=0/[.P128]" office:value-type="string" office:string-value="" calcext:value-type="error">
            <text:p>#DIV/0!</text:p>
          </table:table-cell>
          <table:table-cell table:style-name="ce38" table:formula="of:=0/[.Q128]" office:value-type="string" office:string-value="" calcext:value-type="error">
            <text:p>#DIV/0!</text:p>
          </table:table-cell>
          <table:table-cell table:style-name="ce38" table:formula="of:=0/[.R128]" office:value-type="string" office:string-value="" calcext:value-type="error">
            <text:p>#DIV/0!</text:p>
          </table:table-cell>
          <table:table-cell table:style-name="ce38" table:formula="of:=0/[.S128]" office:value-type="string" office:string-value="" calcext:value-type="error">
            <text:p>#DIV/0!</text:p>
          </table:table-cell>
          <table:table-cell table:style-name="ce38" table:formula="of:=0/[.T128]" office:value-type="string" office:string-value="" calcext:value-type="error">
            <text:p>#DIV/0!</text:p>
          </table:table-cell>
          <table:table-cell table:style-name="ce38" table:formula="of:=0/[.U128]" office:value-type="string" office:string-value="" calcext:value-type="error">
            <text:p>#DIV/0!</text:p>
          </table:table-cell>
          <table:table-cell table:style-name="ce38" table:formula="of:=0/[.V128]" office:value-type="string" office:string-value="" calcext:value-type="error">
            <text:p>#DIV/0!</text:p>
          </table:table-cell>
          <table:table-cell table:style-name="ce38" table:formula="of:=0/[.W128]" office:value-type="string" office:string-value="" calcext:value-type="error">
            <text:p>#DIV/0!</text:p>
          </table:table-cell>
          <table:table-cell table:style-name="ce38" table:formula="of:=0/[.X128]" office:value-type="string" office:string-value="" calcext:value-type="error">
            <text:p>#DIV/0!</text:p>
          </table:table-cell>
          <table:table-cell table:style-name="ce38" table:formula="of:=0/[.Y128]" office:value-type="string" office:string-value="" calcext:value-type="error">
            <text:p>#DIV/0!</text:p>
          </table:table-cell>
          <table:table-cell table:style-name="ce38" table:formula="of:=0/[.Z128]" office:value-type="string" office:string-value="" calcext:value-type="error">
            <text:p>#DIV/0!</text:p>
          </table:table-cell>
          <table:table-cell table:style-name="ce38" table:number-columns-repeated="4"/>
          <table:table-cell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formula="of:=[x.D1]*[x.D4]" office:value-type="float" office:value="-183.399404070194" calcext:value-type="float">
            <text:p>-183.3994040702</text:p>
          </table:table-cell>
          <table:table-cell table:style-name="ce39" table:formula="of:=[x.D2]*[x.D5]" office:value-type="float" office:value="183.399404070194" calcext:value-type="float">
            <text:p>183.3994040702</text:p>
          </table:table-cell>
          <table:table-cell table:style-name="ce39" table:formula="of:=[x.D3]*[x.D6]" office:value-type="float" office:value="0" calcext:value-type="float">
            <text:p>0</text:p>
          </table:table-cell>
          <table:table-cell table:style-name="ce39" table:formula="of:=0/[.F129]" office:value-type="string" office:string-value="" calcext:value-type="error">
            <text:p>#DIV/0!</text:p>
          </table:table-cell>
          <table:table-cell table:style-name="ce39" table:formula="of:=0/[.G129]" office:value-type="string" office:string-value="" calcext:value-type="error">
            <text:p>#DIV/0!</text:p>
          </table:table-cell>
          <table:table-cell table:style-name="ce39" table:formula="of:=0/[.H129]" office:value-type="string" office:string-value="" calcext:value-type="error">
            <text:p>#DIV/0!</text:p>
          </table:table-cell>
          <table:table-cell table:style-name="ce39" table:formula="of:=0/[.I129]" office:value-type="string" office:string-value="" calcext:value-type="error">
            <text:p>#DIV/0!</text:p>
          </table:table-cell>
          <table:table-cell table:style-name="ce39" table:formula="of:=0/[.J129]" office:value-type="string" office:string-value="" calcext:value-type="error">
            <text:p>#DIV/0!</text:p>
          </table:table-cell>
          <table:table-cell table:style-name="ce39" table:formula="of:=0/[.K129]" office:value-type="string" office:string-value="" calcext:value-type="error">
            <text:p>#DIV/0!</text:p>
          </table:table-cell>
          <table:table-cell table:style-name="ce39" table:formula="of:=0/[.L129]" office:value-type="string" office:string-value="" calcext:value-type="error">
            <text:p>#DIV/0!</text:p>
          </table:table-cell>
          <table:table-cell table:style-name="ce39" table:formula="of:=0/[.M129]" office:value-type="string" office:string-value="" calcext:value-type="error">
            <text:p>#DIV/0!</text:p>
          </table:table-cell>
          <table:table-cell table:style-name="ce39" table:formula="of:=0/[.N129]" office:value-type="string" office:string-value="" calcext:value-type="error">
            <text:p>#DIV/0!</text:p>
          </table:table-cell>
          <table:table-cell table:style-name="ce39" table:formula="of:=0/[.O129]" office:value-type="string" office:string-value="" calcext:value-type="error">
            <text:p>#DIV/0!</text:p>
          </table:table-cell>
          <table:table-cell table:style-name="ce39" table:formula="of:=0/[.P129]" office:value-type="string" office:string-value="" calcext:value-type="error">
            <text:p>#DIV/0!</text:p>
          </table:table-cell>
          <table:table-cell table:style-name="ce39" table:formula="of:=0/[.Q129]" office:value-type="string" office:string-value="" calcext:value-type="error">
            <text:p>#DIV/0!</text:p>
          </table:table-cell>
          <table:table-cell table:style-name="ce39" table:formula="of:=0/[.R129]" office:value-type="string" office:string-value="" calcext:value-type="error">
            <text:p>#DIV/0!</text:p>
          </table:table-cell>
          <table:table-cell table:style-name="ce39" table:formula="of:=0/[.S129]" office:value-type="string" office:string-value="" calcext:value-type="error">
            <text:p>#DIV/0!</text:p>
          </table:table-cell>
          <table:table-cell table:style-name="ce39" table:formula="of:=0/[.T129]" office:value-type="string" office:string-value="" calcext:value-type="error">
            <text:p>#DIV/0!</text:p>
          </table:table-cell>
          <table:table-cell table:style-name="ce39" table:formula="of:=0/[.U129]" office:value-type="string" office:string-value="" calcext:value-type="error">
            <text:p>#DIV/0!</text:p>
          </table:table-cell>
          <table:table-cell table:style-name="ce39" table:formula="of:=0/[.V129]" office:value-type="string" office:string-value="" calcext:value-type="error">
            <text:p>#DIV/0!</text:p>
          </table:table-cell>
          <table:table-cell table:style-name="ce39" table:formula="of:=0/[.W129]" office:value-type="string" office:string-value="" calcext:value-type="error">
            <text:p>#DIV/0!</text:p>
          </table:table-cell>
          <table:table-cell table:style-name="ce39" table:formula="of:=0/[.X129]" office:value-type="string" office:string-value="" calcext:value-type="error">
            <text:p>#DIV/0!</text:p>
          </table:table-cell>
          <table:table-cell table:style-name="ce39" table:formula="of:=0/[.Y129]" office:value-type="string" office:string-value="" calcext:value-type="error">
            <text:p>#DIV/0!</text:p>
          </table:table-cell>
          <table:table-cell table:style-name="ce39" table:formula="of:=0/[.Z129]" office:value-type="string" office:string-value="" calcext:value-type="error">
            <text:p>#DIV/0!</text:p>
          </table:table-cell>
          <table:table-cell table:style-name="ce39"/>
          <table:table-cell table:style-name="ce39" table:formula="of:=2*([.C8]+[.D8]+[.E8])" office:value-type="float" office:value="0" calcext:value-type="float">
            <text:p>0</text:p>
          </table:table-cell>
          <table:table-cell table:style-name="ce39" table:formula="of:=[.AB8]-[u.D8]" office:value-type="float" office:value="0" calcext:value-type="float">
            <text:p>0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formula="of:=[x.D9]*[u.D8]/[x.D8]" office:value-type="float" office:value="0" calcext:value-type="float">
            <text:p>0</text:p>
          </table:table-cell>
          <table:table-cell table:style-name="ce38" table:formula="of:=0/[.D130]" office:value-type="string" office:string-value="" calcext:value-type="error">
            <text:p>#DIV/0!</text:p>
          </table:table-cell>
          <table:table-cell table:style-name="ce38" table:formula="of:=0/[.E130]" office:value-type="string" office:string-value="" calcext:value-type="error">
            <text:p>#DIV/0!</text:p>
          </table:table-cell>
          <table:table-cell table:style-name="ce38" table:formula="of:=0/[.F130]" office:value-type="string" office:string-value="" calcext:value-type="error">
            <text:p>#DIV/0!</text:p>
          </table:table-cell>
          <table:table-cell table:style-name="ce38" table:formula="of:=0/[.G130]" office:value-type="string" office:string-value="" calcext:value-type="error">
            <text:p>#DIV/0!</text:p>
          </table:table-cell>
          <table:table-cell table:style-name="ce38" table:formula="of:=0/[.H130]" office:value-type="string" office:string-value="" calcext:value-type="error">
            <text:p>#DIV/0!</text:p>
          </table:table-cell>
          <table:table-cell table:style-name="ce38" table:formula="of:=0/[.I130]" office:value-type="string" office:string-value="" calcext:value-type="error">
            <text:p>#DIV/0!</text:p>
          </table:table-cell>
          <table:table-cell table:style-name="ce38" table:formula="of:=0/[.J130]" office:value-type="string" office:string-value="" calcext:value-type="error">
            <text:p>#DIV/0!</text:p>
          </table:table-cell>
          <table:table-cell table:style-name="ce38" table:formula="of:=0/[.K130]" office:value-type="string" office:string-value="" calcext:value-type="error">
            <text:p>#DIV/0!</text:p>
          </table:table-cell>
          <table:table-cell table:style-name="ce38" table:formula="of:=0/[.L130]" office:value-type="string" office:string-value="" calcext:value-type="error">
            <text:p>#DIV/0!</text:p>
          </table:table-cell>
          <table:table-cell table:style-name="ce38" table:formula="of:=0/[.M130]" office:value-type="string" office:string-value="" calcext:value-type="error">
            <text:p>#DIV/0!</text:p>
          </table:table-cell>
          <table:table-cell table:style-name="ce38" table:formula="of:=0/[.N130]" office:value-type="string" office:string-value="" calcext:value-type="error">
            <text:p>#DIV/0!</text:p>
          </table:table-cell>
          <table:table-cell table:style-name="ce38" table:formula="of:=0/[.O130]" office:value-type="string" office:string-value="" calcext:value-type="error">
            <text:p>#DIV/0!</text:p>
          </table:table-cell>
          <table:table-cell table:style-name="ce38" table:formula="of:=0/[.P130]" office:value-type="string" office:string-value="" calcext:value-type="error">
            <text:p>#DIV/0!</text:p>
          </table:table-cell>
          <table:table-cell table:style-name="ce38" table:formula="of:=0/[.Q130]" office:value-type="string" office:string-value="" calcext:value-type="error">
            <text:p>#DIV/0!</text:p>
          </table:table-cell>
          <table:table-cell table:style-name="ce38" table:formula="of:=0/[.R130]" office:value-type="string" office:string-value="" calcext:value-type="error">
            <text:p>#DIV/0!</text:p>
          </table:table-cell>
          <table:table-cell table:style-name="ce38" table:formula="of:=0/[.S130]" office:value-type="string" office:string-value="" calcext:value-type="error">
            <text:p>#DIV/0!</text:p>
          </table:table-cell>
          <table:table-cell table:style-name="ce38" table:formula="of:=0/[.T130]" office:value-type="string" office:string-value="" calcext:value-type="error">
            <text:p>#DIV/0!</text:p>
          </table:table-cell>
          <table:table-cell table:style-name="ce38" table:formula="of:=0/[.U130]" office:value-type="string" office:string-value="" calcext:value-type="error">
            <text:p>#DIV/0!</text:p>
          </table:table-cell>
          <table:table-cell table:style-name="ce38" table:formula="of:=0/[.V130]" office:value-type="string" office:string-value="" calcext:value-type="error">
            <text:p>#DIV/0!</text:p>
          </table:table-cell>
          <table:table-cell table:style-name="ce38" table:formula="of:=0/[.W130]" office:value-type="string" office:string-value="" calcext:value-type="error">
            <text:p>#DIV/0!</text:p>
          </table:table-cell>
          <table:table-cell table:style-name="ce38" table:formula="of:=0/[.X130]" office:value-type="string" office:string-value="" calcext:value-type="error">
            <text:p>#DIV/0!</text:p>
          </table:table-cell>
          <table:table-cell table:style-name="ce38" table:formula="of:=0/[.Y130]" office:value-type="string" office:string-value="" calcext:value-type="error">
            <text:p>#DIV/0!</text:p>
          </table:table-cell>
          <table:table-cell table:style-name="ce38" table:formula="of:=0/[.Z130]" office:value-type="string" office:string-value="" calcext:value-type="error">
            <text:p>#DIV/0!</text:p>
          </table:table-cell>
          <table:table-cell table:style-name="ce38"/>
          <table:table-cell table:style-name="ce38" table:formula="of:=(3/2)*[.C9]" office:value-type="float" office:value="0" calcext:value-type="float">
            <text:p>0</text:p>
          </table:table-cell>
          <table:table-cell table:style-name="ce39" table:formula="of:=[.AB9]-[u.D9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10" calcext:value-type="float">
            <text:p>10</text:p>
          </table:table-cell>
          <table:table-cell table:style-name="ce38" table:formula="of:=0/[.C131]" office:value-type="string" office:string-value="" calcext:value-type="error">
            <text:p>#DIV/0!</text:p>
          </table:table-cell>
          <table:table-cell table:style-name="ce38" table:formula="of:=0/[.D131]" office:value-type="string" office:string-value="" calcext:value-type="error">
            <text:p>#DIV/0!</text:p>
          </table:table-cell>
          <table:table-cell table:style-name="ce38" table:formula="of:=0/[.E131]" office:value-type="string" office:string-value="" calcext:value-type="error">
            <text:p>#DIV/0!</text:p>
          </table:table-cell>
          <table:table-cell table:style-name="ce38" table:formula="of:=0/[.F131]" office:value-type="string" office:string-value="" calcext:value-type="error">
            <text:p>#DIV/0!</text:p>
          </table:table-cell>
          <table:table-cell table:style-name="ce38" table:formula="of:=0/[.G131]" office:value-type="string" office:string-value="" calcext:value-type="error">
            <text:p>#DIV/0!</text:p>
          </table:table-cell>
          <table:table-cell table:style-name="ce38" table:formula="of:=0/[.H131]" office:value-type="string" office:string-value="" calcext:value-type="error">
            <text:p>#DIV/0!</text:p>
          </table:table-cell>
          <table:table-cell table:style-name="ce38" table:formula="of:=0/[.I131]" office:value-type="string" office:string-value="" calcext:value-type="error">
            <text:p>#DIV/0!</text:p>
          </table:table-cell>
          <table:table-cell table:style-name="ce38" table:formula="of:=0/[.J131]" office:value-type="string" office:string-value="" calcext:value-type="error">
            <text:p>#DIV/0!</text:p>
          </table:table-cell>
          <table:table-cell table:style-name="ce38" table:formula="of:=0/[.K131]" office:value-type="string" office:string-value="" calcext:value-type="error">
            <text:p>#DIV/0!</text:p>
          </table:table-cell>
          <table:table-cell table:style-name="ce38" table:formula="of:=0/[.L131]" office:value-type="string" office:string-value="" calcext:value-type="error">
            <text:p>#DIV/0!</text:p>
          </table:table-cell>
          <table:table-cell table:style-name="ce38" table:formula="of:=0/[.M131]" office:value-type="string" office:string-value="" calcext:value-type="error">
            <text:p>#DIV/0!</text:p>
          </table:table-cell>
          <table:table-cell table:style-name="ce38" table:formula="of:=0/[.N131]" office:value-type="string" office:string-value="" calcext:value-type="error">
            <text:p>#DIV/0!</text:p>
          </table:table-cell>
          <table:table-cell table:style-name="ce38" table:formula="of:=0/[.O131]" office:value-type="string" office:string-value="" calcext:value-type="error">
            <text:p>#DIV/0!</text:p>
          </table:table-cell>
          <table:table-cell table:style-name="ce38" table:formula="of:=0/[.P131]" office:value-type="string" office:string-value="" calcext:value-type="error">
            <text:p>#DIV/0!</text:p>
          </table:table-cell>
          <table:table-cell table:style-name="ce38" table:formula="of:=0/[.Q131]" office:value-type="string" office:string-value="" calcext:value-type="error">
            <text:p>#DIV/0!</text:p>
          </table:table-cell>
          <table:table-cell table:style-name="ce38" table:formula="of:=0/[.R131]" office:value-type="string" office:string-value="" calcext:value-type="error">
            <text:p>#DIV/0!</text:p>
          </table:table-cell>
          <table:table-cell table:style-name="ce38" table:formula="of:=0/[.S131]" office:value-type="string" office:string-value="" calcext:value-type="error">
            <text:p>#DIV/0!</text:p>
          </table:table-cell>
          <table:table-cell table:style-name="ce38" table:formula="of:=0/[.T131]" office:value-type="string" office:string-value="" calcext:value-type="error">
            <text:p>#DIV/0!</text:p>
          </table:table-cell>
          <table:table-cell table:style-name="ce38" table:formula="of:=0/[.U131]" office:value-type="string" office:string-value="" calcext:value-type="error">
            <text:p>#DIV/0!</text:p>
          </table:table-cell>
          <table:table-cell table:style-name="ce38" table:formula="of:=0/[.V131]" office:value-type="string" office:string-value="" calcext:value-type="error">
            <text:p>#DIV/0!</text:p>
          </table:table-cell>
          <table:table-cell table:style-name="ce38" table:formula="of:=0/[.W131]" office:value-type="string" office:string-value="" calcext:value-type="error">
            <text:p>#DIV/0!</text:p>
          </table:table-cell>
          <table:table-cell table:style-name="ce38" table:formula="of:=0/[.X131]" office:value-type="string" office:string-value="" calcext:value-type="error">
            <text:p>#DIV/0!</text:p>
          </table:table-cell>
          <table:table-cell table:style-name="ce38" table:formula="of:=0/[.Y131]" office:value-type="string" office:string-value="" calcext:value-type="error">
            <text:p>#DIV/0!</text:p>
          </table:table-cell>
          <table:table-cell table:style-name="ce38" table:formula="of:=0/[.Z131]" office:value-type="string" office:string-value="" calcext:value-type="error">
            <text:p>#DIV/0!</text:p>
          </table:table-cell>
          <table:table-cell table:style-name="ce38"/>
          <table:table-cell table:style-name="ce38" office:value-type="float" office:value="0" calcext:value-type="float">
            <text:p>0</text:p>
          </table:table-cell>
          <table:table-cell table:style-name="ce39" table:formula="of:=[.AB10]-[u.D10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6" office:value-type="string" calcext:value-type="string">
            <text:p>w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table:formula="of:=0/[.F132]" office:value-type="string" office:string-value="" calcext:value-type="error">
            <text:p>#DIV/0!</text:p>
          </table:table-cell>
          <table:table-cell table:style-name="ce36" table:formula="of:=0/[.G132]" office:value-type="string" office:string-value="" calcext:value-type="error">
            <text:p>#DIV/0!</text:p>
          </table:table-cell>
          <table:table-cell table:style-name="ce36" table:formula="of:=0/[.H132]" office:value-type="string" office:string-value="" calcext:value-type="error">
            <text:p>#DIV/0!</text:p>
          </table:table-cell>
          <table:table-cell table:style-name="ce36" table:formula="of:=0/[.I132]" office:value-type="string" office:string-value="" calcext:value-type="error">
            <text:p>#DIV/0!</text:p>
          </table:table-cell>
          <table:table-cell table:style-name="ce36" table:formula="of:=0/[.J132]" office:value-type="string" office:string-value="" calcext:value-type="error">
            <text:p>#DIV/0!</text:p>
          </table:table-cell>
          <table:table-cell table:style-name="ce36" table:formula="of:=0/[.K132]" office:value-type="string" office:string-value="" calcext:value-type="error">
            <text:p>#DIV/0!</text:p>
          </table:table-cell>
          <table:table-cell table:style-name="ce36" table:formula="of:=0/[.L132]" office:value-type="string" office:string-value="" calcext:value-type="error">
            <text:p>#DIV/0!</text:p>
          </table:table-cell>
          <table:table-cell table:style-name="ce36" table:formula="of:=0/[.M132]" office:value-type="string" office:string-value="" calcext:value-type="error">
            <text:p>#DIV/0!</text:p>
          </table:table-cell>
          <table:table-cell table:style-name="ce36" table:formula="of:=0/[.N132]" office:value-type="string" office:string-value="" calcext:value-type="error">
            <text:p>#DIV/0!</text:p>
          </table:table-cell>
          <table:table-cell table:style-name="ce36" table:formula="of:=0/[.O132]" office:value-type="string" office:string-value="" calcext:value-type="error">
            <text:p>#DIV/0!</text:p>
          </table:table-cell>
          <table:table-cell table:style-name="ce36" table:formula="of:=0/[.P132]" office:value-type="string" office:string-value="" calcext:value-type="error">
            <text:p>#DIV/0!</text:p>
          </table:table-cell>
          <table:table-cell table:style-name="ce36" table:formula="of:=0/[.Q132]" office:value-type="string" office:string-value="" calcext:value-type="error">
            <text:p>#DIV/0!</text:p>
          </table:table-cell>
          <table:table-cell table:style-name="ce36" table:formula="of:=0/[.R132]" office:value-type="string" office:string-value="" calcext:value-type="error">
            <text:p>#DIV/0!</text:p>
          </table:table-cell>
          <table:table-cell table:style-name="ce36" table:formula="of:=0/[.S132]" office:value-type="string" office:string-value="" calcext:value-type="error">
            <text:p>#DIV/0!</text:p>
          </table:table-cell>
          <table:table-cell table:style-name="ce36" table:formula="of:=0/[.T132]" office:value-type="string" office:string-value="" calcext:value-type="error">
            <text:p>#DIV/0!</text:p>
          </table:table-cell>
          <table:table-cell table:style-name="ce36" table:formula="of:=0/[.U132]" office:value-type="string" office:string-value="" calcext:value-type="error">
            <text:p>#DIV/0!</text:p>
          </table:table-cell>
          <table:table-cell table:style-name="ce36" table:formula="of:=0/[.V132]" office:value-type="string" office:string-value="" calcext:value-type="error">
            <text:p>#DIV/0!</text:p>
          </table:table-cell>
          <table:table-cell table:style-name="ce36" table:formula="of:=0/[.W132]" office:value-type="string" office:string-value="" calcext:value-type="error">
            <text:p>#DIV/0!</text:p>
          </table:table-cell>
          <table:table-cell table:style-name="ce36" table:formula="of:=0/[.X132]" office:value-type="string" office:string-value="" calcext:value-type="error">
            <text:p>#DIV/0!</text:p>
          </table:table-cell>
          <table:table-cell table:style-name="ce36" table:formula="of:=0/[.Y132]" office:value-type="string" office:string-value="" calcext:value-type="error">
            <text:p>#DIV/0!</text:p>
          </table:table-cell>
          <table:table-cell table:style-name="ce36" table:formula="of:=0/[.Z132]" office:value-type="string" office:string-value="" calcext:value-type="error">
            <text:p>#DIV/0!</text:p>
          </table:table-cell>
          <table:table-cell table:style-name="ce36"/>
          <table:table-cell table:style-name="ce36" table:formula="of:=[.E11]" office:value-type="float" office:value="0" calcext:value-type="float">
            <text:p>0</text:p>
          </table:table-cell>
          <table:table-cell table:style-name="ce36" table:formula="of:=[.AB11]-[u.D11]" office:value-type="float" office:value="0" calcext:value-type="float">
            <text:p>0</text:p>
          </table:table-cell>
          <table:table-cell table:style-name="ce36"/>
          <table:table-cell table:style-name="ce37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12" calcext:value-type="float">
            <text:p>12</text:p>
          </table:table-cell>
          <table:table-cell table:style-name="ce39" table:formula="of:=[x.D20]*[x.D6]" office:value-type="float" office:value="0" calcext:value-type="float">
            <text:p>0</text:p>
          </table:table-cell>
          <table:table-cell table:style-name="ce39" table:formula="of:=[x.D3]*[x.D25]" office:value-type="float" office:value="0" calcext:value-type="float">
            <text:p>0</text:p>
          </table:table-cell>
          <table:table-cell table:style-name="ce39" table:formula="of:=[x.D3]/[x.D20]" office:value-type="float" office:value="0.3583679495453" calcext:value-type="float">
            <text:p>0.3583679495</text:p>
          </table:table-cell>
          <table:table-cell table:style-name="ce39" table:formula="of:=[.E12]^2" office:value-type="float" office:value="0.128427587261303" calcext:value-type="float">
            <text:p>0.1284275873</text:p>
          </table:table-cell>
          <table:table-cell table:style-name="ce39" table:formula="of:=SQRT(1-[.F12])" office:value-type="float" office:value="0.933580426497202" calcext:value-type="float">
            <text:p>0.9335804265</text:p>
          </table:table-cell>
          <table:table-cell table:style-name="ce39" table:formula="of:=[x.D8]*[.G12]" office:value-type="float" office:value="10763007.0891286" calcext:value-type="float">
            <text:p>10763007.0891286</text:p>
          </table:table-cell>
          <table:table-cell table:style-name="ce39" table:formula="of:=([.C12]-[.D12])/[.H12]" office:value-type="float" office:value="0" calcext:value-type="float">
            <text:p>0</text:p>
          </table:table-cell>
          <table:table-cell table:style-name="ce39" table:formula="of:=0/[.J133]" office:value-type="string" office:string-value="" calcext:value-type="error">
            <text:p>#DIV/0!</text:p>
          </table:table-cell>
          <table:table-cell table:style-name="ce39" table:formula="of:=0/[.K133]" office:value-type="string" office:string-value="" calcext:value-type="error">
            <text:p>#DIV/0!</text:p>
          </table:table-cell>
          <table:table-cell table:style-name="ce39" table:formula="of:=0/[.L133]" office:value-type="string" office:string-value="" calcext:value-type="error">
            <text:p>#DIV/0!</text:p>
          </table:table-cell>
          <table:table-cell table:style-name="ce39" table:formula="of:=0/[.M133]" office:value-type="string" office:string-value="" calcext:value-type="error">
            <text:p>#DIV/0!</text:p>
          </table:table-cell>
          <table:table-cell table:style-name="ce39" table:formula="of:=0/[.N133]" office:value-type="string" office:string-value="" calcext:value-type="error">
            <text:p>#DIV/0!</text:p>
          </table:table-cell>
          <table:table-cell table:style-name="ce39" table:formula="of:=0/[.O133]" office:value-type="string" office:string-value="" calcext:value-type="error">
            <text:p>#DIV/0!</text:p>
          </table:table-cell>
          <table:table-cell table:style-name="ce39" table:formula="of:=0/[.P133]" office:value-type="string" office:string-value="" calcext:value-type="error">
            <text:p>#DIV/0!</text:p>
          </table:table-cell>
          <table:table-cell table:style-name="ce39" table:formula="of:=0/[.Q133]" office:value-type="string" office:string-value="" calcext:value-type="error">
            <text:p>#DIV/0!</text:p>
          </table:table-cell>
          <table:table-cell table:style-name="ce39" table:formula="of:=0/[.R133]" office:value-type="string" office:string-value="" calcext:value-type="error">
            <text:p>#DIV/0!</text:p>
          </table:table-cell>
          <table:table-cell table:style-name="ce39" table:formula="of:=0/[.S133]" office:value-type="string" office:string-value="" calcext:value-type="error">
            <text:p>#DIV/0!</text:p>
          </table:table-cell>
          <table:table-cell table:style-name="ce39" table:formula="of:=0/[.T133]" office:value-type="string" office:string-value="" calcext:value-type="error">
            <text:p>#DIV/0!</text:p>
          </table:table-cell>
          <table:table-cell table:style-name="ce39" table:formula="of:=0/[.U133]" office:value-type="string" office:string-value="" calcext:value-type="error">
            <text:p>#DIV/0!</text:p>
          </table:table-cell>
          <table:table-cell table:style-name="ce39" table:formula="of:=0/[.V133]" office:value-type="string" office:string-value="" calcext:value-type="error">
            <text:p>#DIV/0!</text:p>
          </table:table-cell>
          <table:table-cell table:style-name="ce39" table:formula="of:=0/[.W133]" office:value-type="string" office:string-value="" calcext:value-type="error">
            <text:p>#DIV/0!</text:p>
          </table:table-cell>
          <table:table-cell table:style-name="ce39" table:formula="of:=0/[.X133]" office:value-type="string" office:string-value="" calcext:value-type="error">
            <text:p>#DIV/0!</text:p>
          </table:table-cell>
          <table:table-cell table:style-name="ce39" table:formula="of:=0/[.Y133]" office:value-type="string" office:string-value="" calcext:value-type="error">
            <text:p>#DIV/0!</text:p>
          </table:table-cell>
          <table:table-cell table:style-name="ce39" table:formula="of:=0/[.Z133]" office:value-type="string" office:string-value="" calcext:value-type="error">
            <text:p>#DIV/0!</text:p>
          </table:table-cell>
          <table:table-cell table:style-name="ce39"/>
          <table:table-cell table:style-name="ce39" table:formula="of:=[.I12]" office:value-type="float" office:value="0" calcext:value-type="float">
            <text:p>0</text:p>
          </table:table-cell>
          <table:table-cell table:style-name="ce39" table:formula="of:=[.AB12]-[u.D12]" office:value-type="float" office:value="0" calcext:value-type="float">
            <text:p>0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13" calcext:value-type="float">
            <text:p>13</text:p>
          </table:table-cell>
          <table:table-cell table:style-name="ce39" table:formula="of:=[x.D24]*[u.D48]" office:value-type="float" office:value="0" calcext:value-type="float">
            <text:p>0</text:p>
          </table:table-cell>
          <table:table-cell table:style-name="ce39" table:formula="of:=[x.D48]*[u.D24]" office:value-type="float" office:value="-0" calcext:value-type="float">
            <text:p>0</text:p>
          </table:table-cell>
          <table:table-cell table:style-name="ce39" table:formula="of:=[x.D48]*[x.D48]" office:value-type="float" office:value="0" calcext:value-type="float">
            <text:p>0</text:p>
          </table:table-cell>
          <table:table-cell table:style-name="ce39" table:formula="of:=[x.D24]*[x.D24]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formula="of:=0/[.H134]" office:value-type="string" office:string-value="" calcext:value-type="error">
            <text:p>#DIV/0!</text:p>
          </table:table-cell>
          <table:table-cell table:style-name="ce39" table:formula="of:=0/[.I134]" office:value-type="string" office:string-value="" calcext:value-type="error">
            <text:p>#DIV/0!</text:p>
          </table:table-cell>
          <table:table-cell table:style-name="ce39" table:formula="of:=0/[.J134]" office:value-type="string" office:string-value="" calcext:value-type="error">
            <text:p>#DIV/0!</text:p>
          </table:table-cell>
          <table:table-cell table:style-name="ce39" table:formula="of:=0/[.K134]" office:value-type="string" office:string-value="" calcext:value-type="error">
            <text:p>#DIV/0!</text:p>
          </table:table-cell>
          <table:table-cell table:style-name="ce39" table:formula="of:=0/[.L134]" office:value-type="string" office:string-value="" calcext:value-type="error">
            <text:p>#DIV/0!</text:p>
          </table:table-cell>
          <table:table-cell table:style-name="ce39" table:formula="of:=0/[.M134]" office:value-type="string" office:string-value="" calcext:value-type="error">
            <text:p>#DIV/0!</text:p>
          </table:table-cell>
          <table:table-cell table:style-name="ce39" table:formula="of:=0/[.N134]" office:value-type="string" office:string-value="" calcext:value-type="error">
            <text:p>#DIV/0!</text:p>
          </table:table-cell>
          <table:table-cell table:style-name="ce39" table:formula="of:=0/[.O134]" office:value-type="string" office:string-value="" calcext:value-type="error">
            <text:p>#DIV/0!</text:p>
          </table:table-cell>
          <table:table-cell table:style-name="ce39" table:formula="of:=0/[.P134]" office:value-type="string" office:string-value="" calcext:value-type="error">
            <text:p>#DIV/0!</text:p>
          </table:table-cell>
          <table:table-cell table:style-name="ce39" table:formula="of:=0/[.Q134]" office:value-type="string" office:string-value="" calcext:value-type="error">
            <text:p>#DIV/0!</text:p>
          </table:table-cell>
          <table:table-cell table:style-name="ce39" table:formula="of:=0/[.R134]" office:value-type="string" office:string-value="" calcext:value-type="error">
            <text:p>#DIV/0!</text:p>
          </table:table-cell>
          <table:table-cell table:style-name="ce39" table:formula="of:=0/[.S134]" office:value-type="string" office:string-value="" calcext:value-type="error">
            <text:p>#DIV/0!</text:p>
          </table:table-cell>
          <table:table-cell table:style-name="ce39" table:formula="of:=0/[.T134]" office:value-type="string" office:string-value="" calcext:value-type="error">
            <text:p>#DIV/0!</text:p>
          </table:table-cell>
          <table:table-cell table:style-name="ce39" table:formula="of:=0/[.U134]" office:value-type="string" office:string-value="" calcext:value-type="error">
            <text:p>#DIV/0!</text:p>
          </table:table-cell>
          <table:table-cell table:style-name="ce39" table:formula="of:=0/[.V134]" office:value-type="string" office:string-value="" calcext:value-type="error">
            <text:p>#DIV/0!</text:p>
          </table:table-cell>
          <table:table-cell table:style-name="ce39" table:formula="of:=0/[.W134]" office:value-type="string" office:string-value="" calcext:value-type="error">
            <text:p>#DIV/0!</text:p>
          </table:table-cell>
          <table:table-cell table:style-name="ce39" table:formula="of:=0/[.X134]" office:value-type="string" office:string-value="" calcext:value-type="error">
            <text:p>#DIV/0!</text:p>
          </table:table-cell>
          <table:table-cell table:style-name="ce39" table:formula="of:=0/[.Y134]" office:value-type="string" office:string-value="" calcext:value-type="error">
            <text:p>#DIV/0!</text:p>
          </table:table-cell>
          <table:table-cell table:style-name="ce39" table:formula="of:=0/[.Z134]" office:value-type="string" office:string-value="" calcext:value-type="error">
            <text:p>#DIV/0!</text:p>
          </table:table-cell>
          <table:table-cell table:style-name="ce39"/>
          <table:table-cell table:style-name="ce39" table:formula="of:=-[.E13]" office:value-type="float" office:value="-0" calcext:value-type="float">
            <text:p>0</text:p>
          </table:table-cell>
          <table:table-cell table:style-name="ce39" table:formula="of:=[.AB13]-[u.D13]" office:value-type="string" office:string-value="" calcext:value-type="error">
            <text:p>#DIV/0!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14" calcext:value-type="float">
            <text:p>14</text:p>
          </table:table-cell>
          <table:table-cell table:style-name="ce39" table:formula="of:=[x.D23]^2" office:value-type="float" office:value="1" calcext:value-type="float">
            <text:p>1</text:p>
          </table:table-cell>
          <table:table-cell table:style-name="ce39" table:formula="of:=SQRT(1-[.C14])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formula="of:=0/[.F125]" office:value-type="string" office:string-value="" calcext:value-type="error">
            <text:p>#DIV/0!</text:p>
          </table:table-cell>
          <table:table-cell table:style-name="ce39" table:formula="of:=0/[.G125]" office:value-type="string" office:string-value="" calcext:value-type="error">
            <text:p>#DIV/0!</text:p>
          </table:table-cell>
          <table:table-cell table:style-name="ce39" table:formula="of:=0/[.H125]" office:value-type="string" office:string-value="" calcext:value-type="error">
            <text:p>#DIV/0!</text:p>
          </table:table-cell>
          <table:table-cell table:style-name="ce39" table:formula="of:=0/[.I125]" office:value-type="string" office:string-value="" calcext:value-type="error">
            <text:p>#DIV/0!</text:p>
          </table:table-cell>
          <table:table-cell table:style-name="ce39" table:formula="of:=0/[.J125]" office:value-type="string" office:string-value="" calcext:value-type="error">
            <text:p>#DIV/0!</text:p>
          </table:table-cell>
          <table:table-cell table:style-name="ce39" table:formula="of:=0/[.K125]" office:value-type="string" office:string-value="" calcext:value-type="error">
            <text:p>#DIV/0!</text:p>
          </table:table-cell>
          <table:table-cell table:style-name="ce39" table:formula="of:=0/[.L125]" office:value-type="string" office:string-value="" calcext:value-type="error">
            <text:p>#DIV/0!</text:p>
          </table:table-cell>
          <table:table-cell table:style-name="ce39" table:formula="of:=0/[.M125]" office:value-type="string" office:string-value="" calcext:value-type="error">
            <text:p>#DIV/0!</text:p>
          </table:table-cell>
          <table:table-cell table:style-name="ce39" table:formula="of:=0/[.N125]" office:value-type="string" office:string-value="" calcext:value-type="error">
            <text:p>#DIV/0!</text:p>
          </table:table-cell>
          <table:table-cell table:style-name="ce39" table:formula="of:=0/[.O125]" office:value-type="string" office:string-value="" calcext:value-type="error">
            <text:p>#DIV/0!</text:p>
          </table:table-cell>
          <table:table-cell table:style-name="ce39" table:formula="of:=0/[.P125]" office:value-type="string" office:string-value="" calcext:value-type="error">
            <text:p>#DIV/0!</text:p>
          </table:table-cell>
          <table:table-cell table:style-name="ce39" table:formula="of:=0/[.Q125]" office:value-type="string" office:string-value="" calcext:value-type="error">
            <text:p>#DIV/0!</text:p>
          </table:table-cell>
          <table:table-cell table:style-name="ce39" table:formula="of:=0/[.R135]" office:value-type="string" office:string-value="" calcext:value-type="error">
            <text:p>#DIV/0!</text:p>
          </table:table-cell>
          <table:table-cell table:style-name="ce39" table:formula="of:=0/[.S135]" office:value-type="string" office:string-value="" calcext:value-type="error">
            <text:p>#DIV/0!</text:p>
          </table:table-cell>
          <table:table-cell table:style-name="ce39" table:formula="of:=0/[.T135]" office:value-type="string" office:string-value="" calcext:value-type="error">
            <text:p>#DIV/0!</text:p>
          </table:table-cell>
          <table:table-cell table:style-name="ce39" table:formula="of:=0/[.U135]" office:value-type="string" office:string-value="" calcext:value-type="error">
            <text:p>#DIV/0!</text:p>
          </table:table-cell>
          <table:table-cell table:style-name="ce39" table:formula="of:=0/[.V135]" office:value-type="string" office:string-value="" calcext:value-type="error">
            <text:p>#DIV/0!</text:p>
          </table:table-cell>
          <table:table-cell table:style-name="ce39" table:formula="of:=0/[.W135]" office:value-type="string" office:string-value="" calcext:value-type="error">
            <text:p>#DIV/0!</text:p>
          </table:table-cell>
          <table:table-cell table:style-name="ce39" table:formula="of:=0/[.X135]" office:value-type="string" office:string-value="" calcext:value-type="error">
            <text:p>#DIV/0!</text:p>
          </table:table-cell>
          <table:table-cell table:style-name="ce39" table:formula="of:=0/[.Y135]" office:value-type="string" office:string-value="" calcext:value-type="error">
            <text:p>#DIV/0!</text:p>
          </table:table-cell>
          <table:table-cell table:style-name="ce39" table:formula="of:=0/[.Z135]" office:value-type="string" office:string-value="" calcext:value-type="error">
            <text:p>#DIV/0!</text:p>
          </table:table-cell>
          <table:table-cell table:style-name="ce39"/>
          <table:table-cell table:style-name="ce39" table:formula="of:=[.E14]" office:value-type="float" office:value="0" calcext:value-type="float">
            <text:p>0</text:p>
          </table:table-cell>
          <table:table-cell table:style-name="ce39" table:formula="of:=[.AB14]-[u.D14]" office:value-type="string" office:string-value="" calcext:value-type="error">
            <text:p>#DIV/0!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15" calcext:value-type="float">
            <text:p>15</text:p>
          </table:table-cell>
          <table:table-cell table:style-name="ce38" table:formula="of:=[x.D35]*[u.D35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0/[.E126]" office:value-type="string" office:string-value="" calcext:value-type="error">
            <text:p>#DIV/0!</text:p>
          </table:table-cell>
          <table:table-cell table:style-name="ce38" table:formula="of:=0/[.F136]" office:value-type="string" office:string-value="" calcext:value-type="error">
            <text:p>#DIV/0!</text:p>
          </table:table-cell>
          <table:table-cell table:style-name="ce38" table:formula="of:=0/[.G136]" office:value-type="string" office:string-value="" calcext:value-type="error">
            <text:p>#DIV/0!</text:p>
          </table:table-cell>
          <table:table-cell table:style-name="ce38" table:formula="of:=0/[.H136]" office:value-type="string" office:string-value="" calcext:value-type="error">
            <text:p>#DIV/0!</text:p>
          </table:table-cell>
          <table:table-cell table:style-name="ce38" table:formula="of:=0/[.I136]" office:value-type="string" office:string-value="" calcext:value-type="error">
            <text:p>#DIV/0!</text:p>
          </table:table-cell>
          <table:table-cell table:style-name="ce38" table:formula="of:=0/[.J136]" office:value-type="string" office:string-value="" calcext:value-type="error">
            <text:p>#DIV/0!</text:p>
          </table:table-cell>
          <table:table-cell table:style-name="ce38" table:formula="of:=0/[.K136]" office:value-type="string" office:string-value="" calcext:value-type="error">
            <text:p>#DIV/0!</text:p>
          </table:table-cell>
          <table:table-cell table:style-name="ce38" table:formula="of:=0/[.L136]" office:value-type="string" office:string-value="" calcext:value-type="error">
            <text:p>#DIV/0!</text:p>
          </table:table-cell>
          <table:table-cell table:style-name="ce38" table:formula="of:=0/[.M136]" office:value-type="string" office:string-value="" calcext:value-type="error">
            <text:p>#DIV/0!</text:p>
          </table:table-cell>
          <table:table-cell table:style-name="ce38" table:formula="of:=0/[.N136]" office:value-type="string" office:string-value="" calcext:value-type="error">
            <text:p>#DIV/0!</text:p>
          </table:table-cell>
          <table:table-cell table:style-name="ce38" table:formula="of:=0/[.O136]" office:value-type="string" office:string-value="" calcext:value-type="error">
            <text:p>#DIV/0!</text:p>
          </table:table-cell>
          <table:table-cell table:style-name="ce38" table:formula="of:=0/[.P136]" office:value-type="string" office:string-value="" calcext:value-type="error">
            <text:p>#DIV/0!</text:p>
          </table:table-cell>
          <table:table-cell table:style-name="ce38" table:formula="of:=0/[.Q136]" office:value-type="string" office:string-value="" calcext:value-type="error">
            <text:p>#DIV/0!</text:p>
          </table:table-cell>
          <table:table-cell table:style-name="ce38" table:formula="of:=0/[.R136]" office:value-type="string" office:string-value="" calcext:value-type="error">
            <text:p>#DIV/0!</text:p>
          </table:table-cell>
          <table:table-cell table:style-name="ce38" table:formula="of:=0/[.S136]" office:value-type="string" office:string-value="" calcext:value-type="error">
            <text:p>#DIV/0!</text:p>
          </table:table-cell>
          <table:table-cell table:style-name="ce38" table:formula="of:=0/[.T136]" office:value-type="string" office:string-value="" calcext:value-type="error">
            <text:p>#DIV/0!</text:p>
          </table:table-cell>
          <table:table-cell table:style-name="ce38" table:formula="of:=0/[.U136]" office:value-type="string" office:string-value="" calcext:value-type="error">
            <text:p>#DIV/0!</text:p>
          </table:table-cell>
          <table:table-cell table:style-name="ce38" table:formula="of:=0/[.V136]" office:value-type="string" office:string-value="" calcext:value-type="error">
            <text:p>#DIV/0!</text:p>
          </table:table-cell>
          <table:table-cell table:style-name="ce38" table:formula="of:=0/[.W136]" office:value-type="string" office:string-value="" calcext:value-type="error">
            <text:p>#DIV/0!</text:p>
          </table:table-cell>
          <table:table-cell table:style-name="ce38" table:formula="of:=0/[.X136]" office:value-type="string" office:string-value="" calcext:value-type="error">
            <text:p>#DIV/0!</text:p>
          </table:table-cell>
          <table:table-cell table:style-name="ce38" table:formula="of:=0/[.Y136]" office:value-type="string" office:string-value="" calcext:value-type="error">
            <text:p>#DIV/0!</text:p>
          </table:table-cell>
          <table:table-cell table:style-name="ce38" table:formula="of:=0/[.Z136]" office:value-type="string" office:string-value="" calcext:value-type="error">
            <text:p>#DIV/0!</text:p>
          </table:table-cell>
          <table:table-cell table:style-name="ce38"/>
          <table:table-cell table:style-name="ce38" table:formula="of:=0.5*[.D15]" office:value-type="float" office:value="0" calcext:value-type="float">
            <text:p>0</text:p>
          </table:table-cell>
          <table:table-cell table:style-name="ce39" table:formula="of:=[.AB15]-[u.D15]" office:value-type="string" office:string-value="" calcext:value-type="error">
            <text:p>#DIV/0!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16" calcext:value-type="float">
            <text:p>16</text:p>
          </table:table-cell>
          <table:table-cell table:style-name="ce38" table:formula="of:=[.I4]*[u.D14]" office:value-type="string" office:string-value="" calcext:value-type="error">
            <text:p>#DIV/0!</text:p>
          </table:table-cell>
          <table:table-cell table:style-name="ce38" table:formula="of:=0/[.D127]" office:value-type="string" office:string-value="" calcext:value-type="error">
            <text:p>#DIV/0!</text:p>
          </table:table-cell>
          <table:table-cell table:style-name="ce38" table:formula="of:=0/[.E127]" office:value-type="string" office:string-value="" calcext:value-type="error">
            <text:p>#DIV/0!</text:p>
          </table:table-cell>
          <table:table-cell table:style-name="ce38" table:formula="of:=0/[.F137]" office:value-type="string" office:string-value="" calcext:value-type="error">
            <text:p>#DIV/0!</text:p>
          </table:table-cell>
          <table:table-cell table:style-name="ce38" table:formula="of:=0/[.G137]" office:value-type="string" office:string-value="" calcext:value-type="error">
            <text:p>#DIV/0!</text:p>
          </table:table-cell>
          <table:table-cell table:style-name="ce38" table:formula="of:=0/[.H137]" office:value-type="string" office:string-value="" calcext:value-type="error">
            <text:p>#DIV/0!</text:p>
          </table:table-cell>
          <table:table-cell table:style-name="ce38" table:formula="of:=0/[.I137]" office:value-type="string" office:string-value="" calcext:value-type="error">
            <text:p>#DIV/0!</text:p>
          </table:table-cell>
          <table:table-cell table:style-name="ce38" table:formula="of:=0/[.J137]" office:value-type="string" office:string-value="" calcext:value-type="error">
            <text:p>#DIV/0!</text:p>
          </table:table-cell>
          <table:table-cell table:style-name="ce38" table:formula="of:=0/[.K137]" office:value-type="string" office:string-value="" calcext:value-type="error">
            <text:p>#DIV/0!</text:p>
          </table:table-cell>
          <table:table-cell table:style-name="ce38" table:formula="of:=0/[.L137]" office:value-type="string" office:string-value="" calcext:value-type="error">
            <text:p>#DIV/0!</text:p>
          </table:table-cell>
          <table:table-cell table:style-name="ce38" table:formula="of:=0/[.M137]" office:value-type="string" office:string-value="" calcext:value-type="error">
            <text:p>#DIV/0!</text:p>
          </table:table-cell>
          <table:table-cell table:style-name="ce38" table:formula="of:=0/[.N137]" office:value-type="string" office:string-value="" calcext:value-type="error">
            <text:p>#DIV/0!</text:p>
          </table:table-cell>
          <table:table-cell table:style-name="ce38" table:formula="of:=0/[.O137]" office:value-type="string" office:string-value="" calcext:value-type="error">
            <text:p>#DIV/0!</text:p>
          </table:table-cell>
          <table:table-cell table:style-name="ce38" table:formula="of:=0/[.P137]" office:value-type="string" office:string-value="" calcext:value-type="error">
            <text:p>#DIV/0!</text:p>
          </table:table-cell>
          <table:table-cell table:style-name="ce38" table:formula="of:=0/[.Q137]" office:value-type="string" office:string-value="" calcext:value-type="error">
            <text:p>#DIV/0!</text:p>
          </table:table-cell>
          <table:table-cell table:style-name="ce38" table:formula="of:=0/[.R137]" office:value-type="string" office:string-value="" calcext:value-type="error">
            <text:p>#DIV/0!</text:p>
          </table:table-cell>
          <table:table-cell table:style-name="ce38" table:formula="of:=0/[.S137]" office:value-type="string" office:string-value="" calcext:value-type="error">
            <text:p>#DIV/0!</text:p>
          </table:table-cell>
          <table:table-cell table:style-name="ce38" table:formula="of:=0/[.T137]" office:value-type="string" office:string-value="" calcext:value-type="error">
            <text:p>#DIV/0!</text:p>
          </table:table-cell>
          <table:table-cell table:style-name="ce38" table:formula="of:=0/[.U137]" office:value-type="string" office:string-value="" calcext:value-type="error">
            <text:p>#DIV/0!</text:p>
          </table:table-cell>
          <table:table-cell table:style-name="ce38" table:formula="of:=0/[.V137]" office:value-type="string" office:string-value="" calcext:value-type="error">
            <text:p>#DIV/0!</text:p>
          </table:table-cell>
          <table:table-cell table:style-name="ce38" table:formula="of:=0/[.W137]" office:value-type="string" office:string-value="" calcext:value-type="error">
            <text:p>#DIV/0!</text:p>
          </table:table-cell>
          <table:table-cell table:style-name="ce38" table:formula="of:=0/[.X137]" office:value-type="string" office:string-value="" calcext:value-type="error">
            <text:p>#DIV/0!</text:p>
          </table:table-cell>
          <table:table-cell table:style-name="ce38" table:formula="of:=0/[.Y137]" office:value-type="string" office:string-value="" calcext:value-type="error">
            <text:p>#DIV/0!</text:p>
          </table:table-cell>
          <table:table-cell table:style-name="ce38" table:formula="of:=0/[.Z137]" office:value-type="string" office:string-value="" calcext:value-type="error">
            <text:p>#DIV/0!</text:p>
          </table:table-cell>
          <table:table-cell table:style-name="ce38"/>
          <table:table-cell table:style-name="ce38" table:formula="of:=-[.C16]" office:value-type="string" office:string-value="" calcext:value-type="error">
            <text:p>#DIV/0!</text:p>
          </table:table-cell>
          <table:table-cell table:style-name="ce39" table:formula="of:=[.AB16]-[u.D16]" office:value-type="string" office:string-value="" calcext:value-type="error">
            <text:p>#DIV/0!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x.D16]*[u.D15]" office:value-type="string" office:string-value="" calcext:value-type="error">
            <text:p>#DIV/0!</text:p>
          </table:table-cell>
          <table:table-cell table:style-name="ce4" table:formula="of:=[x.D15]*[u.D16]" office:value-type="string" office:string-value="" calcext:value-type="error">
            <text:p>#DIV/0!</text:p>
          </table:table-cell>
          <table:table-cell table:style-name="ce4" table:formula="of:=0/[.E128]" office:value-type="string" office:string-value="" calcext:value-type="error">
            <text:p>#DIV/0!</text:p>
          </table:table-cell>
          <table:table-cell table:style-name="ce4" table:formula="of:=0/[.F138]" office:value-type="string" office:string-value="" calcext:value-type="error">
            <text:p>#DIV/0!</text:p>
          </table:table-cell>
          <table:table-cell table:style-name="ce4" table:formula="of:=0/[.G138]" office:value-type="string" office:string-value="" calcext:value-type="error">
            <text:p>#DIV/0!</text:p>
          </table:table-cell>
          <table:table-cell table:style-name="ce4" table:formula="of:=0/[.H138]" office:value-type="string" office:string-value="" calcext:value-type="error">
            <text:p>#DIV/0!</text:p>
          </table:table-cell>
          <table:table-cell table:style-name="ce4" table:formula="of:=0/[.I138]" office:value-type="string" office:string-value="" calcext:value-type="error">
            <text:p>#DIV/0!</text:p>
          </table:table-cell>
          <table:table-cell table:style-name="ce4" table:formula="of:=0/[.J138]" office:value-type="string" office:string-value="" calcext:value-type="error">
            <text:p>#DIV/0!</text:p>
          </table:table-cell>
          <table:table-cell table:style-name="ce4" table:formula="of:=0/[.K138]" office:value-type="string" office:string-value="" calcext:value-type="error">
            <text:p>#DIV/0!</text:p>
          </table:table-cell>
          <table:table-cell table:style-name="ce4" table:formula="of:=0/[.L138]" office:value-type="string" office:string-value="" calcext:value-type="error">
            <text:p>#DIV/0!</text:p>
          </table:table-cell>
          <table:table-cell table:style-name="ce4" table:formula="of:=0/[.M138]" office:value-type="string" office:string-value="" calcext:value-type="error">
            <text:p>#DIV/0!</text:p>
          </table:table-cell>
          <table:table-cell table:style-name="ce4" table:formula="of:=0/[.N138]" office:value-type="string" office:string-value="" calcext:value-type="error">
            <text:p>#DIV/0!</text:p>
          </table:table-cell>
          <table:table-cell table:style-name="ce4" table:formula="of:=0/[.O138]" office:value-type="string" office:string-value="" calcext:value-type="error">
            <text:p>#DIV/0!</text:p>
          </table:table-cell>
          <table:table-cell table:style-name="ce4" table:formula="of:=0/[.P138]" office:value-type="string" office:string-value="" calcext:value-type="error">
            <text:p>#DIV/0!</text:p>
          </table:table-cell>
          <table:table-cell table:style-name="ce4" table:formula="of:=0/[.Q138]" office:value-type="string" office:string-value="" calcext:value-type="error">
            <text:p>#DIV/0!</text:p>
          </table:table-cell>
          <table:table-cell table:style-name="ce4" table:formula="of:=0/[.R138]" office:value-type="string" office:string-value="" calcext:value-type="error">
            <text:p>#DIV/0!</text:p>
          </table:table-cell>
          <table:table-cell table:style-name="ce4" table:formula="of:=0/[.S138]" office:value-type="string" office:string-value="" calcext:value-type="error">
            <text:p>#DIV/0!</text:p>
          </table:table-cell>
          <table:table-cell table:style-name="ce4" table:formula="of:=0/[.T138]" office:value-type="string" office:string-value="" calcext:value-type="error">
            <text:p>#DIV/0!</text:p>
          </table:table-cell>
          <table:table-cell table:style-name="ce4" table:formula="of:=0/[.U138]" office:value-type="string" office:string-value="" calcext:value-type="error">
            <text:p>#DIV/0!</text:p>
          </table:table-cell>
          <table:table-cell table:style-name="ce4" table:formula="of:=0/[.V138]" office:value-type="string" office:string-value="" calcext:value-type="error">
            <text:p>#DIV/0!</text:p>
          </table:table-cell>
          <table:table-cell table:style-name="ce4" table:formula="of:=0/[.W138]" office:value-type="string" office:string-value="" calcext:value-type="error">
            <text:p>#DIV/0!</text:p>
          </table:table-cell>
          <table:table-cell table:style-name="ce4" table:formula="of:=0/[.X138]" office:value-type="string" office:string-value="" calcext:value-type="error">
            <text:p>#DIV/0!</text:p>
          </table:table-cell>
          <table:table-cell table:style-name="ce4" table:formula="of:=0/[.Y138]" office:value-type="string" office:string-value="" calcext:value-type="error">
            <text:p>#DIV/0!</text:p>
          </table:table-cell>
          <table:table-cell table:style-name="ce4" table:formula="of:=0/[.Z138]" office:value-type="string" office:string-value="" calcext:value-type="error">
            <text:p>#DIV/0!</text:p>
          </table:table-cell>
          <table:table-cell table:style-name="ce4"/>
          <table:table-cell table:style-name="ce4" table:formula="of:=[.C17]+[.D17]" office:value-type="string" office:string-value="" calcext:value-type="error">
            <text:p>#DIV/0!</text:p>
          </table:table-cell>
          <table:table-cell table:style-name="ce4" table:formula="of:=[.AB17]-[u.D17]" office:value-type="string" office:string-value="" calcext:value-type="error">
            <text:p>#DIV/0!</text:p>
          </table:table-cell>
          <table:table-cell table:style-name="ce4"/>
          <table:table-cell table:style-name="ce48" table:number-columns-repeated="99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[x.D20]*[u.D24]" office:value-type="float" office:value="-0.00000570714966364139" calcext:value-type="float">
            <text:p>-5.70714966364139E-006</text:p>
          </table:table-cell>
          <table:table-cell table:style-name="ce4" table:formula="of:=[x.D24]*[x.D25]" office:value-type="float" office:value="0" calcext:value-type="float">
            <text:p>0</text:p>
          </table:table-cell>
          <table:table-cell table:style-name="ce4" table:formula="of:=0/[.E139]" office:value-type="string" office:string-value="" calcext:value-type="error">
            <text:p>#DIV/0!</text:p>
          </table:table-cell>
          <table:table-cell table:style-name="ce4" table:formula="of:=0/[.F139]" office:value-type="string" office:string-value="" calcext:value-type="error">
            <text:p>#DIV/0!</text:p>
          </table:table-cell>
          <table:table-cell table:style-name="ce4" table:formula="of:=0/[.G139]" office:value-type="string" office:string-value="" calcext:value-type="error">
            <text:p>#DIV/0!</text:p>
          </table:table-cell>
          <table:table-cell table:style-name="ce4" table:formula="of:=0/[.H139]" office:value-type="string" office:string-value="" calcext:value-type="error">
            <text:p>#DIV/0!</text:p>
          </table:table-cell>
          <table:table-cell table:style-name="ce4" table:formula="of:=0/[.I139]" office:value-type="string" office:string-value="" calcext:value-type="error">
            <text:p>#DIV/0!</text:p>
          </table:table-cell>
          <table:table-cell table:style-name="ce4" table:formula="of:=0/[.J139]" office:value-type="string" office:string-value="" calcext:value-type="error">
            <text:p>#DIV/0!</text:p>
          </table:table-cell>
          <table:table-cell table:style-name="ce4" table:formula="of:=0/[.K139]" office:value-type="string" office:string-value="" calcext:value-type="error">
            <text:p>#DIV/0!</text:p>
          </table:table-cell>
          <table:table-cell table:style-name="ce4" table:formula="of:=0/[.L139]" office:value-type="string" office:string-value="" calcext:value-type="error">
            <text:p>#DIV/0!</text:p>
          </table:table-cell>
          <table:table-cell table:style-name="ce4" table:formula="of:=0/[.M139]" office:value-type="string" office:string-value="" calcext:value-type="error">
            <text:p>#DIV/0!</text:p>
          </table:table-cell>
          <table:table-cell table:style-name="ce4" table:formula="of:=0/[.N139]" office:value-type="string" office:string-value="" calcext:value-type="error">
            <text:p>#DIV/0!</text:p>
          </table:table-cell>
          <table:table-cell table:style-name="ce4" table:formula="of:=0/[.O139]" office:value-type="string" office:string-value="" calcext:value-type="error">
            <text:p>#DIV/0!</text:p>
          </table:table-cell>
          <table:table-cell table:style-name="ce4" table:formula="of:=0/[.P139]" office:value-type="string" office:string-value="" calcext:value-type="error">
            <text:p>#DIV/0!</text:p>
          </table:table-cell>
          <table:table-cell table:style-name="ce4" table:formula="of:=0/[.Q139]" office:value-type="string" office:string-value="" calcext:value-type="error">
            <text:p>#DIV/0!</text:p>
          </table:table-cell>
          <table:table-cell table:style-name="ce4" table:formula="of:=0/[.R139]" office:value-type="string" office:string-value="" calcext:value-type="error">
            <text:p>#DIV/0!</text:p>
          </table:table-cell>
          <table:table-cell table:style-name="ce4" table:formula="of:=0/[.S139]" office:value-type="string" office:string-value="" calcext:value-type="error">
            <text:p>#DIV/0!</text:p>
          </table:table-cell>
          <table:table-cell table:style-name="ce4" table:formula="of:=0/[.T139]" office:value-type="string" office:string-value="" calcext:value-type="error">
            <text:p>#DIV/0!</text:p>
          </table:table-cell>
          <table:table-cell table:style-name="ce4" table:formula="of:=0/[.U139]" office:value-type="string" office:string-value="" calcext:value-type="error">
            <text:p>#DIV/0!</text:p>
          </table:table-cell>
          <table:table-cell table:style-name="ce4" table:formula="of:=0/[.V139]" office:value-type="string" office:string-value="" calcext:value-type="error">
            <text:p>#DIV/0!</text:p>
          </table:table-cell>
          <table:table-cell table:style-name="ce4" table:formula="of:=0/[.W139]" office:value-type="string" office:string-value="" calcext:value-type="error">
            <text:p>#DIV/0!</text:p>
          </table:table-cell>
          <table:table-cell table:style-name="ce4" table:formula="of:=0/[.X139]" office:value-type="string" office:string-value="" calcext:value-type="error">
            <text:p>#DIV/0!</text:p>
          </table:table-cell>
          <table:table-cell table:style-name="ce4" table:formula="of:=0/[.Y139]" office:value-type="string" office:string-value="" calcext:value-type="error">
            <text:p>#DIV/0!</text:p>
          </table:table-cell>
          <table:table-cell table:style-name="ce4" table:formula="of:=0/[.Z139]" office:value-type="string" office:string-value="" calcext:value-type="error">
            <text:p>#DIV/0!</text:p>
          </table:table-cell>
          <table:table-cell table:style-name="ce4"/>
          <table:table-cell table:style-name="ce4" table:formula="of:=+[.C18]+[.D18]" office:value-type="float" office:value="-0.00000570714966364139" calcext:value-type="float">
            <text:p>-5.70714966364139E-006</text:p>
          </table:table-cell>
          <table:table-cell table:style-name="ce4" table:formula="of:=[.AB18]-[u.D18]" office:value-type="float" office:value="0" calcext:value-type="float">
            <text:p>0</text:p>
          </table:table-cell>
          <table:table-cell table:style-name="ce4"/>
          <table:table-cell table:style-name="ce48"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19" calcext:value-type="float">
            <text:p>19</text:p>
          </table:table-cell>
          <table:table-cell table:style-name="ce38" table:formula="of:=0/[.C140]" office:value-type="string" office:string-value="" calcext:value-type="error">
            <text:p>#DIV/0!</text:p>
          </table:table-cell>
          <table:table-cell table:style-name="ce38" table:formula="of:=0/[.D140]" office:value-type="string" office:string-value="" calcext:value-type="error">
            <text:p>#DIV/0!</text:p>
          </table:table-cell>
          <table:table-cell table:style-name="ce38" table:formula="of:=0/[.E140]" office:value-type="string" office:string-value="" calcext:value-type="error">
            <text:p>#DIV/0!</text:p>
          </table:table-cell>
          <table:table-cell table:style-name="ce38" table:formula="of:=0/[.F140]" office:value-type="string" office:string-value="" calcext:value-type="error">
            <text:p>#DIV/0!</text:p>
          </table:table-cell>
          <table:table-cell table:style-name="ce38" table:formula="of:=0/[.G140]" office:value-type="string" office:string-value="" calcext:value-type="error">
            <text:p>#DIV/0!</text:p>
          </table:table-cell>
          <table:table-cell table:style-name="ce38" table:formula="of:=0/[.H140]" office:value-type="string" office:string-value="" calcext:value-type="error">
            <text:p>#DIV/0!</text:p>
          </table:table-cell>
          <table:table-cell table:style-name="ce38" table:formula="of:=0/[.I140]" office:value-type="string" office:string-value="" calcext:value-type="error">
            <text:p>#DIV/0!</text:p>
          </table:table-cell>
          <table:table-cell table:style-name="ce38" table:formula="of:=0/[.J140]" office:value-type="string" office:string-value="" calcext:value-type="error">
            <text:p>#DIV/0!</text:p>
          </table:table-cell>
          <table:table-cell table:style-name="ce38" table:formula="of:=0/[.K140]" office:value-type="string" office:string-value="" calcext:value-type="error">
            <text:p>#DIV/0!</text:p>
          </table:table-cell>
          <table:table-cell table:style-name="ce38" table:formula="of:=0/[.L140]" office:value-type="string" office:string-value="" calcext:value-type="error">
            <text:p>#DIV/0!</text:p>
          </table:table-cell>
          <table:table-cell table:style-name="ce38" table:formula="of:=0/[.M140]" office:value-type="string" office:string-value="" calcext:value-type="error">
            <text:p>#DIV/0!</text:p>
          </table:table-cell>
          <table:table-cell table:style-name="ce38" table:formula="of:=0/[.N140]" office:value-type="string" office:string-value="" calcext:value-type="error">
            <text:p>#DIV/0!</text:p>
          </table:table-cell>
          <table:table-cell table:style-name="ce38" table:formula="of:=0/[.O140]" office:value-type="string" office:string-value="" calcext:value-type="error">
            <text:p>#DIV/0!</text:p>
          </table:table-cell>
          <table:table-cell table:style-name="ce38" table:formula="of:=0/[.P140]" office:value-type="string" office:string-value="" calcext:value-type="error">
            <text:p>#DIV/0!</text:p>
          </table:table-cell>
          <table:table-cell table:style-name="ce38" table:formula="of:=0/[.Q140]" office:value-type="string" office:string-value="" calcext:value-type="error">
            <text:p>#DIV/0!</text:p>
          </table:table-cell>
          <table:table-cell table:style-name="ce38" table:formula="of:=0/[.R140]" office:value-type="string" office:string-value="" calcext:value-type="error">
            <text:p>#DIV/0!</text:p>
          </table:table-cell>
          <table:table-cell table:style-name="ce38" table:formula="of:=0/[.S140]" office:value-type="string" office:string-value="" calcext:value-type="error">
            <text:p>#DIV/0!</text:p>
          </table:table-cell>
          <table:table-cell table:style-name="ce38" table:formula="of:=0/[.T140]" office:value-type="string" office:string-value="" calcext:value-type="error">
            <text:p>#DIV/0!</text:p>
          </table:table-cell>
          <table:table-cell table:style-name="ce38" table:formula="of:=0/[.U140]" office:value-type="string" office:string-value="" calcext:value-type="error">
            <text:p>#DIV/0!</text:p>
          </table:table-cell>
          <table:table-cell table:style-name="ce38" table:formula="of:=0/[.V140]" office:value-type="string" office:string-value="" calcext:value-type="error">
            <text:p>#DIV/0!</text:p>
          </table:table-cell>
          <table:table-cell table:style-name="ce38" table:formula="of:=0/[.W140]" office:value-type="string" office:string-value="" calcext:value-type="error">
            <text:p>#DIV/0!</text:p>
          </table:table-cell>
          <table:table-cell table:style-name="ce38" table:formula="of:=0/[.X140]" office:value-type="string" office:string-value="" calcext:value-type="error">
            <text:p>#DIV/0!</text:p>
          </table:table-cell>
          <table:table-cell table:style-name="ce38" table:formula="of:=0/[.Y140]" office:value-type="string" office:string-value="" calcext:value-type="error">
            <text:p>#DIV/0!</text:p>
          </table:table-cell>
          <table:table-cell table:style-name="ce38" table:formula="of:=0/[.Z140]" office:value-type="string" office:string-value="" calcext:value-type="error">
            <text:p>#DIV/0!</text:p>
          </table:table-cell>
          <table:table-cell table:style-name="ce38"/>
          <table:table-cell table:style-name="ce38" table:formula="of:=2*([.C8]+[.D8])" office:value-type="float" office:value="0" calcext:value-type="float">
            <text:p>0</text:p>
          </table:table-cell>
          <table:table-cell table:style-name="ce39" table:formula="of:=[.AB19]-[u.D19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20" calcext:value-type="float">
            <text:p>20</text:p>
          </table:table-cell>
          <table:table-cell table:style-name="ce38" table:formula="of:=[x.D26]/[x.D20]" office:value-type="float" office:value="0" calcext:value-type="float">
            <text:p>0</text:p>
          </table:table-cell>
          <table:table-cell table:style-name="ce38" table:formula="of:=0/[.D131]" office:value-type="string" office:string-value="" calcext:value-type="error">
            <text:p>#DIV/0!</text:p>
          </table:table-cell>
          <table:table-cell table:style-name="ce38" table:formula="of:=0/[.E131]" office:value-type="string" office:string-value="" calcext:value-type="error">
            <text:p>#DIV/0!</text:p>
          </table:table-cell>
          <table:table-cell table:style-name="ce38" table:formula="of:=0/[.F131]" office:value-type="string" office:string-value="" calcext:value-type="error">
            <text:p>#DIV/0!</text:p>
          </table:table-cell>
          <table:table-cell table:style-name="ce38" table:formula="of:=0/[.G131]" office:value-type="string" office:string-value="" calcext:value-type="error">
            <text:p>#DIV/0!</text:p>
          </table:table-cell>
          <table:table-cell table:style-name="ce38" table:formula="of:=0/[.H131]" office:value-type="string" office:string-value="" calcext:value-type="error">
            <text:p>#DIV/0!</text:p>
          </table:table-cell>
          <table:table-cell table:style-name="ce38" table:formula="of:=0/[.I131]" office:value-type="string" office:string-value="" calcext:value-type="error">
            <text:p>#DIV/0!</text:p>
          </table:table-cell>
          <table:table-cell table:style-name="ce38" table:formula="of:=0/[.J131]" office:value-type="string" office:string-value="" calcext:value-type="error">
            <text:p>#DIV/0!</text:p>
          </table:table-cell>
          <table:table-cell table:style-name="ce38" table:formula="of:=0/[.K131]" office:value-type="string" office:string-value="" calcext:value-type="error">
            <text:p>#DIV/0!</text:p>
          </table:table-cell>
          <table:table-cell table:style-name="ce38" table:formula="of:=0/[.L131]" office:value-type="string" office:string-value="" calcext:value-type="error">
            <text:p>#DIV/0!</text:p>
          </table:table-cell>
          <table:table-cell table:style-name="ce38" table:formula="of:=0/[.M131]" office:value-type="string" office:string-value="" calcext:value-type="error">
            <text:p>#DIV/0!</text:p>
          </table:table-cell>
          <table:table-cell table:style-name="ce38" table:formula="of:=0/[.N131]" office:value-type="string" office:string-value="" calcext:value-type="error">
            <text:p>#DIV/0!</text:p>
          </table:table-cell>
          <table:table-cell table:style-name="ce38" table:formula="of:=0/[.O141]" office:value-type="string" office:string-value="" calcext:value-type="error">
            <text:p>#DIV/0!</text:p>
          </table:table-cell>
          <table:table-cell table:style-name="ce38" table:formula="of:=0/[.P141]" office:value-type="string" office:string-value="" calcext:value-type="error">
            <text:p>#DIV/0!</text:p>
          </table:table-cell>
          <table:table-cell table:style-name="ce38" table:formula="of:=0/[.Q141]" office:value-type="string" office:string-value="" calcext:value-type="error">
            <text:p>#DIV/0!</text:p>
          </table:table-cell>
          <table:table-cell table:style-name="ce38" table:formula="of:=0/[.R141]" office:value-type="string" office:string-value="" calcext:value-type="error">
            <text:p>#DIV/0!</text:p>
          </table:table-cell>
          <table:table-cell table:style-name="ce38" table:formula="of:=0/[.S141]" office:value-type="string" office:string-value="" calcext:value-type="error">
            <text:p>#DIV/0!</text:p>
          </table:table-cell>
          <table:table-cell table:style-name="ce38" table:formula="of:=0/[.T141]" office:value-type="string" office:string-value="" calcext:value-type="error">
            <text:p>#DIV/0!</text:p>
          </table:table-cell>
          <table:table-cell table:style-name="ce38" table:formula="of:=0/[.U141]" office:value-type="string" office:string-value="" calcext:value-type="error">
            <text:p>#DIV/0!</text:p>
          </table:table-cell>
          <table:table-cell table:style-name="ce38" table:formula="of:=0/[.V141]" office:value-type="string" office:string-value="" calcext:value-type="error">
            <text:p>#DIV/0!</text:p>
          </table:table-cell>
          <table:table-cell table:style-name="ce38" table:formula="of:=0/[.W141]" office:value-type="string" office:string-value="" calcext:value-type="error">
            <text:p>#DIV/0!</text:p>
          </table:table-cell>
          <table:table-cell table:style-name="ce38" table:formula="of:=0/[.X141]" office:value-type="string" office:string-value="" calcext:value-type="error">
            <text:p>#DIV/0!</text:p>
          </table:table-cell>
          <table:table-cell table:style-name="ce38" table:formula="of:=0/[.Y141]" office:value-type="string" office:string-value="" calcext:value-type="error">
            <text:p>#DIV/0!</text:p>
          </table:table-cell>
          <table:table-cell table:style-name="ce38" table:formula="of:=0/[.Z141]" office:value-type="string" office:string-value="" calcext:value-type="error">
            <text:p>#DIV/0!</text:p>
          </table:table-cell>
          <table:table-cell table:style-name="ce38"/>
          <table:table-cell table:style-name="ce38" table:formula="of:=0.5*[.C20]" office:value-type="float" office:value="0" calcext:value-type="float">
            <text:p>0</text:p>
          </table:table-cell>
          <table:table-cell table:style-name="ce39" table:formula="of:=[.AB20]-[u.D20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formula="of:=[x.D4]*[u.D4]" office:value-type="float" office:value="0.000200657808747202" calcext:value-type="float">
            <text:p>0.0002006578</text:p>
          </table:table-cell>
          <table:table-cell table:style-name="ce39" table:formula="of:=[x.D5]*[u.D5]" office:value-type="float" office:value="-0.000200657808747202" calcext:value-type="float">
            <text:p>-0.0002006578</text:p>
          </table:table-cell>
          <table:table-cell table:style-name="ce39" table:formula="of:=[x.D6]*[u.D6]" office:value-type="float" office:value="-0" calcext:value-type="float">
            <text:p>0</text:p>
          </table:table-cell>
          <table:table-cell table:style-name="ce39" table:formula="of:=0/[.F142]" office:value-type="string" office:string-value="" calcext:value-type="error">
            <text:p>#DIV/0!</text:p>
          </table:table-cell>
          <table:table-cell table:style-name="ce39" table:formula="of:=0/[.G142]" office:value-type="string" office:string-value="" calcext:value-type="error">
            <text:p>#DIV/0!</text:p>
          </table:table-cell>
          <table:table-cell table:style-name="ce39" table:formula="of:=0/[.H142]" office:value-type="string" office:string-value="" calcext:value-type="error">
            <text:p>#DIV/0!</text:p>
          </table:table-cell>
          <table:table-cell table:style-name="ce39" table:formula="of:=0/[.I142]" office:value-type="string" office:string-value="" calcext:value-type="error">
            <text:p>#DIV/0!</text:p>
          </table:table-cell>
          <table:table-cell table:style-name="ce39" table:formula="of:=0/[.J142]" office:value-type="string" office:string-value="" calcext:value-type="error">
            <text:p>#DIV/0!</text:p>
          </table:table-cell>
          <table:table-cell table:style-name="ce39" table:formula="of:=0/[.K142]" office:value-type="string" office:string-value="" calcext:value-type="error">
            <text:p>#DIV/0!</text:p>
          </table:table-cell>
          <table:table-cell table:style-name="ce39" table:formula="of:=0/[.L142]" office:value-type="string" office:string-value="" calcext:value-type="error">
            <text:p>#DIV/0!</text:p>
          </table:table-cell>
          <table:table-cell table:style-name="ce39" table:formula="of:=0/[.M142]" office:value-type="string" office:string-value="" calcext:value-type="error">
            <text:p>#DIV/0!</text:p>
          </table:table-cell>
          <table:table-cell table:style-name="ce39" table:formula="of:=0/[.N142]" office:value-type="string" office:string-value="" calcext:value-type="error">
            <text:p>#DIV/0!</text:p>
          </table:table-cell>
          <table:table-cell table:style-name="ce39" table:formula="of:=0/[.O142]" office:value-type="string" office:string-value="" calcext:value-type="error">
            <text:p>#DIV/0!</text:p>
          </table:table-cell>
          <table:table-cell table:style-name="ce39" table:formula="of:=0/[.P142]" office:value-type="string" office:string-value="" calcext:value-type="error">
            <text:p>#DIV/0!</text:p>
          </table:table-cell>
          <table:table-cell table:style-name="ce39" table:formula="of:=0/[.Q142]" office:value-type="string" office:string-value="" calcext:value-type="error">
            <text:p>#DIV/0!</text:p>
          </table:table-cell>
          <table:table-cell table:style-name="ce39" table:formula="of:=0/[.R142]" office:value-type="string" office:string-value="" calcext:value-type="error">
            <text:p>#DIV/0!</text:p>
          </table:table-cell>
          <table:table-cell table:style-name="ce39" table:formula="of:=0/[.S142]" office:value-type="string" office:string-value="" calcext:value-type="error">
            <text:p>#DIV/0!</text:p>
          </table:table-cell>
          <table:table-cell table:style-name="ce39" table:formula="of:=0/[.T142]" office:value-type="string" office:string-value="" calcext:value-type="error">
            <text:p>#DIV/0!</text:p>
          </table:table-cell>
          <table:table-cell table:style-name="ce39" table:formula="of:=0/[.U142]" office:value-type="string" office:string-value="" calcext:value-type="error">
            <text:p>#DIV/0!</text:p>
          </table:table-cell>
          <table:table-cell table:style-name="ce39" table:formula="of:=0/[.V142]" office:value-type="string" office:string-value="" calcext:value-type="error">
            <text:p>#DIV/0!</text:p>
          </table:table-cell>
          <table:table-cell table:style-name="ce39" table:formula="of:=0/[.W142]" office:value-type="string" office:string-value="" calcext:value-type="error">
            <text:p>#DIV/0!</text:p>
          </table:table-cell>
          <table:table-cell table:style-name="ce39" table:formula="of:=0/[.X142]" office:value-type="string" office:string-value="" calcext:value-type="error">
            <text:p>#DIV/0!</text:p>
          </table:table-cell>
          <table:table-cell table:style-name="ce39" table:formula="of:=0/[.Y142]" office:value-type="string" office:string-value="" calcext:value-type="error">
            <text:p>#DIV/0!</text:p>
          </table:table-cell>
          <table:table-cell table:style-name="ce39" table:formula="of:=0/[.Z142]" office:value-type="string" office:string-value="" calcext:value-type="error">
            <text:p>#DIV/0!</text:p>
          </table:table-cell>
          <table:table-cell table:style-name="ce39"/>
          <table:table-cell table:style-name="ce39" table:formula="of:=2*([.C21]+[.D21]+[.E21])" office:value-type="float" office:value="0" calcext:value-type="float">
            <text:p>0</text:p>
          </table:table-cell>
          <table:table-cell table:style-name="ce39" table:formula="of:=[.AB21]-[u.D21]" office:value-type="float" office:value="0" calcext:value-type="float">
            <text:p>0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formula="of:=[x.D17]*[u.D18]" office:value-type="float" office:value="-0" calcext:value-type="float">
            <text:p>0</text:p>
          </table:table-cell>
          <table:table-cell table:style-name="ce4" table:formula="of:=[x.D18]*[u.D17]" office:value-type="string" office:string-value="" calcext:value-type="error">
            <text:p>#DIV/0!</text:p>
          </table:table-cell>
          <table:table-cell table:style-name="ce4" table:formula="of:=[x.D17]^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0/[.G143]" office:value-type="string" office:string-value="" calcext:value-type="error">
            <text:p>#DIV/0!</text:p>
          </table:table-cell>
          <table:table-cell table:style-name="ce4" table:formula="of:=0/[.H143]" office:value-type="string" office:string-value="" calcext:value-type="error">
            <text:p>#DIV/0!</text:p>
          </table:table-cell>
          <table:table-cell table:style-name="ce4" table:formula="of:=0/[.I143]" office:value-type="string" office:string-value="" calcext:value-type="error">
            <text:p>#DIV/0!</text:p>
          </table:table-cell>
          <table:table-cell table:style-name="ce4" table:formula="of:=0/[.J143]" office:value-type="string" office:string-value="" calcext:value-type="error">
            <text:p>#DIV/0!</text:p>
          </table:table-cell>
          <table:table-cell table:style-name="ce4" table:formula="of:=0/[.K143]" office:value-type="string" office:string-value="" calcext:value-type="error">
            <text:p>#DIV/0!</text:p>
          </table:table-cell>
          <table:table-cell table:style-name="ce4" table:formula="of:=0/[.L143]" office:value-type="string" office:string-value="" calcext:value-type="error">
            <text:p>#DIV/0!</text:p>
          </table:table-cell>
          <table:table-cell table:style-name="ce4" table:formula="of:=0/[.M143]" office:value-type="string" office:string-value="" calcext:value-type="error">
            <text:p>#DIV/0!</text:p>
          </table:table-cell>
          <table:table-cell table:style-name="ce4" table:formula="of:=0/[.N143]" office:value-type="string" office:string-value="" calcext:value-type="error">
            <text:p>#DIV/0!</text:p>
          </table:table-cell>
          <table:table-cell table:style-name="ce4" table:formula="of:=0/[.O143]" office:value-type="string" office:string-value="" calcext:value-type="error">
            <text:p>#DIV/0!</text:p>
          </table:table-cell>
          <table:table-cell table:style-name="ce4" table:formula="of:=0/[.P143]" office:value-type="string" office:string-value="" calcext:value-type="error">
            <text:p>#DIV/0!</text:p>
          </table:table-cell>
          <table:table-cell table:style-name="ce4" table:formula="of:=0/[.Q143]" office:value-type="string" office:string-value="" calcext:value-type="error">
            <text:p>#DIV/0!</text:p>
          </table:table-cell>
          <table:table-cell table:style-name="ce4" table:formula="of:=0/[.R143]" office:value-type="string" office:string-value="" calcext:value-type="error">
            <text:p>#DIV/0!</text:p>
          </table:table-cell>
          <table:table-cell table:style-name="ce4" table:formula="of:=0/[.S143]" office:value-type="string" office:string-value="" calcext:value-type="error">
            <text:p>#DIV/0!</text:p>
          </table:table-cell>
          <table:table-cell table:style-name="ce4" table:formula="of:=0/[.T143]" office:value-type="string" office:string-value="" calcext:value-type="error">
            <text:p>#DIV/0!</text:p>
          </table:table-cell>
          <table:table-cell table:style-name="ce4" table:formula="of:=0/[.U143]" office:value-type="string" office:string-value="" calcext:value-type="error">
            <text:p>#DIV/0!</text:p>
          </table:table-cell>
          <table:table-cell table:style-name="ce4" table:formula="of:=0/[.V143]" office:value-type="string" office:string-value="" calcext:value-type="error">
            <text:p>#DIV/0!</text:p>
          </table:table-cell>
          <table:table-cell table:style-name="ce4" table:formula="of:=0/[.W143]" office:value-type="string" office:string-value="" calcext:value-type="error">
            <text:p>#DIV/0!</text:p>
          </table:table-cell>
          <table:table-cell table:style-name="ce4" table:formula="of:=0/[.X143]" office:value-type="string" office:string-value="" calcext:value-type="error">
            <text:p>#DIV/0!</text:p>
          </table:table-cell>
          <table:table-cell table:style-name="ce4" table:formula="of:=0/[.Y143]" office:value-type="string" office:string-value="" calcext:value-type="error">
            <text:p>#DIV/0!</text:p>
          </table:table-cell>
          <table:table-cell table:style-name="ce4" table:formula="of:=0/[.Z143]" office:value-type="string" office:string-value="" calcext:value-type="error">
            <text:p>#DIV/0!</text:p>
          </table:table-cell>
          <table:table-cell table:style-name="ce4"/>
          <table:table-cell table:style-name="ce4" table:formula="of:=[.F22]" office:value-type="float" office:value="0" calcext:value-type="float">
            <text:p>0</text:p>
          </table:table-cell>
          <table:table-cell table:style-name="ce4" table:formula="of:=[.AB22]-[u.D22]" office:value-type="float" office:value="0" calcext:value-type="float">
            <text:p>0</text:p>
          </table:table-cell>
          <table:table-cell table:style-name="ce4"/>
          <table:table-cell table:style-name="ce48"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23" calcext:value-type="float">
            <text:p>23</text:p>
          </table:table-cell>
          <table:table-cell table:style-name="ce38" table:formula="of:=[x.D15]*[u.D25]" office:value-type="float" office:value="-0" calcext:value-type="float">
            <text:p>0</text:p>
          </table:table-cell>
          <table:table-cell table:style-name="ce38" table:formula="of:=[x.D25]*[u.D15]" office:value-type="string" office:string-value="" calcext:value-type="error">
            <text:p>#DIV/0!</text:p>
          </table:table-cell>
          <table:table-cell table:style-name="ce38" table:formula="of:=[x.D1566]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0/[.G144]" office:value-type="string" office:string-value="" calcext:value-type="error">
            <text:p>#DIV/0!</text:p>
          </table:table-cell>
          <table:table-cell table:style-name="ce38" table:formula="of:=0/[.H144]" office:value-type="string" office:string-value="" calcext:value-type="error">
            <text:p>#DIV/0!</text:p>
          </table:table-cell>
          <table:table-cell table:style-name="ce38" table:formula="of:=0/[.I144]" office:value-type="string" office:string-value="" calcext:value-type="error">
            <text:p>#DIV/0!</text:p>
          </table:table-cell>
          <table:table-cell table:style-name="ce38" table:formula="of:=0/[.J144]" office:value-type="string" office:string-value="" calcext:value-type="error">
            <text:p>#DIV/0!</text:p>
          </table:table-cell>
          <table:table-cell table:style-name="ce38" table:formula="of:=0/[.K144]" office:value-type="string" office:string-value="" calcext:value-type="error">
            <text:p>#DIV/0!</text:p>
          </table:table-cell>
          <table:table-cell table:style-name="ce38" table:formula="of:=0/[.L144]" office:value-type="string" office:string-value="" calcext:value-type="error">
            <text:p>#DIV/0!</text:p>
          </table:table-cell>
          <table:table-cell table:style-name="ce38" table:formula="of:=0/[.M144]" office:value-type="string" office:string-value="" calcext:value-type="error">
            <text:p>#DIV/0!</text:p>
          </table:table-cell>
          <table:table-cell table:style-name="ce38" table:formula="of:=0/[.N144]" office:value-type="string" office:string-value="" calcext:value-type="error">
            <text:p>#DIV/0!</text:p>
          </table:table-cell>
          <table:table-cell table:style-name="ce38" table:formula="of:=0/[.O144]" office:value-type="string" office:string-value="" calcext:value-type="error">
            <text:p>#DIV/0!</text:p>
          </table:table-cell>
          <table:table-cell table:style-name="ce38" table:formula="of:=0/[.P144]" office:value-type="string" office:string-value="" calcext:value-type="error">
            <text:p>#DIV/0!</text:p>
          </table:table-cell>
          <table:table-cell table:style-name="ce38" table:formula="of:=0/[.Q144]" office:value-type="string" office:string-value="" calcext:value-type="error">
            <text:p>#DIV/0!</text:p>
          </table:table-cell>
          <table:table-cell table:style-name="ce38" table:formula="of:=0/[.R144]" office:value-type="string" office:string-value="" calcext:value-type="error">
            <text:p>#DIV/0!</text:p>
          </table:table-cell>
          <table:table-cell table:style-name="ce38" table:formula="of:=0/[.S144]" office:value-type="string" office:string-value="" calcext:value-type="error">
            <text:p>#DIV/0!</text:p>
          </table:table-cell>
          <table:table-cell table:style-name="ce38" table:formula="of:=0/[.T144]" office:value-type="string" office:string-value="" calcext:value-type="error">
            <text:p>#DIV/0!</text:p>
          </table:table-cell>
          <table:table-cell table:style-name="ce38" table:formula="of:=0/[.U144]" office:value-type="string" office:string-value="" calcext:value-type="error">
            <text:p>#DIV/0!</text:p>
          </table:table-cell>
          <table:table-cell table:style-name="ce38" table:formula="of:=0/[.V144]" office:value-type="string" office:string-value="" calcext:value-type="error">
            <text:p>#DIV/0!</text:p>
          </table:table-cell>
          <table:table-cell table:style-name="ce38" table:formula="of:=0/[.W144]" office:value-type="string" office:string-value="" calcext:value-type="error">
            <text:p>#DIV/0!</text:p>
          </table:table-cell>
          <table:table-cell table:style-name="ce38" table:formula="of:=0/[.X144]" office:value-type="string" office:string-value="" calcext:value-type="error">
            <text:p>#DIV/0!</text:p>
          </table:table-cell>
          <table:table-cell table:style-name="ce38" table:formula="of:=0/[.Y144]" office:value-type="string" office:string-value="" calcext:value-type="error">
            <text:p>#DIV/0!</text:p>
          </table:table-cell>
          <table:table-cell table:style-name="ce38" table:formula="of:=0/[.Z144]" office:value-type="string" office:string-value="" calcext:value-type="error">
            <text:p>#DIV/0!</text:p>
          </table:table-cell>
          <table:table-cell table:style-name="ce38"/>
          <table:table-cell table:style-name="ce38" table:formula="of:=[.F23]" office:value-type="float" office:value="0" calcext:value-type="float">
            <text:p>0</text:p>
          </table:table-cell>
          <table:table-cell table:style-name="ce39" table:formula="of:=[.AB23]-[u.D23]" office:value-type="string" office:string-value="" calcext:value-type="error">
            <text:p>#DIV/0!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24" calcext:value-type="float">
            <text:p>24</text:p>
          </table:table-cell>
          <table:table-cell table:style-name="ce39" table:formula="of:=[x.D6]*[u.D20]" office:value-type="float" office:value="0" calcext:value-type="float">
            <text:p>0</text:p>
          </table:table-cell>
          <table:table-cell table:style-name="ce39" table:formula="of:=[x.D20]*[u.D6]" office:value-type="float" office:value="-4.52032015982278" calcext:value-type="float">
            <text:p>-4.5203201598</text:p>
          </table:table-cell>
          <table:table-cell table:style-name="ce39" table:formula="of:=[x.D25]*[x.D6]" office:value-type="float" office:value="0" calcext:value-type="float">
            <text:p>0</text:p>
          </table:table-cell>
          <table:table-cell table:style-name="ce39" table:formula="of:=[x.D3]*[u.D25]" office:value-type="float" office:value="-4.50222918606756" calcext:value-type="float">
            <text:p>-4.5022291861</text:p>
          </table:table-cell>
          <table:table-cell table:style-name="ce39" table:formula="of:=([.C24]+[.D24]-[.E24]-[.F24])/[.H12]" office:value-type="float" office:value="-0.00000000168084751830164" calcext:value-type="float">
            <text:p>-1.68084751830164E-009</text:p>
          </table:table-cell>
          <table:table-cell table:style-name="ce39" table:formula="of:=[x.D3]*[.F24]" office:value-type="float" office:value="-5478.32389074747" calcext:value-type="float">
            <text:p>-5478.3238907475</text:p>
          </table:table-cell>
          <table:table-cell table:style-name="ce39" table:formula="of:=[x.D20]^3" office:value-type="float" office:value="39144687734.664" calcext:value-type="float">
            <text:p>39144687734.664</text:p>
          </table:table-cell>
          <table:table-cell table:style-name="ce39" table:formula="of:=[.E8]/[x.D8]" office:value-type="float" office:value="0" calcext:value-type="float">
            <text:p>0</text:p>
          </table:table-cell>
          <table:table-cell table:style-name="ce39" table:formula="of:=[.H24]/[.I24]" office:value-type="float" office:value="-0.00000013995063462714" calcext:value-type="float">
            <text:p>-0.00000014</text:p>
          </table:table-cell>
          <table:table-cell table:style-name="ce39" table:formula="of:=(2*[.K24]-2*[.J24])*([.C12]-[.D12])" office:value-type="float" office:value="-0" calcext:value-type="float">
            <text:p>0</text:p>
          </table:table-cell>
          <table:table-cell table:style-name="ce39" table:formula="of:=[u.D8]*([.C12]-[.D12])" office:value-type="float" office:value="0" calcext:value-type="float">
            <text:p>0</text:p>
          </table:table-cell>
          <table:table-cell table:style-name="ce39" table:formula="of:=(1-[.F12])^(3/2)" office:value-type="float" office:value="0.813682944807788" calcext:value-type="float">
            <text:p>0.8136829448</text:p>
          </table:table-cell>
          <table:table-cell table:style-name="ce39" table:formula="of:=[x.D8]^2" office:value-type="float" office:value="132911872734278" calcext:value-type="float">
            <text:p>132911872734278</text:p>
          </table:table-cell>
          <table:table-cell table:style-name="ce39" table:formula="of:=[x.D8]*[.N24]" office:value-type="float" office:value="9380740.05699556" calcext:value-type="float">
            <text:p>9380740.05699556</text:p>
          </table:table-cell>
          <table:table-cell table:style-name="ce39" table:formula="of:=[.O24]*[.G12]" office:value-type="float" office:value="124083922833809" calcext:value-type="float">
            <text:p>124083922833809</text:p>
          </table:table-cell>
          <table:table-cell table:style-name="ce39" table:formula="of:=[.L24]/[.P24]" office:value-type="float" office:value="-0" calcext:value-type="float">
            <text:p>0</text:p>
          </table:table-cell>
          <table:table-cell table:style-name="ce39" table:formula="of:=[.M24]/[.Q24]" office:value-type="float" office:value="0" calcext:value-type="float">
            <text:p>0</text:p>
          </table:table-cell>
          <table:table-cell table:style-name="ce39" table:formula="of:=0/[.T145]" office:value-type="string" office:string-value="" calcext:value-type="error">
            <text:p>#DIV/0!</text:p>
          </table:table-cell>
          <table:table-cell table:style-name="ce39" table:formula="of:=0/[.U145]" office:value-type="string" office:string-value="" calcext:value-type="error">
            <text:p>#DIV/0!</text:p>
          </table:table-cell>
          <table:table-cell table:style-name="ce39" table:formula="of:=0/[.V145]" office:value-type="string" office:string-value="" calcext:value-type="error">
            <text:p>#DIV/0!</text:p>
          </table:table-cell>
          <table:table-cell table:style-name="ce39" table:formula="of:=0/[.W145]" office:value-type="string" office:string-value="" calcext:value-type="error">
            <text:p>#DIV/0!</text:p>
          </table:table-cell>
          <table:table-cell table:style-name="ce39" table:formula="of:=0/[.X145]" office:value-type="string" office:string-value="" calcext:value-type="error">
            <text:p>#DIV/0!</text:p>
          </table:table-cell>
          <table:table-cell table:style-name="ce39" table:formula="of:=0/[.Y145]" office:value-type="string" office:string-value="" calcext:value-type="error">
            <text:p>#DIV/0!</text:p>
          </table:table-cell>
          <table:table-cell table:style-name="ce39" table:formula="of:=0/[.Z145]" office:value-type="string" office:string-value="" calcext:value-type="error">
            <text:p>#DIV/0!</text:p>
          </table:table-cell>
          <table:table-cell table:style-name="ce39"/>
          <table:table-cell table:style-name="ce39" table:formula="of:=[.G24]-0.5*[.R24]-[.S24]" office:value-type="float" office:value="-0.00000000168084751830164" calcext:value-type="float">
            <text:p>-1.68084751830164E-009</text:p>
          </table:table-cell>
          <table:table-cell table:style-name="ce39" table:formula="of:=[.AB24]-[u.D24]" office:value-type="float" office:value="0" calcext:value-type="float">
            <text:p>0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25" calcext:value-type="float">
            <text:p>25</text:p>
          </table:table-cell>
          <table:table-cell table:style-name="ce39" table:formula="of:=[x.D8]*[u.D26]" office:value-type="float" office:value="-289674536.994884" calcext:value-type="float">
            <text:p>-289674536.994884</text:p>
          </table:table-cell>
          <table:table-cell table:style-name="ce39" table:formula="of:=[x.D26]^2" office:value-type="float" office:value="0" calcext:value-type="float">
            <text:p>0</text:p>
          </table:table-cell>
          <table:table-cell table:style-name="ce39" table:formula="of:=(2*[.C25]-[.D25])/[x.D9]" office:value-type="float" office:value="-0.0148001965915986" calcext:value-type="float">
            <text:p>-0.0148001966</text:p>
          </table:table-cell>
          <table:table-cell table:style-name="ce39" table:formula="of:=0/[.F146]" office:value-type="string" office:string-value="" calcext:value-type="error">
            <text:p>#DIV/0!</text:p>
          </table:table-cell>
          <table:table-cell table:style-name="ce39" table:formula="of:=0/[.G146]" office:value-type="string" office:string-value="" calcext:value-type="error">
            <text:p>#DIV/0!</text:p>
          </table:table-cell>
          <table:table-cell table:style-name="ce39" table:formula="of:=0/[.H146]" office:value-type="string" office:string-value="" calcext:value-type="error">
            <text:p>#DIV/0!</text:p>
          </table:table-cell>
          <table:table-cell table:style-name="ce39" table:formula="of:=0/[.I146]" office:value-type="string" office:string-value="" calcext:value-type="error">
            <text:p>#DIV/0!</text:p>
          </table:table-cell>
          <table:table-cell table:style-name="ce39" table:formula="of:=0/[.J146]" office:value-type="string" office:string-value="" calcext:value-type="error">
            <text:p>#DIV/0!</text:p>
          </table:table-cell>
          <table:table-cell table:style-name="ce39" table:formula="of:=0/[.K146]" office:value-type="string" office:string-value="" calcext:value-type="error">
            <text:p>#DIV/0!</text:p>
          </table:table-cell>
          <table:table-cell table:style-name="ce39" table:formula="of:=0/[.L146]" office:value-type="string" office:string-value="" calcext:value-type="error">
            <text:p>#DIV/0!</text:p>
          </table:table-cell>
          <table:table-cell table:style-name="ce39" table:formula="of:=0/[.M146]" office:value-type="string" office:string-value="" calcext:value-type="error">
            <text:p>#DIV/0!</text:p>
          </table:table-cell>
          <table:table-cell table:style-name="ce39" table:formula="of:=0/[.N146]" office:value-type="string" office:string-value="" calcext:value-type="error">
            <text:p>#DIV/0!</text:p>
          </table:table-cell>
          <table:table-cell table:style-name="ce39" table:formula="of:=0/[.O146]" office:value-type="string" office:string-value="" calcext:value-type="error">
            <text:p>#DIV/0!</text:p>
          </table:table-cell>
          <table:table-cell table:style-name="ce39" table:formula="of:=0/[.P146]" office:value-type="string" office:string-value="" calcext:value-type="error">
            <text:p>#DIV/0!</text:p>
          </table:table-cell>
          <table:table-cell table:style-name="ce39" table:formula="of:=0/[.Q146]" office:value-type="string" office:string-value="" calcext:value-type="error">
            <text:p>#DIV/0!</text:p>
          </table:table-cell>
          <table:table-cell table:style-name="ce39" table:formula="of:=0/[.R146]" office:value-type="string" office:string-value="" calcext:value-type="error">
            <text:p>#DIV/0!</text:p>
          </table:table-cell>
          <table:table-cell table:style-name="ce39" table:formula="of:=0/[.S146]" office:value-type="string" office:string-value="" calcext:value-type="error">
            <text:p>#DIV/0!</text:p>
          </table:table-cell>
          <table:table-cell table:style-name="ce39" table:formula="of:=0/[.T146]" office:value-type="string" office:string-value="" calcext:value-type="error">
            <text:p>#DIV/0!</text:p>
          </table:table-cell>
          <table:table-cell table:style-name="ce39" table:formula="of:=0/[.U146]" office:value-type="string" office:string-value="" calcext:value-type="error">
            <text:p>#DIV/0!</text:p>
          </table:table-cell>
          <table:table-cell table:style-name="ce39" table:formula="of:=0/[.V146]" office:value-type="string" office:string-value="" calcext:value-type="error">
            <text:p>#DIV/0!</text:p>
          </table:table-cell>
          <table:table-cell table:style-name="ce39" table:formula="of:=0/[.W146]" office:value-type="string" office:string-value="" calcext:value-type="error">
            <text:p>#DIV/0!</text:p>
          </table:table-cell>
          <table:table-cell table:style-name="ce39" table:formula="of:=0/[.X146]" office:value-type="string" office:string-value="" calcext:value-type="error">
            <text:p>#DIV/0!</text:p>
          </table:table-cell>
          <table:table-cell table:style-name="ce39" table:formula="of:=0/[.Y146]" office:value-type="string" office:string-value="" calcext:value-type="error">
            <text:p>#DIV/0!</text:p>
          </table:table-cell>
          <table:table-cell table:style-name="ce39" table:formula="of:=0/[.Z146]" office:value-type="string" office:string-value="" calcext:value-type="error">
            <text:p>#DIV/0!</text:p>
          </table:table-cell>
          <table:table-cell table:style-name="ce39"/>
          <table:table-cell table:style-name="ce39" table:formula="of:=0.25*[.E25]" office:value-type="float" office:value="-0.00370004914789966" calcext:value-type="float">
            <text:p>-0.0037000491</text:p>
          </table:table-cell>
          <table:table-cell table:style-name="ce39" table:formula="of:=[.AB25]-[u.D25]" office:value-type="float" office:value="0" calcext:value-type="float">
            <text:p>0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26" calcext:value-type="float">
            <text:p>26</text:p>
          </table:table-cell>
          <table:table-cell table:style-name="ce39" table:formula="of:=[x.D1]*[u.D4]" office:value-type="float" office:value="-0.785048984770102" calcext:value-type="float">
            <text:p>-0.7850489848</text:p>
          </table:table-cell>
          <table:table-cell table:style-name="ce39" table:formula="of:=[x.D2]*[u.D5]" office:value-type="float" office:value="-10.2086415867415" calcext:value-type="float">
            <text:p>-10.2086415867</text:p>
          </table:table-cell>
          <table:table-cell table:style-name="ce39" table:formula="of:=[x.D3]*[u.D6]" office:value-type="float" office:value="-1.61993786696397" calcext:value-type="float">
            <text:p>-1.619937867</text:p>
          </table:table-cell>
          <table:table-cell table:style-name="ce39" table:formula="of:=0/[.F147]" office:value-type="string" office:string-value="" calcext:value-type="error">
            <text:p>#DIV/0!</text:p>
          </table:table-cell>
          <table:table-cell table:style-name="ce39" table:formula="of:=0/[.G147]" office:value-type="string" office:string-value="" calcext:value-type="error">
            <text:p>#DIV/0!</text:p>
          </table:table-cell>
          <table:table-cell table:style-name="ce39" table:formula="of:=0/[.H147]" office:value-type="string" office:string-value="" calcext:value-type="error">
            <text:p>#DIV/0!</text:p>
          </table:table-cell>
          <table:table-cell table:style-name="ce39" table:formula="of:=0/[.I147]" office:value-type="string" office:string-value="" calcext:value-type="error">
            <text:p>#DIV/0!</text:p>
          </table:table-cell>
          <table:table-cell table:style-name="ce39" table:formula="of:=0/[.J147]" office:value-type="string" office:string-value="" calcext:value-type="error">
            <text:p>#DIV/0!</text:p>
          </table:table-cell>
          <table:table-cell table:style-name="ce39" table:formula="of:=0/[.K147]" office:value-type="string" office:string-value="" calcext:value-type="error">
            <text:p>#DIV/0!</text:p>
          </table:table-cell>
          <table:table-cell table:style-name="ce39" table:formula="of:=0/[.L147]" office:value-type="string" office:string-value="" calcext:value-type="error">
            <text:p>#DIV/0!</text:p>
          </table:table-cell>
          <table:table-cell table:style-name="ce39" table:formula="of:=0/[.M147]" office:value-type="string" office:string-value="" calcext:value-type="error">
            <text:p>#DIV/0!</text:p>
          </table:table-cell>
          <table:table-cell table:style-name="ce39" table:formula="of:=0/[.N147]" office:value-type="string" office:string-value="" calcext:value-type="error">
            <text:p>#DIV/0!</text:p>
          </table:table-cell>
          <table:table-cell table:style-name="ce39" table:formula="of:=0/[.O147]" office:value-type="string" office:string-value="" calcext:value-type="error">
            <text:p>#DIV/0!</text:p>
          </table:table-cell>
          <table:table-cell table:style-name="ce39" table:formula="of:=0/[.P147]" office:value-type="string" office:string-value="" calcext:value-type="error">
            <text:p>#DIV/0!</text:p>
          </table:table-cell>
          <table:table-cell table:style-name="ce39" table:formula="of:=0/[.Q147]" office:value-type="string" office:string-value="" calcext:value-type="error">
            <text:p>#DIV/0!</text:p>
          </table:table-cell>
          <table:table-cell table:style-name="ce39" table:formula="of:=0/[.R147]" office:value-type="string" office:string-value="" calcext:value-type="error">
            <text:p>#DIV/0!</text:p>
          </table:table-cell>
          <table:table-cell table:style-name="ce39" table:formula="of:=0/[.S147]" office:value-type="string" office:string-value="" calcext:value-type="error">
            <text:p>#DIV/0!</text:p>
          </table:table-cell>
          <table:table-cell table:style-name="ce39" table:formula="of:=0/[.T147]" office:value-type="string" office:string-value="" calcext:value-type="error">
            <text:p>#DIV/0!</text:p>
          </table:table-cell>
          <table:table-cell table:style-name="ce39" table:formula="of:=0/[.U147]" office:value-type="string" office:string-value="" calcext:value-type="error">
            <text:p>#DIV/0!</text:p>
          </table:table-cell>
          <table:table-cell table:style-name="ce39" table:formula="of:=0/[.V147]" office:value-type="string" office:string-value="" calcext:value-type="error">
            <text:p>#DIV/0!</text:p>
          </table:table-cell>
          <table:table-cell table:style-name="ce39" table:formula="of:=0/[.W147]" office:value-type="string" office:string-value="" calcext:value-type="error">
            <text:p>#DIV/0!</text:p>
          </table:table-cell>
          <table:table-cell table:style-name="ce39" table:formula="of:=0/[.X147]" office:value-type="string" office:string-value="" calcext:value-type="error">
            <text:p>#DIV/0!</text:p>
          </table:table-cell>
          <table:table-cell table:style-name="ce39" table:formula="of:=0/[.Y147]" office:value-type="string" office:string-value="" calcext:value-type="error">
            <text:p>#DIV/0!</text:p>
          </table:table-cell>
          <table:table-cell table:style-name="ce39" table:formula="of:=0/[.Z147]" office:value-type="string" office:string-value="" calcext:value-type="error">
            <text:p>#DIV/0!</text:p>
          </table:table-cell>
          <table:table-cell table:style-name="ce39"/>
          <table:table-cell table:style-name="ce39" table:formula="of:=2*[x.D21]+2*([.C26]+[.D26]+[.E26])" office:value-type="float" office:value="-25.126293753557" calcext:value-type="float">
            <text:p>-25.1262937536</text:p>
          </table:table-cell>
          <table:table-cell table:style-name="ce39" table:formula="of:=[.AB26]-[u.D26]" office:value-type="float" office:value="0" calcext:value-type="float">
            <text:p>0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27" calcext:value-type="float">
            <text:p>27</text:p>
          </table:table-cell>
          <table:table-cell table:style-name="ce39" table:formula="of:=[x.D29]*[u.D28]" office:value-type="float" office:value="-0" calcext:value-type="float">
            <text:p>0</text:p>
          </table:table-cell>
          <table:table-cell table:style-name="ce39" table:formula="of:=[x.D28]*[u.D29]" office:value-type="float" office:value="0" calcext:value-type="float">
            <text:p>0</text:p>
          </table:table-cell>
          <table:table-cell table:style-name="ce39" table:formula="of:=[x.D28]*[x.D29]" office:value-type="float" office:value="0.00326884035879241" calcext:value-type="float">
            <text:p>0.0032688404</text:p>
          </table:table-cell>
          <table:table-cell table:style-name="ce39" table:formula="of:=[x.D15]*([.C27]+[.D27])" office:value-type="float" office:value="0" calcext:value-type="float">
            <text:p>0</text:p>
          </table:table-cell>
          <table:table-cell table:style-name="ce39" table:formula="of:=[.E27]*[u.D15]" office:value-type="string" office:string-value="" calcext:value-type="error">
            <text:p>#DIV/0!</text:p>
          </table:table-cell>
          <table:table-cell table:style-name="ce39" table:formula="of:=[x.D15]*([.F27]+[.G27])" office:value-type="string" office:string-value="" calcext:value-type="error">
            <text:p>#DIV/0!</text:p>
          </table:table-cell>
          <table:table-cell table:style-name="ce39" table:formula="of:=0/[.I148]" office:value-type="string" office:string-value="" calcext:value-type="error">
            <text:p>#DIV/0!</text:p>
          </table:table-cell>
          <table:table-cell table:style-name="ce39" table:formula="of:=0/[.J148]" office:value-type="string" office:string-value="" calcext:value-type="error">
            <text:p>#DIV/0!</text:p>
          </table:table-cell>
          <table:table-cell table:style-name="ce39" table:formula="of:=0/[.K148]" office:value-type="string" office:string-value="" calcext:value-type="error">
            <text:p>#DIV/0!</text:p>
          </table:table-cell>
          <table:table-cell table:style-name="ce39" table:formula="of:=0/[.L148]" office:value-type="string" office:string-value="" calcext:value-type="error">
            <text:p>#DIV/0!</text:p>
          </table:table-cell>
          <table:table-cell table:style-name="ce39" table:formula="of:=0/[.M148]" office:value-type="string" office:string-value="" calcext:value-type="error">
            <text:p>#DIV/0!</text:p>
          </table:table-cell>
          <table:table-cell table:style-name="ce39" table:formula="of:=0/[.N148]" office:value-type="string" office:string-value="" calcext:value-type="error">
            <text:p>#DIV/0!</text:p>
          </table:table-cell>
          <table:table-cell table:style-name="ce39" table:formula="of:=0/[.O148]" office:value-type="string" office:string-value="" calcext:value-type="error">
            <text:p>#DIV/0!</text:p>
          </table:table-cell>
          <table:table-cell table:style-name="ce39" table:formula="of:=0/[.P148]" office:value-type="string" office:string-value="" calcext:value-type="error">
            <text:p>#DIV/0!</text:p>
          </table:table-cell>
          <table:table-cell table:style-name="ce39" table:formula="of:=0/[.Q148]" office:value-type="string" office:string-value="" calcext:value-type="error">
            <text:p>#DIV/0!</text:p>
          </table:table-cell>
          <table:table-cell table:style-name="ce39" table:formula="of:=0/[.R148]" office:value-type="string" office:string-value="" calcext:value-type="error">
            <text:p>#DIV/0!</text:p>
          </table:table-cell>
          <table:table-cell table:style-name="ce39" table:formula="of:=0/[.S148]" office:value-type="string" office:string-value="" calcext:value-type="error">
            <text:p>#DIV/0!</text:p>
          </table:table-cell>
          <table:table-cell table:style-name="ce39" table:formula="of:=0/[.T148]" office:value-type="string" office:string-value="" calcext:value-type="error">
            <text:p>#DIV/0!</text:p>
          </table:table-cell>
          <table:table-cell table:style-name="ce39" table:formula="of:=0/[.U148]" office:value-type="string" office:string-value="" calcext:value-type="error">
            <text:p>#DIV/0!</text:p>
          </table:table-cell>
          <table:table-cell table:style-name="ce39" table:formula="of:=0/[.V148]" office:value-type="string" office:string-value="" calcext:value-type="error">
            <text:p>#DIV/0!</text:p>
          </table:table-cell>
          <table:table-cell table:style-name="ce39" table:formula="of:=0/[.W148]" office:value-type="string" office:string-value="" calcext:value-type="error">
            <text:p>#DIV/0!</text:p>
          </table:table-cell>
          <table:table-cell table:style-name="ce39" table:formula="of:=0/[.X148]" office:value-type="string" office:string-value="" calcext:value-type="error">
            <text:p>#DIV/0!</text:p>
          </table:table-cell>
          <table:table-cell table:style-name="ce39" table:formula="of:=0/[.Y148]" office:value-type="string" office:string-value="" calcext:value-type="error">
            <text:p>#DIV/0!</text:p>
          </table:table-cell>
          <table:table-cell table:style-name="ce39" table:formula="of:=0/[.Z148]" office:value-type="string" office:string-value="" calcext:value-type="error">
            <text:p>#DIV/0!</text:p>
          </table:table-cell>
          <table:table-cell table:style-name="ce39"/>
          <table:table-cell table:style-name="ce39" table:formula="of:=0.5*0.091*[.H27]" office:value-type="string" office:string-value="" calcext:value-type="error">
            <text:p>#DIV/0!</text:p>
          </table:table-cell>
          <table:table-cell table:style-name="ce39" table:formula="of:=[.AB27]-[u.D27]" office:value-type="string" office:string-value="" calcext:value-type="error">
            <text:p>#DIV/0!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28" calcext:value-type="float">
            <text:p>28</text:p>
          </table:table-cell>
          <table:table-cell table:style-name="ce38" table:formula="of:=[u.D30]*[x.D28]" office:value-type="float" office:value="-0" calcext:value-type="float">
            <text:p>0</text:p>
          </table:table-cell>
          <table:table-cell table:style-name="ce38" table:formula="of:=0/[.D139]" office:value-type="string" office:string-value="" calcext:value-type="error">
            <text:p>#DIV/0!</text:p>
          </table:table-cell>
          <table:table-cell table:style-name="ce38" table:formula="of:=0/[.E139]" office:value-type="string" office:string-value="" calcext:value-type="error">
            <text:p>#DIV/0!</text:p>
          </table:table-cell>
          <table:table-cell table:style-name="ce38" table:formula="of:=0/[.F149]" office:value-type="string" office:string-value="" calcext:value-type="error">
            <text:p>#DIV/0!</text:p>
          </table:table-cell>
          <table:table-cell table:style-name="ce38" table:formula="of:=0/[.G149]" office:value-type="string" office:string-value="" calcext:value-type="error">
            <text:p>#DIV/0!</text:p>
          </table:table-cell>
          <table:table-cell table:style-name="ce38" table:formula="of:=0/[.H149]" office:value-type="string" office:string-value="" calcext:value-type="error">
            <text:p>#DIV/0!</text:p>
          </table:table-cell>
          <table:table-cell table:style-name="ce38" table:formula="of:=0/[.I149]" office:value-type="string" office:string-value="" calcext:value-type="error">
            <text:p>#DIV/0!</text:p>
          </table:table-cell>
          <table:table-cell table:style-name="ce38" table:formula="of:=0/[.J149]" office:value-type="string" office:string-value="" calcext:value-type="error">
            <text:p>#DIV/0!</text:p>
          </table:table-cell>
          <table:table-cell table:style-name="ce38" table:formula="of:=0/[.K149]" office:value-type="string" office:string-value="" calcext:value-type="error">
            <text:p>#DIV/0!</text:p>
          </table:table-cell>
          <table:table-cell table:style-name="ce38" table:formula="of:=0/[.L149]" office:value-type="string" office:string-value="" calcext:value-type="error">
            <text:p>#DIV/0!</text:p>
          </table:table-cell>
          <table:table-cell table:style-name="ce38" table:formula="of:=0/[.M149]" office:value-type="string" office:string-value="" calcext:value-type="error">
            <text:p>#DIV/0!</text:p>
          </table:table-cell>
          <table:table-cell table:style-name="ce38" table:formula="of:=0/[.N149]" office:value-type="string" office:string-value="" calcext:value-type="error">
            <text:p>#DIV/0!</text:p>
          </table:table-cell>
          <table:table-cell table:style-name="ce38" table:formula="of:=0/[.O149]" office:value-type="string" office:string-value="" calcext:value-type="error">
            <text:p>#DIV/0!</text:p>
          </table:table-cell>
          <table:table-cell table:style-name="ce38" table:formula="of:=0/[.P149]" office:value-type="string" office:string-value="" calcext:value-type="error">
            <text:p>#DIV/0!</text:p>
          </table:table-cell>
          <table:table-cell table:style-name="ce38" table:formula="of:=0/[.Q149]" office:value-type="string" office:string-value="" calcext:value-type="error">
            <text:p>#DIV/0!</text:p>
          </table:table-cell>
          <table:table-cell table:style-name="ce38" table:formula="of:=0/[.R149]" office:value-type="string" office:string-value="" calcext:value-type="error">
            <text:p>#DIV/0!</text:p>
          </table:table-cell>
          <table:table-cell table:style-name="ce38" table:formula="of:=0/[.S149]" office:value-type="string" office:string-value="" calcext:value-type="error">
            <text:p>#DIV/0!</text:p>
          </table:table-cell>
          <table:table-cell table:style-name="ce38" table:formula="of:=0/[.T149]" office:value-type="string" office:string-value="" calcext:value-type="error">
            <text:p>#DIV/0!</text:p>
          </table:table-cell>
          <table:table-cell table:style-name="ce38" table:formula="of:=0/[.U149]" office:value-type="string" office:string-value="" calcext:value-type="error">
            <text:p>#DIV/0!</text:p>
          </table:table-cell>
          <table:table-cell table:style-name="ce38" table:formula="of:=0/[.V149]" office:value-type="string" office:string-value="" calcext:value-type="error">
            <text:p>#DIV/0!</text:p>
          </table:table-cell>
          <table:table-cell table:style-name="ce38" table:formula="of:=0/[.W149]" office:value-type="string" office:string-value="" calcext:value-type="error">
            <text:p>#DIV/0!</text:p>
          </table:table-cell>
          <table:table-cell table:style-name="ce38" table:formula="of:=0/[.X149]" office:value-type="string" office:string-value="" calcext:value-type="error">
            <text:p>#DIV/0!</text:p>
          </table:table-cell>
          <table:table-cell table:style-name="ce38" table:formula="of:=0/[.Y149]" office:value-type="string" office:string-value="" calcext:value-type="error">
            <text:p>#DIV/0!</text:p>
          </table:table-cell>
          <table:table-cell table:style-name="ce38" table:formula="of:=0/[.Z149]" office:value-type="string" office:string-value="" calcext:value-type="error">
            <text:p>#DIV/0!</text:p>
          </table:table-cell>
          <table:table-cell table:style-name="ce38"/>
          <table:table-cell table:style-name="ce38" table:formula="of:=[.C28]" office:value-type="float" office:value="-0" calcext:value-type="float">
            <text:p>0</text:p>
          </table:table-cell>
          <table:table-cell table:style-name="ce39" table:formula="of:=[.AB28]-[u.D28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0/[.D140]" office:value-type="string" office:string-value="" calcext:value-type="error">
            <text:p>#DIV/0!</text:p>
          </table:table-cell>
          <table:table-cell table:style-name="ce38" table:formula="of:=0/[.E140]" office:value-type="string" office:string-value="" calcext:value-type="error">
            <text:p>#DIV/0!</text:p>
          </table:table-cell>
          <table:table-cell table:style-name="ce38" table:formula="of:=0/[.F140]" office:value-type="string" office:string-value="" calcext:value-type="error">
            <text:p>#DIV/0!</text:p>
          </table:table-cell>
          <table:table-cell table:style-name="ce38" table:formula="of:=0/[.G150]" office:value-type="string" office:string-value="" calcext:value-type="error">
            <text:p>#DIV/0!</text:p>
          </table:table-cell>
          <table:table-cell table:style-name="ce38" table:formula="of:=0/[.H150]" office:value-type="string" office:string-value="" calcext:value-type="error">
            <text:p>#DIV/0!</text:p>
          </table:table-cell>
          <table:table-cell table:style-name="ce38" table:formula="of:=0/[.I150]" office:value-type="string" office:string-value="" calcext:value-type="error">
            <text:p>#DIV/0!</text:p>
          </table:table-cell>
          <table:table-cell table:style-name="ce38" table:formula="of:=0/[.J150]" office:value-type="string" office:string-value="" calcext:value-type="error">
            <text:p>#DIV/0!</text:p>
          </table:table-cell>
          <table:table-cell table:style-name="ce38" table:formula="of:=0/[.K150]" office:value-type="string" office:string-value="" calcext:value-type="error">
            <text:p>#DIV/0!</text:p>
          </table:table-cell>
          <table:table-cell table:style-name="ce38" table:formula="of:=0/[.L150]" office:value-type="string" office:string-value="" calcext:value-type="error">
            <text:p>#DIV/0!</text:p>
          </table:table-cell>
          <table:table-cell table:style-name="ce38" table:formula="of:=0/[.M150]" office:value-type="string" office:string-value="" calcext:value-type="error">
            <text:p>#DIV/0!</text:p>
          </table:table-cell>
          <table:table-cell table:style-name="ce38" table:formula="of:=0/[.N150]" office:value-type="string" office:string-value="" calcext:value-type="error">
            <text:p>#DIV/0!</text:p>
          </table:table-cell>
          <table:table-cell table:style-name="ce38" table:formula="of:=0/[.O150]" office:value-type="string" office:string-value="" calcext:value-type="error">
            <text:p>#DIV/0!</text:p>
          </table:table-cell>
          <table:table-cell table:style-name="ce38" table:formula="of:=0/[.P150]" office:value-type="string" office:string-value="" calcext:value-type="error">
            <text:p>#DIV/0!</text:p>
          </table:table-cell>
          <table:table-cell table:style-name="ce38" table:formula="of:=0/[.Q150]" office:value-type="string" office:string-value="" calcext:value-type="error">
            <text:p>#DIV/0!</text:p>
          </table:table-cell>
          <table:table-cell table:style-name="ce38" table:formula="of:=0/[.R150]" office:value-type="string" office:string-value="" calcext:value-type="error">
            <text:p>#DIV/0!</text:p>
          </table:table-cell>
          <table:table-cell table:style-name="ce38" table:formula="of:=0/[.S150]" office:value-type="string" office:string-value="" calcext:value-type="error">
            <text:p>#DIV/0!</text:p>
          </table:table-cell>
          <table:table-cell table:style-name="ce38" table:formula="of:=0/[.T150]" office:value-type="string" office:string-value="" calcext:value-type="error">
            <text:p>#DIV/0!</text:p>
          </table:table-cell>
          <table:table-cell table:style-name="ce38" table:formula="of:=0/[.U150]" office:value-type="string" office:string-value="" calcext:value-type="error">
            <text:p>#DIV/0!</text:p>
          </table:table-cell>
          <table:table-cell table:style-name="ce38" table:formula="of:=0/[.V150]" office:value-type="string" office:string-value="" calcext:value-type="error">
            <text:p>#DIV/0!</text:p>
          </table:table-cell>
          <table:table-cell table:style-name="ce38" table:formula="of:=0/[.W150]" office:value-type="string" office:string-value="" calcext:value-type="error">
            <text:p>#DIV/0!</text:p>
          </table:table-cell>
          <table:table-cell table:style-name="ce38" table:formula="of:=0/[.X150]" office:value-type="string" office:string-value="" calcext:value-type="error">
            <text:p>#DIV/0!</text:p>
          </table:table-cell>
          <table:table-cell table:style-name="ce38" table:formula="of:=0/[.Y150]" office:value-type="string" office:string-value="" calcext:value-type="error">
            <text:p>#DIV/0!</text:p>
          </table:table-cell>
          <table:table-cell table:style-name="ce38" table:formula="of:=0/[.Z150]" office:value-type="string" office:string-value="" calcext:value-type="error">
            <text:p>#DIV/0!</text:p>
          </table:table-cell>
          <table:table-cell table:style-name="ce38"/>
          <table:table-cell table:style-name="ce38" office:value-type="float" office:value="0" calcext:value-type="float">
            <text:p>0</text:p>
          </table:table-cell>
          <table:table-cell table:style-name="ce39" table:formula="of:=[.AB29]-[u.D29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30" calcext:value-type="float">
            <text:p>30</text:p>
          </table:table-cell>
          <table:table-cell table:style-name="ce39" table:formula="of:=[x.D31]^9" office:value-type="float" office:value="-0.0100776959999863" calcext:value-type="float">
            <text:p>-0.010077696</text:p>
          </table:table-cell>
          <table:table-cell table:style-name="ce39" table:formula="of:=[x.D31]^8" office:value-type="float" office:value="0.0167961599999796" calcext:value-type="float">
            <text:p>0.01679616</text:p>
          </table:table-cell>
          <table:table-cell table:style-name="ce39" table:formula="of:=[x.D31]^7" office:value-type="float" office:value="-0.0279935999999703" calcext:value-type="float">
            <text:p>-0.0279936</text:p>
          </table:table-cell>
          <table:table-cell table:style-name="ce42" table:formula="of:=[x.D31]^6" office:value-type="float" office:value="0.0466559999999576" calcext:value-type="float">
            <text:p>0.046656</text:p>
          </table:table-cell>
          <table:table-cell table:style-name="ce39" table:formula="of:=[x.D31]^5" office:value-type="float" office:value="-0.0777599999999411" calcext:value-type="float">
            <text:p>-0.07776</text:p>
          </table:table-cell>
          <table:table-cell table:style-name="ce42" table:formula="of:=[x.D31]^4" office:value-type="float" office:value="0.129599999999921" calcext:value-type="float">
            <text:p>0.1296</text:p>
          </table:table-cell>
          <table:table-cell table:style-name="ce42" table:formula="of:=[x.D31]^3" office:value-type="float" office:value="-0.215999999999902" calcext:value-type="float">
            <text:p>-0.216</text:p>
          </table:table-cell>
          <table:table-cell table:style-name="ce42" table:formula="of:=[x.D31]^2" office:value-type="float" office:value="0.359999999999891" calcext:value-type="float">
            <text:p>0.36</text:p>
          </table:table-cell>
          <table:table-cell table:style-name="ce39" table:formula="of:=[u.D30]" office:value-type="float" office:value="-0" calcext:value-type="float">
            <text:p>0</text:p>
          </table:table-cell>
          <table:table-cell table:style-name="ce39" table:formula="of:=0/[.L151]" office:value-type="string" office:string-value="" calcext:value-type="error">
            <text:p>#DIV/0!</text:p>
          </table:table-cell>
          <table:table-cell table:style-name="ce39" table:formula="of:=0/[.M151]" office:value-type="string" office:string-value="" calcext:value-type="error">
            <text:p>#DIV/0!</text:p>
          </table:table-cell>
          <table:table-cell table:style-name="ce39" table:formula="of:=0/[.N151]" office:value-type="string" office:string-value="" calcext:value-type="error">
            <text:p>#DIV/0!</text:p>
          </table:table-cell>
          <table:table-cell table:style-name="ce39" table:formula="of:=0/[.O151]" office:value-type="string" office:string-value="" calcext:value-type="error">
            <text:p>#DIV/0!</text:p>
          </table:table-cell>
          <table:table-cell table:style-name="ce39" table:formula="of:=0/[.P151]" office:value-type="string" office:string-value="" calcext:value-type="error">
            <text:p>#DIV/0!</text:p>
          </table:table-cell>
          <table:table-cell table:style-name="ce39" table:formula="of:=0/[.Q151]" office:value-type="string" office:string-value="" calcext:value-type="error">
            <text:p>#DIV/0!</text:p>
          </table:table-cell>
          <table:table-cell table:style-name="ce39" table:formula="of:=0/[.R151]" office:value-type="string" office:string-value="" calcext:value-type="error">
            <text:p>#DIV/0!</text:p>
          </table:table-cell>
          <table:table-cell table:style-name="ce39" table:formula="of:=0/[.S151]" office:value-type="string" office:string-value="" calcext:value-type="error">
            <text:p>#DIV/0!</text:p>
          </table:table-cell>
          <table:table-cell table:style-name="ce39" table:formula="of:=0/[.T151]" office:value-type="string" office:string-value="" calcext:value-type="error">
            <text:p>#DIV/0!</text:p>
          </table:table-cell>
          <table:table-cell table:style-name="ce39" table:formula="of:=0/[.U151]" office:value-type="string" office:string-value="" calcext:value-type="error">
            <text:p>#DIV/0!</text:p>
          </table:table-cell>
          <table:table-cell table:style-name="ce39" table:formula="of:=0/[.V151]" office:value-type="string" office:string-value="" calcext:value-type="error">
            <text:p>#DIV/0!</text:p>
          </table:table-cell>
          <table:table-cell table:style-name="ce39" table:formula="of:=0/[.W151]" office:value-type="string" office:string-value="" calcext:value-type="error">
            <text:p>#DIV/0!</text:p>
          </table:table-cell>
          <table:table-cell table:style-name="ce39" table:formula="of:=0/[.X151]" office:value-type="string" office:string-value="" calcext:value-type="error">
            <text:p>#DIV/0!</text:p>
          </table:table-cell>
          <table:table-cell table:style-name="ce39" table:formula="of:=0/[.Y151]" office:value-type="string" office:string-value="" calcext:value-type="error">
            <text:p>#DIV/0!</text:p>
          </table:table-cell>
          <table:table-cell table:style-name="ce39" table:formula="of:=0/[.Z151]" office:value-type="string" office:string-value="" calcext:value-type="error">
            <text:p>#DIV/0!</text:p>
          </table:table-cell>
          <table:table-cell table:style-name="ce39"/>
          <table:table-cell table:style-name="ce39" table:formula="of:=[.K30]" office:value-type="float" office:value="-0" calcext:value-type="float">
            <text:p>0</text:p>
          </table:table-cell>
          <table:table-cell table:style-name="ce39" table:formula="of:=[.AB30]-[u.D30]" office:value-type="float" office:value="0" calcext:value-type="float">
            <text:p>0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31" calcext:value-type="float">
            <text:p>31</text:p>
          </table:table-cell>
          <table:table-cell table:style-name="ce38" table:formula="of:=0/[.C152]" office:value-type="string" office:string-value="" calcext:value-type="error">
            <text:p>#DIV/0!</text:p>
          </table:table-cell>
          <table:table-cell table:style-name="ce38" table:formula="of:=0/[.D152]" office:value-type="string" office:string-value="" calcext:value-type="error">
            <text:p>#DIV/0!</text:p>
          </table:table-cell>
          <table:table-cell table:style-name="ce38" table:formula="of:=0/[.E152]" office:value-type="string" office:string-value="" calcext:value-type="error">
            <text:p>#DIV/0!</text:p>
          </table:table-cell>
          <table:table-cell table:style-name="ce38" table:formula="of:=0/[.F152]" office:value-type="string" office:string-value="" calcext:value-type="error">
            <text:p>#DIV/0!</text:p>
          </table:table-cell>
          <table:table-cell table:style-name="ce38" table:formula="of:=0/[.G152]" office:value-type="string" office:string-value="" calcext:value-type="error">
            <text:p>#DIV/0!</text:p>
          </table:table-cell>
          <table:table-cell table:style-name="ce38" table:formula="of:=0/[.H152]" office:value-type="string" office:string-value="" calcext:value-type="error">
            <text:p>#DIV/0!</text:p>
          </table:table-cell>
          <table:table-cell table:style-name="ce38" table:formula="of:=0/[.I152]" office:value-type="string" office:string-value="" calcext:value-type="error">
            <text:p>#DIV/0!</text:p>
          </table:table-cell>
          <table:table-cell table:style-name="ce38" table:formula="of:=0/[.J152]" office:value-type="string" office:string-value="" calcext:value-type="error">
            <text:p>#DIV/0!</text:p>
          </table:table-cell>
          <table:table-cell table:style-name="ce38" table:formula="of:=0/[.K152]" office:value-type="string" office:string-value="" calcext:value-type="error">
            <text:p>#DIV/0!</text:p>
          </table:table-cell>
          <table:table-cell table:style-name="ce38" table:formula="of:=0/[.L152]" office:value-type="string" office:string-value="" calcext:value-type="error">
            <text:p>#DIV/0!</text:p>
          </table:table-cell>
          <table:table-cell table:style-name="ce38" table:formula="of:=0/[.M152]" office:value-type="string" office:string-value="" calcext:value-type="error">
            <text:p>#DIV/0!</text:p>
          </table:table-cell>
          <table:table-cell table:style-name="ce38" table:formula="of:=0/[.N152]" office:value-type="string" office:string-value="" calcext:value-type="error">
            <text:p>#DIV/0!</text:p>
          </table:table-cell>
          <table:table-cell table:style-name="ce38" table:formula="of:=0/[.O152]" office:value-type="string" office:string-value="" calcext:value-type="error">
            <text:p>#DIV/0!</text:p>
          </table:table-cell>
          <table:table-cell table:style-name="ce38" table:formula="of:=0/[.P152]" office:value-type="string" office:string-value="" calcext:value-type="error">
            <text:p>#DIV/0!</text:p>
          </table:table-cell>
          <table:table-cell table:style-name="ce38" table:formula="of:=0/[.Q152]" office:value-type="string" office:string-value="" calcext:value-type="error">
            <text:p>#DIV/0!</text:p>
          </table:table-cell>
          <table:table-cell table:style-name="ce38" table:formula="of:=0/[.R152]" office:value-type="string" office:string-value="" calcext:value-type="error">
            <text:p>#DIV/0!</text:p>
          </table:table-cell>
          <table:table-cell table:style-name="ce38" table:formula="of:=0/[.S152]" office:value-type="string" office:string-value="" calcext:value-type="error">
            <text:p>#DIV/0!</text:p>
          </table:table-cell>
          <table:table-cell table:style-name="ce38" table:formula="of:=0/[.T152]" office:value-type="string" office:string-value="" calcext:value-type="error">
            <text:p>#DIV/0!</text:p>
          </table:table-cell>
          <table:table-cell table:style-name="ce38" table:formula="of:=0/[.U152]" office:value-type="string" office:string-value="" calcext:value-type="error">
            <text:p>#DIV/0!</text:p>
          </table:table-cell>
          <table:table-cell table:style-name="ce38" table:formula="of:=0/[.V152]" office:value-type="string" office:string-value="" calcext:value-type="error">
            <text:p>#DIV/0!</text:p>
          </table:table-cell>
          <table:table-cell table:style-name="ce38" table:formula="of:=0/[.W152]" office:value-type="string" office:string-value="" calcext:value-type="error">
            <text:p>#DIV/0!</text:p>
          </table:table-cell>
          <table:table-cell table:style-name="ce38" table:formula="of:=0/[.X152]" office:value-type="string" office:string-value="" calcext:value-type="error">
            <text:p>#DIV/0!</text:p>
          </table:table-cell>
          <table:table-cell table:style-name="ce38" table:formula="of:=0/[.Y152]" office:value-type="string" office:string-value="" calcext:value-type="error">
            <text:p>#DIV/0!</text:p>
          </table:table-cell>
          <table:table-cell table:style-name="ce38" table:formula="of:=0/[.Z152]" office:value-type="string" office:string-value="" calcext:value-type="error">
            <text:p>#DIV/0!</text:p>
          </table:table-cell>
          <table:table-cell table:style-name="ce38"/>
          <table:table-cell table:style-name="ce38" table:formula="of:=[u.D20]" office:value-type="float" office:value="0" calcext:value-type="float">
            <text:p>0</text:p>
          </table:table-cell>
          <table:table-cell table:style-name="ce39" table:formula="of:=[.AB31]-[u.D31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32" calcext:value-type="float">
            <text:p>32</text:p>
          </table:table-cell>
          <table:table-cell table:style-name="ce39" table:formula="of:=[x.D33]*[u.D15]" office:value-type="string" office:string-value="" calcext:value-type="error">
            <text:p>#DIV/0!</text:p>
          </table:table-cell>
          <table:table-cell table:style-name="ce39" table:formula="of:=[x.D15]*[u.D33]" office:value-type="float" office:value="0" calcext:value-type="float">
            <text:p>0</text:p>
          </table:table-cell>
          <table:table-cell table:style-name="ce39" table:formula="of:=[x.D33]^2" office:value-type="float" office:value="0.497556865721403" calcext:value-type="float">
            <text:p>0.4975568657</text:p>
          </table:table-cell>
          <table:table-cell table:style-name="ce39" table:formula="of:=([.C32]-[.D32])/[.E32]" office:value-type="string" office:string-value="" calcext:value-type="error">
            <text:p>#DIV/0!</text:p>
          </table:table-cell>
          <table:table-cell table:style-name="ce39" table:formula="of:=0/[.G153]" office:value-type="float" office:value="0" calcext:value-type="float">
            <text:p>0</text:p>
          </table:table-cell>
          <table:table-cell table:style-name="ce39" table:formula="of:=0/[.H153]" office:value-type="string" office:string-value="" calcext:value-type="error">
            <text:p>#DIV/0!</text:p>
          </table:table-cell>
          <table:table-cell table:style-name="ce39" table:formula="of:=0/[.I153]" office:value-type="float" office:value="0" calcext:value-type="float">
            <text:p>0</text:p>
          </table:table-cell>
          <table:table-cell table:style-name="ce39" table:formula="of:=0/[.J153]" office:value-type="string" office:string-value="" calcext:value-type="error">
            <text:p>#DIV/0!</text:p>
          </table:table-cell>
          <table:table-cell table:style-name="ce39" table:formula="of:=0/[.K153]" office:value-type="string" office:string-value="" calcext:value-type="error">
            <text:p>#DIV/0!</text:p>
          </table:table-cell>
          <table:table-cell table:style-name="ce39" table:formula="of:=0/[.L153]" office:value-type="string" office:string-value="" calcext:value-type="error">
            <text:p>#DIV/0!</text:p>
          </table:table-cell>
          <table:table-cell table:style-name="ce39" table:formula="of:=0/[.M153]" office:value-type="string" office:string-value="" calcext:value-type="error">
            <text:p>#DIV/0!</text:p>
          </table:table-cell>
          <table:table-cell table:style-name="ce39" table:formula="of:=0/[.N153]" office:value-type="string" office:string-value="" calcext:value-type="error">
            <text:p>#DIV/0!</text:p>
          </table:table-cell>
          <table:table-cell table:style-name="ce39" table:formula="of:=0/[.O153]" office:value-type="string" office:string-value="" calcext:value-type="error">
            <text:p>#DIV/0!</text:p>
          </table:table-cell>
          <table:table-cell table:style-name="ce39" table:formula="of:=0/[.P153]" office:value-type="string" office:string-value="" calcext:value-type="error">
            <text:p>#DIV/0!</text:p>
          </table:table-cell>
          <table:table-cell table:style-name="ce39" table:formula="of:=0/[.Q153]" office:value-type="string" office:string-value="" calcext:value-type="error">
            <text:p>#DIV/0!</text:p>
          </table:table-cell>
          <table:table-cell table:style-name="ce39" table:formula="of:=0/[.R153]" office:value-type="string" office:string-value="" calcext:value-type="error">
            <text:p>#DIV/0!</text:p>
          </table:table-cell>
          <table:table-cell table:style-name="ce39" table:formula="of:=0/[.S153]" office:value-type="string" office:string-value="" calcext:value-type="error">
            <text:p>#DIV/0!</text:p>
          </table:table-cell>
          <table:table-cell table:style-name="ce39" table:formula="of:=0/[.T153]" office:value-type="string" office:string-value="" calcext:value-type="error">
            <text:p>#DIV/0!</text:p>
          </table:table-cell>
          <table:table-cell table:style-name="ce39" table:formula="of:=0/[.U153]" office:value-type="string" office:string-value="" calcext:value-type="error">
            <text:p>#DIV/0!</text:p>
          </table:table-cell>
          <table:table-cell table:style-name="ce39" table:formula="of:=0/[.V153]" office:value-type="string" office:string-value="" calcext:value-type="error">
            <text:p>#DIV/0!</text:p>
          </table:table-cell>
          <table:table-cell table:style-name="ce39" table:formula="of:=0/[.W153]" office:value-type="string" office:string-value="" calcext:value-type="error">
            <text:p>#DIV/0!</text:p>
          </table:table-cell>
          <table:table-cell table:style-name="ce39" table:formula="of:=0/[.X153]" office:value-type="string" office:string-value="" calcext:value-type="error">
            <text:p>#DIV/0!</text:p>
          </table:table-cell>
          <table:table-cell table:style-name="ce39" table:formula="of:=0/[.Y153]" office:value-type="string" office:string-value="" calcext:value-type="error">
            <text:p>#DIV/0!</text:p>
          </table:table-cell>
          <table:table-cell table:style-name="ce39" table:formula="of:=0/[.Z153]" office:value-type="string" office:string-value="" calcext:value-type="error">
            <text:p>#DIV/0!</text:p>
          </table:table-cell>
          <table:table-cell table:style-name="ce39"/>
          <table:table-cell table:style-name="ce39" table:formula="of:=[.F32]" office:value-type="string" office:string-value="" calcext:value-type="error">
            <text:p>#DIV/0!</text:p>
          </table:table-cell>
          <table:table-cell table:style-name="ce39" table:formula="of:=[.AB32]-[u.D32]" office:value-type="string" office:string-value="" calcext:value-type="error">
            <text:p>#DIV/0!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33" calcext:value-type="float">
            <text:p>33</text:p>
          </table:table-cell>
          <table:table-cell table:style-name="ce38" table:formula="of:=[u.D34]/[x.D33]" office:value-type="float" office:value="0" calcext:value-type="float">
            <text:p>0</text:p>
          </table:table-cell>
          <table:table-cell table:style-name="ce38" table:formula="of:=0/[.D154]" office:value-type="string" office:string-value="" calcext:value-type="error">
            <text:p>#DIV/0!</text:p>
          </table:table-cell>
          <table:table-cell table:style-name="ce38" table:formula="of:=0/[.E154]" office:value-type="string" office:string-value="" calcext:value-type="error">
            <text:p>#DIV/0!</text:p>
          </table:table-cell>
          <table:table-cell table:style-name="ce38" table:formula="of:=0/[.F154]" office:value-type="string" office:string-value="" calcext:value-type="error">
            <text:p>#DIV/0!</text:p>
          </table:table-cell>
          <table:table-cell table:style-name="ce38" table:formula="of:=0/[.G154]" office:value-type="string" office:string-value="" calcext:value-type="error">
            <text:p>#DIV/0!</text:p>
          </table:table-cell>
          <table:table-cell table:style-name="ce38" table:formula="of:=0/[.H154]" office:value-type="string" office:string-value="" calcext:value-type="error">
            <text:p>#DIV/0!</text:p>
          </table:table-cell>
          <table:table-cell table:style-name="ce38" table:formula="of:=0/[.I154]" office:value-type="string" office:string-value="" calcext:value-type="error">
            <text:p>#DIV/0!</text:p>
          </table:table-cell>
          <table:table-cell table:style-name="ce38" table:formula="of:=0/[.J154]" office:value-type="string" office:string-value="" calcext:value-type="error">
            <text:p>#DIV/0!</text:p>
          </table:table-cell>
          <table:table-cell table:style-name="ce38" table:formula="of:=0/[.K154]" office:value-type="string" office:string-value="" calcext:value-type="error">
            <text:p>#DIV/0!</text:p>
          </table:table-cell>
          <table:table-cell table:style-name="ce38" table:formula="of:=0/[.L154]" office:value-type="string" office:string-value="" calcext:value-type="error">
            <text:p>#DIV/0!</text:p>
          </table:table-cell>
          <table:table-cell table:style-name="ce38" table:formula="of:=0/[.M154]" office:value-type="string" office:string-value="" calcext:value-type="error">
            <text:p>#DIV/0!</text:p>
          </table:table-cell>
          <table:table-cell table:style-name="ce38" table:formula="of:=0/[.N154]" office:value-type="string" office:string-value="" calcext:value-type="error">
            <text:p>#DIV/0!</text:p>
          </table:table-cell>
          <table:table-cell table:style-name="ce38" table:formula="of:=0/[.O154]" office:value-type="string" office:string-value="" calcext:value-type="error">
            <text:p>#DIV/0!</text:p>
          </table:table-cell>
          <table:table-cell table:style-name="ce38" table:formula="of:=0/[.P154]" office:value-type="string" office:string-value="" calcext:value-type="error">
            <text:p>#DIV/0!</text:p>
          </table:table-cell>
          <table:table-cell table:style-name="ce38" table:formula="of:=0/[.Q154]" office:value-type="string" office:string-value="" calcext:value-type="error">
            <text:p>#DIV/0!</text:p>
          </table:table-cell>
          <table:table-cell table:style-name="ce38" table:formula="of:=0/[.R154]" office:value-type="string" office:string-value="" calcext:value-type="error">
            <text:p>#DIV/0!</text:p>
          </table:table-cell>
          <table:table-cell table:style-name="ce38" table:formula="of:=0/[.S154]" office:value-type="string" office:string-value="" calcext:value-type="error">
            <text:p>#DIV/0!</text:p>
          </table:table-cell>
          <table:table-cell table:style-name="ce38" table:formula="of:=0/[.T154]" office:value-type="string" office:string-value="" calcext:value-type="error">
            <text:p>#DIV/0!</text:p>
          </table:table-cell>
          <table:table-cell table:style-name="ce38" table:formula="of:=0/[.U154]" office:value-type="string" office:string-value="" calcext:value-type="error">
            <text:p>#DIV/0!</text:p>
          </table:table-cell>
          <table:table-cell table:style-name="ce38" table:formula="of:=0/[.V154]" office:value-type="string" office:string-value="" calcext:value-type="error">
            <text:p>#DIV/0!</text:p>
          </table:table-cell>
          <table:table-cell table:style-name="ce38" table:formula="of:=0/[.W154]" office:value-type="string" office:string-value="" calcext:value-type="error">
            <text:p>#DIV/0!</text:p>
          </table:table-cell>
          <table:table-cell table:style-name="ce38" table:formula="of:=0/[.X154]" office:value-type="string" office:string-value="" calcext:value-type="error">
            <text:p>#DIV/0!</text:p>
          </table:table-cell>
          <table:table-cell table:style-name="ce38" table:formula="of:=0/[.Y154]" office:value-type="string" office:string-value="" calcext:value-type="error">
            <text:p>#DIV/0!</text:p>
          </table:table-cell>
          <table:table-cell table:style-name="ce38" table:formula="of:=0/[.Z154]" office:value-type="string" office:string-value="" calcext:value-type="error">
            <text:p>#DIV/0!</text:p>
          </table:table-cell>
          <table:table-cell table:style-name="ce38"/>
          <table:table-cell table:style-name="ce38" table:formula="of:=((1.35*(8.3144598/0.004334))/2)*[.C33]" office:value-type="float" office:value="0" calcext:value-type="float">
            <text:p>0</text:p>
          </table:table-cell>
          <table:table-cell table:style-name="ce39" table:formula="of:=[.AB33]-[u.D33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table:formula="of:=0/[.G155]" office:value-type="string" office:string-value="" calcext:value-type="error">
            <text:p>#DIV/0!</text:p>
          </table:table-cell>
          <table:table-cell table:style-name="ce38" table:formula="of:=0/[.H155]" office:value-type="string" office:string-value="" calcext:value-type="error">
            <text:p>#DIV/0!</text:p>
          </table:table-cell>
          <table:table-cell table:style-name="ce38" table:formula="of:=0/[.I155]" office:value-type="string" office:string-value="" calcext:value-type="error">
            <text:p>#DIV/0!</text:p>
          </table:table-cell>
          <table:table-cell table:style-name="ce38" table:formula="of:=0/[.J155]" office:value-type="string" office:string-value="" calcext:value-type="error">
            <text:p>#DIV/0!</text:p>
          </table:table-cell>
          <table:table-cell table:style-name="ce38" table:formula="of:=0/[.K155]" office:value-type="string" office:string-value="" calcext:value-type="error">
            <text:p>#DIV/0!</text:p>
          </table:table-cell>
          <table:table-cell table:style-name="ce38" table:formula="of:=0/[.L155]" office:value-type="string" office:string-value="" calcext:value-type="error">
            <text:p>#DIV/0!</text:p>
          </table:table-cell>
          <table:table-cell table:style-name="ce38" table:formula="of:=0/[.M155]" office:value-type="string" office:string-value="" calcext:value-type="error">
            <text:p>#DIV/0!</text:p>
          </table:table-cell>
          <table:table-cell table:style-name="ce38" table:formula="of:=0/[.N155]" office:value-type="string" office:string-value="" calcext:value-type="error">
            <text:p>#DIV/0!</text:p>
          </table:table-cell>
          <table:table-cell table:style-name="ce38" table:formula="of:=0/[.O155]" office:value-type="string" office:string-value="" calcext:value-type="error">
            <text:p>#DIV/0!</text:p>
          </table:table-cell>
          <table:table-cell table:style-name="ce38" table:formula="of:=0/[.P155]" office:value-type="string" office:string-value="" calcext:value-type="error">
            <text:p>#DIV/0!</text:p>
          </table:table-cell>
          <table:table-cell table:style-name="ce38" table:formula="of:=0/[.Q155]" office:value-type="string" office:string-value="" calcext:value-type="error">
            <text:p>#DIV/0!</text:p>
          </table:table-cell>
          <table:table-cell table:style-name="ce38" table:formula="of:=0/[.R155]" office:value-type="string" office:string-value="" calcext:value-type="error">
            <text:p>#DIV/0!</text:p>
          </table:table-cell>
          <table:table-cell table:style-name="ce38" table:formula="of:=0/[.S155]" office:value-type="string" office:string-value="" calcext:value-type="error">
            <text:p>#DIV/0!</text:p>
          </table:table-cell>
          <table:table-cell table:style-name="ce38" table:formula="of:=0/[.T155]" office:value-type="string" office:string-value="" calcext:value-type="error">
            <text:p>#DIV/0!</text:p>
          </table:table-cell>
          <table:table-cell table:style-name="ce38" table:formula="of:=0/[.U155]" office:value-type="string" office:string-value="" calcext:value-type="error">
            <text:p>#DIV/0!</text:p>
          </table:table-cell>
          <table:table-cell table:style-name="ce38" table:formula="of:=0/[.V155]" office:value-type="string" office:string-value="" calcext:value-type="error">
            <text:p>#DIV/0!</text:p>
          </table:table-cell>
          <table:table-cell table:style-name="ce38" table:formula="of:=0/[.W155]" office:value-type="string" office:string-value="" calcext:value-type="error">
            <text:p>#DIV/0!</text:p>
          </table:table-cell>
          <table:table-cell table:style-name="ce38" table:formula="of:=0/[.X155]" office:value-type="string" office:string-value="" calcext:value-type="error">
            <text:p>#DIV/0!</text:p>
          </table:table-cell>
          <table:table-cell table:style-name="ce38" table:formula="of:=0/[.Y155]" office:value-type="string" office:string-value="" calcext:value-type="error">
            <text:p>#DIV/0!</text:p>
          </table:table-cell>
          <table:table-cell table:style-name="ce38" table:formula="of:=0/[.Z155]" office:value-type="string" office:string-value="" calcext:value-type="error">
            <text:p>#DIV/0!</text:p>
          </table:table-cell>
          <table:table-cell table:style-name="ce38"/>
          <table:table-cell table:style-name="ce38" table:formula="of:=[u.D34]" office:value-type="float" office:value="0" calcext:value-type="float">
            <text:p>0</text:p>
          </table:table-cell>
          <table:table-cell table:style-name="ce39" table:formula="of:=[.AB34]-[u.D34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35" calcext:value-type="float">
            <text:p>35</text:p>
          </table:table-cell>
          <table:table-cell table:style-name="ce38" table:formula="of:=[.H4]*[x.D25]" office:value-type="float" office:value="0" calcext:value-type="float">
            <text:p>0</text:p>
          </table:table-cell>
          <table:table-cell table:style-name="ce38" table:formula="of:=[x.D24]*[.F4]" office:value-type="float" office:value="0" calcext:value-type="float">
            <text:p>0</text:p>
          </table:table-cell>
          <table:table-cell table:style-name="ce38" table:formula="of:=[.D35]*[x.D20]" office:value-type="float" office:value="0" calcext:value-type="float">
            <text:p>0</text:p>
          </table:table-cell>
          <table:table-cell table:style-name="ce38" table:formula="of:=0/[.F156]" office:value-type="float" office:value="-0" calcext:value-type="float">
            <text:p>0</text:p>
          </table:table-cell>
          <table:table-cell table:style-name="ce38" table:formula="of:=0/[.G156]" office:value-type="float" office:value="0" calcext:value-type="float">
            <text:p>0</text:p>
          </table:table-cell>
          <table:table-cell table:style-name="ce38" table:formula="of:=0/[.H156]" office:value-type="string" office:string-value="" calcext:value-type="error">
            <text:p>#DIV/0!</text:p>
          </table:table-cell>
          <table:table-cell table:style-name="ce38" table:formula="of:=0/[.I156]" office:value-type="string" office:string-value="" calcext:value-type="error">
            <text:p>#DIV/0!</text:p>
          </table:table-cell>
          <table:table-cell table:style-name="ce38" table:formula="of:=0/[.J156]" office:value-type="string" office:string-value="" calcext:value-type="error">
            <text:p>#DIV/0!</text:p>
          </table:table-cell>
          <table:table-cell table:style-name="ce38" table:formula="of:=0/[.K156]" office:value-type="string" office:string-value="" calcext:value-type="error">
            <text:p>#DIV/0!</text:p>
          </table:table-cell>
          <table:table-cell table:style-name="ce38" table:formula="of:=0/[.L156]" office:value-type="string" office:string-value="" calcext:value-type="error">
            <text:p>#DIV/0!</text:p>
          </table:table-cell>
          <table:table-cell table:style-name="ce38" table:formula="of:=0/[.M156]" office:value-type="string" office:string-value="" calcext:value-type="error">
            <text:p>#DIV/0!</text:p>
          </table:table-cell>
          <table:table-cell table:style-name="ce38" table:formula="of:=0/[.N156]" office:value-type="string" office:string-value="" calcext:value-type="error">
            <text:p>#DIV/0!</text:p>
          </table:table-cell>
          <table:table-cell table:style-name="ce38" table:formula="of:=0/[.O156]" office:value-type="string" office:string-value="" calcext:value-type="error">
            <text:p>#DIV/0!</text:p>
          </table:table-cell>
          <table:table-cell table:style-name="ce38" table:formula="of:=0/[.P156]" office:value-type="string" office:string-value="" calcext:value-type="error">
            <text:p>#DIV/0!</text:p>
          </table:table-cell>
          <table:table-cell table:style-name="ce38" table:formula="of:=0/[.Q156]" office:value-type="string" office:string-value="" calcext:value-type="error">
            <text:p>#DIV/0!</text:p>
          </table:table-cell>
          <table:table-cell table:style-name="ce38" table:formula="of:=0/[.R156]" office:value-type="string" office:string-value="" calcext:value-type="error">
            <text:p>#DIV/0!</text:p>
          </table:table-cell>
          <table:table-cell table:style-name="ce38" table:formula="of:=0/[.S156]" office:value-type="string" office:string-value="" calcext:value-type="error">
            <text:p>#DIV/0!</text:p>
          </table:table-cell>
          <table:table-cell table:style-name="ce38" table:formula="of:=0/[.T156]" office:value-type="string" office:string-value="" calcext:value-type="error">
            <text:p>#DIV/0!</text:p>
          </table:table-cell>
          <table:table-cell table:style-name="ce38" table:formula="of:=0/[.U156]" office:value-type="string" office:string-value="" calcext:value-type="error">
            <text:p>#DIV/0!</text:p>
          </table:table-cell>
          <table:table-cell table:style-name="ce38" table:formula="of:=0/[.V156]" office:value-type="string" office:string-value="" calcext:value-type="error">
            <text:p>#DIV/0!</text:p>
          </table:table-cell>
          <table:table-cell table:style-name="ce38" table:formula="of:=0/[.W156]" office:value-type="string" office:string-value="" calcext:value-type="error">
            <text:p>#DIV/0!</text:p>
          </table:table-cell>
          <table:table-cell table:style-name="ce38" table:formula="of:=0/[.X156]" office:value-type="string" office:string-value="" calcext:value-type="error">
            <text:p>#DIV/0!</text:p>
          </table:table-cell>
          <table:table-cell table:style-name="ce38" table:formula="of:=0/[.Y156]" office:value-type="string" office:string-value="" calcext:value-type="error">
            <text:p>#DIV/0!</text:p>
          </table:table-cell>
          <table:table-cell table:style-name="ce38" table:formula="of:=0/[.Z156]" office:value-type="string" office:string-value="" calcext:value-type="error">
            <text:p>#DIV/0!</text:p>
          </table:table-cell>
          <table:table-cell table:style-name="ce38"/>
          <table:table-cell table:style-name="ce38" table:formula="of:=0.00007088*([.C35]-[.D35])" office:value-type="float" office:value="0" calcext:value-type="float">
            <text:p>0</text:p>
          </table:table-cell>
          <table:table-cell table:style-name="ce39" table:formula="of:=[.AB35]-[u.D35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36" calcext:value-type="float">
            <text:p>36</text:p>
          </table:table-cell>
          <table:table-cell table:style-name="ce38" table:formula="of:=[u.D21]/[x.D36]" office:value-type="float" office:value="0" calcext:value-type="float">
            <text:p>0</text:p>
          </table:table-cell>
          <table:table-cell table:style-name="ce38" table:formula="of:=0/[.D157]" office:value-type="string" office:string-value="" calcext:value-type="error">
            <text:p>#DIV/0!</text:p>
          </table:table-cell>
          <table:table-cell table:style-name="ce38" table:formula="of:=0/[.E157]" office:value-type="string" office:string-value="" calcext:value-type="error">
            <text:p>#DIV/0!</text:p>
          </table:table-cell>
          <table:table-cell table:style-name="ce38" table:formula="of:=0/[.F157]" office:value-type="string" office:string-value="" calcext:value-type="error">
            <text:p>#DIV/0!</text:p>
          </table:table-cell>
          <table:table-cell table:style-name="ce38" table:formula="of:=0/[.G157]" office:value-type="string" office:string-value="" calcext:value-type="error">
            <text:p>#DIV/0!</text:p>
          </table:table-cell>
          <table:table-cell table:style-name="ce38" table:formula="of:=0/[.H157]" office:value-type="string" office:string-value="" calcext:value-type="error">
            <text:p>#DIV/0!</text:p>
          </table:table-cell>
          <table:table-cell table:style-name="ce38" table:formula="of:=0/[.I157]" office:value-type="string" office:string-value="" calcext:value-type="error">
            <text:p>#DIV/0!</text:p>
          </table:table-cell>
          <table:table-cell table:style-name="ce38" table:formula="of:=0/[.J157]" office:value-type="string" office:string-value="" calcext:value-type="error">
            <text:p>#DIV/0!</text:p>
          </table:table-cell>
          <table:table-cell table:style-name="ce38" table:formula="of:=0/[.K157]" office:value-type="string" office:string-value="" calcext:value-type="error">
            <text:p>#DIV/0!</text:p>
          </table:table-cell>
          <table:table-cell table:style-name="ce38" table:formula="of:=0/[.L157]" office:value-type="string" office:string-value="" calcext:value-type="error">
            <text:p>#DIV/0!</text:p>
          </table:table-cell>
          <table:table-cell table:style-name="ce38" table:formula="of:=0/[.M157]" office:value-type="string" office:string-value="" calcext:value-type="error">
            <text:p>#DIV/0!</text:p>
          </table:table-cell>
          <table:table-cell table:style-name="ce38" table:formula="of:=0/[.N157]" office:value-type="string" office:string-value="" calcext:value-type="error">
            <text:p>#DIV/0!</text:p>
          </table:table-cell>
          <table:table-cell table:style-name="ce38" table:formula="of:=0/[.O157]" office:value-type="string" office:string-value="" calcext:value-type="error">
            <text:p>#DIV/0!</text:p>
          </table:table-cell>
          <table:table-cell table:style-name="ce38" table:formula="of:=0/[.P157]" office:value-type="string" office:string-value="" calcext:value-type="error">
            <text:p>#DIV/0!</text:p>
          </table:table-cell>
          <table:table-cell table:style-name="ce38" table:formula="of:=0/[.Q157]" office:value-type="string" office:string-value="" calcext:value-type="error">
            <text:p>#DIV/0!</text:p>
          </table:table-cell>
          <table:table-cell table:style-name="ce38" table:formula="of:=0/[.R157]" office:value-type="string" office:string-value="" calcext:value-type="error">
            <text:p>#DIV/0!</text:p>
          </table:table-cell>
          <table:table-cell table:style-name="ce38" table:formula="of:=0/[.S157]" office:value-type="string" office:string-value="" calcext:value-type="error">
            <text:p>#DIV/0!</text:p>
          </table:table-cell>
          <table:table-cell table:style-name="ce38" table:formula="of:=0/[.T157]" office:value-type="string" office:string-value="" calcext:value-type="error">
            <text:p>#DIV/0!</text:p>
          </table:table-cell>
          <table:table-cell table:style-name="ce38" table:formula="of:=0/[.U157]" office:value-type="string" office:string-value="" calcext:value-type="error">
            <text:p>#DIV/0!</text:p>
          </table:table-cell>
          <table:table-cell table:style-name="ce38" table:formula="of:=0/[.V157]" office:value-type="string" office:string-value="" calcext:value-type="error">
            <text:p>#DIV/0!</text:p>
          </table:table-cell>
          <table:table-cell table:style-name="ce38" table:formula="of:=0/[.W157]" office:value-type="string" office:string-value="" calcext:value-type="error">
            <text:p>#DIV/0!</text:p>
          </table:table-cell>
          <table:table-cell table:style-name="ce38" table:formula="of:=0/[.X157]" office:value-type="string" office:string-value="" calcext:value-type="error">
            <text:p>#DIV/0!</text:p>
          </table:table-cell>
          <table:table-cell table:style-name="ce38" table:formula="of:=0/[.Y157]" office:value-type="string" office:string-value="" calcext:value-type="error">
            <text:p>#DIV/0!</text:p>
          </table:table-cell>
          <table:table-cell table:style-name="ce38" table:formula="of:=0/[.Z157]" office:value-type="string" office:string-value="" calcext:value-type="error">
            <text:p>#DIV/0!</text:p>
          </table:table-cell>
          <table:table-cell table:style-name="ce38"/>
          <table:table-cell table:style-name="ce38" table:formula="of:=0.5*[.C36]" office:value-type="float" office:value="0" calcext:value-type="float">
            <text:p>0</text:p>
          </table:table-cell>
          <table:table-cell table:style-name="ce39" table:formula="of:=[.AB36]-[u.D36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37" calcext:value-type="float">
            <text:p>37</text:p>
          </table:table-cell>
          <table:table-cell table:style-name="ce39" table:formula="of:=[x.D36]*[u.D25]" office:value-type="float" office:value="-0.000831330824412936" calcext:value-type="float">
            <text:p>-0.0008313308</text:p>
          </table:table-cell>
          <table:table-cell table:style-name="ce39" table:formula="of:=[x.D25]*[u.D36]" office:value-type="float" office:value="0" calcext:value-type="float">
            <text:p>0</text:p>
          </table:table-cell>
          <table:table-cell table:style-name="ce39" table:formula="of:=[x.D36]^2" office:value-type="float" office:value="0.0504815616970751" calcext:value-type="float">
            <text:p>0.0504815617</text:p>
          </table:table-cell>
          <table:table-cell table:style-name="ce39" table:formula="of:=([.C37]-[.D37])/[.E37]" office:value-type="float" office:value="-0.0164680092387297" calcext:value-type="float">
            <text:p>-0.0164680092</text:p>
          </table:table-cell>
          <table:table-cell table:style-name="ce39" table:formula="of:=0/[.G158]" office:value-type="string" office:string-value="" calcext:value-type="error">
            <text:p>#DIV/0!</text:p>
          </table:table-cell>
          <table:table-cell table:style-name="ce39" table:formula="of:=0/[.H158]" office:value-type="string" office:string-value="" calcext:value-type="error">
            <text:p>#DIV/0!</text:p>
          </table:table-cell>
          <table:table-cell table:style-name="ce39" table:formula="of:=0/[.I158]" office:value-type="string" office:string-value="" calcext:value-type="error">
            <text:p>#DIV/0!</text:p>
          </table:table-cell>
          <table:table-cell table:style-name="ce39" table:formula="of:=0/[.J158]" office:value-type="string" office:string-value="" calcext:value-type="error">
            <text:p>#DIV/0!</text:p>
          </table:table-cell>
          <table:table-cell table:style-name="ce39" table:formula="of:=0/[.K158]" office:value-type="string" office:string-value="" calcext:value-type="error">
            <text:p>#DIV/0!</text:p>
          </table:table-cell>
          <table:table-cell table:style-name="ce39" table:formula="of:=0/[.L158]" office:value-type="string" office:string-value="" calcext:value-type="error">
            <text:p>#DIV/0!</text:p>
          </table:table-cell>
          <table:table-cell table:style-name="ce39" table:formula="of:=0/[.M158]" office:value-type="string" office:string-value="" calcext:value-type="error">
            <text:p>#DIV/0!</text:p>
          </table:table-cell>
          <table:table-cell table:style-name="ce39" table:formula="of:=0/[.N158]" office:value-type="string" office:string-value="" calcext:value-type="error">
            <text:p>#DIV/0!</text:p>
          </table:table-cell>
          <table:table-cell table:style-name="ce39" table:formula="of:=0/[.O158]" office:value-type="string" office:string-value="" calcext:value-type="error">
            <text:p>#DIV/0!</text:p>
          </table:table-cell>
          <table:table-cell table:style-name="ce39" table:formula="of:=0/[.P158]" office:value-type="string" office:string-value="" calcext:value-type="error">
            <text:p>#DIV/0!</text:p>
          </table:table-cell>
          <table:table-cell table:style-name="ce39" table:formula="of:=0/[.Q158]" office:value-type="string" office:string-value="" calcext:value-type="error">
            <text:p>#DIV/0!</text:p>
          </table:table-cell>
          <table:table-cell table:style-name="ce39" table:formula="of:=0/[.R158]" office:value-type="string" office:string-value="" calcext:value-type="error">
            <text:p>#DIV/0!</text:p>
          </table:table-cell>
          <table:table-cell table:style-name="ce39" table:formula="of:=0/[.S158]" office:value-type="string" office:string-value="" calcext:value-type="error">
            <text:p>#DIV/0!</text:p>
          </table:table-cell>
          <table:table-cell table:style-name="ce39" table:formula="of:=0/[.T158]" office:value-type="string" office:string-value="" calcext:value-type="error">
            <text:p>#DIV/0!</text:p>
          </table:table-cell>
          <table:table-cell table:style-name="ce39" table:formula="of:=0/[.U158]" office:value-type="string" office:string-value="" calcext:value-type="error">
            <text:p>#DIV/0!</text:p>
          </table:table-cell>
          <table:table-cell table:style-name="ce39" table:formula="of:=0/[.V158]" office:value-type="string" office:string-value="" calcext:value-type="error">
            <text:p>#DIV/0!</text:p>
          </table:table-cell>
          <table:table-cell table:style-name="ce39" table:formula="of:=0/[.W158]" office:value-type="string" office:string-value="" calcext:value-type="error">
            <text:p>#DIV/0!</text:p>
          </table:table-cell>
          <table:table-cell table:style-name="ce39" table:formula="of:=0/[.X158]" office:value-type="string" office:string-value="" calcext:value-type="error">
            <text:p>#DIV/0!</text:p>
          </table:table-cell>
          <table:table-cell table:style-name="ce39" table:formula="of:=0/[.Y158]" office:value-type="string" office:string-value="" calcext:value-type="error">
            <text:p>#DIV/0!</text:p>
          </table:table-cell>
          <table:table-cell table:style-name="ce39" table:formula="of:=0/[.Z158]" office:value-type="string" office:string-value="" calcext:value-type="error">
            <text:p>#DIV/0!</text:p>
          </table:table-cell>
          <table:table-cell table:style-name="ce39"/>
          <table:table-cell table:style-name="ce39" table:formula="of:=[.F37]" office:value-type="float" office:value="-0.0164680092387297" calcext:value-type="float">
            <text:p>-0.0164680092</text:p>
          </table:table-cell>
          <table:table-cell table:style-name="ce39" table:formula="of:=[.AB37]-[u.D37]" office:value-type="float" office:value="0" calcext:value-type="float">
            <text:p>0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38" calcext:value-type="float">
            <text:p>38</text:p>
          </table:table-cell>
          <table:table-cell table:style-name="ce39" table:formula="of:=[x.D37]^2" office:value-type="float" office:value="0" calcext:value-type="float">
            <text:p>0</text:p>
          </table:table-cell>
          <table:table-cell table:style-name="ce39" table:formula="of:=SQRT(1-[.C38])" office:value-type="float" office:value="1" calcext:value-type="float">
            <text:p>1</text:p>
          </table:table-cell>
          <table:table-cell table:style-name="ce39" table:formula="of:=[u.D37]/[.D38]" office:value-type="float" office:value="-0.0164680092387297" calcext:value-type="float">
            <text:p>-0.0164680092</text:p>
          </table:table-cell>
          <table:table-cell table:style-name="ce39" table:formula="of:=0/[.F159]" office:value-type="string" office:string-value="" calcext:value-type="error">
            <text:p>#DIV/0!</text:p>
          </table:table-cell>
          <table:table-cell table:style-name="ce39" table:formula="of:=0/[.G159]" office:value-type="string" office:string-value="" calcext:value-type="error">
            <text:p>#DIV/0!</text:p>
          </table:table-cell>
          <table:table-cell table:style-name="ce39" table:formula="of:=0/[.H159]" office:value-type="string" office:string-value="" calcext:value-type="error">
            <text:p>#DIV/0!</text:p>
          </table:table-cell>
          <table:table-cell table:style-name="ce39" table:formula="of:=0/[.I159]" office:value-type="string" office:string-value="" calcext:value-type="error">
            <text:p>#DIV/0!</text:p>
          </table:table-cell>
          <table:table-cell table:style-name="ce39" table:formula="of:=0/[.J159]" office:value-type="string" office:string-value="" calcext:value-type="error">
            <text:p>#DIV/0!</text:p>
          </table:table-cell>
          <table:table-cell table:style-name="ce39" table:formula="of:=0/[.K159]" office:value-type="string" office:string-value="" calcext:value-type="error">
            <text:p>#DIV/0!</text:p>
          </table:table-cell>
          <table:table-cell table:style-name="ce39" table:formula="of:=0/[.L159]" office:value-type="string" office:string-value="" calcext:value-type="error">
            <text:p>#DIV/0!</text:p>
          </table:table-cell>
          <table:table-cell table:style-name="ce39" table:formula="of:=0/[.M159]" office:value-type="string" office:string-value="" calcext:value-type="error">
            <text:p>#DIV/0!</text:p>
          </table:table-cell>
          <table:table-cell table:style-name="ce39" table:formula="of:=0/[.N159]" office:value-type="string" office:string-value="" calcext:value-type="error">
            <text:p>#DIV/0!</text:p>
          </table:table-cell>
          <table:table-cell table:style-name="ce39" table:formula="of:=0/[.O159]" office:value-type="string" office:string-value="" calcext:value-type="error">
            <text:p>#DIV/0!</text:p>
          </table:table-cell>
          <table:table-cell table:style-name="ce39" table:formula="of:=0/[.P159]" office:value-type="string" office:string-value="" calcext:value-type="error">
            <text:p>#DIV/0!</text:p>
          </table:table-cell>
          <table:table-cell table:style-name="ce39" table:formula="of:=0/[.Q159]" office:value-type="string" office:string-value="" calcext:value-type="error">
            <text:p>#DIV/0!</text:p>
          </table:table-cell>
          <table:table-cell table:style-name="ce39" table:formula="of:=0/[.R159]" office:value-type="string" office:string-value="" calcext:value-type="error">
            <text:p>#DIV/0!</text:p>
          </table:table-cell>
          <table:table-cell table:style-name="ce39" table:formula="of:=0/[.S159]" office:value-type="string" office:string-value="" calcext:value-type="error">
            <text:p>#DIV/0!</text:p>
          </table:table-cell>
          <table:table-cell table:style-name="ce39" table:formula="of:=0/[.T159]" office:value-type="string" office:string-value="" calcext:value-type="error">
            <text:p>#DIV/0!</text:p>
          </table:table-cell>
          <table:table-cell table:style-name="ce39" table:formula="of:=0/[.U159]" office:value-type="string" office:string-value="" calcext:value-type="error">
            <text:p>#DIV/0!</text:p>
          </table:table-cell>
          <table:table-cell table:style-name="ce39" table:formula="of:=0/[.V159]" office:value-type="string" office:string-value="" calcext:value-type="error">
            <text:p>#DIV/0!</text:p>
          </table:table-cell>
          <table:table-cell table:style-name="ce39" table:formula="of:=0/[.W159]" office:value-type="string" office:string-value="" calcext:value-type="error">
            <text:p>#DIV/0!</text:p>
          </table:table-cell>
          <table:table-cell table:style-name="ce39" table:formula="of:=0/[.X159]" office:value-type="string" office:string-value="" calcext:value-type="error">
            <text:p>#DIV/0!</text:p>
          </table:table-cell>
          <table:table-cell table:style-name="ce39" table:formula="of:=0/[.Y159]" office:value-type="string" office:string-value="" calcext:value-type="error">
            <text:p>#DIV/0!</text:p>
          </table:table-cell>
          <table:table-cell table:style-name="ce39" table:formula="of:=0/[.Z159]" office:value-type="string" office:string-value="" calcext:value-type="error">
            <text:p>#DIV/0!</text:p>
          </table:table-cell>
          <table:table-cell table:style-name="ce39"/>
          <table:table-cell table:style-name="ce39" table:formula="of:=[.E38]" office:value-type="float" office:value="-0.0164680092387297" calcext:value-type="float">
            <text:p>-0.0164680092</text:p>
          </table:table-cell>
          <table:table-cell table:style-name="ce39" table:formula="of:=[.AB38]-[u.D38]" office:value-type="float" office:value="0" calcext:value-type="float">
            <text:p>0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float" office:value="39" calcext:value-type="float">
            <text:p>39</text:p>
          </table:table-cell>
          <table:table-cell table:style-name="ce4" table:formula="of:=[x.D44]*[u.D18]" office:value-type="float" office:value="-0.00000128228821977034" calcext:value-type="float">
            <text:p>-1.28228821977034E-006</text:p>
          </table:table-cell>
          <table:table-cell table:style-name="ce4" table:formula="of:=[x.D18]*[u.D44]" office:value-type="float" office:value="0" calcext:value-type="float">
            <text:p>0</text:p>
          </table:table-cell>
          <table:table-cell table:style-name="ce4" table:formula="of:=[x.D44]^2" office:value-type="float" office:value="0.0504815616970751" calcext:value-type="float">
            <text:p>0.0504815617</text:p>
          </table:table-cell>
          <table:table-cell table:style-name="ce4" table:formula="of:=([.C39]-[.D39])/[.E39]" office:value-type="float" office:value="-0.0000254011202637701" calcext:value-type="float">
            <text:p>-2.54011202637701E-005</text:p>
          </table:table-cell>
          <table:table-cell table:style-name="ce4" table:formula="of:=0/[.G160]" office:value-type="string" office:string-value="" calcext:value-type="error">
            <text:p>#DIV/0!</text:p>
          </table:table-cell>
          <table:table-cell table:style-name="ce4" table:formula="of:=0/[.H160]" office:value-type="string" office:string-value="" calcext:value-type="error">
            <text:p>#DIV/0!</text:p>
          </table:table-cell>
          <table:table-cell table:style-name="ce4" table:formula="of:=0/[.I160]" office:value-type="string" office:string-value="" calcext:value-type="error">
            <text:p>#DIV/0!</text:p>
          </table:table-cell>
          <table:table-cell table:style-name="ce4" table:formula="of:=0/[.J160]" office:value-type="string" office:string-value="" calcext:value-type="error">
            <text:p>#DIV/0!</text:p>
          </table:table-cell>
          <table:table-cell table:style-name="ce4" table:formula="of:=0/[.K160]" office:value-type="string" office:string-value="" calcext:value-type="error">
            <text:p>#DIV/0!</text:p>
          </table:table-cell>
          <table:table-cell table:style-name="ce4" table:formula="of:=0/[.L160]" office:value-type="string" office:string-value="" calcext:value-type="error">
            <text:p>#DIV/0!</text:p>
          </table:table-cell>
          <table:table-cell table:style-name="ce4" table:formula="of:=0/[.M160]" office:value-type="string" office:string-value="" calcext:value-type="error">
            <text:p>#DIV/0!</text:p>
          </table:table-cell>
          <table:table-cell table:style-name="ce4" table:formula="of:=0/[.N160]" office:value-type="string" office:string-value="" calcext:value-type="error">
            <text:p>#DIV/0!</text:p>
          </table:table-cell>
          <table:table-cell table:style-name="ce4" table:formula="of:=0/[.O160]" office:value-type="string" office:string-value="" calcext:value-type="error">
            <text:p>#DIV/0!</text:p>
          </table:table-cell>
          <table:table-cell table:style-name="ce4" table:formula="of:=0/[.P160]" office:value-type="string" office:string-value="" calcext:value-type="error">
            <text:p>#DIV/0!</text:p>
          </table:table-cell>
          <table:table-cell table:style-name="ce4" table:formula="of:=0/[.Q160]" office:value-type="string" office:string-value="" calcext:value-type="error">
            <text:p>#DIV/0!</text:p>
          </table:table-cell>
          <table:table-cell table:style-name="ce4" table:formula="of:=0/[.R160]" office:value-type="string" office:string-value="" calcext:value-type="error">
            <text:p>#DIV/0!</text:p>
          </table:table-cell>
          <table:table-cell table:style-name="ce4" table:formula="of:=0/[.S160]" office:value-type="string" office:string-value="" calcext:value-type="error">
            <text:p>#DIV/0!</text:p>
          </table:table-cell>
          <table:table-cell table:style-name="ce4" table:formula="of:=0/[.T160]" office:value-type="string" office:string-value="" calcext:value-type="error">
            <text:p>#DIV/0!</text:p>
          </table:table-cell>
          <table:table-cell table:style-name="ce4" table:formula="of:=0/[.U160]" office:value-type="string" office:string-value="" calcext:value-type="error">
            <text:p>#DIV/0!</text:p>
          </table:table-cell>
          <table:table-cell table:style-name="ce4" table:formula="of:=0/[.V160]" office:value-type="string" office:string-value="" calcext:value-type="error">
            <text:p>#DIV/0!</text:p>
          </table:table-cell>
          <table:table-cell table:style-name="ce4" table:formula="of:=0/[.W160]" office:value-type="string" office:string-value="" calcext:value-type="error">
            <text:p>#DIV/0!</text:p>
          </table:table-cell>
          <table:table-cell table:style-name="ce4" table:formula="of:=0/[.X160]" office:value-type="string" office:string-value="" calcext:value-type="error">
            <text:p>#DIV/0!</text:p>
          </table:table-cell>
          <table:table-cell table:style-name="ce4" table:formula="of:=0/[.Y160]" office:value-type="string" office:string-value="" calcext:value-type="error">
            <text:p>#DIV/0!</text:p>
          </table:table-cell>
          <table:table-cell table:style-name="ce4" table:formula="of:=0/[.Z160]" office:value-type="string" office:string-value="" calcext:value-type="error">
            <text:p>#DIV/0!</text:p>
          </table:table-cell>
          <table:table-cell table:style-name="ce4"/>
          <table:table-cell table:style-name="ce4" table:formula="of:=[.F39]" office:value-type="float" office:value="-0.0000254011202637701" calcext:value-type="float">
            <text:p>-2.54011202637701E-005</text:p>
          </table:table-cell>
          <table:table-cell table:style-name="ce4" table:formula="of:=[.AB39]-[u.D39]" office:value-type="float" office:value="0" calcext:value-type="float">
            <text:p>0</text:p>
          </table:table-cell>
          <table:table-cell table:style-name="ce4"/>
          <table:table-cell table:style-name="ce48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40" calcext:value-type="float">
            <text:p>40</text:p>
          </table:table-cell>
          <table:table-cell table:style-name="ce39" table:formula="of:=[x.D24]*[u.D47]" office:value-type="float" office:value="0" calcext:value-type="float">
            <text:p>0</text:p>
          </table:table-cell>
          <table:table-cell table:style-name="ce39" table:formula="of:=[x.D47]*[u.D24]" office:value-type="float" office:value="-0.000000000000111225345592748" calcext:value-type="float">
            <text:p>-1.11225345592748E-013</text:p>
          </table:table-cell>
          <table:table-cell table:style-name="ce39" table:formula="of:=[x.D47]*[x.D47]" office:value-type="float" office:value="0.00000000437875748934544" calcext:value-type="float">
            <text:p>4.37875748934544E-009</text:p>
          </table:table-cell>
          <table:table-cell table:style-name="ce39" table:formula="of:=([.C40]-[.D40])/([.E40]+[.F13])" office:value-type="float" office:value="0.0000254011202637701" calcext:value-type="float">
            <text:p>2.54011202637701E-005</text:p>
          </table:table-cell>
          <table:table-cell table:style-name="ce39" table:formula="of:=0/[.G161]" office:value-type="string" office:string-value="" calcext:value-type="error">
            <text:p>#DIV/0!</text:p>
          </table:table-cell>
          <table:table-cell table:style-name="ce39" table:formula="of:=0/[.H161]" office:value-type="string" office:string-value="" calcext:value-type="error">
            <text:p>#DIV/0!</text:p>
          </table:table-cell>
          <table:table-cell table:style-name="ce39" table:formula="of:=0/[.I161]" office:value-type="string" office:string-value="" calcext:value-type="error">
            <text:p>#DIV/0!</text:p>
          </table:table-cell>
          <table:table-cell table:style-name="ce39" table:formula="of:=0/[.J161]" office:value-type="string" office:string-value="" calcext:value-type="error">
            <text:p>#DIV/0!</text:p>
          </table:table-cell>
          <table:table-cell table:style-name="ce39" table:formula="of:=0/[.K161]" office:value-type="string" office:string-value="" calcext:value-type="error">
            <text:p>#DIV/0!</text:p>
          </table:table-cell>
          <table:table-cell table:style-name="ce39" table:formula="of:=0/[.L161]" office:value-type="string" office:string-value="" calcext:value-type="error">
            <text:p>#DIV/0!</text:p>
          </table:table-cell>
          <table:table-cell table:style-name="ce39" table:formula="of:=0/[.M161]" office:value-type="string" office:string-value="" calcext:value-type="error">
            <text:p>#DIV/0!</text:p>
          </table:table-cell>
          <table:table-cell table:style-name="ce39" table:formula="of:=0/[.N161]" office:value-type="string" office:string-value="" calcext:value-type="error">
            <text:p>#DIV/0!</text:p>
          </table:table-cell>
          <table:table-cell table:style-name="ce39" table:formula="of:=0/[.O161]" office:value-type="string" office:string-value="" calcext:value-type="error">
            <text:p>#DIV/0!</text:p>
          </table:table-cell>
          <table:table-cell table:style-name="ce39" table:formula="of:=0/[.P161]" office:value-type="string" office:string-value="" calcext:value-type="error">
            <text:p>#DIV/0!</text:p>
          </table:table-cell>
          <table:table-cell table:style-name="ce39" table:formula="of:=0/[.Q161]" office:value-type="string" office:string-value="" calcext:value-type="error">
            <text:p>#DIV/0!</text:p>
          </table:table-cell>
          <table:table-cell table:style-name="ce39" table:formula="of:=0/[.R161]" office:value-type="string" office:string-value="" calcext:value-type="error">
            <text:p>#DIV/0!</text:p>
          </table:table-cell>
          <table:table-cell table:style-name="ce39" table:formula="of:=0/[.S161]" office:value-type="string" office:string-value="" calcext:value-type="error">
            <text:p>#DIV/0!</text:p>
          </table:table-cell>
          <table:table-cell table:style-name="ce39" table:formula="of:=0/[.T161]" office:value-type="string" office:string-value="" calcext:value-type="error">
            <text:p>#DIV/0!</text:p>
          </table:table-cell>
          <table:table-cell table:style-name="ce39" table:formula="of:=0/[.U161]" office:value-type="string" office:string-value="" calcext:value-type="error">
            <text:p>#DIV/0!</text:p>
          </table:table-cell>
          <table:table-cell table:style-name="ce39" table:formula="of:=0/[.V161]" office:value-type="string" office:string-value="" calcext:value-type="error">
            <text:p>#DIV/0!</text:p>
          </table:table-cell>
          <table:table-cell table:style-name="ce39" table:formula="of:=0/[.W161]" office:value-type="string" office:string-value="" calcext:value-type="error">
            <text:p>#DIV/0!</text:p>
          </table:table-cell>
          <table:table-cell table:style-name="ce39" table:formula="of:=0/[.X161]" office:value-type="string" office:string-value="" calcext:value-type="error">
            <text:p>#DIV/0!</text:p>
          </table:table-cell>
          <table:table-cell table:style-name="ce39" table:formula="of:=0/[.Y161]" office:value-type="string" office:string-value="" calcext:value-type="error">
            <text:p>#DIV/0!</text:p>
          </table:table-cell>
          <table:table-cell table:style-name="ce39" table:formula="of:=0/[.Z161]" office:value-type="string" office:string-value="" calcext:value-type="error">
            <text:p>#DIV/0!</text:p>
          </table:table-cell>
          <table:table-cell table:style-name="ce39"/>
          <table:table-cell table:style-name="ce39" table:formula="of:=-[.E40]" office:value-type="float" office:value="-0.00000000437875748934544" calcext:value-type="float">
            <text:p>-4.37875748934544E-009</text:p>
          </table:table-cell>
          <table:table-cell table:style-name="ce39" table:formula="of:=[.AB40]-[u.D40]" office:value-type="float" office:value="-0.0000254054990212595" calcext:value-type="float">
            <text:p>-2.54054990212595E-005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8" office:value-type="string" calcext:value-type="string">
            <text:p>w</text:p>
          </table:table-cell>
          <table:table-cell table:style-name="ce38" office:value-type="float" office:value="41" calcext:value-type="float">
            <text:p>41</text:p>
          </table:table-cell>
          <table:table-cell table:style-name="ce38" table:formula="of:=[x.D36]*[u.D35]" office:value-type="float" office:value="0" calcext:value-type="float">
            <text:p>0</text:p>
          </table:table-cell>
          <table:table-cell table:style-name="ce38" table:formula="of:=[x.D35]*[u.D36]" office:value-type="float" office:value="0" calcext:value-type="float">
            <text:p>0</text:p>
          </table:table-cell>
          <table:table-cell table:style-name="ce38" table:formula="of:=0/[.E162]" office:value-type="string" office:string-value="" calcext:value-type="error">
            <text:p>#DIV/0!</text:p>
          </table:table-cell>
          <table:table-cell table:style-name="ce38" table:formula="of:=0/[.F162]" office:value-type="string" office:string-value="" calcext:value-type="error">
            <text:p>#DIV/0!</text:p>
          </table:table-cell>
          <table:table-cell table:style-name="ce38" table:formula="of:=0/[.G162]" office:value-type="string" office:string-value="" calcext:value-type="error">
            <text:p>#DIV/0!</text:p>
          </table:table-cell>
          <table:table-cell table:style-name="ce38" table:formula="of:=0/[.H162]" office:value-type="string" office:string-value="" calcext:value-type="error">
            <text:p>#DIV/0!</text:p>
          </table:table-cell>
          <table:table-cell table:style-name="ce38" table:formula="of:=0/[.I162]" office:value-type="string" office:string-value="" calcext:value-type="error">
            <text:p>#DIV/0!</text:p>
          </table:table-cell>
          <table:table-cell table:style-name="ce38" table:formula="of:=0/[.J162]" office:value-type="string" office:string-value="" calcext:value-type="error">
            <text:p>#DIV/0!</text:p>
          </table:table-cell>
          <table:table-cell table:style-name="ce38" table:formula="of:=0/[.K162]" office:value-type="string" office:string-value="" calcext:value-type="error">
            <text:p>#DIV/0!</text:p>
          </table:table-cell>
          <table:table-cell table:style-name="ce38" table:formula="of:=0/[.L162]" office:value-type="string" office:string-value="" calcext:value-type="error">
            <text:p>#DIV/0!</text:p>
          </table:table-cell>
          <table:table-cell table:style-name="ce38" table:formula="of:=0/[.M162]" office:value-type="string" office:string-value="" calcext:value-type="error">
            <text:p>#DIV/0!</text:p>
          </table:table-cell>
          <table:table-cell table:style-name="ce38" table:formula="of:=0/[.N162]" office:value-type="string" office:string-value="" calcext:value-type="error">
            <text:p>#DIV/0!</text:p>
          </table:table-cell>
          <table:table-cell table:style-name="ce38" table:formula="of:=0/[.O162]" office:value-type="string" office:string-value="" calcext:value-type="error">
            <text:p>#DIV/0!</text:p>
          </table:table-cell>
          <table:table-cell table:style-name="ce38" table:formula="of:=0/[.P162]" office:value-type="string" office:string-value="" calcext:value-type="error">
            <text:p>#DIV/0!</text:p>
          </table:table-cell>
          <table:table-cell table:style-name="ce38" table:formula="of:=0/[.Q162]" office:value-type="string" office:string-value="" calcext:value-type="error">
            <text:p>#DIV/0!</text:p>
          </table:table-cell>
          <table:table-cell table:style-name="ce38" table:formula="of:=0/[.R162]" office:value-type="string" office:string-value="" calcext:value-type="error">
            <text:p>#DIV/0!</text:p>
          </table:table-cell>
          <table:table-cell table:style-name="ce38" table:formula="of:=0/[.S162]" office:value-type="string" office:string-value="" calcext:value-type="error">
            <text:p>#DIV/0!</text:p>
          </table:table-cell>
          <table:table-cell table:style-name="ce38" table:formula="of:=0/[.T162]" office:value-type="string" office:string-value="" calcext:value-type="error">
            <text:p>#DIV/0!</text:p>
          </table:table-cell>
          <table:table-cell table:style-name="ce38" table:formula="of:=0/[.U162]" office:value-type="string" office:string-value="" calcext:value-type="error">
            <text:p>#DIV/0!</text:p>
          </table:table-cell>
          <table:table-cell table:style-name="ce38" table:formula="of:=0/[.V162]" office:value-type="string" office:string-value="" calcext:value-type="error">
            <text:p>#DIV/0!</text:p>
          </table:table-cell>
          <table:table-cell table:style-name="ce38" table:formula="of:=0/[.W162]" office:value-type="string" office:string-value="" calcext:value-type="error">
            <text:p>#DIV/0!</text:p>
          </table:table-cell>
          <table:table-cell table:style-name="ce38" table:formula="of:=0/[.X162]" office:value-type="string" office:string-value="" calcext:value-type="error">
            <text:p>#DIV/0!</text:p>
          </table:table-cell>
          <table:table-cell table:style-name="ce38" table:formula="of:=0/[.Y162]" office:value-type="string" office:string-value="" calcext:value-type="error">
            <text:p>#DIV/0!</text:p>
          </table:table-cell>
          <table:table-cell table:style-name="ce38" table:formula="of:=0/[.Z162]" office:value-type="string" office:string-value="" calcext:value-type="error">
            <text:p>#DIV/0!</text:p>
          </table:table-cell>
          <table:table-cell table:style-name="ce38"/>
          <table:table-cell table:style-name="ce38" table:formula="of:=[.C41]+[.D41]" office:value-type="float" office:value="0" calcext:value-type="float">
            <text:p>0</text:p>
          </table:table-cell>
          <table:table-cell table:style-name="ce39" table:formula="of:=[.AB41]-[u.D41]" office:value-type="float" office:value="0" calcext:value-type="float">
            <text:p>0</text:p>
          </table:table-cell>
          <table:table-cell table:style-name="ce38"/>
          <table:table-cell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42" calcext:value-type="float">
            <text:p>42</text:p>
          </table:table-cell>
          <table:table-cell table:style-name="ce39" table:formula="of:=COS([x.D38])" office:value-type="float" office:value="1" calcext:value-type="float">
            <text:p>1</text:p>
          </table:table-cell>
          <table:table-cell table:style-name="ce39" table:formula="of:=COS([x.D40])" office:value-type="float" office:value="6.12323399573677E-017" calcext:value-type="float">
            <text:p>6.12323399573677E-017</text:p>
          </table:table-cell>
          <table:table-cell table:style-name="ce39" table:formula="of:=SIN([x.D38])" office:value-type="float" office:value="0" calcext:value-type="float">
            <text:p>0</text:p>
          </table:table-cell>
          <table:table-cell table:style-name="ce39" table:formula="of:=SIN([x.D40])" office:value-type="float" office:value="1" calcext:value-type="float">
            <text:p>1</text:p>
          </table:table-cell>
          <table:table-cell table:style-name="ce39" table:formula="of:=[.D42]*[u.D40]" office:value-type="float" office:value="1.55537003128915E-021" calcext:value-type="float">
            <text:p>1.55537003128915E-021</text:p>
          </table:table-cell>
          <table:table-cell table:style-name="ce39" table:formula="of:=[u.D38]*[.E42]" office:value-type="float" office:value="-0" calcext:value-type="float">
            <text:p>0</text:p>
          </table:table-cell>
          <table:table-cell table:style-name="ce39" table:formula="of:=[.C42]*[.G42]" office:value-type="float" office:value="1.55537003128915E-021" calcext:value-type="float">
            <text:p>1.55537003128915E-021</text:p>
          </table:table-cell>
          <table:table-cell table:style-name="ce39" table:formula="of:=[.F42]*[.H42]" office:value-type="float" office:value="-0" calcext:value-type="float">
            <text:p>0</text:p>
          </table:table-cell>
          <table:table-cell table:style-name="ce39" table:formula="of:=0/[.K163]" office:value-type="string" office:string-value="" calcext:value-type="error">
            <text:p>#DIV/0!</text:p>
          </table:table-cell>
          <table:table-cell table:style-name="ce39" table:formula="of:=0/[.L163]" office:value-type="string" office:string-value="" calcext:value-type="error">
            <text:p>#DIV/0!</text:p>
          </table:table-cell>
          <table:table-cell table:style-name="ce39" table:formula="of:=0/[.M163]" office:value-type="string" office:string-value="" calcext:value-type="error">
            <text:p>#DIV/0!</text:p>
          </table:table-cell>
          <table:table-cell table:style-name="ce39" table:formula="of:=0/[.N163]" office:value-type="string" office:string-value="" calcext:value-type="error">
            <text:p>#DIV/0!</text:p>
          </table:table-cell>
          <table:table-cell table:style-name="ce39" table:formula="of:=0/[.O163]" office:value-type="string" office:string-value="" calcext:value-type="error">
            <text:p>#DIV/0!</text:p>
          </table:table-cell>
          <table:table-cell table:style-name="ce39" table:formula="of:=0/[.P163]" office:value-type="string" office:string-value="" calcext:value-type="error">
            <text:p>#DIV/0!</text:p>
          </table:table-cell>
          <table:table-cell table:style-name="ce39" table:formula="of:=0/[.Q163]" office:value-type="string" office:string-value="" calcext:value-type="error">
            <text:p>#DIV/0!</text:p>
          </table:table-cell>
          <table:table-cell table:style-name="ce39" table:formula="of:=0/[.R163]" office:value-type="string" office:string-value="" calcext:value-type="error">
            <text:p>#DIV/0!</text:p>
          </table:table-cell>
          <table:table-cell table:style-name="ce39" table:formula="of:=0/[.S163]" office:value-type="string" office:string-value="" calcext:value-type="error">
            <text:p>#DIV/0!</text:p>
          </table:table-cell>
          <table:table-cell table:style-name="ce39" table:formula="of:=0/[.T163]" office:value-type="string" office:string-value="" calcext:value-type="error">
            <text:p>#DIV/0!</text:p>
          </table:table-cell>
          <table:table-cell table:style-name="ce39" table:formula="of:=0/[.U163]" office:value-type="string" office:string-value="" calcext:value-type="error">
            <text:p>#DIV/0!</text:p>
          </table:table-cell>
          <table:table-cell table:style-name="ce39" table:formula="of:=0/[.V163]" office:value-type="string" office:string-value="" calcext:value-type="error">
            <text:p>#DIV/0!</text:p>
          </table:table-cell>
          <table:table-cell table:style-name="ce39" table:formula="of:=0/[.W163]" office:value-type="string" office:string-value="" calcext:value-type="error">
            <text:p>#DIV/0!</text:p>
          </table:table-cell>
          <table:table-cell table:style-name="ce39" table:formula="of:=0/[.X163]" office:value-type="string" office:string-value="" calcext:value-type="error">
            <text:p>#DIV/0!</text:p>
          </table:table-cell>
          <table:table-cell table:style-name="ce39" table:formula="of:=0/[.Y163]" office:value-type="string" office:string-value="" calcext:value-type="error">
            <text:p>#DIV/0!</text:p>
          </table:table-cell>
          <table:table-cell table:style-name="ce39" table:formula="of:=0/[.Z163]" office:value-type="string" office:string-value="" calcext:value-type="error">
            <text:p>#DIV/0!</text:p>
          </table:table-cell>
          <table:table-cell table:style-name="ce39"/>
          <table:table-cell table:style-name="ce39" table:formula="of:=[.I42]-[.J42]" office:value-type="float" office:value="1.55537003128915E-021" calcext:value-type="float">
            <text:p>1.55537003128915E-021</text:p>
          </table:table-cell>
          <table:table-cell table:style-name="ce39" table:formula="of:=[.AB42]-[u.D42]" office:value-type="float" office:value="0" calcext:value-type="float">
            <text:p>0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43" calcext:value-type="float">
            <text:p>43</text:p>
          </table:table-cell>
          <table:table-cell table:style-name="ce39" table:formula="of:=[x.D41]*[u.D42]" office:value-type="float" office:value="7.8517508196305E-023" calcext:value-type="float">
            <text:p>7.8517508196305E-023</text:p>
          </table:table-cell>
          <table:table-cell table:style-name="ce39" table:formula="of:=[x.D42]*[u.D41]" office:value-type="float" office:value="0" calcext:value-type="float">
            <text:p>0</text:p>
          </table:table-cell>
          <table:table-cell table:style-name="ce39" table:formula="of:=0/[.E164]" office:value-type="string" office:string-value="" calcext:value-type="error">
            <text:p>#DIV/0!</text:p>
          </table:table-cell>
          <table:table-cell table:style-name="ce39" table:formula="of:=0/[.F164]" office:value-type="string" office:string-value="" calcext:value-type="error">
            <text:p>#DIV/0!</text:p>
          </table:table-cell>
          <table:table-cell table:style-name="ce39" table:formula="of:=0/[.G164]" office:value-type="string" office:string-value="" calcext:value-type="error">
            <text:p>#DIV/0!</text:p>
          </table:table-cell>
          <table:table-cell table:style-name="ce39" table:formula="of:=0/[.H164]" office:value-type="string" office:string-value="" calcext:value-type="error">
            <text:p>#DIV/0!</text:p>
          </table:table-cell>
          <table:table-cell table:style-name="ce39" table:formula="of:=0/[.I164]" office:value-type="string" office:string-value="" calcext:value-type="error">
            <text:p>#DIV/0!</text:p>
          </table:table-cell>
          <table:table-cell table:style-name="ce39" table:formula="of:=0/[.J164]" office:value-type="string" office:string-value="" calcext:value-type="error">
            <text:p>#DIV/0!</text:p>
          </table:table-cell>
          <table:table-cell table:style-name="ce39" table:formula="of:=0/[.K164]" office:value-type="string" office:string-value="" calcext:value-type="error">
            <text:p>#DIV/0!</text:p>
          </table:table-cell>
          <table:table-cell table:style-name="ce39" table:formula="of:=0/[.L164]" office:value-type="string" office:string-value="" calcext:value-type="error">
            <text:p>#DIV/0!</text:p>
          </table:table-cell>
          <table:table-cell table:style-name="ce39" table:formula="of:=0/[.M164]" office:value-type="string" office:string-value="" calcext:value-type="error">
            <text:p>#DIV/0!</text:p>
          </table:table-cell>
          <table:table-cell table:style-name="ce39" table:formula="of:=0/[.N164]" office:value-type="string" office:string-value="" calcext:value-type="error">
            <text:p>#DIV/0!</text:p>
          </table:table-cell>
          <table:table-cell table:style-name="ce39" table:formula="of:=0/[.O164]" office:value-type="string" office:string-value="" calcext:value-type="error">
            <text:p>#DIV/0!</text:p>
          </table:table-cell>
          <table:table-cell table:style-name="ce39" table:formula="of:=0/[.P164]" office:value-type="string" office:string-value="" calcext:value-type="error">
            <text:p>#DIV/0!</text:p>
          </table:table-cell>
          <table:table-cell table:style-name="ce39" table:formula="of:=0/[.Q164]" office:value-type="string" office:string-value="" calcext:value-type="error">
            <text:p>#DIV/0!</text:p>
          </table:table-cell>
          <table:table-cell table:style-name="ce39" table:formula="of:=0/[.R164]" office:value-type="string" office:string-value="" calcext:value-type="error">
            <text:p>#DIV/0!</text:p>
          </table:table-cell>
          <table:table-cell table:style-name="ce39" table:formula="of:=0/[.S164]" office:value-type="string" office:string-value="" calcext:value-type="error">
            <text:p>#DIV/0!</text:p>
          </table:table-cell>
          <table:table-cell table:style-name="ce39" table:formula="of:=0/[.T164]" office:value-type="string" office:string-value="" calcext:value-type="error">
            <text:p>#DIV/0!</text:p>
          </table:table-cell>
          <table:table-cell table:style-name="ce39" table:formula="of:=0/[.U164]" office:value-type="string" office:string-value="" calcext:value-type="error">
            <text:p>#DIV/0!</text:p>
          </table:table-cell>
          <table:table-cell table:style-name="ce39" table:formula="of:=0/[.V164]" office:value-type="string" office:string-value="" calcext:value-type="error">
            <text:p>#DIV/0!</text:p>
          </table:table-cell>
          <table:table-cell table:style-name="ce39" table:formula="of:=0/[.W164]" office:value-type="string" office:string-value="" calcext:value-type="error">
            <text:p>#DIV/0!</text:p>
          </table:table-cell>
          <table:table-cell table:style-name="ce39" table:formula="of:=0/[.X164]" office:value-type="string" office:string-value="" calcext:value-type="error">
            <text:p>#DIV/0!</text:p>
          </table:table-cell>
          <table:table-cell table:style-name="ce39" table:formula="of:=0/[.Y164]" office:value-type="string" office:string-value="" calcext:value-type="error">
            <text:p>#DIV/0!</text:p>
          </table:table-cell>
          <table:table-cell table:style-name="ce39" table:formula="of:=0/[.Z164]" office:value-type="string" office:string-value="" calcext:value-type="error">
            <text:p>#DIV/0!</text:p>
          </table:table-cell>
          <table:table-cell table:style-name="ce39"/>
          <table:table-cell table:style-name="ce39" table:formula="of:=[.C43]+[.D43]" office:value-type="float" office:value="7.8517508196305E-023" calcext:value-type="float">
            <text:p>7.8517508196305E-023</text:p>
          </table:table-cell>
          <table:table-cell table:style-name="ce39" table:formula="of:=[.AB43]-[u.D43]" office:value-type="float" office:value="0" calcext:value-type="float">
            <text:p>0</text:p>
          </table:table-cell>
          <table:table-cell table:style-name="ce39"/>
          <table:table-cell table:style-name="ce49" table:number-columns-repeated="994"/>
        </table:table-row>
        <table:table-row table:style-name="ro1">
          <table:table-cell table:style-name="ce4" office:value-type="string" calcext:value-type="string">
            <text:p>w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formula="of:=[x.D36]*[u.D38]" office:value-type="float" office:value="-0.00370004914789966" calcext:value-type="float">
            <text:p>-0.0037000491</text:p>
          </table:table-cell>
          <table:table-cell table:style-name="ce4" table:formula="of:=[u.D36]*[.C42]" office:value-type="float" office:value="0" calcext:value-type="float">
            <text:p>0</text:p>
          </table:table-cell>
          <table:table-cell table:style-name="ce4" table:formula="of:=[.C44]*[.E42]" office:value-type="float" office:value="-0" calcext:value-type="float">
            <text:p>0</text:p>
          </table:table-cell>
          <table:table-cell table:style-name="ce4" table:formula="of:=0/[.F165]" office:value-type="string" office:string-value="" calcext:value-type="error">
            <text:p>#DIV/0!</text:p>
          </table:table-cell>
          <table:table-cell table:style-name="ce4" table:formula="of:=0/[.G165]" office:value-type="string" office:string-value="" calcext:value-type="error">
            <text:p>#DIV/0!</text:p>
          </table:table-cell>
          <table:table-cell table:style-name="ce4" table:formula="of:=0/[.H165]" office:value-type="string" office:string-value="" calcext:value-type="error">
            <text:p>#DIV/0!</text:p>
          </table:table-cell>
          <table:table-cell table:style-name="ce4" table:formula="of:=0/[.I165]" office:value-type="string" office:string-value="" calcext:value-type="error">
            <text:p>#DIV/0!</text:p>
          </table:table-cell>
          <table:table-cell table:style-name="ce4" table:formula="of:=0/[.J165]" office:value-type="string" office:string-value="" calcext:value-type="error">
            <text:p>#DIV/0!</text:p>
          </table:table-cell>
          <table:table-cell table:style-name="ce4" table:formula="of:=0/[.K165]" office:value-type="string" office:string-value="" calcext:value-type="error">
            <text:p>#DIV/0!</text:p>
          </table:table-cell>
          <table:table-cell table:style-name="ce4" table:formula="of:=0/[.L165]" office:value-type="string" office:string-value="" calcext:value-type="error">
            <text:p>#DIV/0!</text:p>
          </table:table-cell>
          <table:table-cell table:style-name="ce4" table:formula="of:=0/[.M165]" office:value-type="string" office:string-value="" calcext:value-type="error">
            <text:p>#DIV/0!</text:p>
          </table:table-cell>
          <table:table-cell table:style-name="ce4" table:formula="of:=0/[.N165]" office:value-type="string" office:string-value="" calcext:value-type="error">
            <text:p>#DIV/0!</text:p>
          </table:table-cell>
          <table:table-cell table:style-name="ce4" table:formula="of:=0/[.O165]" office:value-type="string" office:string-value="" calcext:value-type="error">
            <text:p>#DIV/0!</text:p>
          </table:table-cell>
          <table:table-cell table:style-name="ce4" table:formula="of:=0/[.P165]" office:value-type="string" office:string-value="" calcext:value-type="error">
            <text:p>#DIV/0!</text:p>
          </table:table-cell>
          <table:table-cell table:style-name="ce4" table:formula="of:=0/[.Q165]" office:value-type="string" office:string-value="" calcext:value-type="error">
            <text:p>#DIV/0!</text:p>
          </table:table-cell>
          <table:table-cell table:style-name="ce4" table:formula="of:=0/[.R165]" office:value-type="string" office:string-value="" calcext:value-type="error">
            <text:p>#DIV/0!</text:p>
          </table:table-cell>
          <table:table-cell table:style-name="ce4" table:formula="of:=0/[.S165]" office:value-type="string" office:string-value="" calcext:value-type="error">
            <text:p>#DIV/0!</text:p>
          </table:table-cell>
          <table:table-cell table:style-name="ce4" table:formula="of:=0/[.T165]" office:value-type="string" office:string-value="" calcext:value-type="error">
            <text:p>#DIV/0!</text:p>
          </table:table-cell>
          <table:table-cell table:style-name="ce4" table:formula="of:=0/[.U165]" office:value-type="string" office:string-value="" calcext:value-type="error">
            <text:p>#DIV/0!</text:p>
          </table:table-cell>
          <table:table-cell table:style-name="ce4" table:formula="of:=0/[.V165]" office:value-type="string" office:string-value="" calcext:value-type="error">
            <text:p>#DIV/0!</text:p>
          </table:table-cell>
          <table:table-cell table:style-name="ce4" table:formula="of:=0/[.W165]" office:value-type="string" office:string-value="" calcext:value-type="error">
            <text:p>#DIV/0!</text:p>
          </table:table-cell>
          <table:table-cell table:style-name="ce4" table:formula="of:=0/[.X165]" office:value-type="string" office:string-value="" calcext:value-type="error">
            <text:p>#DIV/0!</text:p>
          </table:table-cell>
          <table:table-cell table:style-name="ce4" table:formula="of:=0/[.Y165]" office:value-type="string" office:string-value="" calcext:value-type="error">
            <text:p>#DIV/0!</text:p>
          </table:table-cell>
          <table:table-cell table:style-name="ce4" table:formula="of:=0/[.Z165]" office:value-type="string" office:string-value="" calcext:value-type="error">
            <text:p>#DIV/0!</text:p>
          </table:table-cell>
          <table:table-cell table:style-name="ce4"/>
          <table:table-cell table:style-name="ce4" table:formula="of:=[.D44]-[.E44]" office:value-type="float" office:value="0" calcext:value-type="float">
            <text:p>0</text:p>
          </table:table-cell>
          <table:table-cell table:style-name="ce4" table:formula="of:=[.AB44]-[u.D44]" office:value-type="float" office:value="0" calcext:value-type="float">
            <text:p>0</text:p>
          </table:table-cell>
          <table:table-cell table:style-name="ce4"/>
          <table:table-cell table:style-name="ce48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45" calcext:value-type="float">
            <text:p>45</text:p>
          </table:table-cell>
          <table:table-cell table:style-name="ce39" table:formula="of:=[x.D1]*[u.D5]" office:value-type="float" office:value="-2.83095102634314" calcext:value-type="float">
            <text:p>-2.8309510263</text:p>
          </table:table-cell>
          <table:table-cell table:style-name="ce39" table:formula="of:=[x.D2]*[u.D4]" office:value-type="float" office:value="-2.83095102634314" calcext:value-type="float">
            <text:p>-2.8309510263</text:p>
          </table:table-cell>
          <table:table-cell table:style-name="ce39" table:formula="of:=[x.D1]*[x.D5]" office:value-type="float" office:value="50.8583563025212" calcext:value-type="float">
            <text:p>50.8583563025</text:p>
          </table:table-cell>
          <table:table-cell table:style-name="ce39" table:formula="of:=[x.D2]*[x.D4]" office:value-type="float" office:value="-661.353292922579" calcext:value-type="float">
            <text:p>-661.3532929226</text:p>
          </table:table-cell>
          <table:table-cell table:style-name="ce39" table:formula="of:=[x.D19]*[x.D19]" office:value-type="float" office:value="100964971734716" calcext:value-type="float">
            <text:p>100964971734716</text:p>
          </table:table-cell>
          <table:table-cell table:style-name="ce39" table:formula="of:=[x.D19]*([.C45]-[.D45])" office:value-type="float" office:value="0" calcext:value-type="float">
            <text:p>0</text:p>
          </table:table-cell>
          <table:table-cell table:style-name="ce39" table:formula="of:=[u.D19]*([.E45]-[.F45])" office:value-type="float" office:value="0" calcext:value-type="float">
            <text:p>0</text:p>
          </table:table-cell>
          <table:table-cell table:style-name="ce39" table:formula="of:=([.H45]-[.I45])/[.G45]" office:value-type="float" office:value="0" calcext:value-type="float">
            <text:p>0</text:p>
          </table:table-cell>
          <table:table-cell table:style-name="ce39" table:number-columns-repeated="20"/>
          <table:table-cell table:style-name="ce49" table:number-columns-repeated="994"/>
        </table:table-row>
        <table:table-row table:style-name="ro1">
          <table:table-cell table:style-name="ce36" office:value-type="string" calcext:value-type="string">
            <text:p>w</text:p>
          </table:table-cell>
          <table:table-cell table:style-name="ce36" office:value-type="float" office:value="46" calcext:value-type="float">
            <text:p>46</text:p>
          </table:table-cell>
          <table:table-cell table:style-name="ce36" table:number-columns-repeated="28"/>
          <table:table-cell table:style-name="ce37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47" calcext:value-type="float">
            <text:p>47</text:p>
          </table:table-cell>
          <table:table-cell table:style-name="ce39" table:formula="of:=[u.D45]*[.H4]" office:value-type="float" office:value="0" calcext:value-type="float">
            <text:p>0</text:p>
          </table:table-cell>
          <table:table-cell table:style-name="ce39" table:formula="of:=[u.D12]*[.F4]" office:value-type="float" office:value="0" calcext:value-type="float">
            <text:p>0</text:p>
          </table:table-cell>
          <table:table-cell table:style-name="ce39" table:formula="of:=[x.D45]*[.D47]" office:value-type="float" office:value="0" calcext:value-type="float">
            <text:p>0</text:p>
          </table:table-cell>
          <table:table-cell table:style-name="ce39" table:number-columns-repeated="25"/>
          <table:table-cell table:style-name="ce49" table:number-columns-repeated="994"/>
        </table:table-row>
        <table:table-row table:style-name="ro1">
          <table:table-cell table:style-name="ce39" office:value-type="string" calcext:value-type="string">
            <text:p>w</text:p>
          </table:table-cell>
          <table:table-cell table:style-name="ce39" office:value-type="float" office:value="48" calcext:value-type="float">
            <text:p>48</text:p>
          </table:table-cell>
          <table:table-cell table:style-name="ce39" table:formula="of:=[u.D46]*[.H4]" office:value-type="float" office:value="0" calcext:value-type="float">
            <text:p>0</text:p>
          </table:table-cell>
          <table:table-cell table:style-name="ce39" table:formula="of:=[x.D46]*[.D47]" office:value-type="float" office:value="0" calcext:value-type="float">
            <text:p>0</text:p>
          </table:table-cell>
          <table:table-cell table:style-name="ce39" table:number-columns-repeated="26"/>
          <table:table-cell table:style-name="ce49" table:number-columns-repeated="994"/>
        </table:table-row>
        <table:table-row table:style-name="ro1">
          <table:table-cell table:number-columns-repeated="3"/>
          <table:table-cell table:style-name="ce21"/>
          <table:table-cell/>
          <table:table-cell table:style-name="ce21"/>
          <table:table-cell table:style-name="Default"/>
          <table:table-cell/>
          <table:table-cell table:style-name="ce21"/>
          <table:table-cell table:number-columns-repeated="1015"/>
        </table:table-row>
        <table:table-row table:style-name="ro1">
          <table:table-cell table:number-columns-repeated="6"/>
          <table:table-cell table:style-name="ce44"/>
          <table:table-cell/>
          <table:table-cell table:style-name="ce21"/>
          <table:table-cell table:number-columns-repeated="1015"/>
        </table:table-row>
        <table:table-row table:style-name="ro1">
          <table:table-cell table:style-name="ce38" table:number-columns-repeated="2"/>
          <table:table-cell table:style-name="ce38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table:number-columns-repeated="4"/>
          <table:table-cell table:number-columns-repeated="994"/>
        </table:table-row>
        <table:table-row table:style-name="ro1"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table:formula="of:=[.C4]/[.C115]" office:value-type="float" office:value="0.999948882894885" calcext:value-type="float">
            <text:p>0.9999488829</text:p>
          </table:table-cell>
          <table:table-cell table:style-name="ce38" table:formula="of:=[.D4]/[.D115]" office:value-type="float" office:value="0" calcext:value-type="float">
            <text:p>0</text:p>
          </table:table-cell>
          <table:table-cell table:style-name="ce38" table:formula="of:=[.E4]/[.E115]" office:value-type="float" office:value="0.999948882894885" calcext:value-type="float">
            <text:p>0.9999488829</text:p>
          </table:table-cell>
          <table:table-cell table:style-name="ce38" table:formula="of:=[.F4]/[.F115]" office:value-type="float" office:value="1" calcext:value-type="float">
            <text:p>1</text:p>
          </table:table-cell>
          <table:table-cell table:style-name="ce38" table:formula="of:=[.G4]/[.G115]" office:value-type="float" office:value="1" calcext:value-type="float">
            <text:p>1</text:p>
          </table:table-cell>
          <table:table-cell table:style-name="ce38" table:formula="of:=[.H4]/[.H115]" office:value-type="float" office:value="1" calcext:value-type="float">
            <text:p>1</text:p>
          </table:table-cell>
          <table:table-cell table:style-name="ce38" table:formula="of:=[.I4]/[.I115]" office:value-type="float" office:value="1" calcext:value-type="float">
            <text:p>1</text:p>
          </table:table-cell>
          <table:table-cell table:style-name="ce38" table:formula="of:=[.J4]/[.J115]" office:value-type="float" office:value="1.00000393125226" calcext:value-type="float">
            <text:p>1.0000039313</text:p>
          </table:table-cell>
          <table:table-cell table:style-name="ce38" table:formula="of:=[.K4]/[.K115]" office:value-type="string" office:string-value="" calcext:value-type="error">
            <text:p>#DIV/0!</text:p>
          </table:table-cell>
          <table:table-cell table:style-name="ce38" table:formula="of:=[.L4]/[.L115]" office:value-type="float" office:value="1" calcext:value-type="float">
            <text:p>1</text:p>
          </table:table-cell>
          <table:table-cell table:style-name="ce38" table:formula="of:=[.M4]/[.M115]" office:value-type="float" office:value="1" calcext:value-type="float">
            <text:p>1</text:p>
          </table:table-cell>
          <table:table-cell table:style-name="ce38" table:formula="of:=[.N4]/[.N115]" office:value-type="string" office:string-value="" calcext:value-type="error">
            <text:p>#DIV/0!</text:p>
          </table:table-cell>
          <table:table-cell table:style-name="ce38" table:formula="of:=[.O4]/[.O115]" office:value-type="string" office:string-value="" calcext:value-type="error">
            <text:p>#DIV/0!</text:p>
          </table:table-cell>
          <table:table-cell table:style-name="ce38" table:formula="of:=[.P4]/[.P115]" office:value-type="float" office:value="1.00000393125226" calcext:value-type="float">
            <text:p>1.0000039313</text:p>
          </table:table-cell>
          <table:table-cell table:style-name="ce38" table:formula="of:=[.Q4]/[.Q115]" office:value-type="float" office:value="0.999999999999999" calcext:value-type="float">
            <text:p>1</text:p>
          </table:table-cell>
          <table:table-cell table:style-name="ce38" table:formula="of:=[.R4]/[.R115]" office:value-type="string" office:string-value="" calcext:value-type="error">
            <text:p>#DIV/0!</text:p>
          </table:table-cell>
          <table:table-cell table:style-name="ce38" table:formula="of:=[.S4]/[.S115]" office:value-type="float" office:value="1" calcext:value-type="float">
            <text:p>1</text:p>
          </table:table-cell>
          <table:table-cell table:style-name="ce38" table:formula="of:=[.T4]/[.T115]" office:value-type="string" office:string-value="" calcext:value-type="error">
            <text:p>#DIV/0!</text:p>
          </table:table-cell>
          <table:table-cell table:style-name="ce38" table:formula="of:=[.U4]/[.U115]" office:value-type="string" office:string-value="" calcext:value-type="error">
            <text:p>#DIV/0!</text:p>
          </table:table-cell>
          <table:table-cell table:style-name="ce38" table:formula="of:=[.V4]/[.V115]" office:value-type="float" office:value="1" calcext:value-type="float">
            <text:p>1</text:p>
          </table:table-cell>
          <table:table-cell table:style-name="ce38" table:formula="of:=[.W4]/[.W115]" office:value-type="string" office:string-value="" calcext:value-type="error">
            <text:p>#DIV/0!</text:p>
          </table:table-cell>
          <table:table-cell table:style-name="ce38" table:formula="of:=[.X4]/[.X115]" office:value-type="float" office:value="0.999948882894885" calcext:value-type="float">
            <text:p>0.9999488829</text:p>
          </table:table-cell>
          <table:table-cell table:style-name="ce38" table:formula="of:=[.Y4]/[.Y115]" office:value-type="float" office:value="0.999948882894885" calcext:value-type="float">
            <text:p>0.9999488829</text:p>
          </table:table-cell>
          <table:table-cell table:style-name="ce38" table:formula="of:=[.Z4]/[.Z1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[.C4]-[.C115]" office:value-type="float" office:value="-0.00000000000110620323392737" calcext:value-type="float">
            <text:p>-1.10620323392737E-012</text:p>
          </table:table-cell>
          <table:table-cell table:style-name="ce5" table:formula="of:=[.D4]-[.D115]" office:value-type="float" office:value="-23.3480176211454" calcext:value-type="float">
            <text:p>-23.3480176211</text:p>
          </table:table-cell>
          <table:table-cell table:style-name="ce5" table:formula="of:=[.E4]-[.E115]" office:value-type="float" office:value="-0.0000136604521606132" calcext:value-type="float">
            <text:p>-1.36604521606132E-005</text:p>
          </table:table-cell>
          <table:table-cell table:style-name="ce5" table:formula="of:=[.F4]-[.F115]" office:value-type="float" office:value="0" calcext:value-type="float">
            <text:p>0</text:p>
          </table:table-cell>
          <table:table-cell table:style-name="ce5" table:formula="of:=[.G4]-[.G115]" office:value-type="float" office:value="0" calcext:value-type="float">
            <text:p>0</text:p>
          </table:table-cell>
          <table:table-cell table:style-name="ce5" table:formula="of:=[.H4]-[.H115]" office:value-type="float" office:value="0" calcext:value-type="float">
            <text:p>0</text:p>
          </table:table-cell>
          <table:table-cell table:style-name="ce5" table:formula="of:=[.I4]-[.I115]" office:value-type="float" office:value="0" calcext:value-type="float">
            <text:p>0</text:p>
          </table:table-cell>
          <table:table-cell table:style-name="ce5" table:formula="of:=[.J4]-[.J115]" office:value-type="float" office:value="0.00000378827439517782" calcext:value-type="float">
            <text:p>3.78827439517782E-006</text:p>
          </table:table-cell>
          <table:table-cell table:style-name="ce5" table:formula="of:=[.K4]-[.K115]" office:value-type="float" office:value="0" calcext:value-type="float">
            <text:p>0</text:p>
          </table:table-cell>
          <table:table-cell table:style-name="ce5" table:formula="of:=[.L4]-[.L115]" office:value-type="float" office:value="0" calcext:value-type="float">
            <text:p>0</text:p>
          </table:table-cell>
          <table:table-cell table:style-name="ce5" table:formula="of:=[.M4]-[.M115]" office:value-type="float" office:value="0" calcext:value-type="float">
            <text:p>0</text:p>
          </table:table-cell>
          <table:table-cell table:style-name="ce5" table:formula="of:=[.N4]-[.N115]" office:value-type="float" office:value="0" calcext:value-type="float">
            <text:p>0</text:p>
          </table:table-cell>
          <table:table-cell table:style-name="ce5" table:formula="of:=[.O4]-[.O115]" office:value-type="float" office:value="0" calcext:value-type="float">
            <text:p>0</text:p>
          </table:table-cell>
          <table:table-cell table:style-name="ce5" table:formula="of:=[.P4]-[.P115]" office:value-type="float" office:value="0.00000378827439517782" calcext:value-type="float">
            <text:p>3.78827439517782E-006</text:p>
          </table:table-cell>
          <table:table-cell table:style-name="ce5" table:formula="of:=[.Q4]-[.Q115]" office:value-type="float" office:value="0" calcext:value-type="float">
            <text:p>0</text:p>
          </table:table-cell>
          <table:table-cell table:style-name="ce5" table:formula="of:=[.R4]-[.R115]" office:value-type="float" office:value="0" calcext:value-type="float">
            <text:p>0</text:p>
          </table:table-cell>
          <table:table-cell table:style-name="ce5" table:formula="of:=[.S4]-[.S115]" office:value-type="float" office:value="0" calcext:value-type="float">
            <text:p>0</text:p>
          </table:table-cell>
          <table:table-cell table:style-name="ce5" table:formula="of:=[.T4]-[.T115]" office:value-type="float" office:value="0" calcext:value-type="float">
            <text:p>0</text:p>
          </table:table-cell>
          <table:table-cell table:style-name="ce5" table:formula="of:=[.U4]-[.U115]" office:value-type="float" office:value="0" calcext:value-type="float">
            <text:p>0</text:p>
          </table:table-cell>
          <table:table-cell table:style-name="ce5" table:formula="of:=[.V4]-[.V115]" office:value-type="float" office:value="0" calcext:value-type="float">
            <text:p>0</text:p>
          </table:table-cell>
          <table:table-cell table:style-name="ce5" table:formula="of:=[.W4]-[.W115]" office:value-type="float" office:value="0" calcext:value-type="float">
            <text:p>0</text:p>
          </table:table-cell>
          <table:table-cell table:style-name="ce5" table:formula="of:=[.X4]-[.X115]" office:value-type="float" office:value="-0.000012753130754467" calcext:value-type="float">
            <text:p>-1.2753130754467E-005</text:p>
          </table:table-cell>
          <table:table-cell table:style-name="ce5" table:formula="of:=[.Y4]-[.Y115]" office:value-type="float" office:value="0.00000489546823069509" calcext:value-type="float">
            <text:p>4.89546823069509E-006</text:p>
          </table:table-cell>
          <table:table-cell table:style-name="ce5" table:formula="of:=[.Z4]-[.Z115]" office:value-type="float" office:value="-5.82506229388749" calcext:value-type="float">
            <text:p>-5.8250622939</text:p>
          </table:table-cell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table:formula="of:=[.C5]/[.C116]" office:value-type="float" office:value="1.00000393125226" calcext:value-type="float">
            <text:p>1.0000039313</text:p>
          </table:table-cell>
          <table:table-cell table:style-name="ce38" table:formula="of:=[.D5]/[.D116]" office:value-type="float" office:value="1.00000393125226" calcext:value-type="float">
            <text:p>1.0000039313</text:p>
          </table:table-cell>
          <table:table-cell table:style-name="ce38" table:formula="of:=[.E5]/[.E116]" office:value-type="string" office:string-value="" calcext:value-type="error">
            <text:p>#DIV/0!</text:p>
          </table:table-cell>
          <table:table-cell table:style-name="ce38" table:formula="of:=[.F5]/[.F116]" office:value-type="string" office:string-value="" calcext:value-type="error">
            <text:p>#DIV/0!</text:p>
          </table:table-cell>
          <table:table-cell table:style-name="ce38" table:formula="of:=[.G5]/[.G116]" office:value-type="float" office:value="0.999948882894885" calcext:value-type="float">
            <text:p>0.9999488829</text:p>
          </table:table-cell>
          <table:table-cell table:style-name="ce38" table:formula="of:=[.H5]/[.H116]" office:value-type="float" office:value="1.00000393125226" calcext:value-type="float">
            <text:p>1.0000039313</text:p>
          </table:table-cell>
          <table:table-cell table:style-name="ce38" table:formula="of:=[.I5]/[.I116]" office:value-type="string" office:string-value="" calcext:value-type="error">
            <text:p>#DIV/0!</text:p>
          </table:table-cell>
          <table:table-cell table:style-name="ce38" table:formula="of:=[.J5]/[.J116]" office:value-type="float" office:value="0" calcext:value-type="float">
            <text:p>0</text:p>
          </table:table-cell>
          <table:table-cell table:style-name="ce38" table:number-columns-repeated="16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[.C5]-[.C116]" office:value-type="float" office:value="0.000000000000306768863729141" calcext:value-type="float">
            <text:p>3.06768863729141E-013</text:p>
          </table:table-cell>
          <table:table-cell table:style-name="ce5" table:formula="of:=[.D5]-[.D116]" office:value-type="float" office:value="0.00000353665882568688" calcext:value-type="float">
            <text:p>3.53665882568688E-006</text:p>
          </table:table-cell>
          <table:table-cell table:style-name="ce5" table:formula="of:=[.E5]-[.E116]" office:value-type="float" office:value="0" calcext:value-type="float">
            <text:p>0</text:p>
          </table:table-cell>
          <table:table-cell table:style-name="ce5" table:formula="of:=[.F5]-[.F116]" office:value-type="float" office:value="0" calcext:value-type="float">
            <text:p>0</text:p>
          </table:table-cell>
          <table:table-cell table:style-name="ce5" table:formula="of:=[.G5]-[.G116]" office:value-type="float" office:value="-0.0000136604521606132" calcext:value-type="float">
            <text:p>-1.36604521606132E-005</text:p>
          </table:table-cell>
          <table:table-cell table:style-name="ce5" table:formula="of:=[.H5]-[.H116]" office:value-type="float" office:value="-0.00000489425495353579" calcext:value-type="float">
            <text:p>-4.89425495353579E-006</text:p>
          </table:table-cell>
          <table:table-cell table:style-name="ce5" table:formula="of:=[.I5]-[.I116]" office:value-type="float" office:value="0" calcext:value-type="float">
            <text:p>0</text:p>
          </table:table-cell>
          <table:table-cell table:style-name="ce5" table:formula="of:=[.J5]-[.J116]" office:value-type="float" office:value="-21.0044960630337" calcext:value-type="float">
            <text:p>-21.004496063</text:p>
          </table:table-cell>
          <table:table-cell table:style-name="ce5" table:number-columns-repeated="16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table:formula="of:=[.C6]/[.C117]" office:value-type="float" office:value="1" calcext:value-type="float">
            <text:p>1</text:p>
          </table:table-cell>
          <table:table-cell table:style-name="ce38" table:formula="of:=[.D6]/[.D117]" office:value-type="float" office:value="0.999999999999999" calcext:value-type="float">
            <text:p>1</text:p>
          </table:table-cell>
          <table:table-cell table:style-name="ce38" table:formula="of:=[.E6]/[.E117]" office:value-type="string" office:string-value="" calcext:value-type="error">
            <text:p>#DIV/0!</text:p>
          </table:table-cell>
          <table:table-cell table:style-name="ce38" table:formula="of:=[.F6]/[.F117]" office:value-type="float" office:value="1" calcext:value-type="float">
            <text:p>1</text:p>
          </table:table-cell>
          <table:table-cell table:style-name="ce38" table:formula="of:=[.G6]/[.G117]" office:value-type="float" office:value="1" calcext:value-type="float">
            <text:p>1</text:p>
          </table:table-cell>
          <table:table-cell table:style-name="ce38" table:formula="of:=[.H6]/[.H117]" office:value-type="float" office:value="0" calcext:value-type="float">
            <text:p>0</text:p>
          </table:table-cell>
          <table:table-cell table:style-name="ce38" table:number-columns-repeated="18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formula="of:=[.C6]-[.C117]" office:value-type="float" office:value="0" calcext:value-type="float">
            <text:p>0</text:p>
          </table:table-cell>
          <table:table-cell table:style-name="ce5" table:formula="of:=[.D6]-[.D117]" office:value-type="float" office:value="0" calcext:value-type="float">
            <text:p>0</text:p>
          </table:table-cell>
          <table:table-cell table:style-name="ce5" table:formula="of:=[.E6]-[.E117]" office:value-type="float" office:value="0" calcext:value-type="float">
            <text:p>0</text:p>
          </table:table-cell>
          <table:table-cell table:style-name="ce5" table:formula="of:=[.F6]-[.F117]" office:value-type="float" office:value="0" calcext:value-type="float">
            <text:p>0</text:p>
          </table:table-cell>
          <table:table-cell table:style-name="ce5" table:formula="of:=[.G6]-[.G117]" office:value-type="float" office:value="0" calcext:value-type="float">
            <text:p>0</text:p>
          </table:table-cell>
          <table:table-cell table:style-name="ce5" table:formula="of:=[.H6]-[.H117]" office:value-type="float" office:value="21.7972522486131" calcext:value-type="float">
            <text:p>21.7972522486</text:p>
          </table:table-cell>
          <table:table-cell table:style-name="ce5" table:number-columns-repeated="18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8" calcext:value-type="float">
            <text:p>8</text:p>
          </table:table-cell>
          <table:table-cell table:style-name="ce38" table:formula="of:=[.C8]/[.C119]" office:value-type="float" office:value="0.999952813946192" calcext:value-type="float">
            <text:p>0.9999528139</text:p>
          </table:table-cell>
          <table:table-cell table:style-name="ce38" table:formula="of:=[.D8]/[.D119]" office:value-type="float" office:value="0.999952813946192" calcext:value-type="float">
            <text:p>0.9999528139</text:p>
          </table:table-cell>
          <table:table-cell table:style-name="ce38" table:formula="of:=[.E8]/[.E119]" office:value-type="string" office:string-value="" calcext:value-type="error">
            <text:p>#DIV/0!</text:p>
          </table:table-cell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formula="of:=[.C8]-[.C119]" office:value-type="float" office:value="0.00865430251124621" calcext:value-type="float">
            <text:p>0.0086543025</text:p>
          </table:table-cell>
          <table:table-cell table:style-name="ce5" table:formula="of:=[.D8]-[.D119]" office:value-type="float" office:value="-0.00865430251127464" calcext:value-type="float">
            <text:p>-0.0086543025</text:p>
          </table:table-cell>
          <table:table-cell table:style-name="ce5" table:formula="of:=[.E8]-[.E119]" office:value-type="float" office:value="0" calcext:value-type="float">
            <text:p>0</text:p>
          </table:table-cell>
          <table:table-cell table:style-name="ce5" table:number-columns-repeated="21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11" calcext:value-type="float">
            <text:p>11</text:p>
          </table:table-cell>
          <table:table-cell table:style-name="ce38" table:formula="of:=[.C11]/[.C122]" office:value-type="string" office:string-value="" calcext:value-type="error">
            <text:p>#DIV/0!</text:p>
          </table:table-cell>
          <table:table-cell table:style-name="ce38" table:formula="of:=[.D11]/[.D122]" office:value-type="string" office:string-value="" calcext:value-type="error">
            <text:p>#DIV/0!</text:p>
          </table:table-cell>
          <table:table-cell table:style-name="ce38" table:formula="of:=[.E11]/[.E122]" office:value-type="string" office:string-value="" calcext:value-type="error">
            <text:p>#DIV/0!</text:p>
          </table:table-cell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table:formula="of:=[.C11]-[.C122]" office:value-type="float" office:value="0" calcext:value-type="float">
            <text:p>0</text:p>
          </table:table-cell>
          <table:table-cell table:style-name="ce5" table:formula="of:=[.D11]-[.D122]" office:value-type="float" office:value="0" calcext:value-type="float">
            <text:p>0</text:p>
          </table:table-cell>
          <table:table-cell table:style-name="ce5" table:formula="of:=[.E11]-[.E122]" office:value-type="float" office:value="0" calcext:value-type="float">
            <text:p>0</text:p>
          </table:table-cell>
          <table:table-cell table:style-name="ce5" table:number-columns-repeated="21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12" calcext:value-type="float">
            <text:p>12</text:p>
          </table:table-cell>
          <table:table-cell table:style-name="ce38" table:formula="of:=[.C12]/[.C123]" office:value-type="string" office:string-value="" calcext:value-type="error">
            <text:p>#DIV/0!</text:p>
          </table:table-cell>
          <table:table-cell table:style-name="ce38" table:formula="of:=[.D12]/[.D123]" office:value-type="string" office:string-value="" calcext:value-type="error">
            <text:p>#DIV/0!</text:p>
          </table:table-cell>
          <table:table-cell table:style-name="ce38" table:formula="of:=[.E12]/[.E123]" office:value-type="float" office:value="1" calcext:value-type="float">
            <text:p>1</text:p>
          </table:table-cell>
          <table:table-cell table:style-name="ce38" table:formula="of:=[.F12]/[.F123]" office:value-type="float" office:value="0.999999999999998" calcext:value-type="float">
            <text:p>1</text:p>
          </table:table-cell>
          <table:table-cell table:style-name="ce38" table:formula="of:=[.G12]/[.G123]" office:value-type="float" office:value="1" calcext:value-type="float">
            <text:p>1</text:p>
          </table:table-cell>
          <table:table-cell table:style-name="ce38" table:formula="of:=[.H12]/[.H123]" office:value-type="float" office:value="1" calcext:value-type="float">
            <text:p>1</text:p>
          </table:table-cell>
          <table:table-cell table:style-name="ce38" table:formula="of:=[.I12]/[.I123]" office:value-type="string" office:string-value="" calcext:value-type="error">
            <text:p>#DIV/0!</text:p>
          </table:table-cell>
          <table:table-cell table:style-name="ce38" table:number-columns-repeated="17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table:formula="of:=[.C12]-[.C123]" office:value-type="float" office:value="0" calcext:value-type="float">
            <text:p>0</text:p>
          </table:table-cell>
          <table:table-cell table:style-name="ce5" table:formula="of:=[.D12]-[.D123]" office:value-type="float" office:value="0" calcext:value-type="float">
            <text:p>0</text:p>
          </table:table-cell>
          <table:table-cell table:style-name="ce5" table:formula="of:=[.E12]-[.E123]" office:value-type="float" office:value="0" calcext:value-type="float">
            <text:p>0</text:p>
          </table:table-cell>
          <table:table-cell table:style-name="ce5" table:formula="of:=[.F12]-[.F123]" office:value-type="float" office:value="0" calcext:value-type="float">
            <text:p>0</text:p>
          </table:table-cell>
          <table:table-cell table:style-name="ce5" table:formula="of:=[.G12]-[.G123]" office:value-type="float" office:value="0" calcext:value-type="float">
            <text:p>0</text:p>
          </table:table-cell>
          <table:table-cell table:style-name="ce5" table:formula="of:=[.H12]-[.H123]" office:value-type="float" office:value="0.0000000465661287307739" calcext:value-type="float">
            <text:p>4.65661287307739E-008</text:p>
          </table:table-cell>
          <table:table-cell table:style-name="ce5" table:formula="of:=[.I12]-[.I123]" office:value-type="float" office:value="0" calcext:value-type="float">
            <text:p>0</text:p>
          </table:table-cell>
          <table:table-cell table:style-name="ce5" table:number-columns-repeated="17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13" calcext:value-type="float">
            <text:p>13</text:p>
          </table:table-cell>
          <table:table-cell table:style-name="ce38" table:formula="of:=[.C13]/[.C124]" office:value-type="string" office:string-value="" calcext:value-type="error">
            <text:p>#DIV/0!</text:p>
          </table:table-cell>
          <table:table-cell table:style-name="ce38" table:formula="of:=[.D13]/[.D124]" office:value-type="string" office:string-value="" calcext:value-type="error">
            <text:p>#DIV/0!</text:p>
          </table:table-cell>
          <table:table-cell table:style-name="ce38" table:formula="of:=[.E13]/[.E124]" office:value-type="string" office:string-value="" calcext:value-type="error">
            <text:p>#DIV/0!</text:p>
          </table:table-cell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table:formula="of:=[.C13]-[.C124]" office:value-type="float" office:value="0" calcext:value-type="float">
            <text:p>0</text:p>
          </table:table-cell>
          <table:table-cell table:style-name="ce5" table:formula="of:=[.D13]-[.D124]" office:value-type="float" office:value="0" calcext:value-type="float">
            <text:p>0</text:p>
          </table:table-cell>
          <table:table-cell table:style-name="ce5" table:formula="of:=[.E13]-[.E124]" office:value-type="float" office:value="0" calcext:value-type="float">
            <text:p>0</text:p>
          </table:table-cell>
          <table:table-cell table:style-name="ce5" table:number-columns-repeated="21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14" calcext:value-type="float">
            <text:p>14</text:p>
          </table:table-cell>
          <table:table-cell table:style-name="ce38" table:formula="of:=[.C14]/[.C125]" office:value-type="float" office:value="1" calcext:value-type="float">
            <text:p>1</text:p>
          </table:table-cell>
          <table:table-cell table:style-name="ce38" table:formula="of:=[.D14]/[.D125]" office:value-type="string" office:string-value="" calcext:value-type="error">
            <text:p>#DIV/0!</text:p>
          </table:table-cell>
          <table:table-cell table:style-name="ce38" table:formula="of:=[.E14]/[.E125]" office:value-type="string" office:string-value="" calcext:value-type="error">
            <text:p>#DIV/0!</text:p>
          </table:table-cell>
          <table:table-cell table:style-name="ce38" table:formula="of:=[.F14]/[.F125]" office:value-type="string" office:string-value="" calcext:value-type="error">
            <text:p>#DIV/0!</text:p>
          </table:table-cell>
          <table:table-cell table:style-name="ce38" table:formula="of:=[.G14]/[.G125]" office:value-type="string" office:string-value="" calcext:value-type="error">
            <text:p>#DIV/0!</text:p>
          </table:table-cell>
          <table:table-cell table:style-name="ce38" table:formula="of:=[.H14]/[.H125]" office:value-type="string" office:string-value="" calcext:value-type="error">
            <text:p>#DIV/0!</text:p>
          </table:table-cell>
          <table:table-cell table:style-name="ce38" table:formula="of:=[.I14]/[.I125]" office:value-type="string" office:string-value="" calcext:value-type="error">
            <text:p>#DIV/0!</text:p>
          </table:table-cell>
          <table:table-cell table:style-name="ce38" table:formula="of:=[.J14]/[.J125]" office:value-type="string" office:string-value="" calcext:value-type="error">
            <text:p>#DIV/0!</text:p>
          </table:table-cell>
          <table:table-cell table:style-name="ce38" table:formula="of:=[.K14]/[.K125]" office:value-type="string" office:string-value="" calcext:value-type="error">
            <text:p>#DIV/0!</text:p>
          </table:table-cell>
          <table:table-cell table:style-name="ce38" table:formula="of:=[.L14]/[.L125]" office:value-type="string" office:string-value="" calcext:value-type="error">
            <text:p>#DIV/0!</text:p>
          </table:table-cell>
          <table:table-cell table:style-name="ce38" table:formula="of:=[.M14]/[.M125]" office:value-type="string" office:string-value="" calcext:value-type="error">
            <text:p>#DIV/0!</text:p>
          </table:table-cell>
          <table:table-cell table:style-name="ce38" table:formula="of:=[.N14]/[.N125]" office:value-type="string" office:string-value="" calcext:value-type="error">
            <text:p>#DIV/0!</text:p>
          </table:table-cell>
          <table:table-cell table:style-name="ce38" table:formula="of:=[.O14]/[.O125]" office:value-type="string" office:string-value="" calcext:value-type="error">
            <text:p>#DIV/0!</text:p>
          </table:table-cell>
          <table:table-cell table:style-name="ce38" table:formula="of:=[.P14]/[.P125]" office:value-type="string" office:string-value="" calcext:value-type="error">
            <text:p>#DIV/0!</text:p>
          </table:table-cell>
          <table:table-cell table:style-name="ce38" table:formula="of:=[.Q14]/[.Q125]" office:value-type="string" office:string-value="" calcext:value-type="error">
            <text:p>#DIV/0!</text:p>
          </table:table-cell>
          <table:table-cell table:style-name="ce38" table:number-columns-repeated="9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table:formula="of:=[.C14]-[.C125]" office:value-type="float" office:value="0" calcext:value-type="float">
            <text:p>0</text:p>
          </table:table-cell>
          <table:table-cell table:style-name="ce5" table:formula="of:=[.D14]-[.D125]" office:value-type="float" office:value="0" calcext:value-type="float">
            <text:p>0</text:p>
          </table:table-cell>
          <table:table-cell table:style-name="ce5" table:formula="of:=[.E14]-[.E125]" office:value-type="float" office:value="0" calcext:value-type="float">
            <text:p>0</text:p>
          </table:table-cell>
          <table:table-cell table:style-name="ce5" table:formula="of:=[.F14]-[.F125]" office:value-type="string" office:string-value="" calcext:value-type="error">
            <text:p>#DIV/0!</text:p>
          </table:table-cell>
          <table:table-cell table:style-name="ce5" table:formula="of:=[.G14]-[.G125]" office:value-type="string" office:string-value="" calcext:value-type="error">
            <text:p>#DIV/0!</text:p>
          </table:table-cell>
          <table:table-cell table:style-name="ce5" table:formula="of:=[.H14]-[.H125]" office:value-type="string" office:string-value="" calcext:value-type="error">
            <text:p>#DIV/0!</text:p>
          </table:table-cell>
          <table:table-cell table:style-name="ce5" table:formula="of:=[.I14]-[.I125]" office:value-type="string" office:string-value="" calcext:value-type="error">
            <text:p>#DIV/0!</text:p>
          </table:table-cell>
          <table:table-cell table:style-name="ce5" table:formula="of:=[.J14]-[.J125]" office:value-type="string" office:string-value="" calcext:value-type="error">
            <text:p>#DIV/0!</text:p>
          </table:table-cell>
          <table:table-cell table:style-name="ce5" table:formula="of:=[.K14]-[.K125]" office:value-type="string" office:string-value="" calcext:value-type="error">
            <text:p>#DIV/0!</text:p>
          </table:table-cell>
          <table:table-cell table:style-name="ce5" table:formula="of:=[.L14]-[.L125]" office:value-type="string" office:string-value="" calcext:value-type="error">
            <text:p>#DIV/0!</text:p>
          </table:table-cell>
          <table:table-cell table:style-name="ce5" table:formula="of:=[.M14]-[.M125]" office:value-type="string" office:string-value="" calcext:value-type="error">
            <text:p>#DIV/0!</text:p>
          </table:table-cell>
          <table:table-cell table:style-name="ce5" table:formula="of:=[.N14]-[.N125]" office:value-type="string" office:string-value="" calcext:value-type="error">
            <text:p>#DIV/0!</text:p>
          </table:table-cell>
          <table:table-cell table:style-name="ce5" table:formula="of:=[.O14]-[.O125]" office:value-type="string" office:string-value="" calcext:value-type="error">
            <text:p>#DIV/0!</text:p>
          </table:table-cell>
          <table:table-cell table:style-name="ce5" table:formula="of:=[.P14]-[.P125]" office:value-type="string" office:string-value="" calcext:value-type="error">
            <text:p>#DIV/0!</text:p>
          </table:table-cell>
          <table:table-cell table:style-name="ce5" table:formula="of:=[.Q14]-[.Q125]" office:value-type="string" office:string-value="" calcext:value-type="error">
            <text:p>#DIV/0!</text:p>
          </table:table-cell>
          <table:table-cell table:style-name="ce5" table:number-columns-repeated="9"/>
          <table:table-cell table:style-name="ce47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formula="of:=[.C18]/[.C129]" office:value-type="string" office:string-value="" calcext:value-type="error">
            <text:p>#DIV/0!</text:p>
          </table:table-cell>
          <table:table-cell table:style-name="ce4" table:formula="of:=[.D18]/[.D129]" office:value-type="string" office:string-value="" calcext:value-type="error">
            <text:p>#DIV/0!</text:p>
          </table:table-cell>
          <table:table-cell table:style-name="ce4" table:formula="of:=[.E18]/[.E129]" office:value-type="string" office:string-value="" calcext:value-type="error">
            <text:p>#DIV/0!</text:p>
          </table:table-cell>
          <table:table-cell table:style-name="ce4" table:formula="of:=[.F18]/[.F129]" office:value-type="string" office:string-value="" calcext:value-type="error">
            <text:p>#DIV/0!</text:p>
          </table:table-cell>
          <table:table-cell table:style-name="ce4" table:formula="of:=[.G18]/[.G129]" office:value-type="string" office:string-value="" calcext:value-type="error">
            <text:p>#DIV/0!</text:p>
          </table:table-cell>
          <table:table-cell table:style-name="ce4" table:formula="of:=[.H18]/[.H129]" office:value-type="string" office:string-value="" calcext:value-type="error">
            <text:p>#DIV/0!</text:p>
          </table:table-cell>
          <table:table-cell table:style-name="ce4" table:formula="of:=[.I18]/[.I129]" office:value-type="string" office:string-value="" calcext:value-type="error">
            <text:p>#DIV/0!</text:p>
          </table:table-cell>
          <table:table-cell table:style-name="ce4" table:formula="of:=[.J18]/[.J129]" office:value-type="string" office:string-value="" calcext:value-type="error">
            <text:p>#DIV/0!</text:p>
          </table:table-cell>
          <table:table-cell table:style-name="ce4" table:formula="of:=[.K18]/[.K129]" office:value-type="string" office:string-value="" calcext:value-type="error">
            <text:p>#DIV/0!</text:p>
          </table:table-cell>
          <table:table-cell table:style-name="ce4" table:number-columns-repeated="15"/>
          <table:table-cell table:style-name="ce48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4" table:formula="of:=[.C18]-[.C129]" office:value-type="float" office:value="-0.00000570714966364139" calcext:value-type="float">
            <text:p>-5.70714966364139E-006</text:p>
          </table:table-cell>
          <table:table-cell table:style-name="ce4" table:formula="of:=[.D18]-[.D129]" office:value-type="float" office:value="0" calcext:value-type="float">
            <text:p>0</text:p>
          </table:table-cell>
          <table:table-cell table:style-name="ce4" table:formula="of:=[.E18]-[.E129]" office:value-type="string" office:string-value="" calcext:value-type="error">
            <text:p>#DIV/0!</text:p>
          </table:table-cell>
          <table:table-cell table:style-name="ce4" table:formula="of:=[.F18]-[.F129]" office:value-type="string" office:string-value="" calcext:value-type="error">
            <text:p>#DIV/0!</text:p>
          </table:table-cell>
          <table:table-cell table:style-name="ce4" table:formula="of:=[.G18]-[.G129]" office:value-type="string" office:string-value="" calcext:value-type="error">
            <text:p>#DIV/0!</text:p>
          </table:table-cell>
          <table:table-cell table:style-name="ce4" table:formula="of:=[.H18]-[.H129]" office:value-type="string" office:string-value="" calcext:value-type="error">
            <text:p>#DIV/0!</text:p>
          </table:table-cell>
          <table:table-cell table:style-name="ce4" table:formula="of:=[.I18]-[.I129]" office:value-type="string" office:string-value="" calcext:value-type="error">
            <text:p>#DIV/0!</text:p>
          </table:table-cell>
          <table:table-cell table:style-name="ce4" table:formula="of:=[.J18]-[.J129]" office:value-type="string" office:string-value="" calcext:value-type="error">
            <text:p>#DIV/0!</text:p>
          </table:table-cell>
          <table:table-cell table:style-name="ce4" table:formula="of:=[.K18]-[.K129]" office:value-type="string" office:string-value="" calcext:value-type="error">
            <text:p>#DIV/0!</text:p>
          </table:table-cell>
          <table:table-cell table:style-name="ce4" table:number-columns-repeated="15"/>
          <table:table-cell table:style-name="ce48" table:number-columns-repeated="998"/>
        </table:table-row>
        <table:table-row table:style-name="ro1">
          <table:table-cell table:style-name="ce38"/>
          <table:table-cell table:style-name="ce38" office:value-type="float" office:value="21" calcext:value-type="float">
            <text:p>21</text:p>
          </table:table-cell>
          <table:table-cell table:style-name="ce38" table:formula="of:=[.C21]/[.C132]" office:value-type="float" office:value="-0.000159128397873343" calcext:value-type="float">
            <text:p>-0.0001591284</text:p>
          </table:table-cell>
          <table:table-cell table:style-name="ce38" table:formula="of:=[.D21]/[.D132]" office:value-type="float" office:value="-0.000159128397873343" calcext:value-type="float">
            <text:p>-0.0001591284</text:p>
          </table:table-cell>
          <table:table-cell table:style-name="ce38" table:formula="of:=[.E21]/[.E132]" office:value-type="string" office:string-value="" calcext:value-type="error">
            <text:p>#DIV/0!</text:p>
          </table:table-cell>
          <table:table-cell table:style-name="ce38" table:formula="of:=[.F21]/[.F132]" office:value-type="string" office:string-value="" calcext:value-type="error">
            <text:p>#DIV/0!</text:p>
          </table:table-cell>
          <table:table-cell table:style-name="ce38" table:formula="of:=[.G21]/[.G132]" office:value-type="string" office:string-value="" calcext:value-type="error">
            <text:p>#DIV/0!</text:p>
          </table:table-cell>
          <table:table-cell table:style-name="ce38" table:formula="of:=[.H21]/[.H132]" office:value-type="string" office:string-value="" calcext:value-type="error">
            <text:p>#DIV/0!</text:p>
          </table:table-cell>
          <table:table-cell table:style-name="ce38" table:formula="of:=[.I21]/[.I132]" office:value-type="string" office:string-value="" calcext:value-type="error">
            <text:p>#DIV/0!</text:p>
          </table:table-cell>
          <table:table-cell table:style-name="ce38" table:formula="of:=[.J21]/[.J132]" office:value-type="string" office:string-value="" calcext:value-type="error">
            <text:p>#DIV/0!</text:p>
          </table:table-cell>
          <table:table-cell table:style-name="ce38" table:formula="of:=[.K21]/[.K132]" office:value-type="string" office:string-value="" calcext:value-type="error">
            <text:p>#DIV/0!</text:p>
          </table:table-cell>
          <table:table-cell table:style-name="ce38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 table:formula="of:=[.C21]-[.C132]" office:value-type="float" office:value="1.26118117058255" calcext:value-type="float">
            <text:p>1.2611811706</text:p>
          </table:table-cell>
          <table:table-cell table:style-name="ce5" table:formula="of:=[.D21]-[.D132]" office:value-type="float" office:value="-1.26118117058255" calcext:value-type="float">
            <text:p>-1.2611811706</text:p>
          </table:table-cell>
          <table:table-cell table:style-name="ce5" table:formula="of:=[.E21]-[.E132]" office:value-type="float" office:value="0" calcext:value-type="float">
            <text:p>0</text:p>
          </table:table-cell>
          <table:table-cell table:style-name="ce5" table:formula="of:=[.F21]-[.F132]" office:value-type="string" office:string-value="" calcext:value-type="error">
            <text:p>#DIV/0!</text:p>
          </table:table-cell>
          <table:table-cell table:style-name="ce5" table:formula="of:=[.G21]-[.G132]" office:value-type="string" office:string-value="" calcext:value-type="error">
            <text:p>#DIV/0!</text:p>
          </table:table-cell>
          <table:table-cell table:style-name="ce5" table:formula="of:=[.H21]-[.H132]" office:value-type="string" office:string-value="" calcext:value-type="error">
            <text:p>#DIV/0!</text:p>
          </table:table-cell>
          <table:table-cell table:style-name="ce5" table:formula="of:=[.I21]-[.I132]" office:value-type="string" office:string-value="" calcext:value-type="error">
            <text:p>#DIV/0!</text:p>
          </table:table-cell>
          <table:table-cell table:style-name="ce5" table:formula="of:=[.J21]-[.J132]" office:value-type="string" office:string-value="" calcext:value-type="error">
            <text:p>#DIV/0!</text:p>
          </table:table-cell>
          <table:table-cell table:style-name="ce5" table:formula="of:=[.K21]-[.K132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24" calcext:value-type="float">
            <text:p>24</text:p>
          </table:table-cell>
          <table:table-cell table:style-name="ce38" table:formula="of:=[.C24]/[.C135]" office:value-type="string" office:string-value="" calcext:value-type="error">
            <text:p>#DIV/0!</text:p>
          </table:table-cell>
          <table:table-cell table:style-name="ce38" table:formula="of:=[.D24]/[.D135]" office:value-type="float" office:value="0.0000610731016611032" calcext:value-type="float">
            <text:p>6.10731016611032E-005</text:p>
          </table:table-cell>
          <table:table-cell table:style-name="ce38" table:formula="of:=[.E24]/[.E135]" office:value-type="string" office:string-value="" calcext:value-type="error">
            <text:p>#DIV/0!</text:p>
          </table:table-cell>
          <table:table-cell table:style-name="ce38" table:formula="of:=[.F24]/[.F135]" office:value-type="float" office:value="-0.000295192709028339" calcext:value-type="float">
            <text:p>-0.0002951927</text:p>
          </table:table-cell>
          <table:table-cell table:style-name="ce38" table:formula="of:=[.G24]/[.G135]" office:value-type="float" office:value="0.000000202661971473163" calcext:value-type="float">
            <text:p>2.02661971473163E-007</text:p>
          </table:table-cell>
          <table:table-cell table:style-name="ce38" table:formula="of:=[.H24]/[.H135]" office:value-type="float" office:value="-0.000295192709028338" calcext:value-type="float">
            <text:p>-0.0002951927</text:p>
          </table:table-cell>
          <table:table-cell table:style-name="ce38" table:formula="of:=[.I24]/[.I135]" office:value-type="float" office:value="1" calcext:value-type="float">
            <text:p>1</text:p>
          </table:table-cell>
          <table:table-cell table:style-name="ce38" table:formula="of:=[.J24]/[.J135]" office:value-type="string" office:string-value="" calcext:value-type="error">
            <text:p>#DIV/0!</text:p>
          </table:table-cell>
          <table:table-cell table:style-name="ce38" table:formula="of:=[.K24]/[.K135]" office:value-type="float" office:value="-0.000295192709028339" calcext:value-type="float">
            <text:p>-0.0002951927</text:p>
          </table:table-cell>
          <table:table-cell table:style-name="ce38" table:formula="of:=[.L24]/[.L135]" office:value-type="string" office:string-value="" calcext:value-type="error">
            <text:p>#DIV/0!</text:p>
          </table:table-cell>
          <table:table-cell table:style-name="ce38" table:formula="of:=[.M24]/[.M135]" office:value-type="string" office:string-value="" calcext:value-type="error">
            <text:p>#DIV/0!</text:p>
          </table:table-cell>
          <table:table-cell table:style-name="ce38" table:formula="of:=[.N24]/[.N135]" office:value-type="float" office:value="1" calcext:value-type="float">
            <text:p>1</text:p>
          </table:table-cell>
          <table:table-cell table:style-name="ce38" table:formula="of:=[.O24]/[.O135]" office:value-type="float" office:value="1" calcext:value-type="float">
            <text:p>1</text:p>
          </table:table-cell>
          <table:table-cell table:style-name="ce38" table:formula="of:=[.P24]/[.P135]" office:value-type="float" office:value="1" calcext:value-type="float">
            <text:p>1</text:p>
          </table:table-cell>
          <table:table-cell table:style-name="ce38" table:formula="of:=[.Q24]/[.Q135]" office:value-type="float" office:value="1" calcext:value-type="float">
            <text:p>1</text:p>
          </table:table-cell>
          <table:table-cell table:style-name="ce38" table:formula="of:=[.R24]/[.R135]" office:value-type="string" office:string-value="" calcext:value-type="error">
            <text:p>#DIV/0!</text:p>
          </table:table-cell>
          <table:table-cell table:style-name="ce38" table:formula="of:=[.S24]/[.S135]" office:value-type="string" office:string-value="" calcext:value-type="error">
            <text:p>#DIV/0!</text:p>
          </table:table-cell>
          <table:table-cell table:style-name="ce38" table:number-columns-repeated="7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table:formula="of:=[.C24]-[.C135]" office:value-type="float" office:value="0" calcext:value-type="float">
            <text:p>0</text:p>
          </table:table-cell>
          <table:table-cell table:style-name="ce5" table:formula="of:=[.D24]-[.D135]" office:value-type="float" office:value="74010.3902849409" calcext:value-type="float">
            <text:p>74010.3902849409</text:p>
          </table:table-cell>
          <table:table-cell table:style-name="ce5" table:formula="of:=[.E24]-[.E135]" office:value-type="float" office:value="0" calcext:value-type="float">
            <text:p>0</text:p>
          </table:table-cell>
          <table:table-cell table:style-name="ce5" table:formula="of:=[.F24]-[.F135]" office:value-type="float" office:value="-15256.3328075468" calcext:value-type="float">
            <text:p>-15256.3328075468</text:p>
          </table:table-cell>
          <table:table-cell table:style-name="ce5" table:formula="of:=[.G24]-[.G135]" office:value-type="float" office:value="0.00829384598126419" calcext:value-type="float">
            <text:p>0.008293846</text:p>
          </table:table-cell>
          <table:table-cell table:style-name="ce5" table:formula="of:=[.H24]-[.H135]" office:value-type="float" office:value="-18563944.4485454" calcext:value-type="float">
            <text:p>-18563944.4485454</text:p>
          </table:table-cell>
          <table:table-cell table:style-name="ce5" table:formula="of:=[.I24]-[.I135]" office:value-type="float" office:value="0" calcext:value-type="float">
            <text:p>0</text:p>
          </table:table-cell>
          <table:table-cell table:style-name="ce5" table:formula="of:=[.J24]-[.J135]" office:value-type="float" office:value="0" calcext:value-type="float">
            <text:p>0</text:p>
          </table:table-cell>
          <table:table-cell table:style-name="ce5" table:formula="of:=[.K24]-[.K135]" office:value-type="float" office:value="-0.000474239175807919" calcext:value-type="float">
            <text:p>-0.0004742392</text:p>
          </table:table-cell>
          <table:table-cell table:style-name="ce5" table:formula="of:=[.L24]-[.L135]" office:value-type="float" office:value="-0" calcext:value-type="float">
            <text:p>0</text:p>
          </table:table-cell>
          <table:table-cell table:style-name="ce5" table:formula="of:=[.M24]-[.M135]" office:value-type="float" office:value="0" calcext:value-type="float">
            <text:p>0</text:p>
          </table:table-cell>
          <table:table-cell table:style-name="ce5" table:formula="of:=[.N24]-[.N135]" office:value-type="float" office:value="0" calcext:value-type="float">
            <text:p>0</text:p>
          </table:table-cell>
          <table:table-cell table:style-name="ce5" table:formula="of:=[.O24]-[.O135]" office:value-type="float" office:value="0" calcext:value-type="float">
            <text:p>0</text:p>
          </table:table-cell>
          <table:table-cell table:style-name="ce5" table:formula="of:=[.P24]-[.P135]" office:value-type="float" office:value="0" calcext:value-type="float">
            <text:p>0</text:p>
          </table:table-cell>
          <table:table-cell table:style-name="ce5" table:formula="of:=[.Q24]-[.Q135]" office:value-type="float" office:value="0" calcext:value-type="float">
            <text:p>0</text:p>
          </table:table-cell>
          <table:table-cell table:style-name="ce5" table:formula="of:=[.R24]-[.R135]" office:value-type="float" office:value="-0" calcext:value-type="float">
            <text:p>0</text:p>
          </table:table-cell>
          <table:table-cell table:style-name="ce5" table:formula="of:=[.S24]-[.S135]" office:value-type="float" office:value="0" calcext:value-type="float">
            <text:p>0</text:p>
          </table:table-cell>
          <table:table-cell table:style-name="ce5" table:number-columns-repeated="7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25" calcext:value-type="float">
            <text:p>25</text:p>
          </table:table-cell>
          <table:table-cell table:style-name="ce38" table:formula="of:=[.C25]/[.C136]" office:value-type="float" office:value="-0.000295192709028339" calcext:value-type="float">
            <text:p>-0.0002951927</text:p>
          </table:table-cell>
          <table:table-cell table:style-name="ce38" table:formula="of:=[.D25]/[.D136]" office:value-type="string" office:string-value="" calcext:value-type="error">
            <text:p>#DIV/0!</text:p>
          </table:table-cell>
          <table:table-cell table:style-name="ce38" table:formula="of:=[.E25]/[.E136]" office:value-type="float" office:value="-0.000295192709028339" calcext:value-type="float">
            <text:p>-0.0002951927</text:p>
          </table:table-cell>
          <table:table-cell table:style-name="ce38" table:formula="of:=[.F25]/[.F136]" office:value-type="string" office:string-value="" calcext:value-type="error">
            <text:p>#DIV/0!</text:p>
          </table:table-cell>
          <table:table-cell table:style-name="ce38" table:formula="of:=[.G25]/[.G136]" office:value-type="string" office:string-value="" calcext:value-type="error">
            <text:p>#DIV/0!</text:p>
          </table:table-cell>
          <table:table-cell table:style-name="ce38" table:formula="of:=[.H25]/[.H136]" office:value-type="string" office:string-value="" calcext:value-type="error">
            <text:p>#DIV/0!</text:p>
          </table:table-cell>
          <table:table-cell table:style-name="ce38" table:formula="of:=[.I25]/[.I136]" office:value-type="string" office:string-value="" calcext:value-type="error">
            <text:p>#DIV/0!</text:p>
          </table:table-cell>
          <table:table-cell table:style-name="ce38" table:formula="of:=[.J25]/[.J136]" office:value-type="string" office:string-value="" calcext:value-type="error">
            <text:p>#DIV/0!</text:p>
          </table:table-cell>
          <table:table-cell table:style-name="ce38" table:formula="of:=[.K25]/[.K136]" office:value-type="string" office:string-value="" calcext:value-type="error">
            <text:p>#DIV/0!</text:p>
          </table:table-cell>
          <table:table-cell table:style-name="ce38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table:formula="of:=[.C25]-[.C136]" office:value-type="float" office:value="-981596218145.003" calcext:value-type="float">
            <text:p>-981596218145.003</text:p>
          </table:table-cell>
          <table:table-cell table:style-name="ce5" table:formula="of:=[.D25]-[.D136]" office:value-type="float" office:value="0" calcext:value-type="float">
            <text:p>0</text:p>
          </table:table-cell>
          <table:table-cell table:style-name="ce5" table:formula="of:=[.E25]-[.E136]" office:value-type="float" office:value="-50.1522058266805" calcext:value-type="float">
            <text:p>-50.1522058267</text:p>
          </table:table-cell>
          <table:table-cell table:style-name="ce5" table:formula="of:=[.F25]-[.F136]" office:value-type="string" office:string-value="" calcext:value-type="error">
            <text:p>#DIV/0!</text:p>
          </table:table-cell>
          <table:table-cell table:style-name="ce5" table:formula="of:=[.G25]-[.G136]" office:value-type="string" office:string-value="" calcext:value-type="error">
            <text:p>#DIV/0!</text:p>
          </table:table-cell>
          <table:table-cell table:style-name="ce5" table:formula="of:=[.H25]-[.H136]" office:value-type="string" office:string-value="" calcext:value-type="error">
            <text:p>#DIV/0!</text:p>
          </table:table-cell>
          <table:table-cell table:style-name="ce5" table:formula="of:=[.I25]-[.I136]" office:value-type="string" office:string-value="" calcext:value-type="error">
            <text:p>#DIV/0!</text:p>
          </table:table-cell>
          <table:table-cell table:style-name="ce5" table:formula="of:=[.J25]-[.J136]" office:value-type="string" office:string-value="" calcext:value-type="error">
            <text:p>#DIV/0!</text:p>
          </table:table-cell>
          <table:table-cell table:style-name="ce5" table:formula="of:=[.K25]-[.K136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26" calcext:value-type="float">
            <text:p>26</text:p>
          </table:table-cell>
          <table:table-cell table:style-name="ce38" table:formula="of:=[.C26]/[.C137]" office:value-type="float" office:value="-0.000159119638150866" calcext:value-type="float">
            <text:p>-0.0001591196</text:p>
          </table:table-cell>
          <table:table-cell table:style-name="ce38" table:formula="of:=[.D26]/[.D137]" office:value-type="float" office:value="-0.000159137158078054" calcext:value-type="float">
            <text:p>-0.0001591372</text:p>
          </table:table-cell>
          <table:table-cell table:style-name="ce38" table:formula="of:=[.E26]/[.E137]" office:value-type="float" office:value="0.0000610731016611033" calcext:value-type="float">
            <text:p>6.10731016611033E-005</text:p>
          </table:table-cell>
          <table:table-cell table:style-name="ce38" table:formula="of:=[.F26]/[.F137]" office:value-type="string" office:string-value="" calcext:value-type="error">
            <text:p>#DIV/0!</text:p>
          </table:table-cell>
          <table:table-cell table:style-name="ce38" table:formula="of:=[.G26]/[.G137]" office:value-type="string" office:string-value="" calcext:value-type="error">
            <text:p>#DIV/0!</text:p>
          </table:table-cell>
          <table:table-cell table:style-name="ce38" table:formula="of:=[.H26]/[.H137]" office:value-type="string" office:string-value="" calcext:value-type="error">
            <text:p>#DIV/0!</text:p>
          </table:table-cell>
          <table:table-cell table:style-name="ce38" table:formula="of:=[.I26]/[.I137]" office:value-type="string" office:string-value="" calcext:value-type="error">
            <text:p>#DIV/0!</text:p>
          </table:table-cell>
          <table:table-cell table:style-name="ce38" table:formula="of:=[.J26]/[.J137]" office:value-type="string" office:string-value="" calcext:value-type="error">
            <text:p>#DIV/0!</text:p>
          </table:table-cell>
          <table:table-cell table:style-name="ce38" table:formula="of:=[.K26]/[.K137]" office:value-type="string" office:string-value="" calcext:value-type="error">
            <text:p>#DIV/0!</text:p>
          </table:table-cell>
          <table:table-cell table:style-name="ce38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5" table:formula="of:=[.C26]-[.C137]" office:value-type="float" office:value="-4934.4877263738" calcext:value-type="float">
            <text:p>-4934.4877263738</text:p>
          </table:table-cell>
          <table:table-cell table:style-name="ce5" table:formula="of:=[.D26]-[.D137]" office:value-type="float" office:value="-64160.1640010656" calcext:value-type="float">
            <text:p>-64160.1640010656</text:p>
          </table:table-cell>
          <table:table-cell table:style-name="ce5" table:formula="of:=[.E26]-[.E137]" office:value-type="float" office:value="26522.9518114616" calcext:value-type="float">
            <text:p>26522.9518114616</text:p>
          </table:table-cell>
          <table:table-cell table:style-name="ce5" table:formula="of:=[.F26]-[.F137]" office:value-type="string" office:string-value="" calcext:value-type="error">
            <text:p>#DIV/0!</text:p>
          </table:table-cell>
          <table:table-cell table:style-name="ce5" table:formula="of:=[.G26]-[.G137]" office:value-type="string" office:string-value="" calcext:value-type="error">
            <text:p>#DIV/0!</text:p>
          </table:table-cell>
          <table:table-cell table:style-name="ce5" table:formula="of:=[.H26]-[.H137]" office:value-type="string" office:string-value="" calcext:value-type="error">
            <text:p>#DIV/0!</text:p>
          </table:table-cell>
          <table:table-cell table:style-name="ce5" table:formula="of:=[.I26]-[.I137]" office:value-type="string" office:string-value="" calcext:value-type="error">
            <text:p>#DIV/0!</text:p>
          </table:table-cell>
          <table:table-cell table:style-name="ce5" table:formula="of:=[.J26]-[.J137]" office:value-type="string" office:string-value="" calcext:value-type="error">
            <text:p>#DIV/0!</text:p>
          </table:table-cell>
          <table:table-cell table:style-name="ce5" table:formula="of:=[.K26]-[.K137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27" calcext:value-type="float">
            <text:p>27</text:p>
          </table:table-cell>
          <table:table-cell table:style-name="ce38" table:formula="of:=[.C27]/[.C138]" office:value-type="string" office:string-value="" calcext:value-type="error">
            <text:p>#DIV/0!</text:p>
          </table:table-cell>
          <table:table-cell table:style-name="ce38" table:formula="of:=[.D27]/[.D138]" office:value-type="string" office:string-value="" calcext:value-type="error">
            <text:p>#DIV/0!</text:p>
          </table:table-cell>
          <table:table-cell table:style-name="ce38" table:formula="of:=[.E27]/[.E138]" office:value-type="float" office:value="0.999867852385041" calcext:value-type="float">
            <text:p>0.9998678524</text:p>
          </table:table-cell>
          <table:table-cell table:style-name="ce38" table:formula="of:=[.F27]/[.F138]" office:value-type="string" office:string-value="" calcext:value-type="error">
            <text:p>#DIV/0!</text:p>
          </table:table-cell>
          <table:table-cell table:style-name="ce38" table:formula="of:=[.G27]/[.G138]" office:value-type="string" office:string-value="" calcext:value-type="error">
            <text:p>#DIV/0!</text:p>
          </table:table-cell>
          <table:table-cell table:style-name="ce38" table:formula="of:=[.H27]/[.H138]" office:value-type="string" office:string-value="" calcext:value-type="error">
            <text:p>#DIV/0!</text:p>
          </table:table-cell>
          <table:table-cell table:style-name="ce38" table:formula="of:=[.I27]/[.I138]" office:value-type="string" office:string-value="" calcext:value-type="error">
            <text:p>#DIV/0!</text:p>
          </table:table-cell>
          <table:table-cell table:style-name="ce38" table:formula="of:=[.J27]/[.J138]" office:value-type="string" office:string-value="" calcext:value-type="error">
            <text:p>#DIV/0!</text:p>
          </table:table-cell>
          <table:table-cell table:style-name="ce38" table:formula="of:=[.K27]/[.K138]" office:value-type="string" office:string-value="" calcext:value-type="error">
            <text:p>#DIV/0!</text:p>
          </table:table-cell>
          <table:table-cell table:style-name="ce38" table:number-columns-repeated="6"/>
          <table:table-cell/>
          <table:table-cell table:style-name="ce38" table:number-columns-repeated="8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5" table:formula="of:=[.C27]-[.C138]" office:value-type="float" office:value="-0" calcext:value-type="float">
            <text:p>0</text:p>
          </table:table-cell>
          <table:table-cell table:style-name="ce5" table:formula="of:=[.D27]-[.D138]" office:value-type="float" office:value="0" calcext:value-type="float">
            <text:p>0</text:p>
          </table:table-cell>
          <table:table-cell table:style-name="ce5" table:formula="of:=[.E27]-[.E138]" office:value-type="float" office:value="-0.000000432026548373172" calcext:value-type="float">
            <text:p>-0.000000432</text:p>
          </table:table-cell>
          <table:table-cell table:style-name="ce5" table:formula="of:=[.F27]-[.F138]" office:value-type="float" office:value="0" calcext:value-type="float">
            <text:p>0</text:p>
          </table:table-cell>
          <table:table-cell table:style-name="ce5" table:formula="of:=[.G27]-[.G138]" office:value-type="string" office:string-value="" calcext:value-type="error">
            <text:p>#DIV/0!</text:p>
          </table:table-cell>
          <table:table-cell table:style-name="ce5" table:formula="of:=[.H27]-[.H138]" office:value-type="string" office:string-value="" calcext:value-type="error">
            <text:p>#DIV/0!</text:p>
          </table:table-cell>
          <table:table-cell table:style-name="ce5" table:formula="of:=[.I27]-[.I138]" office:value-type="string" office:string-value="" calcext:value-type="error">
            <text:p>#DIV/0!</text:p>
          </table:table-cell>
          <table:table-cell table:style-name="ce5" table:formula="of:=[.J27]-[.J138]" office:value-type="string" office:string-value="" calcext:value-type="error">
            <text:p>#DIV/0!</text:p>
          </table:table-cell>
          <table:table-cell table:style-name="ce5" table:formula="of:=[.K27]-[.K138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30" calcext:value-type="float">
            <text:p>30</text:p>
          </table:table-cell>
          <table:table-cell table:style-name="ce38" table:formula="of:=[.C30]/[.C141]" office:value-type="float" office:value="0.999999999999995" calcext:value-type="float">
            <text:p>1</text:p>
          </table:table-cell>
          <table:table-cell table:style-name="ce38" table:formula="of:=[.D30]/[.D141]" office:value-type="float" office:value="1" calcext:value-type="float">
            <text:p>1</text:p>
          </table:table-cell>
          <table:table-cell table:style-name="ce38" table:formula="of:=[.E30]/[.E141]" office:value-type="float" office:value="1" calcext:value-type="float">
            <text:p>1</text:p>
          </table:table-cell>
          <table:table-cell table:style-name="ce38" table:formula="of:=[.F30]/[.F141]" office:value-type="float" office:value="0.999999999999999" calcext:value-type="float">
            <text:p>1</text:p>
          </table:table-cell>
          <table:table-cell table:style-name="ce38" table:formula="of:=[.G30]/[.G141]" office:value-type="float" office:value="1" calcext:value-type="float">
            <text:p>1</text:p>
          </table:table-cell>
          <table:table-cell table:style-name="ce38" table:formula="of:=[.H30]/[.H141]" office:value-type="float" office:value="1" calcext:value-type="float">
            <text:p>1</text:p>
          </table:table-cell>
          <table:table-cell table:style-name="ce38" table:formula="of:=[.I30]/[.I141]" office:value-type="float" office:value="0.999999999999999" calcext:value-type="float">
            <text:p>1</text:p>
          </table:table-cell>
          <table:table-cell table:style-name="ce38" table:formula="of:=[.J30]/[.J141]" office:value-type="float" office:value="1" calcext:value-type="float">
            <text:p>1</text:p>
          </table:table-cell>
          <table:table-cell table:style-name="ce38" table:formula="of:=[.K30]/[.K141]" office:value-type="string" office:string-value="" calcext:value-type="error">
            <text:p>#DIV/0!</text:p>
          </table:table-cell>
          <table:table-cell table:style-name="ce38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 table:formula="of:=[.C30]-[.C141]" office:value-type="float" office:value="4.85722573273506E-017" calcext:value-type="float">
            <text:p>4.85722573273506E-017</text:p>
          </table:table-cell>
          <table:table-cell table:style-name="ce5" table:formula="of:=[.D30]-[.D141]" office:value-type="float" office:value="0" calcext:value-type="float">
            <text:p>0</text:p>
          </table:table-cell>
          <table:table-cell table:style-name="ce5" table:formula="of:=[.E30]-[.E141]" office:value-type="float" office:value="0" calcext:value-type="float">
            <text:p>0</text:p>
          </table:table-cell>
          <table:table-cell table:style-name="ce5" table:formula="of:=[.F30]-[.F141]" office:value-type="float" office:value="0" calcext:value-type="float">
            <text:p>0</text:p>
          </table:table-cell>
          <table:table-cell table:style-name="ce5" table:formula="of:=[.G30]-[.G141]" office:value-type="float" office:value="0" calcext:value-type="float">
            <text:p>0</text:p>
          </table:table-cell>
          <table:table-cell table:style-name="ce5" table:formula="of:=[.H30]-[.H141]" office:value-type="float" office:value="0" calcext:value-type="float">
            <text:p>0</text:p>
          </table:table-cell>
          <table:table-cell table:style-name="ce5" table:formula="of:=[.I30]-[.I141]" office:value-type="float" office:value="0" calcext:value-type="float">
            <text:p>0</text:p>
          </table:table-cell>
          <table:table-cell table:style-name="ce5" table:formula="of:=[.J30]-[.J141]" office:value-type="float" office:value="0" calcext:value-type="float">
            <text:p>0</text:p>
          </table:table-cell>
          <table:table-cell table:style-name="ce5" table:formula="of:=[.K30]-[.K141]" office:value-type="float" office:value="0" calcext:value-type="float">
            <text:p>0</text:p>
          </table:table-cell>
          <table:table-cell table:style-name="ce5" table:number-columns-repeated="15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32" calcext:value-type="float">
            <text:p>32</text:p>
          </table:table-cell>
          <table:table-cell table:style-name="ce38" table:formula="of:=[.C32]/[.C143]" office:value-type="string" office:string-value="" calcext:value-type="error">
            <text:p>#DIV/0!</text:p>
          </table:table-cell>
          <table:table-cell table:style-name="ce38" table:formula="of:=[.D32]/[.D143]" office:value-type="string" office:string-value="" calcext:value-type="error">
            <text:p>#DIV/0!</text:p>
          </table:table-cell>
          <table:table-cell table:style-name="ce38" table:formula="of:=[.E32]/[.E143]" office:value-type="float" office:value="1.00000066382175" calcext:value-type="float">
            <text:p>1.0000006638</text:p>
          </table:table-cell>
          <table:table-cell table:style-name="ce38" table:formula="of:=[.F32]/[.F143]" office:value-type="string" office:string-value="" calcext:value-type="error">
            <text:p>#DIV/0!</text:p>
          </table:table-cell>
          <table:table-cell table:style-name="ce38" table:formula="of:=[.G32]/[.G143]" office:value-type="string" office:string-value="" calcext:value-type="error">
            <text:p>#DIV/0!</text:p>
          </table:table-cell>
          <table:table-cell table:style-name="ce38" table:formula="of:=[.H32]/[.H143]" office:value-type="string" office:string-value="" calcext:value-type="error">
            <text:p>#DIV/0!</text:p>
          </table:table-cell>
          <table:table-cell table:style-name="ce38" table:formula="of:=[.I32]/[.I143]" office:value-type="string" office:string-value="" calcext:value-type="error">
            <text:p>#DIV/0!</text:p>
          </table:table-cell>
          <table:table-cell table:style-name="ce38" table:formula="of:=[.J32]/[.J143]" office:value-type="string" office:string-value="" calcext:value-type="error">
            <text:p>#DIV/0!</text:p>
          </table:table-cell>
          <table:table-cell table:style-name="ce38" table:formula="of:=[.K32]/[.K143]" office:value-type="string" office:string-value="" calcext:value-type="error">
            <text:p>#DIV/0!</text:p>
          </table:table-cell>
          <table:table-cell table:style-name="ce38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32" calcext:value-type="float">
            <text:p>32</text:p>
          </table:table-cell>
          <table:table-cell table:style-name="ce5" table:formula="of:=[.C32]-[.C143]" office:value-type="string" office:string-value="" calcext:value-type="error">
            <text:p>#DIV/0!</text:p>
          </table:table-cell>
          <table:table-cell table:style-name="ce5" table:formula="of:=[.D32]-[.D143]" office:value-type="float" office:value="0" calcext:value-type="float">
            <text:p>0</text:p>
          </table:table-cell>
          <table:table-cell table:style-name="ce5" table:formula="of:=[.E32]-[.E143]" office:value-type="float" office:value="0.000000330288849881288" calcext:value-type="float">
            <text:p>3.30288849881288E-007</text:p>
          </table:table-cell>
          <table:table-cell table:style-name="ce5" table:formula="of:=[.F32]-[.F143]" office:value-type="string" office:string-value="" calcext:value-type="error">
            <text:p>#DIV/0!</text:p>
          </table:table-cell>
          <table:table-cell table:style-name="ce5" table:formula="of:=[.G32]-[.G143]" office:value-type="float" office:value="0" calcext:value-type="float">
            <text:p>0</text:p>
          </table:table-cell>
          <table:table-cell table:style-name="ce5" table:formula="of:=[.H32]-[.H143]" office:value-type="string" office:string-value="" calcext:value-type="error">
            <text:p>#DIV/0!</text:p>
          </table:table-cell>
          <table:table-cell table:style-name="ce5" table:formula="of:=[.I32]-[.I143]" office:value-type="float" office:value="0" calcext:value-type="float">
            <text:p>0</text:p>
          </table:table-cell>
          <table:table-cell table:style-name="ce5" table:formula="of:=[.J32]-[.J143]" office:value-type="string" office:string-value="" calcext:value-type="error">
            <text:p>#DIV/0!</text:p>
          </table:table-cell>
          <table:table-cell table:style-name="ce5" table:formula="of:=[.K32]-[.K143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37" calcext:value-type="float">
            <text:p>37</text:p>
          </table:table-cell>
          <table:table-cell table:style-name="ce38" table:formula="of:=[.C37]/[.C148]" office:value-type="float" office:value="-0.000295192709028339" calcext:value-type="float">
            <text:p>-0.0002951927</text:p>
          </table:table-cell>
          <table:table-cell table:style-name="ce38" table:formula="of:=[.D37]/[.D148]" office:value-type="string" office:string-value="" calcext:value-type="error">
            <text:p>#DIV/0!</text:p>
          </table:table-cell>
          <table:table-cell table:style-name="ce38" table:formula="of:=[.E37]/[.E148]" office:value-type="float" office:value="1" calcext:value-type="float">
            <text:p>1</text:p>
          </table:table-cell>
          <table:table-cell table:style-name="ce38" table:formula="of:=[.F37]/[.F148]" office:value-type="float" office:value="-0.000295192709028339" calcext:value-type="float">
            <text:p>-0.0002951927</text:p>
          </table:table-cell>
          <table:table-cell table:style-name="ce38" table:formula="of:=[.G37]/[.G148]" office:value-type="string" office:string-value="" calcext:value-type="error">
            <text:p>#DIV/0!</text:p>
          </table:table-cell>
          <table:table-cell table:style-name="ce38" table:formula="of:=[.H37]/[.H148]" office:value-type="string" office:string-value="" calcext:value-type="error">
            <text:p>#DIV/0!</text:p>
          </table:table-cell>
          <table:table-cell table:style-name="ce38" table:formula="of:=[.I37]/[.I148]" office:value-type="string" office:string-value="" calcext:value-type="error">
            <text:p>#DIV/0!</text:p>
          </table:table-cell>
          <table:table-cell table:style-name="ce38" table:formula="of:=[.J37]/[.J148]" office:value-type="string" office:string-value="" calcext:value-type="error">
            <text:p>#DIV/0!</text:p>
          </table:table-cell>
          <table:table-cell table:style-name="ce38" table:formula="of:=[.K37]/[.K148]" office:value-type="string" office:string-value="" calcext:value-type="error">
            <text:p>#DIV/0!</text:p>
          </table:table-cell>
          <table:table-cell table:style-name="ce38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37" calcext:value-type="float">
            <text:p>37</text:p>
          </table:table-cell>
          <table:table-cell table:style-name="ce5" table:formula="of:=[.C37]-[.C148]" office:value-type="float" office:value="-2.81706221657141" calcext:value-type="float">
            <text:p>-2.8170622166</text:p>
          </table:table-cell>
          <table:table-cell table:style-name="ce5" table:formula="of:=[.D37]-[.D148]" office:value-type="float" office:value="0" calcext:value-type="float">
            <text:p>0</text:p>
          </table:table-cell>
          <table:table-cell table:style-name="ce5" table:formula="of:=[.E37]-[.E148]" office:value-type="float" office:value="0" calcext:value-type="float">
            <text:p>0</text:p>
          </table:table-cell>
          <table:table-cell table:style-name="ce5" table:formula="of:=[.F37]-[.F148]" office:value-type="float" office:value="-55.80378502305" calcext:value-type="float">
            <text:p>-55.8037850231</text:p>
          </table:table-cell>
          <table:table-cell table:style-name="ce5" table:formula="of:=[.G37]-[.G148]" office:value-type="string" office:string-value="" calcext:value-type="error">
            <text:p>#DIV/0!</text:p>
          </table:table-cell>
          <table:table-cell table:style-name="ce5" table:formula="of:=[.H37]-[.H148]" office:value-type="string" office:string-value="" calcext:value-type="error">
            <text:p>#DIV/0!</text:p>
          </table:table-cell>
          <table:table-cell table:style-name="ce5" table:formula="of:=[.I37]-[.I148]" office:value-type="string" office:string-value="" calcext:value-type="error">
            <text:p>#DIV/0!</text:p>
          </table:table-cell>
          <table:table-cell table:style-name="ce5" table:formula="of:=[.J37]-[.J148]" office:value-type="string" office:string-value="" calcext:value-type="error">
            <text:p>#DIV/0!</text:p>
          </table:table-cell>
          <table:table-cell table:style-name="ce5" table:formula="of:=[.K37]-[.K148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38" calcext:value-type="float">
            <text:p>38</text:p>
          </table:table-cell>
          <table:table-cell table:style-name="ce38" table:formula="of:=[.C38]/[.C149]" office:value-type="string" office:string-value="" calcext:value-type="error">
            <text:p>#DIV/0!</text:p>
          </table:table-cell>
          <table:table-cell table:style-name="ce38" table:formula="of:=[.D38]/[.D149]" office:value-type="float" office:value="1" calcext:value-type="float">
            <text:p>1</text:p>
          </table:table-cell>
          <table:table-cell table:style-name="ce38" table:formula="of:=[.E38]/[.E149]" office:value-type="float" office:value="-0.000295192709028339" calcext:value-type="float">
            <text:p>-0.0002951927</text:p>
          </table:table-cell>
          <table:table-cell table:style-name="ce38" table:formula="of:=[.F38]/[.F149]" office:value-type="string" office:string-value="" calcext:value-type="error">
            <text:p>#DIV/0!</text:p>
          </table:table-cell>
          <table:table-cell table:style-name="ce38" table:formula="of:=[.G38]/[.G149]" office:value-type="string" office:string-value="" calcext:value-type="error">
            <text:p>#DIV/0!</text:p>
          </table:table-cell>
          <table:table-cell table:style-name="ce38" table:formula="of:=[.H38]/[.H149]" office:value-type="string" office:string-value="" calcext:value-type="error">
            <text:p>#DIV/0!</text:p>
          </table:table-cell>
          <table:table-cell table:style-name="ce38" table:formula="of:=[.I38]/[.I149]" office:value-type="string" office:string-value="" calcext:value-type="error">
            <text:p>#DIV/0!</text:p>
          </table:table-cell>
          <table:table-cell table:style-name="ce38" table:formula="of:=[.J38]/[.J149]" office:value-type="string" office:string-value="" calcext:value-type="error">
            <text:p>#DIV/0!</text:p>
          </table:table-cell>
          <table:table-cell table:style-name="ce38" table:formula="of:=[.K38]/[.K149]" office:value-type="string" office:string-value="" calcext:value-type="error">
            <text:p>#DIV/0!</text:p>
          </table:table-cell>
          <table:table-cell table:style-name="ce38" table:number-columns-repeated="15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38" calcext:value-type="float">
            <text:p>38</text:p>
          </table:table-cell>
          <table:table-cell table:style-name="ce5" table:formula="of:=[.C38]-[.C149]" office:value-type="float" office:value="0" calcext:value-type="float">
            <text:p>0</text:p>
          </table:table-cell>
          <table:table-cell table:style-name="ce5" table:formula="of:=[.D38]-[.D149]" office:value-type="float" office:value="0" calcext:value-type="float">
            <text:p>0</text:p>
          </table:table-cell>
          <table:table-cell table:style-name="ce5" table:formula="of:=[.E38]-[.E149]" office:value-type="float" office:value="-55.80378502305" calcext:value-type="float">
            <text:p>-55.8037850231</text:p>
          </table:table-cell>
          <table:table-cell table:style-name="ce5" table:formula="of:=[.F38]-[.F149]" office:value-type="string" office:string-value="" calcext:value-type="error">
            <text:p>#DIV/0!</text:p>
          </table:table-cell>
          <table:table-cell table:style-name="ce5" table:formula="of:=[.G38]-[.G149]" office:value-type="string" office:string-value="" calcext:value-type="error">
            <text:p>#DIV/0!</text:p>
          </table:table-cell>
          <table:table-cell table:style-name="ce5" table:formula="of:=[.H38]-[.H149]" office:value-type="string" office:string-value="" calcext:value-type="error">
            <text:p>#DIV/0!</text:p>
          </table:table-cell>
          <table:table-cell table:style-name="ce5" table:formula="of:=[.I38]-[.I149]" office:value-type="string" office:string-value="" calcext:value-type="error">
            <text:p>#DIV/0!</text:p>
          </table:table-cell>
          <table:table-cell table:style-name="ce5" table:formula="of:=[.J38]-[.J149]" office:value-type="string" office:string-value="" calcext:value-type="error">
            <text:p>#DIV/0!</text:p>
          </table:table-cell>
          <table:table-cell table:style-name="ce5" table:formula="of:=[.K38]-[.K149]" office:value-type="string" office:string-value="" calcext:value-type="error">
            <text:p>#DIV/0!</text:p>
          </table:table-cell>
          <table:table-cell table:style-name="ce5" table:number-columns-repeated="15"/>
          <table:table-cell table:style-name="ce47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39" calcext:value-type="float">
            <text:p>39</text:p>
          </table:table-cell>
          <table:table-cell table:style-name="ce4" table:formula="of:=[.C39]/[.C150]" office:value-type="string" office:string-value="" calcext:value-type="error">
            <text:p>#DIV/0!</text:p>
          </table:table-cell>
          <table:table-cell table:style-name="ce4" table:formula="of:=[.D39]/[.D150]" office:value-type="string" office:string-value="" calcext:value-type="error">
            <text:p>#DIV/0!</text:p>
          </table:table-cell>
          <table:table-cell table:style-name="ce4" table:formula="of:=[.E39]/[.E150]" office:value-type="string" office:string-value="" calcext:value-type="error">
            <text:p>#DIV/0!</text:p>
          </table:table-cell>
          <table:table-cell table:style-name="ce4" table:formula="of:=[.F39]/[.F150]" office:value-type="string" office:string-value="" calcext:value-type="error">
            <text:p>#DIV/0!</text:p>
          </table:table-cell>
          <table:table-cell table:style-name="ce4" table:formula="of:=[.G39]/[.G150]" office:value-type="string" office:string-value="" calcext:value-type="error">
            <text:p>#DIV/0!</text:p>
          </table:table-cell>
          <table:table-cell table:style-name="ce4" table:formula="of:=[.H39]/[.H150]" office:value-type="string" office:string-value="" calcext:value-type="error">
            <text:p>#DIV/0!</text:p>
          </table:table-cell>
          <table:table-cell table:style-name="ce4" table:formula="of:=[.I39]/[.I150]" office:value-type="string" office:string-value="" calcext:value-type="error">
            <text:p>#DIV/0!</text:p>
          </table:table-cell>
          <table:table-cell table:style-name="ce4" table:formula="of:=[.J39]/[.J150]" office:value-type="string" office:string-value="" calcext:value-type="error">
            <text:p>#DIV/0!</text:p>
          </table:table-cell>
          <table:table-cell table:style-name="ce4" table:formula="of:=[.K39]/[.K150]" office:value-type="string" office:string-value="" calcext:value-type="error">
            <text:p>#DIV/0!</text:p>
          </table:table-cell>
          <table:table-cell table:style-name="ce4" table:number-columns-repeated="15"/>
          <table:table-cell table:style-name="ce48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39" calcext:value-type="float">
            <text:p>39</text:p>
          </table:table-cell>
          <table:table-cell table:style-name="ce4" table:formula="of:=[.C39]-[.C150]" office:value-type="float" office:value="-0.00000128228821977034" calcext:value-type="float">
            <text:p>-1.28228821977034E-006</text:p>
          </table:table-cell>
          <table:table-cell table:style-name="ce4" table:formula="of:=[.D39]-[.D150]" office:value-type="float" office:value="0" calcext:value-type="float">
            <text:p>0</text:p>
          </table:table-cell>
          <table:table-cell table:style-name="ce4" table:formula="of:=[.E39]-[.E150]" office:value-type="float" office:value="0.0504815616970751" calcext:value-type="float">
            <text:p>0.0504815617</text:p>
          </table:table-cell>
          <table:table-cell table:style-name="ce4" table:formula="of:=[.F39]-[.F150]" office:value-type="float" office:value="-0.0000254011202637701" calcext:value-type="float">
            <text:p>-2.54011202637701E-005</text:p>
          </table:table-cell>
          <table:table-cell table:style-name="ce4" table:formula="of:=[.G39]-[.G150]" office:value-type="string" office:string-value="" calcext:value-type="error">
            <text:p>#DIV/0!</text:p>
          </table:table-cell>
          <table:table-cell table:style-name="ce4" table:formula="of:=[.H39]-[.H150]" office:value-type="string" office:string-value="" calcext:value-type="error">
            <text:p>#DIV/0!</text:p>
          </table:table-cell>
          <table:table-cell table:style-name="ce4" table:formula="of:=[.I39]-[.I150]" office:value-type="string" office:string-value="" calcext:value-type="error">
            <text:p>#DIV/0!</text:p>
          </table:table-cell>
          <table:table-cell table:style-name="ce4" table:formula="of:=[.J39]-[.J150]" office:value-type="string" office:string-value="" calcext:value-type="error">
            <text:p>#DIV/0!</text:p>
          </table:table-cell>
          <table:table-cell table:style-name="ce4" table:formula="of:=[.K39]-[.K150]" office:value-type="string" office:string-value="" calcext:value-type="error">
            <text:p>#DIV/0!</text:p>
          </table:table-cell>
          <table:table-cell table:style-name="ce4" table:number-columns-repeated="15"/>
          <table:table-cell table:style-name="ce48" table:number-columns-repeated="998"/>
        </table:table-row>
        <table:table-row table:style-name="ro1">
          <table:table-cell table:style-name="ce38"/>
          <table:table-cell table:style-name="ce38" office:value-type="float" office:value="40" calcext:value-type="float">
            <text:p>40</text:p>
          </table:table-cell>
          <table:table-cell table:style-name="ce38" table:formula="of:=[.C40]/[.C151]" office:value-type="string" office:string-value="" calcext:value-type="error">
            <text:p>#DIV/0!</text:p>
          </table:table-cell>
          <table:table-cell table:style-name="ce38" table:formula="of:=[.D40]/[.D151]" office:value-type="float" office:value="0.000000202661971473163" calcext:value-type="float">
            <text:p>2.02661971473163E-007</text:p>
          </table:table-cell>
          <table:table-cell table:style-name="ce38" table:formula="of:=[.E40]/[.E151]" office:value-type="float" office:value="0.999999999999999" calcext:value-type="float">
            <text:p>1</text:p>
          </table:table-cell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40" calcext:value-type="float">
            <text:p>40</text:p>
          </table:table-cell>
          <table:table-cell table:style-name="ce5" table:formula="of:=[.C40]-[.C151]" office:value-type="float" office:value="0" calcext:value-type="float">
            <text:p>0</text:p>
          </table:table-cell>
          <table:table-cell table:style-name="ce5" table:formula="of:=[.D40]-[.D151]" office:value-type="float" office:value="0.000000548821874390622" calcext:value-type="float">
            <text:p>5.48821874390622E-007</text:p>
          </table:table-cell>
          <table:table-cell table:style-name="ce5" table:formula="of:=[.E40]-[.E151]" office:value-type="float" office:value="0" calcext:value-type="float">
            <text:p>0</text:p>
          </table:table-cell>
          <table:table-cell table:style-name="ce5" table:number-columns-repeated="21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42" calcext:value-type="float">
            <text:p>42</text:p>
          </table:table-cell>
          <table:table-cell table:style-name="ce38" table:formula="of:=[.C42]/[.C153]" office:value-type="float" office:value="1" calcext:value-type="float">
            <text:p>1</text:p>
          </table:table-cell>
          <table:table-cell table:style-name="ce38" table:formula="of:=[.D42]/[.D153]" office:value-type="float" office:value="0.999999999999999" calcext:value-type="float">
            <text:p>1</text:p>
          </table:table-cell>
          <table:table-cell table:style-name="ce38" table:formula="of:=[.E42]/[.E153]" office:value-type="string" office:string-value="" calcext:value-type="error">
            <text:p>#DIV/0!</text:p>
          </table:table-cell>
          <table:table-cell table:style-name="ce38" table:formula="of:=[.F42]/[.F153]" office:value-type="float" office:value="1" calcext:value-type="float">
            <text:p>1</text:p>
          </table:table-cell>
          <table:table-cell table:style-name="ce38" table:formula="of:=[.G42]/[.G153]" office:value-type="float" office:value="0.000000202661971473163" calcext:value-type="float">
            <text:p>2.02661971473163E-007</text:p>
          </table:table-cell>
          <table:table-cell table:style-name="ce38" table:formula="of:=[.H42]/[.H153]" office:value-type="string" office:string-value="" calcext:value-type="error">
            <text:p>#DIV/0!</text:p>
          </table:table-cell>
          <table:table-cell table:style-name="ce38" table:formula="of:=[.I42]/[.I153]" office:value-type="float" office:value="0.000000202661971473163" calcext:value-type="float">
            <text:p>2.02661971473163E-007</text:p>
          </table:table-cell>
          <table:table-cell table:style-name="ce38" table:formula="of:=[.J42]/[.J153]" office:value-type="string" office:string-value="" calcext:value-type="error">
            <text:p>#DIV/0!</text:p>
          </table:table-cell>
          <table:table-cell table:style-name="ce38" table:number-columns-repeated="16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42" calcext:value-type="float">
            <text:p>42</text:p>
          </table:table-cell>
          <table:table-cell table:style-name="ce5" table:formula="of:=[.C42]-[.C153]" office:value-type="float" office:value="0" calcext:value-type="float">
            <text:p>0</text:p>
          </table:table-cell>
          <table:table-cell table:style-name="ce5" table:formula="of:=[.D42]-[.D153]" office:value-type="float" office:value="0" calcext:value-type="float">
            <text:p>0</text:p>
          </table:table-cell>
          <table:table-cell table:style-name="ce5" table:formula="of:=[.E42]-[.E153]" office:value-type="float" office:value="0" calcext:value-type="float">
            <text:p>0</text:p>
          </table:table-cell>
          <table:table-cell table:style-name="ce5" table:formula="of:=[.F42]-[.F153]" office:value-type="float" office:value="0" calcext:value-type="float">
            <text:p>0</text:p>
          </table:table-cell>
          <table:table-cell table:style-name="ce5" table:formula="of:=[.G42]-[.G153]" office:value-type="float" office:value="-7.67469942569252E-015" calcext:value-type="float">
            <text:p>-7.67469942569252E-015</text:p>
          </table:table-cell>
          <table:table-cell table:style-name="ce5" table:formula="of:=[.H42]-[.H153]" office:value-type="float" office:value="-0" calcext:value-type="float">
            <text:p>0</text:p>
          </table:table-cell>
          <table:table-cell table:style-name="ce5" table:formula="of:=[.I42]-[.I153]" office:value-type="float" office:value="-7.67469942569252E-015" calcext:value-type="float">
            <text:p>-7.67469942569252E-015</text:p>
          </table:table-cell>
          <table:table-cell table:style-name="ce5" table:formula="of:=[.J42]-[.J153]" office:value-type="float" office:value="-0" calcext:value-type="float">
            <text:p>0</text:p>
          </table:table-cell>
          <table:table-cell table:style-name="ce5" table:number-columns-repeated="16"/>
          <table:table-cell table:style-name="ce47" table:number-columns-repeated="998"/>
        </table:table-row>
        <table:table-row table:style-name="ro1">
          <table:table-cell table:style-name="ce38"/>
          <table:table-cell table:style-name="ce38" office:value-type="float" office:value="43" calcext:value-type="float">
            <text:p>43</text:p>
          </table:table-cell>
          <table:table-cell table:style-name="ce38" table:formula="of:=[.C43]/[.C154]" office:value-type="float" office:value="0.000000202661971473163" calcext:value-type="float">
            <text:p>2.02661971473163E-007</text:p>
          </table:table-cell>
          <table:table-cell table:style-name="ce38" table:formula="of:=[.D43]/[.D154]" office:value-type="string" office:string-value="" calcext:value-type="error">
            <text:p>#DIV/0!</text:p>
          </table:table-cell>
          <table:table-cell table:style-name="ce38" table:formula="of:=[.E43]/[.E154]" office:value-type="string" office:string-value="" calcext:value-type="error">
            <text:p>#DIV/0!</text:p>
          </table:table-cell>
          <table:table-cell table:style-name="ce38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float" office:value="43" calcext:value-type="float">
            <text:p>43</text:p>
          </table:table-cell>
          <table:table-cell table:style-name="ce5" table:formula="of:=[.C43]-[.C154]" office:value-type="float" office:value="-3.87430812564604E-016" calcext:value-type="float">
            <text:p>-3.87430812564604E-016</text:p>
          </table:table-cell>
          <table:table-cell table:style-name="ce5" table:formula="of:=[.D43]-[.D154]" office:value-type="float" office:value="0" calcext:value-type="float">
            <text:p>0</text:p>
          </table:table-cell>
          <table:table-cell table:style-name="ce5" table:formula="of:=[.E43]-[.E154]" office:value-type="string" office:string-value="" calcext:value-type="error">
            <text:p>#DIV/0!</text:p>
          </table:table-cell>
          <table:table-cell table:style-name="ce5" table:number-columns-repeated="21"/>
          <table:table-cell table:style-name="ce47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table:formula="of:=[.C44]/[.C155]" office:value-type="string" office:string-value="" calcext:value-type="error">
            <text:p>#DIV/0!</text:p>
          </table:table-cell>
          <table:table-cell table:style-name="ce4" table:formula="of:=[.D44]/[.D155]" office:value-type="string" office:string-value="" calcext:value-type="error">
            <text:p>#DIV/0!</text:p>
          </table:table-cell>
          <table:table-cell table:style-name="ce4" table:formula="of:=[.E44]/[.E155]" office:value-type="string" office:string-value="" calcext:value-type="error">
            <text:p>#DIV/0!</text:p>
          </table:table-cell>
          <table:table-cell table:style-name="ce4" table:number-columns-repeated="21"/>
          <table:table-cell table:style-name="ce48" table:number-columns-repeated="998"/>
        </table:table-row>
        <table:table-row table:style-name="ro1" table:visibility="collapse">
          <table:table-cell table:style-name="ce4"/>
          <table:table-cell table:style-name="ce4" office:value-type="float" office:value="44" calcext:value-type="float">
            <text:p>44</text:p>
          </table:table-cell>
          <table:table-cell table:style-name="ce4" table:formula="of:=[.C44]-[.C155]" office:value-type="float" office:value="-0.00370004914789966" calcext:value-type="float">
            <text:p>-0.0037000491</text:p>
          </table:table-cell>
          <table:table-cell table:style-name="ce4" table:formula="of:=[.D44]-[.D155]" office:value-type="float" office:value="0" calcext:value-type="float">
            <text:p>0</text:p>
          </table:table-cell>
          <table:table-cell table:style-name="ce4" table:formula="of:=[.E44]-[.E155]" office:value-type="float" office:value="-0" calcext:value-type="float">
            <text:p>0</text:p>
          </table:table-cell>
          <table:table-cell table:style-name="ce4" table:number-columns-repeated="21"/>
          <table:table-cell table:style-name="ce48" table:number-columns-repeated="998"/>
        </table:table-row>
        <table:table-row table:style-name="ro1">
          <table:table-cell table:style-name="ce36"/>
          <table:table-cell table:style-name="ce36" office:value-type="float" office:value="45" calcext:value-type="float">
            <text:p>45</text:p>
          </table:table-cell>
          <table:table-cell table:style-name="ce36" table:formula="of:=[.C45]/[.C156]" office:value-type="float" office:value="-0.000159128397873343" calcext:value-type="float">
            <text:p>-0.0001591284</text:p>
          </table:table-cell>
          <table:table-cell table:style-name="ce36" table:formula="of:=[.D45]/[.D156]" office:value-type="float" office:value="-0.000159128397873343" calcext:value-type="float">
            <text:p>-0.0001591284</text:p>
          </table:table-cell>
          <table:table-cell table:style-name="ce36" table:formula="of:=[.E45]/[.E156]" office:value-type="float" office:value="0.999897768402729" calcext:value-type="float">
            <text:p>0.9998977684</text:p>
          </table:table-cell>
          <table:table-cell table:style-name="ce36" table:formula="of:=[.F45]/[.F156]" office:value-type="float" office:value="1.00000786251997" calcext:value-type="float">
            <text:p>1.0000078625</text:p>
          </table:table-cell>
          <table:table-cell table:style-name="ce36" table:formula="of:=[.G45]/[.G156]" office:value-type="float" office:value="1" calcext:value-type="float">
            <text:p>1</text:p>
          </table:table-cell>
          <table:table-cell table:style-name="ce36" table:formula="of:=[.H45]/[.H156]" office:value-type="string" office:string-value="" calcext:value-type="error">
            <text:p>#DIV/0!</text:p>
          </table:table-cell>
          <table:table-cell table:style-name="ce36" table:formula="of:=[.I45]/[.I156]" office:value-type="string" office:string-value="" calcext:value-type="error">
            <text:p>#DIV/0!</text:p>
          </table:table-cell>
          <table:table-cell table:style-name="ce36" table:formula="of:=[.J45]/[.J156]" office:value-type="string" office:string-value="" calcext:value-type="error">
            <text:p>#DIV/0!</text:p>
          </table:table-cell>
          <table:table-cell table:style-name="ce36" table:formula="of:=[.K45]/[.K156]" office:value-type="string" office:string-value="" calcext:value-type="error">
            <text:p>#DIV/0!</text:p>
          </table:table-cell>
          <table:table-cell table:style-name="ce36" table:number-columns-repeated="15"/>
          <table:table-cell table:style-name="ce37" table:number-columns-repeated="998"/>
        </table:table-row>
        <table:table-row table:style-name="ro1">
          <table:table-cell table:style-name="ce5"/>
          <table:table-cell table:style-name="ce5" office:value-type="float" office:value="45" calcext:value-type="float">
            <text:p>45</text:p>
          </table:table-cell>
          <table:table-cell table:style-name="ce5" table:formula="of:=[.C45]-[.C156]" office:value-type="float" office:value="-17793.1880725528" calcext:value-type="float">
            <text:p>-17793.1880725528</text:p>
          </table:table-cell>
          <table:table-cell table:style-name="ce5" table:formula="of:=[.D45]-[.D156]" office:value-type="float" office:value="-17793.1880725528" calcext:value-type="float">
            <text:p>-17793.1880725528</text:p>
          </table:table-cell>
          <table:table-cell table:style-name="ce5" table:formula="of:=[.E45]-[.E156]" office:value-type="float" office:value="-0.00519986258962035" calcext:value-type="float">
            <text:p>-0.0051998626</text:p>
          </table:table-cell>
          <table:table-cell table:style-name="ce5" table:formula="of:=[.F45]-[.F156]" office:value-type="float" office:value="-0.00519986258927929" calcext:value-type="float">
            <text:p>-0.0051998626</text:p>
          </table:table-cell>
          <table:table-cell table:style-name="ce5" table:formula="of:=[.G45]-[.G156]" office:value-type="float" office:value="0" calcext:value-type="float">
            <text:p>0</text:p>
          </table:table-cell>
          <table:table-cell table:style-name="ce5" table:formula="of:=[.H45]-[.H156]" office:value-type="float" office:value="0" calcext:value-type="float">
            <text:p>0</text:p>
          </table:table-cell>
          <table:table-cell table:style-name="ce5" table:formula="of:=[.I45]-[.I156]" office:value-type="float" office:value="0" calcext:value-type="float">
            <text:p>0</text:p>
          </table:table-cell>
          <table:table-cell table:style-name="ce5" table:formula="of:=[.J45]-[.J156]" office:value-type="float" office:value="0" calcext:value-type="float">
            <text:p>0</text:p>
          </table:table-cell>
          <table:table-cell table:style-name="ce5" table:formula="of:=[.K45]-[.K156]" office:value-type="float" office:value="0" calcext:value-type="float">
            <text:p>0</text:p>
          </table:table-cell>
          <table:table-cell table:style-name="ce5" table:number-columns-repeated="15"/>
          <table:table-cell table:style-name="ce47" table:number-columns-repeated="998"/>
        </table:table-row>
        <table:table-row table:style-name="ro1">
          <table:table-cell table:style-name="ce36"/>
          <table:table-cell table:style-name="ce36" office:value-type="float" office:value="47" calcext:value-type="float">
            <text:p>47</text:p>
          </table:table-cell>
          <table:table-cell table:style-name="ce36" table:formula="of:=[.C47]/[.C158]" office:value-type="string" office:string-value="" calcext:value-type="error">
            <text:p>#DIV/0!</text:p>
          </table:table-cell>
          <table:table-cell table:style-name="ce36" table:formula="of:=[.D47]/[.D158]" office:value-type="string" office:string-value="" calcext:value-type="error">
            <text:p>#DIV/0!</text:p>
          </table:table-cell>
          <table:table-cell table:style-name="ce36" table:formula="of:=[.E47]/[.E158]" office:value-type="string" office:string-value="" calcext:value-type="error">
            <text:p>#DIV/0!</text:p>
          </table:table-cell>
          <table:table-cell table:style-name="ce36" table:formula="of:=[.F47]/[.F158]" office:value-type="string" office:string-value="" calcext:value-type="error">
            <text:p>#DIV/0!</text:p>
          </table:table-cell>
          <table:table-cell table:style-name="ce36" table:formula="of:=[.G47]/[.G158]" office:value-type="string" office:string-value="" calcext:value-type="error">
            <text:p>#DIV/0!</text:p>
          </table:table-cell>
          <table:table-cell table:style-name="ce36" table:formula="of:=[.H47]/[.H158]" office:value-type="string" office:string-value="" calcext:value-type="error">
            <text:p>#DIV/0!</text:p>
          </table:table-cell>
          <table:table-cell table:style-name="ce36" table:formula="of:=[.I47]/[.I158]" office:value-type="string" office:string-value="" calcext:value-type="error">
            <text:p>#DIV/0!</text:p>
          </table:table-cell>
          <table:table-cell table:style-name="ce36" table:formula="of:=[.J47]/[.J158]" office:value-type="string" office:string-value="" calcext:value-type="error">
            <text:p>#DIV/0!</text:p>
          </table:table-cell>
          <table:table-cell table:style-name="ce36" table:formula="of:=[.K47]/[.K158]" office:value-type="string" office:string-value="" calcext:value-type="error">
            <text:p>#DIV/0!</text:p>
          </table:table-cell>
          <table:table-cell table:style-name="ce36" table:number-columns-repeated="15"/>
          <table:table-cell table:style-name="ce37" table:number-columns-repeated="998"/>
        </table:table-row>
        <table:table-row table:style-name="ro1">
          <table:table-cell table:style-name="ce5"/>
          <table:table-cell table:style-name="ce5" office:value-type="float" office:value="47" calcext:value-type="float">
            <text:p>47</text:p>
          </table:table-cell>
          <table:table-cell table:style-name="ce5" table:formula="of:=[.C47]-[.C158]" office:value-type="float" office:value="0" calcext:value-type="float">
            <text:p>0</text:p>
          </table:table-cell>
          <table:table-cell table:style-name="ce5" table:formula="of:=[.D47]-[.D158]" office:value-type="float" office:value="0" calcext:value-type="float">
            <text:p>0</text:p>
          </table:table-cell>
          <table:table-cell table:style-name="ce5" table:formula="of:=[.E47]-[.E158]" office:value-type="float" office:value="0" calcext:value-type="float">
            <text:p>0</text:p>
          </table:table-cell>
          <table:table-cell table:style-name="ce5" table:formula="of:=[.F47]-[.F158]" office:value-type="float" office:value="0" calcext:value-type="float">
            <text:p>0</text:p>
          </table:table-cell>
          <table:table-cell table:style-name="ce5" table:formula="of:=[.G47]-[.G158]" office:value-type="float" office:value="0" calcext:value-type="float">
            <text:p>0</text:p>
          </table:table-cell>
          <table:table-cell table:style-name="ce5" table:formula="of:=[.H47]-[.H158]" office:value-type="float" office:value="0" calcext:value-type="float">
            <text:p>0</text:p>
          </table:table-cell>
          <table:table-cell table:style-name="ce5" table:formula="of:=[.I47]-[.I158]" office:value-type="float" office:value="0" calcext:value-type="float">
            <text:p>0</text:p>
          </table:table-cell>
          <table:table-cell table:style-name="ce5" table:formula="of:=[.J47]-[.J158]" office:value-type="float" office:value="0" calcext:value-type="float">
            <text:p>0</text:p>
          </table:table-cell>
          <table:table-cell table:style-name="ce5" table:formula="of:=[.K47]-[.K158]" office:value-type="float" office:value="0" calcext:value-type="float">
            <text:p>0</text:p>
          </table:table-cell>
          <table:table-cell table:style-name="ce5" table:number-columns-repeated="15"/>
          <table:table-cell table:style-name="ce47" table:number-columns-repeated="998"/>
        </table:table-row>
        <table:table-row table:style-name="ro1">
          <table:table-cell table:style-name="ce36"/>
          <table:table-cell table:style-name="ce36" office:value-type="float" office:value="48" calcext:value-type="float">
            <text:p>48</text:p>
          </table:table-cell>
          <table:table-cell table:style-name="ce36" table:formula="of:=[.C48]/[.C159]" office:value-type="string" office:string-value="" calcext:value-type="error">
            <text:p>#DIV/0!</text:p>
          </table:table-cell>
          <table:table-cell table:style-name="ce36" table:formula="of:=[.D48]/[.D159]" office:value-type="string" office:string-value="" calcext:value-type="error">
            <text:p>#DIV/0!</text:p>
          </table:table-cell>
          <table:table-cell table:style-name="ce36" table:formula="of:=[.E48]/[.E159]" office:value-type="string" office:string-value="" calcext:value-type="error">
            <text:p>#DIV/0!</text:p>
          </table:table-cell>
          <table:table-cell table:style-name="ce36" table:formula="of:=[.F48]/[.F159]" office:value-type="string" office:string-value="" calcext:value-type="error">
            <text:p>#DIV/0!</text:p>
          </table:table-cell>
          <table:table-cell table:style-name="ce36" table:formula="of:=[.G48]/[.G159]" office:value-type="string" office:string-value="" calcext:value-type="error">
            <text:p>#DIV/0!</text:p>
          </table:table-cell>
          <table:table-cell table:style-name="ce36" table:formula="of:=[.H48]/[.H159]" office:value-type="string" office:string-value="" calcext:value-type="error">
            <text:p>#DIV/0!</text:p>
          </table:table-cell>
          <table:table-cell table:style-name="ce36" table:formula="of:=[.I48]/[.I159]" office:value-type="string" office:string-value="" calcext:value-type="error">
            <text:p>#DIV/0!</text:p>
          </table:table-cell>
          <table:table-cell table:style-name="ce36" table:formula="of:=[.J48]/[.J159]" office:value-type="string" office:string-value="" calcext:value-type="error">
            <text:p>#DIV/0!</text:p>
          </table:table-cell>
          <table:table-cell table:style-name="ce36" table:formula="of:=[.K48]/[.K159]" office:value-type="string" office:string-value="" calcext:value-type="error">
            <text:p>#DIV/0!</text:p>
          </table:table-cell>
          <table:table-cell table:style-name="ce36" table:number-columns-repeated="15"/>
          <table:table-cell table:style-name="ce37" table:number-columns-repeated="998"/>
        </table:table-row>
        <table:table-row table:style-name="ro1">
          <table:table-cell table:style-name="ce5"/>
          <table:table-cell table:style-name="ce5" office:value-type="float" office:value="48" calcext:value-type="float">
            <text:p>48</text:p>
          </table:table-cell>
          <table:table-cell table:style-name="ce5" table:formula="of:=[.C48]-[.C159]" office:value-type="float" office:value="0" calcext:value-type="float">
            <text:p>0</text:p>
          </table:table-cell>
          <table:table-cell table:style-name="ce5" table:formula="of:=[.D48]-[.D159]" office:value-type="float" office:value="0" calcext:value-type="float">
            <text:p>0</text:p>
          </table:table-cell>
          <table:table-cell table:style-name="ce5" table:formula="of:=[.E48]-[.E159]" office:value-type="float" office:value="0" calcext:value-type="float">
            <text:p>0</text:p>
          </table:table-cell>
          <table:table-cell table:style-name="ce5" table:formula="of:=[.F48]-[.F159]" office:value-type="float" office:value="0" calcext:value-type="float">
            <text:p>0</text:p>
          </table:table-cell>
          <table:table-cell table:style-name="ce5" table:formula="of:=[.G48]-[.G159]" office:value-type="float" office:value="0" calcext:value-type="float">
            <text:p>0</text:p>
          </table:table-cell>
          <table:table-cell table:style-name="ce5" table:formula="of:=[.H48]-[.H159]" office:value-type="float" office:value="0" calcext:value-type="float">
            <text:p>0</text:p>
          </table:table-cell>
          <table:table-cell table:style-name="ce5" table:formula="of:=[.I48]-[.I159]" office:value-type="float" office:value="0" calcext:value-type="float">
            <text:p>0</text:p>
          </table:table-cell>
          <table:table-cell table:style-name="ce5" table:formula="of:=[.J48]-[.J159]" office:value-type="float" office:value="0" calcext:value-type="float">
            <text:p>0</text:p>
          </table:table-cell>
          <table:table-cell table:style-name="ce5" table:formula="of:=[.K48]-[.K159]" office:value-type="float" office:value="0" calcext:value-type="float">
            <text:p>0</text:p>
          </table:table-cell>
          <table:table-cell table:style-name="ce5" table:number-columns-repeated="15"/>
          <table:table-cell table:style-name="ce47" table:number-columns-repeated="998"/>
        </table:table-row>
        <table:table-row table:style-name="ro1" table:number-rows-repeated="2">
          <table:table-cell table:style-name="ce36" table:number-columns-repeated="26"/>
          <table:table-cell table:style-name="ce37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4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style-name="ce30" table:formula="of:=[w_computed.B3]" office:value-type="float" office:value="0" calcext:value-type="float">
            <text:p>0.00E+00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style-name="ce30" table:formula="of:=[w_computed.P3]" office:value-type="float" office:value="0" calcext:value-type="float">
            <text:p>0.00E+000</text:p>
          </table:table-cell>
          <table:table-cell table:formula="of:=[w_computed.Q3]" office:value-type="float" office:value="0" calcext:value-type="float">
            <text:p>0</text:p>
          </table:table-cell>
          <table:table-cell table:style-name="ce30" table:formula="of:=[w_computed.R3]" office:value-type="float" office:value="0" calcext:value-type="float">
            <text:p>0.00E+00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30" table:formula="of:=[w_computed.B4]" office:value-type="float" office:value="0.0000000216405688750461" calcext:value-type="float">
            <text:p>2.16E-008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style-name="ce30" table:formula="of:=[w_computed.H4]" office:value-type="float" office:value="1" calcext:value-type="float">
            <text:p>1.00E+000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style-name="ce30" table:formula="of:=[w_computed.P4]" office:value-type="float" office:value="5.7165314052821E-017" calcext:value-type="float">
            <text:p>5.72E-017</text:p>
          </table:table-cell>
          <table:table-cell table:formula="of:=[w_computed.Q4]" office:value-type="float" office:value="0" calcext:value-type="float">
            <text:p>0</text:p>
          </table:table-cell>
          <table:table-cell table:style-name="ce30" table:formula="of:=[w_computed.R4]" office:value-type="float" office:value="2.19437081163826E-017" calcext:value-type="float">
            <text:p>2.19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style-name="ce30" table:formula="of:=[w_computed.B5]" office:value-type="float" office:value="0.0000000780333704267325" calcext:value-type="float">
            <text:p>7.80E-008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style-name="ce30" table:formula="of:=[w_computed.P5]" office:value-type="float" office:value="0" calcext:value-type="float">
            <text:p>0.00E+000</text:p>
          </table:table-cell>
          <table:table-cell table:formula="of:=[w_computed.Q5]" office:value-type="float" office:value="0" calcext:value-type="float">
            <text:p>0</text:p>
          </table:table-cell>
          <table:table-cell table:style-name="ce30" table:formula="of:=[w_computed.R5]" office:value-type="float" office:value="0" calcext:value-type="float">
            <text:p>0.00E+00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30" table:formula="of:=[w_computed.B6]" office:value-type="float" office:value="0.0000000310847424338652" calcext:value-type="float">
            <text:p>3.11E-008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style-name="ce30" table:formula="of:=[w_computed.B7]" office:value-type="float" office:value="0" calcext:value-type="float">
            <text:p>0.00E+00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.408058372705" calcext:value-type="float">
            <text:p>-183.4080583727</text:p>
          </table:table-cell>
          <table:table-cell table:style-name="Default" table:formula="of:=[w_computed.C8]" office:value-type="float" office:value="183.408058372705" calcext:value-type="float">
            <text:p>183.4080583727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45" table:formula="of:=[w_computed.G12]" office:value-type="float" office:value="10763007.0891286" calcext:value-type="float">
            <text:p>10763007.1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-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.2609805127738" calcext:value-type="float">
            <text:p>-1.2609805128</text:p>
          </table:table-cell>
          <table:table-cell table:style-name="Default" table:formula="of:=[w_computed.C21]" office:value-type="float" office:value="1.2609805127738" calcext:value-type="float">
            <text:p>1.2609805128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-0" calcext:value-type="float">
            <text:p>0</text:p>
          </table:table-cell>
          <table:table-cell table:formula="of:=[w_computed.H21]" office:value-type="float" office:value="-0" calcext:value-type="float">
            <text:p>0</text:p>
          </table:table-cell>
          <table:table-cell table:formula="of:=[w_computed.I21]" office:value-type="float" office:value="-0" calcext:value-type="float">
            <text:p>0</text:p>
          </table:table-cell>
          <table:table-cell table:formula="of:=[w_computed.J21]" office:value-type="float" office:value="-0" calcext:value-type="float">
            <text:p>0</text:p>
          </table:table-cell>
          <table:table-cell table:formula="of:=[w_computed.K21]" office:value-type="float" office:value="-0" calcext:value-type="float">
            <text:p>0</text:p>
          </table:table-cell>
          <table:table-cell table:formula="of:=[w_computed.L21]" office:value-type="float" office:value="-0" calcext:value-type="float">
            <text:p>0</text:p>
          </table:table-cell>
          <table:table-cell table:formula="of:=[w_computed.M21]" office:value-type="float" office:value="-0" calcext:value-type="float">
            <text:p>0</text:p>
          </table:table-cell>
          <table:table-cell table:formula="of:=[w_computed.N21]" office:value-type="float" office:value="-0" calcext:value-type="float">
            <text:p>0</text:p>
          </table:table-cell>
          <table:table-cell table:formula="of:=[w_computed.O21]" office:value-type="float" office:value="-0" calcext:value-type="float">
            <text:p>0</text:p>
          </table:table-cell>
          <table:table-cell table:formula="of:=[w_computed.P21]" office:value-type="float" office:value="-0" calcext:value-type="float">
            <text:p>0</text:p>
          </table:table-cell>
          <table:table-cell table:formula="of:=[w_computed.Q21]" office:value-type="float" office:value="-0" calcext:value-type="float">
            <text:p>0</text:p>
          </table:table-cell>
          <table:table-cell table:formula="of:=[w_computed.R21]" office:value-type="float" office:value="-0" calcext:value-type="float">
            <text:p>0</text:p>
          </table:table-cell>
          <table:table-cell table:formula="of:=[w_computed.S21]" office:value-type="float" office:value="-0" calcext:value-type="float">
            <text:p>0</text:p>
          </table:table-cell>
          <table:table-cell table:formula="of:=[w_computed.T21]" office:value-type="float" office:value="-0" calcext:value-type="float">
            <text:p>0</text:p>
          </table:table-cell>
          <table:table-cell table:formula="of:=[w_computed.U21]" office:value-type="float" office:value="-0" calcext:value-type="float">
            <text:p>0</text:p>
          </table:table-cell>
          <table:table-cell table:formula="of:=[w_computed.V21]" office:value-type="float" office:value="-0" calcext:value-type="float">
            <text:p>0</text:p>
          </table:table-cell>
          <table:table-cell table:formula="of:=[w_computed.W21]" office:value-type="float" office:value="-0" calcext:value-type="float">
            <text:p>0</text:p>
          </table:table-cell>
          <table:table-cell table:formula="of:=[w_computed.X21]" office:value-type="float" office:value="-0" calcext:value-type="float">
            <text:p>0</text:p>
          </table:table-cell>
          <table:table-cell table:formula="of:=[w_computed.Y21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style-name="ce30" table:formula="of:=[w_computed.H23]" office:value-type="float" office:value="0" calcext:value-type="float">
            <text:p>0.00E+000</text:p>
          </table:table-cell>
          <table:table-cell table:formula="of:=[w_computed.I23]" office:value-type="float" office:value="0" calcext:value-type="float">
            <text:p>0</text:p>
          </table:table-cell>
          <table:table-cell table:style-name="ce30" table:formula="of:=[w_computed.J23]" office:value-type="float" office:value="0" calcext:value-type="float">
            <text:p>0.00E+00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style-name="ce30" table:formula="of:=[w_computed.N23]" office:value-type="float" office:value="0" calcext:value-type="float">
            <text:p>0.00E+000</text:p>
          </table:table-cell>
          <table:table-cell table:formula="of:=[w_computed.O23]" office:value-type="float" office:value="0" calcext:value-type="float">
            <text:p>0</text:p>
          </table:table-cell>
          <table:table-cell table:style-name="ce30" table:formula="of:=[w_computed.P23]" office:value-type="float" office:value="0" calcext:value-type="float">
            <text:p>0.00E+00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style-name="ce30" table:formula="of:=[w_computed.B24]" office:value-type="float" office:value="0" calcext:value-type="float">
            <text:p>0.00E+000</text:p>
          </table:table-cell>
          <table:table-cell table:style-name="Default" table:formula="of:=[w_computed.C24]" office:value-type="float" office:value="-74014.9106051007" calcext:value-type="float">
            <text:p>-74014.9106051007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5251.8305783607" calcext:value-type="float">
            <text:p>15251.8305783607</text:p>
          </table:table-cell>
          <table:table-cell table:style-name="Default" table:formula="of:=[w_computed.F24]" office:value-type="float" office:value="-0.00829384766211171" calcext:value-type="float">
            <text:p>-0.0082938477</text:p>
          </table:table-cell>
          <table:table-cell table:formula="of:=[w_computed.G24]" office:value-type="float" office:value="18558466.1246547" calcext:value-type="float">
            <text:p>18558466.1246547</text:p>
          </table:table-cell>
          <table:table-cell table:style-name="ce30" table:formula="of:=[w_computed.H24]" office:value-type="float" office:value="39144687734.664" calcext:value-type="float">
            <text:p>3.91E+010</text:p>
          </table:table-cell>
          <table:table-cell table:formula="of:=[w_computed.I24]" office:value-type="float" office:value="0" calcext:value-type="float">
            <text:p>0</text:p>
          </table:table-cell>
          <table:table-cell table:style-name="ce30" table:formula="of:=[w_computed.J24]" office:value-type="float" office:value="0.000474099225173292" calcext:value-type="float">
            <text:p>4.74E-004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style-name="ce30" table:formula="of:=[w_computed.N24]" office:value-type="float" office:value="132911872734278" calcext:value-type="float">
            <text:p>1.33E+014</text:p>
          </table:table-cell>
          <table:table-cell table:formula="of:=[w_computed.O24]" office:value-type="float" office:value="9380740.05699555" calcext:value-type="float">
            <text:p>9380740.05699555</text:p>
          </table:table-cell>
          <table:table-cell table:style-name="ce30" table:formula="of:=[w_computed.P24]" office:value-type="float" office:value="124083922833809" calcext:value-type="float">
            <text:p>1.24E+014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30" table:formula="of:=[w_computed.B25]" office:value-type="float" office:value="981306543608.008" calcext:value-type="float">
            <text:p>9.81E+011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50.1374056300889" calcext:value-type="float">
            <text:p>50.1374056301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style-name="ce30" table:formula="of:=[w_computed.H25]" office:value-type="float" office:value="0" calcext:value-type="float">
            <text:p>0.00E+000</text:p>
          </table:table-cell>
          <table:table-cell table:formula="of:=[w_computed.I25]" office:value-type="float" office:value="0" calcext:value-type="float">
            <text:p>0</text:p>
          </table:table-cell>
          <table:table-cell table:style-name="ce30" table:formula="of:=[w_computed.J25]" office:value-type="float" office:value="0" calcext:value-type="float">
            <text:p>0.00E+00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style-name="ce30" table:formula="of:=[w_computed.N25]" office:value-type="float" office:value="0" calcext:value-type="float">
            <text:p>0.00E+000</text:p>
          </table:table-cell>
          <table:table-cell table:formula="of:=[w_computed.O25]" office:value-type="float" office:value="0" calcext:value-type="float">
            <text:p>0</text:p>
          </table:table-cell>
          <table:table-cell table:style-name="ce30" table:formula="of:=[w_computed.P25]" office:value-type="float" office:value="0" calcext:value-type="float">
            <text:p>0.00E+00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style-name="ce30" table:formula="of:=[w_computed.B26]" office:value-type="float" office:value="4933.70267738903" calcext:value-type="float">
            <text:p>4.93E+003</text:p>
          </table:table-cell>
          <table:table-cell table:style-name="Default" table:formula="of:=[w_computed.C26]" office:value-type="float" office:value="64149.9553594789" calcext:value-type="float">
            <text:p>64149.9553594789</text:p>
          </table:table-cell>
          <table:table-cell table:style-name="Default" table:formula="of:=[w_computed.D26]" office:value-type="float" office:value="-26524.5717493286" calcext:value-type="float">
            <text:p>-26524.5717493286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78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59999863" calcext:value-type="float">
            <text:p>-0.010077696</text:p>
          </table:table-cell>
          <table:table-cell table:style-name="Default" table:formula="of:=[w_computed.C30]" office:value-type="float" office:value="0.0167961599999796" calcext:value-type="float">
            <text:p>0.01679616</text:p>
          </table:table-cell>
          <table:table-cell table:style-name="Default" table:formula="of:=[w_computed.D30]" office:value-type="float" office:value="-0.0279935999999703" calcext:value-type="float">
            <text:p>-0.0279936</text:p>
          </table:table-cell>
          <table:table-cell table:style-name="Default" table:formula="of:=[w_computed.E30]" office:value-type="float" office:value="0.0466559999999576" calcext:value-type="float">
            <text:p>0.046656</text:p>
          </table:table-cell>
          <table:table-cell table:style-name="Default" table:formula="of:=[w_computed.F30]" office:value-type="float" office:value="-0.0777599999999411" calcext:value-type="float">
            <text:p>-0.07776</text:p>
          </table:table-cell>
          <table:table-cell table:formula="of:=[w_computed.G30]" office:value-type="float" office:value="0.129599999999921" calcext:value-type="float">
            <text:p>0.1296</text:p>
          </table:table-cell>
          <table:table-cell table:formula="of:=[w_computed.H30]" office:value-type="float" office:value="-0.215999999999902" calcext:value-type="float">
            <text:p>-0.216</text:p>
          </table:table-cell>
          <table:table-cell table:formula="of:=[w_computed.I30]" office:value-type="float" office:value="0.359999999999891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-0" calcext:value-type="float">
            <text:p>0</text:p>
          </table:table-cell>
          <table:table-cell table:formula="of:=[w_computed.L30]" office:value-type="float" office:value="-0" calcext:value-type="float">
            <text:p>0</text:p>
          </table:table-cell>
          <table:table-cell table:formula="of:=[w_computed.M30]" office:value-type="float" office:value="-0" calcext:value-type="float">
            <text:p>0</text:p>
          </table:table-cell>
          <table:table-cell table:formula="of:=[w_computed.N30]" office:value-type="float" office:value="-0" calcext:value-type="float">
            <text:p>0</text:p>
          </table:table-cell>
          <table:table-cell table:formula="of:=[w_computed.O30]" office:value-type="float" office:value="-0" calcext:value-type="float">
            <text:p>0</text:p>
          </table:table-cell>
          <table:table-cell table:formula="of:=[w_computed.P30]" office:value-type="float" office:value="-0" calcext:value-type="float">
            <text:p>0</text:p>
          </table:table-cell>
          <table:table-cell table:formula="of:=[w_computed.Q30]" office:value-type="float" office:value="-0" calcext:value-type="float">
            <text:p>0</text:p>
          </table:table-cell>
          <table:table-cell table:formula="of:=[w_computed.R30]" office:value-type="float" office:value="-0" calcext:value-type="float">
            <text:p>0</text:p>
          </table:table-cell>
          <table:table-cell table:formula="of:=[w_computed.S30]" office:value-type="float" office:value="-0" calcext:value-type="float">
            <text:p>0</text:p>
          </table:table-cell>
          <table:table-cell table:formula="of:=[w_computed.T30]" office:value-type="float" office:value="-0" calcext:value-type="float">
            <text:p>0</text:p>
          </table:table-cell>
          <table:table-cell table:formula="of:=[w_computed.U30]" office:value-type="float" office:value="-0" calcext:value-type="float">
            <text:p>0</text:p>
          </table:table-cell>
          <table:table-cell table:formula="of:=[w_computed.V30]" office:value-type="float" office:value="-0" calcext:value-type="float">
            <text:p>0</text:p>
          </table:table-cell>
          <table:table-cell table:formula="of:=[w_computed.W30]" office:value-type="float" office:value="-0" calcext:value-type="float">
            <text:p>0</text:p>
          </table:table-cell>
          <table:table-cell table:formula="of:=[w_computed.X30]" office:value-type="float" office:value="-0" calcext:value-type="float">
            <text:p>0</text:p>
          </table:table-cell>
          <table:table-cell table:formula="of:=[w_computed.Y30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0.497556535432553" calcext:value-type="float">
            <text:p>0.4975565354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2.816230885747" calcext:value-type="float">
            <text:p>2.8162308857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0.0504815616970751" calcext:value-type="float">
            <text:p>0.0504815617</text:p>
          </table:table-cell>
          <table:table-cell table:style-name="Default" table:formula="of:=[w_computed.E37]" office:value-type="float" office:value="55.7873170138113" calcext:value-type="float">
            <text:p>55.7873170138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55.7873170138113" calcext:value-type="float">
            <text:p>55.7873170138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548821985615968" calcext:value-type="float">
            <text:p>-5.48821985615968E-007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125.337378685936" calcext:value-type="float">
            <text:p>125.3373786859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style-name="ce30" table:formula="of:=[w_computed.H41]" office:value-type="float" office:value="0" calcext:value-type="float">
            <text:p>0.00E+00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style-name="ce30" table:formula="of:=[w_computed.B42]" office:value-type="float" office:value="1" calcext:value-type="float">
            <text:p>1.00E+000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470098106255E-015" calcext:value-type="float">
            <text:p>7.67470098106255E-015</text:p>
          </table:table-cell>
          <table:table-cell table:formula="of:=[w_computed.G42]" office:value-type="float" office:value="0" calcext:value-type="float">
            <text:p>0</text:p>
          </table:table-cell>
          <table:table-cell table:style-name="ce30" table:formula="of:=[w_computed.H42]" office:value-type="float" office:value="7.67470098106255E-015" calcext:value-type="float">
            <text:p>7.67E-015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style-name="ce30" table:formula="of:=[w_computed.B43]" office:value-type="float" office:value="3.87430891082112E-016" calcext:value-type="float">
            <text:p>3.87E-016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style-name="ce30" table:formula="of:=[w_computed.H43]" office:value-type="float" office:value="0" calcext:value-type="float">
            <text:p>0.00E+00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style-name="ce30" table:formula="of:=[w_computed.B44]" office:value-type="float" office:value="0" calcext:value-type="float">
            <text:p>0.00E+00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7790.3571215265" calcext:value-type="float">
            <text:p>17790.3571215265</text:p>
          </table:table-cell>
          <table:table-cell table:style-name="Default" table:formula="of:=[w_computed.C45]" office:value-type="float" office:value="17790.3571215265" calcext:value-type="float">
            <text:p>17790.3571215265</text:p>
          </table:table-cell>
          <table:table-cell table:style-name="Default" table:formula="of:=[w_computed.D45]" office:value-type="float" office:value="50.8635561651108" calcext:value-type="float">
            <text:p>50.8635561651</text:p>
          </table:table-cell>
          <table:table-cell table:style-name="Default" table:formula="of:=[w_computed.E45]" office:value-type="float" office:value="-661.34809305999" calcext:value-type="float">
            <text:p>-661.34809306</text:p>
          </table:table-cell>
          <table:table-cell table:style-name="ce30" table:formula="of:=[w_computed.F45]" office:value-type="float" office:value="100964971734716" calcext:value-type="float">
            <text:p>1.01E+014</text:p>
          </table:table-cell>
          <table:table-cell table:formula="of:=[w_computed.G45]" office:value-type="float" office:value="0" calcext:value-type="float">
            <text:p>0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30" table:formula="of:=[w_computed.I45]" office:value-type="float" office:value="0" calcext:value-type="float">
            <text:p>0.00E+000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30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30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30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30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30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30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30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F171]*[.G170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30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F172]*[.G171]*[.E172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30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F173]*[.G172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30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F174]*[.G173]*[.E174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30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F175]*[.G174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30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F176]*[.G175]*[.E176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30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F177]*[.G176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30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F178]*[.G177]*[.E178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30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F179]*[.G178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8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6" office:value-type="float" office:value="0.0000000216405688750461" calcext:value-type="float">
            <text:p>2.16E-008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26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26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6" office:value-type="float" office:value="0.0000000780333704267325" calcext:value-type="float">
            <text:p>7.80E-008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6" office:value-type="float" office:value="0.0000000310847424338652" calcext:value-type="float">
            <text:p>3.11E-008</text:p>
          </table:table-cell>
          <table:table-cell table:style-name="ce26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26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.408058372705" calcext:value-type="float">
            <text:p>-183.4080583727</text:p>
          </table:table-cell>
          <table:table-cell office:value-type="float" office:value="183.408058372705" calcext:value-type="float">
            <text:p>183.408058372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.0891286" calcext:value-type="float">
            <text:p>10763007.08912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.2609805127738" calcext:value-type="float">
            <text:p>-1.2609805128</text:p>
          </table:table-cell>
          <table:table-cell office:value-type="float" office:value="1.2609805127738" calcext:value-type="float">
            <text:p>1.2609805128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-74014.9106051007" calcext:value-type="float">
            <text:p>-74014.9106051007</text:p>
          </table:table-cell>
          <table:table-cell office:value-type="float" office:value="0" calcext:value-type="float">
            <text:p>0</text:p>
          </table:table-cell>
          <table:table-cell office:value-type="float" office:value="15251.8305783607" calcext:value-type="float">
            <text:p>15251.8305783607</text:p>
          </table:table-cell>
          <table:table-cell table:style-name="ce26" office:value-type="float" office:value="-0.00829384766211171" calcext:value-type="float">
            <text:p>-8.29E-003</text:p>
          </table:table-cell>
          <table:table-cell office:value-type="float" office:value="18558466.1246547" calcext:value-type="float">
            <text:p>18558466.1246547</text:p>
          </table:table-cell>
          <table:table-cell table:style-name="ce26" office:value-type="float" office:value="39144687734.664" calcext:value-type="float">
            <text:p>3.91E+01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.000474099225173292" calcext:value-type="float">
            <text:p>4.74E-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26" office:value-type="float" office:value="132911872734278" calcext:value-type="float">
            <text:p>1.33E+014</text:p>
          </table:table-cell>
          <table:table-cell office:value-type="float" office:value="9380740.05699555" calcext:value-type="float">
            <text:p>9380740.05699555</text:p>
          </table:table-cell>
          <table:table-cell table:style-name="ce26" office:value-type="float" office:value="124083922833809" calcext:value-type="float">
            <text:p>1.24E+0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26" office:value-type="float" office:value="981306543608.008" calcext:value-type="float">
            <text:p>9.81E+011</text:p>
          </table:table-cell>
          <table:table-cell office:value-type="float" office:value="0" calcext:value-type="float">
            <text:p>0</text:p>
          </table:table-cell>
          <table:table-cell office:value-type="float" office:value="50.1374056300889" calcext:value-type="float">
            <text:p>50.137405630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6" office:value-type="float" office:value="4933.70267738903" calcext:value-type="float">
            <text:p>4.93E+003</text:p>
          </table:table-cell>
          <table:table-cell office:value-type="float" office:value="64149.9553594789" calcext:value-type="float">
            <text:p>64149.9553594789</text:p>
          </table:table-cell>
          <table:table-cell office:value-type="float" office:value="-26524.5717493286" calcext:value-type="float">
            <text:p>-26524.57174932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8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78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59999863" calcext:value-type="float">
            <text:p>-0.010077696</text:p>
          </table:table-cell>
          <table:table-cell office:value-type="float" office:value="0.0167961599999796" calcext:value-type="float">
            <text:p>0.01679616</text:p>
          </table:table-cell>
          <table:table-cell office:value-type="float" office:value="-0.0279935999999703" calcext:value-type="float">
            <text:p>-0.0279936</text:p>
          </table:table-cell>
          <table:table-cell office:value-type="float" office:value="0.0466559999999576" calcext:value-type="float">
            <text:p>0.046656</text:p>
          </table:table-cell>
          <table:table-cell office:value-type="float" office:value="-0.0777599999999411" calcext:value-type="float">
            <text:p>-0.07776</text:p>
          </table:table-cell>
          <table:table-cell office:value-type="float" office:value="0.129599999999921" calcext:value-type="float">
            <text:p>0.1296</text:p>
          </table:table-cell>
          <table:table-cell office:value-type="float" office:value="-0.215999999999902" calcext:value-type="float">
            <text:p>-0.216</text:p>
          </table:table-cell>
          <table:table-cell office:value-type="float" office:value="0.359999999999891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0.497556535432553" calcext:value-type="float">
            <text:p>0.497556535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2.816230885747" calcext:value-type="float">
            <text:p>2.8162308857</text:p>
          </table:table-cell>
          <table:table-cell office:value-type="float" office:value="0" calcext:value-type="float">
            <text:p>0</text:p>
          </table:table-cell>
          <table:table-cell office:value-type="float" office:value="0.0504815616970751" calcext:value-type="float">
            <text:p>0.0504815617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-0.000000548821985615968" calcext:value-type="float">
            <text:p>-5.49E-007</text:p>
          </table:table-cell>
          <table:table-cell table:style-name="ce26" office:value-type="float" office:value="0.00000000437875748934545" calcext:value-type="float">
            <text:p>4.38E-009</text:p>
          </table:table-cell>
          <table:table-cell office:value-type="float" office:value="125.337378685936" calcext:value-type="float">
            <text:p>125.337378685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.00E+000</text:p>
          </table:table-cell>
          <table:table-cell table:style-name="ce26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7.67470098106255E-015" calcext:value-type="float">
            <text:p>7.67E-015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7.67470098106255E-015" calcext:value-type="float">
            <text:p>7.67E-0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26" office:value-type="float" office:value="3.87430891082112E-016" calcext:value-type="float">
            <text:p>3.87E-016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17790.3571215265" calcext:value-type="float">
            <text:p>17790.3571215265</text:p>
          </table:table-cell>
          <table:table-cell office:value-type="float" office:value="50.8635561651108" calcext:value-type="float">
            <text:p>50.8635561651</text:p>
          </table:table-cell>
          <table:table-cell office:value-type="float" office:value="-661.34809305999" calcext:value-type="float">
            <text:p>-661.34809306</text:p>
          </table:table-cell>
          <table:table-cell table:style-name="ce26" office:value-type="float" office:value="100964971734716" calcext:value-type="float">
            <text:p>1.01E+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1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-0.000926781702099651" calcext:value-type="float">
            <text:p>-0.0009267817</text:p>
          </table:table-cell>
          <table:table-cell table:style-name="ce25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-926781.702099651" calcext:value-type="float">
            <text:p>-926781.702099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-0.00334205082950763" calcext:value-type="float">
            <text:p>-0.0033420508</text:p>
          </table:table-cell>
          <table:table-cell table:style-name="ce25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-3342050.82950763" calcext:value-type="float">
            <text:p>-3342050.82950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-0.0013313071095667" calcext:value-type="float">
            <text:p>-0.0013313071</text:p>
          </table:table-cell>
          <table:table-cell table:style-name="ce25" table:formula="of:=-[u.E61]*([x.D3]/[x.D9])+[x.D49]*(COS([x.D12])*COS([x.D13])*COS([x.D14])-COS([x.D12])*SIN([x.D14]))-[u.Q20]*SIN([x.D12])*SIN([x.D13])+[u.Q21]*(COS([x.D12])*COS([x.D13])*SIN([x.D14])-SIN([x.D12])*COS([x.D14]))" office:value-type="float" office:value="-1331307.1095667" calcext:value-type="float">
            <text:p>-1331307.109566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0" calcext:value-type="float">
            <text:p>0</text:p>
          </table:table-cell>
          <table:table-cell/>
          <table:table-cell table:style-name="ce21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0" calcext:value-type="float">
            <text:p>0</text:p>
          </table:table-cell>
          <table:table-cell table:formula="of:=[.C6]-[.E6]" office:value-type="float" office:value="-21.0044960630337" calcext:value-type="float">
            <text:p>-21.004496063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25" table:formula="of:=[x.D49]*(COS([x.D12])*COS([x.D13])*COS([x.D14])-COS([x.D12])*SIN([x.D14]))" office:value-type="float" office:value="-0" calcext:value-type="float">
            <text:p>0</text:p>
          </table:table-cell>
          <table:table-cell/>
          <table:table-cell table:style-name="ce21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" calcext:value-type="float">
            <text:p>0</text:p>
          </table:table-cell>
          <table:table-cell table:formula="of:=[.C7]-[.E7]" office:value-type="float" office:value="21.7972522486131" calcext:value-type="float">
            <text:p>21.7972522486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30066151024" calcext:value-type="float">
            <text:p>0.8996300662</text:p>
          </table:table-cell>
          <table:table-cell/>
          <table:table-cell table:style-name="ce21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.00000393125226" calcext:value-type="float">
            <text:p>1.0000039313</text:p>
          </table:table-cell>
          <table:table-cell table:formula="of:=[.C9]-[.E9]" office:value-type="float" office:value="0.00000353665882568688" calcext:value-type="float">
            <text:p>3.53665882568688E-006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5.7165314052821E-017" calcext:value-type="float">
            <text:p>5.7165314052821E-017</text:p>
          </table:table-cell>
          <table:table-cell/>
          <table:table-cell table:style-name="ce21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0.999999999999999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497202" calcext:value-type="float">
            <text:p>0.9335804265</text:p>
          </table:table-cell>
          <table:table-cell/>
          <table:table-cell table:style-name="ce21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scientific-number number:decimal-places="6" number:min-integer-digits="1" number:min-exponent-digits="3"/>
    </number:number-style>
    <number:number-style style:name="N123">
      <number:number number:decimal-places="9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4:35:44.803192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5-25T14:59:30.573556384</dc:date>
    <dc:creator>Stacha Petrovic</dc:creator>
    <meta:editing-duration>P13DT14H21M11S</meta:editing-duration>
    <meta:editing-cycles>231</meta:editing-cycles>
    <meta:document-statistic meta:table-count="5" meta:cell-count="5566" meta:object-count="0"/>
    <meta:user-defined meta:name="qrichtext">1</meta:user-defined>
  </office:meta>
</office:document-meta>
</file>